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5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7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8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9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/>
    </style:style>
    <style:style style:name="ce1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" style:family="table-cell" style:parent-style-name="Normal_32_2" style:data-style-name="N22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16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8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1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" style:family="table-cell" style:parent-style-name="Normal_32_2" style:data-style-name="N40">
      <style:table-cell-properties style:vertical-align="automatic" fo:background-color="transparent" style:cell-protect="protected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5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6" style:family="table-cell" style:parent-style-name="Normal_32_3" style:data-style-name="N3">
      <style:table-cell-properties style:vertical-align="automatic" fo:background-color="transparent" style:cell-protect="protected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8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9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1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2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4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5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8" style:family="table-cell" style:parent-style-name="Default" style:data-style-name="N0">
      <style:text-properties fo:font-size="10pt" style:font-size-asian="10pt" style:font-size-complex="10pt"/>
    </style:style>
    <style:style style:name="ce39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40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3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4" style:family="table-cell" style:parent-style-name="Default" style:data-style-name="N0">
      <style:table-cell-properties style:vertical-align="automatic" fo:wrap-option="wrap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6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7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9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2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5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5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6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ackground-color="transparent"/>
    </style:style>
    <style:style style:name="ce59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61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2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3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4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6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6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40"/>
    <style:style style:name="ce70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71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2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3" style:family="table-cell" style:parent-style-name="Default" style:data-style-name="N0">
      <style:text-properties fo:font-size="9pt" style:font-size-asian="9pt" style:font-size-complex="9pt"/>
    </style:style>
    <style:style style:name="ce74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5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6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8" style:family="table-cell" style:parent-style-name="Default" style:data-style-name="N36">
      <style:text-properties fo:color="#FFFFFF" fo:font-size="9pt" style:font-size-asian="9pt" style:font-size-complex="9pt"/>
    </style:style>
    <style:style style:name="ce79" style:family="table-cell" style:parent-style-name="Default" style:data-style-name="N0">
      <style:text-properties fo:color="#FFFFFF" fo:font-size="9pt" style:font-size-asian="9pt" style:font-size-complex="9pt"/>
    </style:style>
    <style:style style:name="ce80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81" style:family="table-cell" style:parent-style-name="Default" style:data-style-name="N36">
      <style:table-cell-properties fo:background-color="#E6B8B7"/>
      <style:text-properties fo:color="#FFFFFF" fo:font-size="9pt" style:font-size-asian="9pt" style:font-size-complex="9pt"/>
    </style:style>
    <style:style style:name="ce82" style:family="table-cell" style:parent-style-name="Normal_32_2" style:data-style-name="N42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3" style:family="table-cell" style:parent-style-name="Normal_32_2" style:data-style-name="N39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4" style:family="table-cell" style:parent-style-name="Normal_32_2" style:data-style-name="N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8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87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88" style:family="table-cell" style:parent-style-name="Default" style:data-style-name="N40">
      <style:table-cell-properties style:vertical-align="middle" fo:background-color="#F3FCFF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89" style:family="table-cell" style:parent-style-name="Normal_32_2" style:data-style-name="N38">
      <style:table-cell-properties style:vertical-align="automatic" fo:background-color="#F3FCFF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9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1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2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3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4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5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6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7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98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99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00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1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2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3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4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5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06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8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9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0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1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3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6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18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9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0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5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6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9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2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8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9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0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1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2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3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4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6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7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8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9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0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1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2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56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7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8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9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0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2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6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7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8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69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0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1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2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8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9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0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5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7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8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89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0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94" style:family="table-cell" style:parent-style-name="Normal_32_2" style:data-style-name="N37">
      <style:table-cell-properties fo:border-top="thin dashed #000000" fo:border-bottom="thin dashe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95" style:family="table-cell" style:parent-style-name="Normal_32_2" style:data-style-name="N37">
      <style:table-cell-properties fo:border-top="thin dashe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9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197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198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199" style:family="table-cell" style:parent-style-name="Default" style:data-style-name="N45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00" style:family="table-cell" style:parent-style-name="Default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0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3" style:family="table-cell" style:parent-style-name="Default" style:data-style-name="N22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204" style:family="table-cell" style:parent-style-name="Default" style:data-style-name="N45">
      <style:text-properties fo:color="#000000" style:font-name="Arial" style:font-name-asian="Arial" style:font-name-complex="Arial" fo:font-size="10pt" style:font-size-asian="10pt" style:font-size-complex="10pt"/>
    </style:style>
    <style:style style:name="ce205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0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7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8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0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10" style:family="table-cell" style:parent-style-name="Default" style:data-style-name="N43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11" style:family="table-cell" style:parent-style-name="Default" style:data-style-name="N44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13" style:family="table-cell" style:parent-style-name="Default" style:data-style-name="N43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14" style:family="table-cell" style:parent-style-name="Default" style:data-style-name="N44">
      <style:table-cell-properties style:vertical-align="automatic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16" style:family="table-cell" style:parent-style-name="Default" style:data-style-name="N44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17" style:family="table-cell" style:parent-style-name="Default" style:data-style-name="N44">
      <style:table-cell-properties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18" style:family="table-cell" style:parent-style-name="Default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9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0" style:family="table-cell" style:parent-style-name="Default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1" style:family="table-cell" style:parent-style-name="Default" style:data-style-name="N0">
      <style:table-cell-properties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2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23" style:family="table-cell" style:parent-style-name="Default" style:data-style-name="N44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2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25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7" style:family="table-cell" style:parent-style-name="Default" style:data-style-name="N44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2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29" style:family="table-cell" style:parent-style-name="Default" style:data-style-name="N43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30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31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32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3" style:family="table-cell" style:parent-style-name="Default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34" style:family="table-cell" style:parent-style-name="Default" style:data-style-name="N0">
      <style:text-properties fo:font-weight="bold" style:font-weight-asian="bold" style:font-weight-complex="bold"/>
    </style:style>
    <style:style style:name="ce23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6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37" style:family="table-cell" style:parent-style-name="Normal_32_2" style:data-style-name="N41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38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9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40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41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2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4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5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4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8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9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50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1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52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3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54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6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7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9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1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62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63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6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65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66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26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69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70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71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7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7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75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76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7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8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79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8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81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1.059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8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8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8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85" style:family="table-cell" style:parent-style-name="Default" style:data-style-name="N1"/>
    <style:style style:name="ce28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7" style:family="table-cell" style:parent-style-name="Normal_32_2" style:data-style-name="N37">
      <style:table-cell-properties fo:border-top="thin dashed #000000" fo:border-bottom="thin dashed #000000" fo:border-left="thin solid #000000" fo:border-right="thin solid #000000" style:vertical-align="middle" fo:background-color="#A6A6A6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8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289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290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91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92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93" style:family="table-cell" style:parent-style-name="Default" style:data-style-name="N0">
      <style:table-cell-properties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294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5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96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97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98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99" style:family="table-cell" style:parent-style-name="Default" style:data-style-name="N44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00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1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02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03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304" style:family="table-cell" style:parent-style-name="Default" style:data-style-name="N40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05" style:family="table-cell" style:parent-style-name="Default" style:data-style-name="N36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06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07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8" style:family="table-cell" style:parent-style-name="Default" style:data-style-name="N40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09" style:family="table-cell" style:parent-style-name="Default" style:data-style-name="N36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10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31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2" style:family="table-cell" style:parent-style-name="Default" style:data-style-name="N0">
      <style:table-cell-properties fo:background-color="#F0FCAA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3" style:family="table-cell" style:parent-style-name="Default" style:data-style-name="N0">
      <style:table-cell-properties fo:border-top="none" fo:border-bottom="thin solid #000000" fo:border-left="none" fo:border-right="none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1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5" style:family="table-cell" style:parent-style-name="Default" style:data-style-name="N22">
      <style:table-cell-properties fo:border="thin solid #000000" style:vertical-align="automatic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6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7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8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9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0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21" style:family="table-cell" style:parent-style-name="Default" style:data-style-name="N36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22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23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24" style:family="table-cell" style:parent-style-name="Default" style:data-style-name="N36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25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26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7" style:family="table-cell" style:parent-style-name="Default" style:data-style-name="N36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328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29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30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31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32" style:family="table-cell" style:parent-style-name="Default" style:data-style-name="N36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4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8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FF0000" style:font-name="Arial" style:font-name-asian="Arial" style:font-name-complex="Arial" fo:font-size="10pt" style:font-size-asian="10pt" style:font-size-complex="10pt"/>
    </style:style>
    <style:style style:name="ce339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340" style:family="table-cell" style:parent-style-name="Default" style:data-style-name="N0">
      <style:table-cell-properties fo:border="thin solid #000000" style:vertical-align="middle" fo:background-color="#F0FCAA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1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4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43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44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45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46" style:family="table-cell" style:parent-style-name="Default" style:data-style-name="N40">
      <style:text-properties style:font-name="Arial" style:font-name-asian="Arial" style:font-name-complex="Arial" fo:font-size="10pt" style:font-size-asian="10pt" style:font-size-complex="10pt"/>
    </style:style>
    <style:style style:name="ce347" style:family="table-cell" style:parent-style-name="Default" style:data-style-name="N22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48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49" style:family="table-cell" style:parent-style-name="Default" style:data-style-name="N38"/>
    <style:style style:name="ce350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51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5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8pt" style:font-size-asian="8pt" style:font-size-complex="8pt"/>
    </style:style>
    <style:style style:name="ce353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4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5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6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8pt" style:font-size-asian="8pt" style:font-size-complex="8pt"/>
    </style:style>
    <style:style style:name="ce357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8" style:family="table-cell" style:parent-style-name="Default" style:data-style-name="N0">
      <style:text-properties fo:color="#000000" style:font-name="Arial" style:font-name-asian="Arial" style:font-name-complex="Arial" fo:font-size="8pt" style:font-size-asian="8pt" style:font-size-complex="8pt"/>
    </style:style>
    <style:style style:name="ce359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60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1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8pt" style:font-size-asian="8pt" style:font-size-complex="8pt"/>
    </style:style>
    <style:style style:name="ce362" style:family="table-cell" style:parent-style-name="Default" style:data-style-name="N47">
      <style:table-cell-properties style:vertical-align="automatic" fo:background-color="#FFFFCE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3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364" style:family="table-cell" style:parent-style-name="Default" style:data-style-name="N47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8pt" style:font-size-asian="8pt" style:font-size-complex="8pt"/>
    </style:style>
    <style:style style:name="ce365" style:family="table-cell" style:parent-style-name="Default" style:data-style-name="N46">
      <style:table-cell-properties fo:border="thin solid #EFEFEF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/>
    </style:style>
    <style:style style:name="ce366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/>
    </style:style>
    <style:style style:name="ce367" style:family="table-cell" style:parent-style-name="Default" style:data-style-name="N47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8pt" style:font-size-asian="8pt" style:font-size-complex="8pt"/>
    </style:style>
    <style:style style:name="ce368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8pt" style:font-size-asian="8pt" style:font-size-complex="8pt"/>
    </style:style>
    <style:style style:name="ce369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0" style:family="table-cell" style:parent-style-name="Default" style:data-style-name="N46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8pt" style:font-size-asian="8pt" style:font-size-complex="8pt"/>
    </style:style>
    <style:style style:name="ce371" style:family="table-cell" style:parent-style-name="Default" style:data-style-name="N46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8pt" style:font-size-asian="8pt" style:font-size-complex="8pt"/>
    </style:style>
    <style:style style:name="ce37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7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75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376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77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7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79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80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81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82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83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8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85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86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87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88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89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9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6.56166666666667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1.00541666666667cm"/>
    </style:style>
    <style:style style:name="co10" style:family="table-column">
      <style:table-column-properties fo:break-before="auto" style:column-width="1.71979166666667cm"/>
    </style:style>
    <style:style style:name="co11" style:family="table-column">
      <style:table-column-properties fo:break-before="auto" style:column-width="0.105833333333333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1.984375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87854166666667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2.69875cm"/>
    </style:style>
    <style:style style:name="co18" style:family="table-column">
      <style:table-column-properties fo:break-before="auto" style:column-width="2.619375cm"/>
    </style:style>
    <style:style style:name="co19" style:family="table-column">
      <style:table-column-properties fo:break-before="auto" style:column-width="0.873125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0.238125cm"/>
    </style:style>
    <style:style style:name="co22" style:family="table-column">
      <style:table-column-properties fo:break-before="auto" style:column-width="0.555625cm"/>
    </style:style>
    <style:style style:name="co23" style:family="table-column">
      <style:table-column-properties fo:break-before="auto" style:column-width="0.15875cm"/>
    </style:style>
    <style:style style:name="co24" style:family="table-column">
      <style:table-column-properties fo:break-before="auto" style:column-width="0.687916666666667cm"/>
    </style:style>
    <style:style style:name="co25" style:family="table-column">
      <style:table-column-properties fo:break-before="auto" style:column-width="2.35479166666667cm"/>
    </style:style>
    <style:style style:name="co26" style:family="table-column">
      <style:table-column-properties fo:break-before="auto" style:column-width="1.45520833333333cm"/>
    </style:style>
    <style:style style:name="co27" style:family="table-column">
      <style:table-column-properties fo:break-before="auto" style:column-width="0.740833333333333cm"/>
    </style:style>
    <style:style style:name="co28" style:family="table-column">
      <style:table-column-properties fo:break-before="auto" style:column-width="0.343958333333333cm"/>
    </style:style>
    <style:style style:name="co29" style:family="table-column">
      <style:table-column-properties fo:break-before="auto" style:column-width="0.846666666666667cm"/>
    </style:style>
    <style:style style:name="co30" style:family="table-column">
      <style:table-column-properties fo:break-before="auto" style:column-width="2.460625cm"/>
    </style:style>
    <style:style style:name="co31" style:family="table-column">
      <style:table-column-properties fo:break-before="auto" style:column-width="1.825625cm"/>
    </style:style>
    <style:style style:name="co32" style:family="table-column">
      <style:table-column-properties fo:break-before="auto" style:column-width="0.661458333333333cm"/>
    </style:style>
    <style:style style:name="co33" style:family="table-column">
      <style:table-column-properties fo:break-before="auto" style:column-width="5.635625cm"/>
    </style:style>
    <style:style style:name="co34" style:family="table-column">
      <style:table-column-properties fo:break-before="auto" style:column-width="2.72520833333333cm"/>
    </style:style>
    <style:style style:name="co35" style:family="table-column">
      <style:table-column-properties fo:break-before="auto" style:column-width="2.64583333333333cm"/>
    </style:style>
    <style:style style:name="co36" style:family="table-column">
      <style:table-column-properties fo:break-before="auto" style:column-width="1.93145833333333cm"/>
    </style:style>
    <style:style style:name="co37" style:family="table-column">
      <style:table-column-properties fo:break-before="auto" style:column-width="1.40229166666667cm"/>
    </style:style>
    <style:style style:name="co38" style:family="table-column">
      <style:table-column-properties fo:break-before="auto" style:column-width="1.77270833333333cm"/>
    </style:style>
    <style:style style:name="co39" style:family="table-column">
      <style:table-column-properties fo:break-before="auto" style:column-width="1.53458333333333cm"/>
    </style:style>
    <style:style style:name="co40" style:family="table-column">
      <style:table-column-properties fo:break-before="auto" style:column-width="1.37583333333333cm"/>
    </style:style>
    <style:style style:name="co41" style:family="table-column">
      <style:table-column-properties fo:break-before="auto" style:column-width="8.59895833333333cm"/>
    </style:style>
    <style:style style:name="co42" style:family="table-column">
      <style:table-column-properties fo:break-before="auto" style:column-width="1.5875cm"/>
    </style:style>
    <style:style style:name="co43" style:family="table-column">
      <style:table-column-properties fo:break-before="auto" style:column-width="2.51354166666667cm"/>
    </style:style>
    <style:style style:name="co44" style:family="table-column">
      <style:table-column-properties fo:break-before="auto" style:column-width="8.969375cm"/>
    </style:style>
    <style:style style:name="co45" style:family="table-column">
      <style:table-column-properties fo:break-before="auto" style:column-width="1.79916666666667cm"/>
    </style:style>
    <style:style style:name="co46" style:family="table-column">
      <style:table-column-properties fo:break-before="auto" style:column-width="5.82083333333333cm"/>
    </style:style>
    <style:style style:name="co47" style:family="table-column">
      <style:table-column-properties fo:break-before="auto" style:column-width="9.525cm"/>
    </style:style>
    <style:style style:name="co48" style:family="table-column">
      <style:table-column-properties fo:break-before="auto" style:column-width="7.46125cm"/>
    </style:style>
    <style:style style:name="co49" style:family="table-column">
      <style:table-column-properties fo:break-before="auto" style:column-width="1.61395833333333cm"/>
    </style:style>
    <style:style style:name="co50" style:family="table-column">
      <style:table-column-properties fo:break-before="auto" style:column-width="1.85208333333333cm"/>
    </style:style>
    <style:style style:name="co51" style:family="table-column">
      <style:table-column-properties fo:break-before="auto" style:column-width="8.810625cm"/>
    </style:style>
    <style:style style:name="co52" style:family="table-column">
      <style:table-column-properties fo:break-before="auto" style:column-width="1.95791666666667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25.5pt" style:use-optimal-row-height="tru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8.75pt" style:use-optimal-row-height="false" fo:break-before="auto"/>
    </style:style>
    <style:style style:name="ro13" style:family="table-row">
      <style:table-row-properties style:row-height="9pt" style:use-optimal-row-height="false" fo:break-before="auto"/>
    </style:style>
    <style:style style:name="ro14" style:family="table-row">
      <style:table-row-properties style:row-height="25.9pt" style:use-optimal-row-height="false" fo:break-before="auto"/>
    </style:style>
    <style:style style:name="ro15" style:family="table-row">
      <style:table-row-properties style:row-height="16.15pt" style:use-optimal-row-height="false" fo:break-before="auto"/>
    </style:style>
    <style:style style:name="ro16" style:family="table-row">
      <style:table-row-properties style:row-height="14.85pt" style:use-optimal-row-height="false" fo:break-before="auto"/>
    </style:style>
    <style:style style:name="ro17" style:family="table-row">
      <style:table-row-properties style:row-height="13.35pt" style:use-optimal-row-height="false" fo:break-before="auto"/>
    </style:style>
    <style:style style:name="ro18" style:family="table-row">
      <style:table-row-properties style:row-height="19.35pt" style:use-optimal-row-height="false" fo:break-before="auto"/>
    </style:style>
    <style:style style:name="ro19" style:family="table-row">
      <style:table-row-properties style:row-height="15pt" style:use-optimal-row-height="true" fo:break-before="auto"/>
    </style:style>
    <style:style style:name="ro20" style:family="table-row">
      <style:table-row-properties style:row-height="25.15pt" style:use-optimal-row-height="false" fo:break-before="auto"/>
    </style:style>
    <style:style style:name="ro21" style:family="table-row">
      <style:table-row-properties style:row-height="6.75pt" style:use-optimal-row-height="false" fo:break-before="auto"/>
    </style:style>
    <style:style style:name="ro22" style:family="table-row">
      <style:table-row-properties style:row-height="10.15pt" style:use-optimal-row-height="false" fo:break-before="auto"/>
    </style:style>
    <style:style style:name="ro23" style:family="table-row">
      <style:table-row-properties style:row-height="9.75pt" style:use-optimal-row-height="false" fo:break-before="auto"/>
    </style:style>
    <style:style style:name="ro24" style:family="table-row">
      <style:table-row-properties style:row-height="8.25pt" style:use-optimal-row-height="false" fo:break-before="auto"/>
    </style:style>
    <style:style style:name="ro25" style:family="table-row">
      <style:table-row-properties style:row-height="10.5pt" style:use-optimal-row-height="false" fo:break-before="auto"/>
    </style:style>
    <style:style style:name="ro26" style:family="table-row">
      <style:table-row-properties style:row-height="11.25pt" style:use-optimal-row-height="false" fo:break-before="auto"/>
    </style:style>
    <style:style style:name="ro27" style:family="table-row">
      <style:table-row-properties style:row-height="12pt" style:use-optimal-row-height="false" fo:break-before="auto"/>
    </style:style>
    <style:style style:name="ro28" style:family="table-row">
      <style:table-row-properties style:row-height="12.75pt" style:use-optimal-row-height="false" fo:break-before="auto"/>
    </style:style>
    <style:style style:name="ro29" style:family="table-row">
      <style:table-row-properties style:row-height="22.15pt" style:use-optimal-row-height="false" fo:break-before="auto"/>
    </style:style>
    <style:style style:name="ro30" style:family="table-row">
      <style:table-row-properties style:row-height="6pt" style:use-optimal-row-height="false" fo:break-before="auto"/>
    </style:style>
    <style:style style:name="ro31" style:family="table-row">
      <style:table-row-properties style:row-height="7.5pt" style:use-optimal-row-height="false" fo:break-before="auto"/>
    </style:style>
    <style:style style:name="ro32" style:family="table-row">
      <style:table-row-properties style:row-height="5.25pt" style:use-optimal-row-height="false" fo:break-before="auto"/>
    </style:style>
    <style:style style:name="ro33" style:family="table-row">
      <style:table-row-properties style:row-height="20.25pt" style:use-optimal-row-height="false" fo:break-before="auto"/>
    </style:style>
    <style:style style:name="ro34" style:family="table-row">
      <style:table-row-properties style:row-height="13.5pt" style:use-optimal-row-height="false" fo:break-before="auto"/>
    </style:style>
    <style:style style:name="ro35" style:family="table-row">
      <style:table-row-properties style:row-height="30pt" style:use-optimal-row-height="false" fo:break-before="auto"/>
    </style:style>
    <style:style style:name="ro36" style:family="table-row">
      <style:table-row-properties style:row-height="25.5pt" style:use-optimal-row-height="false" fo:break-before="auto"/>
    </style:style>
    <style:style style:name="ro37" style:family="table-row">
      <style:table-row-properties style:row-height="22.5pt" style:use-optimal-row-height="false" fo:break-before="auto"/>
    </style:style>
    <style:style style:name="ro38" style:family="table-row">
      <style:table-row-properties style:row-height="14.25pt" style:use-optimal-row-height="false" fo:break-before="auto"/>
    </style:style>
    <style:style style:name="ro39" style:family="table-row">
      <style:table-row-properties style:row-height="18.6pt" style:use-optimal-row-height="false" fo:break-before="auto"/>
    </style:style>
    <style:style style:name="ro40" style:family="table-row">
      <style:table-row-properties style:row-height="24pt" style:use-optimal-row-height="false" fo:break-before="auto"/>
    </style:style>
    <style:style style:name="ro41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family="paragraph" style:name="a1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draw:fill="none" fo:clip="rect(0in, 0in, 0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 style:parent-style-name="Graphics">
      <style:graphic-properties draw:fill="none" fo:clip="rect(0in, 0in, 0in, 0in)" draw:stroke="none"/>
    </style:style>
    <style:style style:family="graphic" style:name="a9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1">
      <style:graphic-properties draw:fill="none" draw:stroke="none"/>
    </style:style>
    <style:style style:family="graphic" style:name="a92" style:parent-style-name="Graphics">
      <style:graphic-properties draw:fill="none" fo:clip="rect(0in, 0in, 0in, 0in)" draw:stroke="non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" style:parent-style-name="Graphics">
      <style:graphic-properties draw:fill="none" fo:clip="rect(0in, 0in, 0in, 0in)" draw:stroke="non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 style:parent-style-name="Graphics">
      <style:graphic-properties draw:fill="none" fo:clip="rect(0in, 0in, 0in, 0in)" draw:stroke="non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2" style:parent-style-name="Graphics">
      <style:graphic-properties draw:fill="none" fo:clip="rect(0in, 0in, 0in, 0in)" draw:stroke="none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9" style:parent-style-name="Graphics">
      <style:graphic-properties draw:fill="none" fo:clip="rect(0in, 0in, 0in, 0in)" draw:stroke="non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 style:parent-style-name="Graphics">
      <style:graphic-properties draw:fill="none" fo:clip="rect(0in, 0in, 0in, 0in)" draw:stroke="non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entario-graf" table:style-name="ta1">
        <table:table-column table:style-name="co1" table:default-cell-style-name="ce196"/>
        <table:table-column table:style-name="co2" table:default-cell-style-name="ce196"/>
        <table:table-column table:style-name="co3" table:number-columns-repeated="3" table:default-cell-style-name="ce196"/>
        <table:table-column table:style-name="co4" table:number-columns-repeated="2" table:default-cell-style-name="ce196"/>
        <table:table-column table:style-name="co5" table:default-cell-style-name="ce197"/>
        <table:table-column table:style-name="co6" table:default-cell-style-name="ce197"/>
        <table:table-column table:style-name="co7" table:default-cell-style-name="ce198"/>
        <table:table-column table:style-name="co4" table:number-columns-repeated="5" table:default-cell-style-name="ce197"/>
        <table:table-column table:style-name="co4" table:number-columns-repeated="2" table:default-cell-style-name="ce196"/>
        <table:table-column table:style-name="co8" table:default-cell-style-name="ce196"/>
        <table:table-column table:style-name="co9" table:default-cell-style-name="ce196"/>
        <table:table-column table:style-name="co10" table:number-columns-repeated="16365" table:default-cell-style-name="ce196"/>
        <table:table-row table:style-name="ro1">
          <table:table-cell/>
          <table:table-cell table:number-columns-repeated="6" table:style-name="ce196"/>
          <table:table-cell table:number-columns-repeated="2" table:style-name="ce197"/>
          <table:table-cell table:style-name="ce198"/>
          <table:table-cell table:number-columns-repeated="5" table:style-name="ce197"/>
          <table:table-cell table:number-columns-repeated="16369" table:style-name="ce196"/>
        </table:table-row>
        <table:table-row table:style-name="ro2">
          <table:table-cell/>
          <table:table-cell office:value-type="string" table:style-name="ce290">
            <text:p>202106</text:p>
          </table:table-cell>
          <table:table-cell table:number-columns-repeated="5" table:style-name="ce289"/>
          <table:table-cell office:value-type="string" table:style-name="ce340">
            <text:p>Não mexer</text:p>
          </table:table-cell>
          <table:table-cell table:number-columns-repeated="2" table:style-name="ce196"/>
          <table:table-cell table:number-columns-repeated="2" table:style-name="ce199"/>
          <table:table-cell table:number-columns-repeated="3" table:style-name="ce197"/>
          <table:table-cell table:style-name="ce198"/>
          <table:table-cell table:number-columns-repeated="5" table:style-name="ce197"/>
          <table:table-cell table:number-columns-repeated="16363" table:style-name="ce196"/>
        </table:table-row>
        <table:table-row table:style-name="ro2">
          <table:table-cell/>
          <table:table-cell table:style-name="ce291"/>
          <table:table-cell table:number-columns-repeated="5" table:style-name="ce289"/>
          <table:table-cell table:number-columns-repeated="4" table:style-name="ce196"/>
          <table:table-cell table:style-name="ce199"/>
          <table:table-cell table:number-columns-repeated="3" table:style-name="ce197"/>
          <table:table-cell table:number-columns-repeated="3" table:style-name="ce196"/>
          <table:table-cell table:number-columns-repeated="3" table:style-name="ce197"/>
          <table:table-cell table:number-columns-repeated="16363" table:style-name="ce196"/>
        </table:table-row>
        <table:table-row table:style-name="ro3">
          <table:table-cell/>
          <table:table-cell table:style-name="ce292"/>
          <table:table-cell table:number-columns-repeated="5" table:style-name="ce293"/>
          <table:table-cell table:number-columns-repeated="2" table:style-name="ce197"/>
          <table:table-cell table:style-name="ce198"/>
          <table:table-cell table:number-columns-repeated="5" table:style-name="ce196"/>
          <table:table-cell table:style-name="ce204"/>
          <table:table-cell table:number-columns-repeated="2" table:style-name="ce197"/>
          <table:table-cell table:style-name="ce198"/>
          <table:table-cell table:number-columns-repeated="4" table:style-name="ce197"/>
          <table:table-cell table:style-name="ce205"/>
          <table:table-cell table:number-columns-repeated="16360"/>
        </table:table-row>
        <table:table-row table:style-name="ro4">
          <table:table-cell/>
          <table:table-cell office:value-type="string" table:style-name="ce294">
            <text:p>TOTAL PAÍS</text:p>
          </table:table-cell>
          <table:table-cell table:number-columns-repeated="3" table:style-name="ce293"/>
          <table:table-cell office:value-type="string" table:number-columns-spanned="2" table:number-rows-spanned="1" table:style-name="ce386">
            <text:p>Variação %</text:p>
          </table:table-cell>
          <table:covered-table-cell/>
          <table:table-cell table:number-columns-repeated="2" table:style-name="ce197"/>
          <table:table-cell table:style-name="ce198"/>
          <table:table-cell table:number-columns-repeated="5" table:style-name="ce196"/>
          <table:table-cell table:style-name="ce204"/>
          <table:table-cell table:number-columns-repeated="2" table:style-name="ce197"/>
          <table:table-cell table:style-name="ce198"/>
          <table:table-cell table:number-columns-repeated="4" table:style-name="ce197"/>
          <table:table-cell table:style-name="ce205"/>
          <table:table-cell table:number-columns-repeated="16360"/>
        </table:table-row>
        <table:table-row table:style-name="ro5">
          <table:table-cell/>
          <table:table-cell table:style-name="ce295"/>
          <table:table-cell office:value-type="string" table:style-name="ce296">
            <text:p>202106</text:p>
          </table:table-cell>
          <table:table-cell office:value-type="string" table:style-name="ce297">
            <text:p>202105</text:p>
          </table:table-cell>
          <table:table-cell office:value-type="string" table:style-name="ce297">
            <text:p>202006</text:p>
          </table:table-cell>
          <table:table-cell office:value-type="string" table:style-name="ce298">
            <text:p>anterior</text:p>
          </table:table-cell>
          <table:table-cell office:value-type="string" table:style-name="ce299">
            <text:p>homologa</text:p>
          </table:table-cell>
          <table:table-cell table:number-columns-repeated="2" table:style-name="ce197"/>
          <table:table-cell table:style-name="ce198"/>
          <table:table-cell table:number-columns-repeated="5" table:style-name="ce196"/>
          <table:table-cell table:style-name="ce204"/>
          <table:table-cell table:number-columns-repeated="2" table:style-name="ce197"/>
          <table:table-cell table:style-name="ce198"/>
          <table:table-cell table:number-columns-repeated="4" table:style-name="ce197"/>
          <table:table-cell table:style-name="ce205"/>
          <table:table-cell table:number-columns-repeated="16360"/>
        </table:table-row>
        <table:table-row table:style-name="ro4">
          <table:table-cell/>
          <table:table-cell office:value-type="string" table:style-name="ce300">
            <text:p>SITUAÇÃO NO FIM DO MÊS</text:p>
          </table:table-cell>
          <table:table-cell table:style-name="ce301"/>
          <table:table-cell table:number-columns-repeated="4" table:style-name="ce302"/>
          <table:table-cell table:style-name="ce232"/>
          <table:table-cell table:style-name="ce197"/>
          <table:table-cell table:style-name="ce198"/>
          <table:table-cell table:number-columns-repeated="5" table:style-name="ce196"/>
          <table:table-cell table:style-name="ce204"/>
          <table:table-cell table:number-columns-repeated="2" table:style-name="ce197"/>
          <table:table-cell table:style-name="ce198"/>
          <table:table-cell table:number-columns-repeated="4" table:style-name="ce197"/>
          <table:table-cell table:style-name="ce205"/>
          <table:table-cell table:number-columns-repeated="16360"/>
        </table:table-row>
        <table:table-row table:style-name="ro4">
          <table:table-cell/>
          <table:table-cell office:value-type="string" table:style-name="ce303">
            <text:p>Pedidos de emprego</text:p>
          </table:table-cell>
          <table:table-cell office:value-type="float" office:value="564442" table:style-name="ce304">
            <text:p>564 442</text:p>
          </table:table-cell>
          <table:table-cell office:value-type="float" office:value="587115" table:style-name="ce304">
            <text:p>587 115</text:p>
          </table:table-cell>
          <table:table-cell office:value-type="float" office:value="543662" table:style-name="ce304">
            <text:p>543 662</text:p>
          </table:table-cell>
          <table:table-cell office:value-type="float" office:value="-3.861764730930056" table:style-name="ce305">
            <text:p>-3,9</text:p>
          </table:table-cell>
          <table:table-cell office:value-type="float" office:value="3.8222277812317214" table:style-name="ce305">
            <text:p>3,8</text:p>
          </table:table-cell>
          <table:table-cell table:style-name="ce230"/>
          <table:table-cell table:style-name="ce197"/>
          <table:table-cell table:style-name="ce198"/>
          <table:table-cell table:number-columns-repeated="5" table:style-name="ce196"/>
          <table:table-cell table:style-name="ce204"/>
          <table:table-cell table:number-columns-repeated="2" table:style-name="ce197"/>
          <table:table-cell table:style-name="ce198"/>
          <table:table-cell table:number-columns-repeated="4" table:style-name="ce197"/>
          <table:table-cell table:style-name="ce205"/>
          <table:table-cell table:number-columns-repeated="16360"/>
        </table:table-row>
        <table:table-row table:style-name="ro4">
          <table:table-cell/>
          <table:table-cell office:value-type="string" table:style-name="ce303">
            <text:p>Desemprego registado</text:p>
          </table:table-cell>
          <table:table-cell office:value-type="float" office:value="377872" table:style-name="ce304">
            <text:p>377 872</text:p>
          </table:table-cell>
          <table:table-cell office:value-type="float" office:value="402183" table:style-name="ce304">
            <text:p>402 183</text:p>
          </table:table-cell>
          <table:table-cell office:value-type="float" office:value="406665" table:style-name="ce304">
            <text:p>406 665</text:p>
          </table:table-cell>
          <table:table-cell office:value-type="float" office:value="-6.0447607183794441" table:style-name="ce305">
            <text:p>-6,0</text:p>
          </table:table-cell>
          <table:table-cell office:value-type="float" office:value="-7.0802749191595042" table:style-name="ce305">
            <text:p>-7,1</text:p>
          </table:table-cell>
          <table:table-cell table:style-name="ce230"/>
          <table:table-cell table:style-name="ce233"/>
          <table:table-cell table:style-name="ce198"/>
          <table:table-cell table:number-columns-repeated="6" table:style-name="ce196"/>
          <table:table-cell table:number-columns-repeated="2" table:style-name="ce197"/>
          <table:table-cell table:style-name="ce198"/>
          <table:table-cell table:number-columns-repeated="4" table:style-name="ce197"/>
          <table:table-cell table:style-name="ce205"/>
          <table:table-cell table:number-columns-repeated="16360"/>
        </table:table-row>
        <table:table-row table:style-name="ro4">
          <table:table-cell/>
          <table:table-cell office:value-type="string" table:style-name="ce303">
            <text:p>Ofertas de emprego</text:p>
          </table:table-cell>
          <table:table-cell office:value-type="float" office:value="24081" table:style-name="ce304">
            <text:p>24 081</text:p>
          </table:table-cell>
          <table:table-cell office:value-type="float" office:value="21013" table:style-name="ce304">
            <text:p>21 013</text:p>
          </table:table-cell>
          <table:table-cell office:value-type="float" office:value="11934" table:style-name="ce304">
            <text:p>11 934</text:p>
          </table:table-cell>
          <table:table-cell office:value-type="float" office:value="14.600485413791461" table:style-name="ce305">
            <text:p>14,6</text:p>
          </table:table-cell>
          <table:table-cell office:value-type="float" office:value="101.78481649069883" table:style-name="ce305">
            <text:p>101,8</text:p>
          </table:table-cell>
          <table:table-cell table:style-name="ce230"/>
          <table:table-cell table:style-name="ce197"/>
          <table:table-cell table:style-name="ce198"/>
          <table:table-cell table:number-columns-repeated="6" table:style-name="ce196"/>
          <table:table-cell table:number-columns-repeated="2" table:style-name="ce197"/>
          <table:table-cell table:style-name="ce198"/>
          <table:table-cell table:number-columns-repeated="4" table:style-name="ce197"/>
          <table:table-cell table:style-name="ce205"/>
          <table:table-cell table:number-columns-repeated="16360"/>
        </table:table-row>
        <table:table-row table:style-name="ro4">
          <table:table-cell/>
          <table:table-cell table:style-name="ce306"/>
          <table:table-cell table:number-columns-repeated="3" table:style-name="ce304"/>
          <table:table-cell table:number-columns-repeated="2" table:style-name="ce305"/>
          <table:table-cell table:style-name="ce231"/>
          <table:table-cell table:style-name="ce197"/>
          <table:table-cell table:style-name="ce198"/>
          <table:table-cell table:number-columns-repeated="6" table:style-name="ce196"/>
          <table:table-cell table:style-name="ce206"/>
          <table:table-cell table:number-columns-repeated="3" table:style-name="ce196"/>
          <table:table-cell table:number-columns-repeated="3" table:style-name="ce197"/>
          <table:table-cell table:style-name="ce205"/>
          <table:table-cell table:number-columns-repeated="16360"/>
        </table:table-row>
        <table:table-row table:style-name="ro4">
          <table:table-cell/>
          <table:table-cell office:value-type="string" table:style-name="ce307">
            <text:p>MOVIMENTO AO LONGO DO MÊS</text:p>
          </table:table-cell>
          <table:table-cell table:number-columns-repeated="3" table:style-name="ce304"/>
          <table:table-cell table:number-columns-repeated="2" table:style-name="ce305"/>
          <table:table-cell table:style-name="ce231"/>
          <table:table-cell table:style-name="ce197"/>
          <table:table-cell table:style-name="ce198"/>
          <table:table-cell table:number-columns-repeated="6" table:style-name="ce196"/>
          <table:table-cell table:style-name="ce207"/>
          <table:table-cell table:number-columns-repeated="3" table:style-name="ce208"/>
          <table:table-cell table:number-columns-repeated="3" table:style-name="ce197"/>
          <table:table-cell table:style-name="ce205"/>
          <table:table-cell table:number-columns-repeated="16360"/>
        </table:table-row>
        <table:table-row table:style-name="ro4">
          <table:table-cell/>
          <table:table-cell office:value-type="string" table:style-name="ce303">
            <text:p>Pedidos de emprego</text:p>
          </table:table-cell>
          <table:table-cell office:value-type="float" office:value="35946" table:style-name="ce304">
            <text:p>35 946</text:p>
          </table:table-cell>
          <table:table-cell office:value-type="float" office:value="38368" table:style-name="ce304">
            <text:p>38 368</text:p>
          </table:table-cell>
          <table:table-cell office:value-type="float" office:value="46171" table:style-name="ce304">
            <text:p>46 171</text:p>
          </table:table-cell>
          <table:table-cell office:value-type="float" office:value="-6.3125521267723101" table:style-name="ce305">
            <text:p>-6,3</text:p>
          </table:table-cell>
          <table:table-cell office:value-type="float" office:value="-22.145935760542333" table:style-name="ce305">
            <text:p>-22,1</text:p>
          </table:table-cell>
          <table:table-cell table:style-name="ce230"/>
          <table:table-cell table:style-name="ce197"/>
          <table:table-cell table:style-name="ce198"/>
          <table:table-cell table:number-columns-repeated="6" table:style-name="ce196"/>
          <table:table-cell table:style-name="ce209"/>
          <table:table-cell table:style-name="ce210"/>
          <table:table-cell table:number-columns-repeated="2" table:style-name="ce211"/>
          <table:table-cell table:number-columns-repeated="2" table:style-name="ce197"/>
          <table:table-cell table:number-columns-repeated="2" table:style-name="ce208"/>
          <table:table-cell table:number-columns-repeated="16360"/>
        </table:table-row>
        <table:table-row table:style-name="ro4">
          <table:table-cell/>
          <table:table-cell office:value-type="string" table:style-name="ce303">
            <text:p>Desempregados</text:p>
          </table:table-cell>
          <table:table-cell office:value-type="float" office:value="31617" table:style-name="ce304">
            <text:p>31 617</text:p>
          </table:table-cell>
          <table:table-cell office:value-type="float" office:value="34083" table:style-name="ce304">
            <text:p>34 083</text:p>
          </table:table-cell>
          <table:table-cell office:value-type="float" office:value="43151" table:style-name="ce304">
            <text:p>43 151</text:p>
          </table:table-cell>
          <table:table-cell office:value-type="float" office:value="-7.2352785846316339" table:style-name="ce305">
            <text:p>-7,2</text:p>
          </table:table-cell>
          <table:table-cell office:value-type="float" office:value="-26.729392134597113" table:style-name="ce305">
            <text:p>-26,7</text:p>
          </table:table-cell>
          <table:table-cell table:style-name="ce230"/>
          <table:table-cell table:style-name="ce197"/>
          <table:table-cell table:style-name="ce198"/>
          <table:table-cell table:number-columns-repeated="6" table:style-name="ce196"/>
          <table:table-cell table:style-name="ce212"/>
          <table:table-cell table:style-name="ce213"/>
          <table:table-cell table:number-columns-repeated="2" table:style-name="ce214"/>
          <table:table-cell table:style-name="ce207"/>
          <table:table-cell table:style-name="ce208"/>
          <table:table-cell table:number-columns-repeated="2" table:style-name="ce215"/>
          <table:table-cell table:number-columns-repeated="16360"/>
        </table:table-row>
        <table:table-row table:style-name="ro4">
          <table:table-cell/>
          <table:table-cell office:value-type="string" table:style-name="ce303">
            <text:p>Ofertas de emprego</text:p>
          </table:table-cell>
          <table:table-cell office:value-type="float" office:value="16186" table:style-name="ce304">
            <text:p>16 186</text:p>
          </table:table-cell>
          <table:table-cell office:value-type="float" office:value="17563" table:style-name="ce304">
            <text:p>17 563</text:p>
          </table:table-cell>
          <table:table-cell office:value-type="float" office:value="10328" table:style-name="ce304">
            <text:p>10 328</text:p>
          </table:table-cell>
          <table:table-cell office:value-type="float" office:value="-7.8403461823150948" table:style-name="ce305">
            <text:p>-7,8</text:p>
          </table:table-cell>
          <table:table-cell office:value-type="float" office:value="56.719597211463977" table:style-name="ce305">
            <text:p>56,7</text:p>
          </table:table-cell>
          <table:table-cell table:style-name="ce230"/>
          <table:table-cell table:style-name="ce197"/>
          <table:table-cell table:style-name="ce198"/>
          <table:table-cell table:number-columns-repeated="6" table:style-name="ce196"/>
          <table:table-cell table:style-name="ce209"/>
          <table:table-cell table:style-name="ce210"/>
          <table:table-cell table:style-name="ce216"/>
          <table:table-cell table:style-name="ce217"/>
          <table:table-cell table:style-name="ce218"/>
          <table:table-cell table:style-name="ce219"/>
          <table:table-cell table:style-name="ce220"/>
          <table:table-cell table:style-name="ce221"/>
          <table:table-cell table:number-columns-repeated="16360"/>
        </table:table-row>
        <table:table-row table:style-name="ro4">
          <table:table-cell/>
          <table:table-cell office:value-type="string" table:style-name="ce303">
            <text:p>Colocações</text:p>
          </table:table-cell>
          <table:table-cell office:value-type="float" office:value="9686" table:style-name="ce308">
            <text:p>9 686</text:p>
          </table:table-cell>
          <table:table-cell office:value-type="float" office:value="10123" table:style-name="ce308">
            <text:p>10 123</text:p>
          </table:table-cell>
          <table:table-cell office:value-type="float" office:value="7709" table:style-name="ce308">
            <text:p>7 709</text:p>
          </table:table-cell>
          <table:table-cell office:value-type="float" office:value="-4.3169021041193325" table:style-name="ce309">
            <text:p>-4,3</text:p>
          </table:table-cell>
          <table:table-cell office:value-type="float" office:value="25.64534959138669" table:style-name="ce309">
            <text:p>25,6</text:p>
          </table:table-cell>
          <table:table-cell table:style-name="ce230"/>
          <table:table-cell table:style-name="ce197"/>
          <table:table-cell table:style-name="ce198"/>
          <table:table-cell table:number-columns-repeated="6" table:style-name="ce196"/>
          <table:table-cell table:style-name="ce209"/>
          <table:table-cell table:style-name="ce222"/>
          <table:table-cell table:number-columns-repeated="2" table:style-name="ce223"/>
          <table:table-cell table:style-name="ce197"/>
          <table:table-cell table:style-name="ce210"/>
          <table:table-cell table:number-columns-repeated="2" table:style-name="ce224"/>
          <table:table-cell table:number-columns-repeated="16360"/>
        </table:table-row>
        <table:table-row table:style-name="ro6">
          <table:table-cell/>
          <table:table-cell table:number-columns-repeated="6" table:style-name="ce196"/>
          <table:table-cell table:number-columns-repeated="2" table:style-name="ce197"/>
          <table:table-cell table:style-name="ce198"/>
          <table:table-cell table:number-columns-repeated="6" table:style-name="ce196"/>
          <table:table-cell table:style-name="ce209"/>
          <table:table-cell table:style-name="ce210"/>
          <table:table-cell table:number-columns-repeated="2" table:style-name="ce211"/>
          <table:table-cell table:style-name="ce197"/>
          <table:table-cell table:style-name="ce225"/>
          <table:table-cell table:number-columns-repeated="2" table:style-name="ce198"/>
          <table:table-cell table:number-columns-repeated="16360" table:style-name="ce196"/>
        </table:table-row>
        <table:table-row table:style-name="ro6">
          <table:table-cell/>
          <table:table-cell table:number-columns-repeated="6" table:style-name="ce196"/>
          <table:table-cell table:number-columns-repeated="2" table:style-name="ce197"/>
          <table:table-cell table:number-columns-repeated="2" table:style-name="ce198"/>
          <table:table-cell table:number-columns-repeated="6" table:style-name="ce196"/>
          <table:table-cell table:style-name="ce209"/>
          <table:table-cell table:style-name="ce210"/>
          <table:table-cell table:number-columns-repeated="2" table:style-name="ce211"/>
          <table:table-cell table:style-name="ce228"/>
          <table:table-cell table:style-name="ce229"/>
          <table:table-cell table:style-name="ce227"/>
          <table:table-cell table:style-name="ce211"/>
          <table:table-cell table:number-columns-repeated="16359"/>
        </table:table-row>
        <table:table-row table:style-name="ro7">
          <table:table-cell/>
          <table:table-cell table:style-name="ce288"/>
          <table:table-cell table:number-columns-repeated="5" table:style-name="ce196"/>
          <table:table-cell table:number-columns-repeated="2" table:style-name="ce197"/>
          <table:table-cell table:number-columns-repeated="2" table:style-name="ce198"/>
          <table:table-cell table:number-columns-repeated="6" table:style-name="ce196"/>
          <table:table-cell table:style-name="ce209"/>
          <table:table-cell table:style-name="ce210"/>
          <table:table-cell table:number-columns-repeated="2" table:style-name="ce211"/>
          <table:table-cell table:style-name="ce228"/>
          <table:table-cell table:style-name="ce229"/>
          <table:table-cell table:style-name="ce227"/>
          <table:table-cell table:style-name="ce211"/>
          <table:table-cell table:number-columns-repeated="16359"/>
        </table:table-row>
        <table:table-row table:style-name="ro8">
          <table:table-cell/>
          <table:table-cell table:style-name="ce288"/>
          <table:table-cell table:number-columns-repeated="3" table:style-name="ce200"/>
          <table:table-cell table:number-columns-repeated="5" table:style-name="ce196"/>
          <table:table-cell table:style-name="ce198"/>
          <table:table-cell table:number-columns-repeated="6" table:style-name="ce196"/>
          <table:table-cell table:style-name="ce209"/>
          <table:table-cell table:style-name="ce210"/>
          <table:table-cell table:number-columns-repeated="2" table:style-name="ce211"/>
          <table:table-cell table:style-name="ce228"/>
          <table:table-cell table:style-name="ce229"/>
          <table:table-cell table:style-name="ce227"/>
          <table:table-cell table:style-name="ce211"/>
          <table:table-cell table:number-columns-repeated="16359"/>
        </table:table-row>
        <table:table-row table:style-name="ro9">
          <table:table-cell/>
          <table:table-cell office:value-type="string" table:style-name="ce202">
            <text:p>TOTAL PAÍS</text:p>
          </table:table-cell>
          <table:table-cell office:value-type="string" table:style-name="ce193">
            <text:p>Desemprego Registado</text:p>
          </table:table-cell>
          <table:table-cell office:value-type="string" table:style-name="ce193">
            <text:p>Desemprego ao Longo</text:p>
          </table:table-cell>
          <table:table-cell office:value-type="string" table:style-name="ce193">
            <text:p>Ofertas recebidas<text:s/></text:p>
          </table:table-cell>
          <table:table-cell office:value-type="string" table:style-name="ce193">
            <text:p>Colocações</text:p>
          </table:table-cell>
          <table:table-cell table:style-name="ce196"/>
          <table:table-cell office:value-type="string" table:style-name="ce333">
            <text:p>Copiar como valores a range: B23 a F34 <text:s/>para <text:s/>B22 a F33</text:p>
          </table:table-cell>
          <table:table-cell table:number-columns-repeated="2" table:style-name="ce334"/>
          <table:table-cell table:style-name="ce335"/>
          <table:table-cell table:style-name="ce336"/>
          <table:table-cell table:number-columns-repeated="5" table:style-name="ce196"/>
          <table:table-cell table:style-name="ce209"/>
          <table:table-cell table:style-name="ce210"/>
          <table:table-cell table:number-columns-repeated="2" table:style-name="ce211"/>
          <table:table-cell table:style-name="ce228"/>
          <table:table-cell table:style-name="ce229"/>
          <table:table-cell table:style-name="ce227"/>
          <table:table-cell table:style-name="ce211"/>
          <table:table-cell table:number-columns-repeated="16359"/>
        </table:table-row>
        <table:table-row table:style-name="ro6">
          <table:table-cell/>
          <table:table-cell office:value-type="date" office:date-value="2020-06-01T00:00:00" table:style-name="ce203">
            <text:p>jun-20</text:p>
          </table:table-cell>
          <table:table-cell office:value-type="float" office:value="406665" table:style-name="ce194">
            <text:p>406 665<text:s/></text:p>
          </table:table-cell>
          <table:table-cell office:value-type="float" office:value="43151" table:style-name="ce194">
            <text:p>43 151<text:s/></text:p>
          </table:table-cell>
          <table:table-cell office:value-type="float" office:value="10328" table:style-name="ce194">
            <text:p>10 328<text:s/></text:p>
          </table:table-cell>
          <table:table-cell office:value-type="float" office:value="7709" table:style-name="ce194">
            <text:p>7 709<text:s/></text:p>
          </table:table-cell>
          <table:table-cell table:style-name="ce196"/>
          <table:table-cell table:style-name="ce311"/>
          <table:table-cell table:number-columns-repeated="2" table:style-name="ce201"/>
          <table:table-cell table:style-name="ce310"/>
          <table:table-cell table:number-columns-repeated="6" table:style-name="ce196"/>
          <table:table-cell table:style-name="ce209"/>
          <table:table-cell table:style-name="ce210"/>
          <table:table-cell table:number-columns-repeated="2" table:style-name="ce211"/>
          <table:table-cell table:style-name="ce228"/>
          <table:table-cell table:style-name="ce229"/>
          <table:table-cell table:style-name="ce227"/>
          <table:table-cell table:style-name="ce211"/>
          <table:table-cell table:number-columns-repeated="16359"/>
        </table:table-row>
        <table:table-row table:style-name="ro6">
          <table:table-cell/>
          <table:table-cell office:value-type="date" office:date-value="2020-07-01T00:00:00" table:style-name="ce203">
            <text:p>jul-20</text:p>
          </table:table-cell>
          <table:table-cell office:value-type="float" office:value="407302" table:style-name="ce194">
            <text:p>407 302<text:s/></text:p>
          </table:table-cell>
          <table:table-cell office:value-type="float" office:value="46800" table:style-name="ce194">
            <text:p>46 800<text:s/></text:p>
          </table:table-cell>
          <table:table-cell office:value-type="float" office:value="9345" table:style-name="ce194">
            <text:p>9 345<text:s/></text:p>
          </table:table-cell>
          <table:table-cell office:value-type="float" office:value="6712" table:style-name="ce194">
            <text:p>6 712<text:s/></text:p>
          </table:table-cell>
          <table:table-cell table:number-columns-repeated="4" table:style-name="ce196"/>
          <table:table-cell table:style-name="ce198"/>
          <table:table-cell table:number-columns-repeated="6" table:style-name="ce196"/>
          <table:table-cell table:style-name="ce209"/>
          <table:table-cell table:style-name="ce210"/>
          <table:table-cell table:number-columns-repeated="2" table:style-name="ce211"/>
          <table:table-cell table:style-name="ce228"/>
          <table:table-cell table:style-name="ce229"/>
          <table:table-cell table:style-name="ce227"/>
          <table:table-cell table:style-name="ce211"/>
          <table:table-cell table:number-columns-repeated="16359"/>
        </table:table-row>
        <table:table-row table:style-name="ro6">
          <table:table-cell/>
          <table:table-cell office:value-type="date" office:date-value="2020-08-01T00:00:00" table:style-name="ce203">
            <text:p>ago-20</text:p>
          </table:table-cell>
          <table:table-cell office:value-type="float" office:value="409331" table:style-name="ce194">
            <text:p>409 331<text:s/></text:p>
          </table:table-cell>
          <table:table-cell office:value-type="float" office:value="43027" table:style-name="ce194">
            <text:p>43 027<text:s/></text:p>
          </table:table-cell>
          <table:table-cell office:value-type="float" office:value="9169" table:style-name="ce194">
            <text:p>9 169<text:s/></text:p>
          </table:table-cell>
          <table:table-cell office:value-type="float" office:value="6688" table:style-name="ce194">
            <text:p>6 688<text:s/></text:p>
          </table:table-cell>
          <table:table-cell table:style-name="ce196"/>
          <table:table-cell office:value-type="string" table:style-name="ce337">
            <text:p>Mudar o nome do mês da célula <text:s/>B34</text:p>
          </table:table-cell>
          <table:table-cell table:number-columns-repeated="2" table:style-name="ce338"/>
          <table:table-cell table:style-name="ce339"/>
          <table:table-cell table:number-columns-repeated="6" table:style-name="ce196"/>
          <table:table-cell table:style-name="ce209"/>
          <table:table-cell table:style-name="ce210"/>
          <table:table-cell table:number-columns-repeated="2" table:style-name="ce211"/>
          <table:table-cell table:style-name="ce228"/>
          <table:table-cell table:style-name="ce229"/>
          <table:table-cell table:style-name="ce227"/>
          <table:table-cell table:style-name="ce211"/>
          <table:table-cell table:number-columns-repeated="16359"/>
        </table:table-row>
        <table:table-row table:style-name="ro6">
          <table:table-cell/>
          <table:table-cell office:value-type="date" office:date-value="2020-09-01T00:00:00" table:style-name="ce203">
            <text:p>set-20</text:p>
          </table:table-cell>
          <table:table-cell office:value-type="float" office:value="410174" table:style-name="ce194">
            <text:p>410 174<text:s/></text:p>
          </table:table-cell>
          <table:table-cell office:value-type="float" office:value="54769" table:style-name="ce194">
            <text:p>54 769<text:s/></text:p>
          </table:table-cell>
          <table:table-cell office:value-type="float" office:value="11806" table:style-name="ce194">
            <text:p>11 806<text:s/></text:p>
          </table:table-cell>
          <table:table-cell office:value-type="float" office:value="8244" table:style-name="ce194">
            <text:p>8 244<text:s/></text:p>
          </table:table-cell>
          <table:table-cell table:number-columns-repeated="4" table:style-name="ce196"/>
          <table:table-cell table:style-name="ce198"/>
          <table:table-cell table:number-columns-repeated="6" table:style-name="ce196"/>
          <table:table-cell table:style-name="ce209"/>
          <table:table-cell table:style-name="ce210"/>
          <table:table-cell table:number-columns-repeated="2" table:style-name="ce211"/>
          <table:table-cell table:style-name="ce228"/>
          <table:table-cell table:style-name="ce229"/>
          <table:table-cell table:style-name="ce227"/>
          <table:table-cell table:style-name="ce211"/>
          <table:table-cell table:number-columns-repeated="16359"/>
        </table:table-row>
        <table:table-row table:style-name="ro6">
          <table:table-cell/>
          <table:table-cell office:value-type="date" office:date-value="2020-10-01T00:00:00" table:style-name="ce203">
            <text:p>out-20</text:p>
          </table:table-cell>
          <table:table-cell office:value-type="float" office:value="403554" table:style-name="ce194">
            <text:p>403 554<text:s/></text:p>
          </table:table-cell>
          <table:table-cell office:value-type="float" office:value="55246" table:style-name="ce194">
            <text:p>55 246<text:s/></text:p>
          </table:table-cell>
          <table:table-cell office:value-type="float" office:value="11456" table:style-name="ce194">
            <text:p>11 456<text:s/></text:p>
          </table:table-cell>
          <table:table-cell office:value-type="float" office:value="6974" table:style-name="ce194">
            <text:p>6 974<text:s/></text:p>
          </table:table-cell>
          <table:table-cell table:number-columns-repeated="4" table:style-name="ce196"/>
          <table:table-cell table:style-name="ce198"/>
          <table:table-cell table:number-columns-repeated="6" table:style-name="ce196"/>
          <table:table-cell table:style-name="ce209"/>
          <table:table-cell table:style-name="ce210"/>
          <table:table-cell table:number-columns-repeated="2" table:style-name="ce211"/>
          <table:table-cell table:style-name="ce228"/>
          <table:table-cell table:style-name="ce229"/>
          <table:table-cell table:style-name="ce227"/>
          <table:table-cell table:style-name="ce211"/>
          <table:table-cell table:number-columns-repeated="16359"/>
        </table:table-row>
        <table:table-row table:style-name="ro6">
          <table:table-cell/>
          <table:table-cell office:value-type="date" office:date-value="2020-11-01T00:00:00" table:style-name="ce203">
            <text:p>nov-20</text:p>
          </table:table-cell>
          <table:table-cell office:value-type="float" office:value="398287" table:style-name="ce195">
            <text:p>398 287<text:s/></text:p>
          </table:table-cell>
          <table:table-cell office:value-type="float" office:value="51965" table:style-name="ce195">
            <text:p>51 965<text:s/></text:p>
          </table:table-cell>
          <table:table-cell office:value-type="float" office:value="8412" table:style-name="ce194">
            <text:p>8 412<text:s/></text:p>
          </table:table-cell>
          <table:table-cell office:value-type="float" office:value="6373" table:style-name="ce194">
            <text:p>6 373<text:s/></text:p>
          </table:table-cell>
          <table:table-cell table:number-columns-repeated="4" table:style-name="ce196"/>
          <table:table-cell table:style-name="ce198"/>
          <table:table-cell table:number-columns-repeated="6" table:style-name="ce196"/>
          <table:table-cell table:style-name="ce209"/>
          <table:table-cell table:style-name="ce210"/>
          <table:table-cell table:number-columns-repeated="2" table:style-name="ce211"/>
          <table:table-cell table:style-name="ce228"/>
          <table:table-cell table:style-name="ce229"/>
          <table:table-cell table:style-name="ce227"/>
          <table:table-cell table:style-name="ce211"/>
          <table:table-cell table:number-columns-repeated="16359"/>
        </table:table-row>
        <table:table-row table:style-name="ro6">
          <table:table-cell/>
          <table:table-cell office:value-type="date" office:date-value="2020-12-01T00:00:00" table:style-name="ce203">
            <text:p>dez-20</text:p>
          </table:table-cell>
          <table:table-cell office:value-type="float" office:value="402254" table:style-name="ce194">
            <text:p>402 254<text:s/></text:p>
          </table:table-cell>
          <table:table-cell office:value-type="float" office:value="45731" table:style-name="ce194">
            <text:p>45 731<text:s/></text:p>
          </table:table-cell>
          <table:table-cell office:value-type="float" office:value="7771" table:style-name="ce194">
            <text:p>7 771<text:s/></text:p>
          </table:table-cell>
          <table:table-cell office:value-type="float" office:value="4632" table:style-name="ce194">
            <text:p>4 632<text:s/></text:p>
          </table:table-cell>
          <table:table-cell table:number-columns-repeated="4" table:style-name="ce196"/>
          <table:table-cell table:style-name="ce198"/>
          <table:table-cell table:number-columns-repeated="6" table:style-name="ce196"/>
          <table:table-cell table:style-name="ce209"/>
          <table:table-cell table:style-name="ce210"/>
          <table:table-cell table:number-columns-repeated="2" table:style-name="ce211"/>
          <table:table-cell table:style-name="ce228"/>
          <table:table-cell table:style-name="ce229"/>
          <table:table-cell table:style-name="ce227"/>
          <table:table-cell table:style-name="ce211"/>
          <table:table-cell table:number-columns-repeated="16359"/>
        </table:table-row>
        <table:table-row table:style-name="ro6">
          <table:table-cell/>
          <table:table-cell office:value-type="date" office:date-value="2021-01-01T00:00:00" table:style-name="ce203">
            <text:p>jan-21</text:p>
          </table:table-cell>
          <table:table-cell office:value-type="float" office:value="424359" table:style-name="ce194">
            <text:p>424 359<text:s/></text:p>
          </table:table-cell>
          <table:table-cell office:value-type="float" office:value="49238" table:style-name="ce194">
            <text:p>49 238<text:s/></text:p>
          </table:table-cell>
          <table:table-cell office:value-type="float" office:value="9868" table:style-name="ce194">
            <text:p>9 868<text:s/></text:p>
          </table:table-cell>
          <table:table-cell office:value-type="float" office:value="7405" table:style-name="ce194">
            <text:p>7 405<text:s/></text:p>
          </table:table-cell>
          <table:table-cell table:number-columns-repeated="4" table:style-name="ce196"/>
          <table:table-cell table:style-name="ce198"/>
          <table:table-cell table:number-columns-repeated="6" table:style-name="ce196"/>
          <table:table-cell table:style-name="ce209"/>
          <table:table-cell table:style-name="ce210"/>
          <table:table-cell table:number-columns-repeated="2" table:style-name="ce211"/>
          <table:table-cell table:style-name="ce228"/>
          <table:table-cell table:style-name="ce229"/>
          <table:table-cell table:style-name="ce227"/>
          <table:table-cell table:style-name="ce211"/>
          <table:table-cell table:number-columns-repeated="16359"/>
        </table:table-row>
        <table:table-row table:style-name="ro6">
          <table:table-cell/>
          <table:table-cell office:value-type="date" office:date-value="2021-02-01T00:00:00" table:style-name="ce203">
            <text:p>fev-21</text:p>
          </table:table-cell>
          <table:table-cell office:value-type="float" office:value="431843" table:style-name="ce194">
            <text:p>431 843<text:s/></text:p>
          </table:table-cell>
          <table:table-cell office:value-type="float" office:value="41580" table:style-name="ce194">
            <text:p>41 580<text:s/></text:p>
          </table:table-cell>
          <table:table-cell office:value-type="float" office:value="7677" table:style-name="ce194">
            <text:p>7 677<text:s/></text:p>
          </table:table-cell>
          <table:table-cell office:value-type="float" office:value="4844" table:style-name="ce194">
            <text:p>4 844<text:s/></text:p>
          </table:table-cell>
          <table:table-cell table:number-columns-repeated="4" table:style-name="ce196"/>
          <table:table-cell table:style-name="ce198"/>
          <table:table-cell table:number-columns-repeated="6" table:style-name="ce196"/>
          <table:table-cell table:style-name="ce209"/>
          <table:table-cell table:style-name="ce210"/>
          <table:table-cell table:number-columns-repeated="2" table:style-name="ce211"/>
          <table:table-cell table:style-name="ce228"/>
          <table:table-cell table:style-name="ce229"/>
          <table:table-cell table:number-columns-repeated="2" table:style-name="ce211"/>
          <table:table-cell table:number-columns-repeated="16359"/>
        </table:table-row>
        <table:table-row table:style-name="ro6">
          <table:table-cell/>
          <table:table-cell office:value-type="date" office:date-value="2021-03-01T00:00:00" table:style-name="ce203">
            <text:p>mar-21</text:p>
          </table:table-cell>
          <table:table-cell office:value-type="float" office:value="432851" table:style-name="ce194">
            <text:p>432 851<text:s/></text:p>
          </table:table-cell>
          <table:table-cell office:value-type="float" office:value="43114" table:style-name="ce194">
            <text:p>43 114<text:s/></text:p>
          </table:table-cell>
          <table:table-cell office:value-type="float" office:value="12050" table:style-name="ce194">
            <text:p>12 050<text:s/></text:p>
          </table:table-cell>
          <table:table-cell office:value-type="float" office:value="6899" table:style-name="ce194">
            <text:p>6 899<text:s/></text:p>
          </table:table-cell>
          <table:table-cell table:number-columns-repeated="4" table:style-name="ce196"/>
          <table:table-cell table:style-name="ce198"/>
          <table:table-cell table:number-columns-repeated="6" table:style-name="ce196"/>
          <table:table-cell table:style-name="ce209"/>
          <table:table-cell table:style-name="ce210"/>
          <table:table-cell table:number-columns-repeated="2" table:style-name="ce211"/>
          <table:table-cell table:style-name="ce209"/>
          <table:table-cell table:style-name="ce210"/>
          <table:table-cell table:style-name="ce227"/>
          <table:table-cell table:style-name="ce211"/>
          <table:table-cell table:number-columns-repeated="16359"/>
        </table:table-row>
        <table:table-row table:style-name="ro6">
          <table:table-cell/>
          <table:table-cell office:value-type="date" office:date-value="2021-04-01T00:00:00" table:style-name="ce203">
            <text:p>abr-21</text:p>
          </table:table-cell>
          <table:table-cell office:value-type="float" office:value="423888" table:style-name="ce194">
            <text:p>423 888<text:s/></text:p>
          </table:table-cell>
          <table:table-cell office:value-type="float" office:value="37249" table:style-name="ce194">
            <text:p>37 249<text:s/></text:p>
          </table:table-cell>
          <table:table-cell office:value-type="float" office:value="12906" table:style-name="ce194">
            <text:p>12 906<text:s/></text:p>
          </table:table-cell>
          <table:table-cell office:value-type="float" office:value="7848" table:style-name="ce194">
            <text:p>7 848<text:s/></text:p>
          </table:table-cell>
          <table:table-cell table:number-columns-repeated="4" table:style-name="ce196"/>
          <table:table-cell table:style-name="ce198"/>
          <table:table-cell table:number-columns-repeated="6" table:style-name="ce196"/>
          <table:table-cell table:style-name="ce209"/>
          <table:table-cell table:style-name="ce210"/>
          <table:table-cell table:number-columns-repeated="2" table:style-name="ce211"/>
          <table:table-cell table:style-name="ce226"/>
          <table:table-cell table:style-name="ce229"/>
          <table:table-cell table:style-name="ce227"/>
          <table:table-cell table:style-name="ce211"/>
          <table:table-cell table:number-columns-repeated="16359"/>
        </table:table-row>
        <table:table-row table:style-name="ro6">
          <table:table-cell/>
          <table:table-cell office:value-type="date" office:date-value="2021-05-01T00:00:00" table:style-name="ce347">
            <text:p>mai-21</text:p>
          </table:table-cell>
          <table:table-cell office:value-type="float" office:value="402183" table:style-name="ce194">
            <text:p>402 183<text:s/></text:p>
          </table:table-cell>
          <table:table-cell office:value-type="float" office:value="34083" table:style-name="ce194">
            <text:p>34 083<text:s/></text:p>
          </table:table-cell>
          <table:table-cell office:value-type="float" office:value="17563" table:style-name="ce194">
            <text:p>17 563<text:s/></text:p>
          </table:table-cell>
          <table:table-cell office:value-type="float" office:value="10123" table:style-name="ce194">
            <text:p>10 123<text:s/></text:p>
          </table:table-cell>
          <table:table-cell table:style-name="ce196"/>
          <table:table-cell table:number-columns-repeated="2" table:style-name="ce197"/>
          <table:table-cell table:style-name="ce198"/>
          <table:table-cell table:number-columns-repeated="5" table:style-name="ce197"/>
          <table:table-cell table:number-columns-repeated="16369" table:style-name="ce196"/>
        </table:table-row>
        <table:table-row table:style-name="ro6">
          <table:table-cell/>
          <table:table-cell office:value-type="date" office:date-value="2021-06-01T00:00:00" table:style-name="ce347">
            <text:p>jun-21</text:p>
          </table:table-cell>
          <table:table-cell office:value-type="float" office:value="377872" table:style-name="ce287">
            <text:p>377 872<text:s/></text:p>
          </table:table-cell>
          <table:table-cell office:value-type="float" office:value="31617" table:style-name="ce287">
            <text:p>31 617<text:s/></text:p>
          </table:table-cell>
          <table:table-cell office:value-type="float" office:value="16186" table:style-name="ce287">
            <text:p>16 186<text:s/></text:p>
          </table:table-cell>
          <table:table-cell office:value-type="float" office:value="9686" table:style-name="ce287">
            <text:p>9 686<text:s/></text:p>
          </table:table-cell>
          <table:table-cell table:style-name="ce196"/>
          <table:table-cell table:number-columns-repeated="2" table:style-name="ce197"/>
          <table:table-cell table:number-columns-repeated="2" table:style-name="ce198"/>
          <table:table-cell table:number-columns-repeated="6" table:style-name="ce196"/>
          <table:table-cell table:style-name="ce209"/>
          <table:table-cell table:style-name="ce210"/>
          <table:table-cell table:number-columns-repeated="2" table:style-name="ce211"/>
          <table:table-cell table:style-name="ce226"/>
          <table:table-cell table:style-name="ce229"/>
          <table:table-cell table:style-name="ce227"/>
          <table:table-cell table:style-name="ce211"/>
          <table:table-cell table:number-columns-repeated="16359" table:style-name="ce196"/>
        </table:table-row>
        <table:table-row table:number-rows-repeated="2" table:style-name="ro6">
          <table:table-cell/>
          <table:table-cell table:number-columns-repeated="5" table:style-name="ce196"/>
          <table:table-cell table:style-name="ce204"/>
          <table:table-cell table:number-columns-repeated="2" table:style-name="ce197"/>
          <table:table-cell table:number-columns-repeated="2" table:style-name="ce198"/>
          <table:table-cell table:number-columns-repeated="4" table:style-name="ce197"/>
          <table:table-cell table:style-name="ce205"/>
          <table:table-cell table:number-columns-repeated="16368" table:style-name="ce196"/>
        </table:table-row>
        <table:table-row table:style-name="ro6">
          <table:table-cell/>
          <table:table-cell table:style-name="ce312"/>
          <table:table-cell table:number-columns-repeated="3" table:style-name="ce313"/>
          <table:table-cell office:value-type="string" table:number-columns-spanned="2" table:number-rows-spanned="1" table:style-name="ce372">
            <text:p>variação anterior</text:p>
          </table:table-cell>
          <table:covered-table-cell/>
          <table:table-cell office:value-type="string" table:number-columns-spanned="2" table:number-rows-spanned="1" table:style-name="ce372">
            <text:p>variação homóloga</text:p>
          </table:table-cell>
          <table:covered-table-cell/>
          <table:table-cell table:style-name="ce293"/>
          <table:table-cell office:value-type="string" table:style-name="ce340">
            <text:p>Não mexer</text:p>
          </table:table-cell>
          <table:table-cell table:number-columns-repeated="4" table:style-name="ce197"/>
          <table:table-cell table:style-name="ce205"/>
          <table:table-cell table:number-columns-repeated="16368" table:style-name="ce196"/>
        </table:table-row>
        <table:table-row table:style-name="ro10">
          <table:table-cell/>
          <table:table-cell office:value-type="string" table:style-name="ce314">
            <text:p>TOTAL PAÍS</text:p>
          </table:table-cell>
          <table:table-cell office:value-type="string" table:style-name="ce315">
            <text:p>202106</text:p>
          </table:table-cell>
          <table:table-cell office:value-type="string" table:style-name="ce316">
            <text:p>202105</text:p>
          </table:table-cell>
          <table:table-cell office:value-type="string" table:style-name="ce316">
            <text:p>202006</text:p>
          </table:table-cell>
          <table:table-cell office:value-type="string" table:style-name="ce317">
            <text:p>va</text:p>
          </table:table-cell>
          <table:table-cell office:value-type="string" table:style-name="ce318">
            <text:p>%</text:p>
          </table:table-cell>
          <table:table-cell office:value-type="string" table:style-name="ce317">
            <text:p>va</text:p>
          </table:table-cell>
          <table:table-cell office:value-type="string" table:style-name="ce318">
            <text:p>%</text:p>
          </table:table-cell>
          <table:table-cell table:style-name="ce289"/>
          <table:table-cell table:style-name="ce198"/>
          <table:table-cell table:number-columns-repeated="4" table:style-name="ce197"/>
          <table:table-cell table:style-name="ce205"/>
          <table:table-cell table:number-columns-repeated="16368" table:style-name="ce196"/>
        </table:table-row>
        <table:table-row table:style-name="ro6">
          <table:table-cell/>
          <table:table-cell office:value-type="string" table:style-name="ce319">
            <text:p>desemprego registado</text:p>
          </table:table-cell>
          <table:table-cell office:value-type="float" office:value="377872" table:style-name="ce320">
            <text:p>377 872</text:p>
          </table:table-cell>
          <table:table-cell office:value-type="float" office:value="402183" table:style-name="ce320">
            <text:p>402 183</text:p>
          </table:table-cell>
          <table:table-cell office:value-type="float" office:value="406665" table:style-name="ce320">
            <text:p>406 665</text:p>
          </table:table-cell>
          <table:table-cell office:value-type="float" office:value="-24311" table:style-name="ce320">
            <text:p>-24 311</text:p>
          </table:table-cell>
          <table:table-cell office:value-type="float" office:value="-6.0447607183794441" table:style-name="ce321">
            <text:p>-6,0</text:p>
          </table:table-cell>
          <table:table-cell office:value-type="float" office:value="-28793" table:style-name="ce320">
            <text:p>-28 793</text:p>
          </table:table-cell>
          <table:table-cell office:value-type="float" office:value="-7.0802749191595042" table:style-name="ce321">
            <text:p>-7,1</text:p>
          </table:table-cell>
          <table:table-cell table:style-name="ce289"/>
          <table:table-cell table:style-name="ce198"/>
          <table:table-cell table:style-name="ce197"/>
          <table:table-cell table:style-name="ce346"/>
          <table:table-cell table:number-columns-repeated="16371" table:style-name="ce196"/>
        </table:table-row>
        <table:table-row table:style-name="ro6">
          <table:table-cell/>
          <table:table-cell table:style-name="ce322"/>
          <table:table-cell table:number-columns-repeated="4" table:style-name="ce323"/>
          <table:table-cell table:style-name="ce324"/>
          <table:table-cell table:style-name="ce323"/>
          <table:table-cell table:style-name="ce324"/>
          <table:table-cell table:style-name="ce289"/>
          <table:table-cell table:style-name="ce198"/>
          <table:table-cell table:style-name="ce197"/>
          <table:table-cell table:style-name="ce346"/>
          <table:table-cell table:number-columns-repeated="16371" table:style-name="ce196"/>
        </table:table-row>
        <table:table-row table:style-name="ro6">
          <table:table-cell/>
          <table:table-cell office:value-type="string" table:style-name="ce322">
            <text:p>homens</text:p>
          </table:table-cell>
          <table:table-cell office:value-type="float" office:value="164346" table:style-name="ce325">
            <text:p>164 346</text:p>
          </table:table-cell>
          <table:table-cell office:value-type="float" office:value="175817" table:style-name="ce323">
            <text:p>175 817</text:p>
          </table:table-cell>
          <table:table-cell office:value-type="float" office:value="180094" table:style-name="ce323">
            <text:p>180 094</text:p>
          </table:table-cell>
          <table:table-cell office:value-type="float" office:value="-11471" table:style-name="ce323">
            <text:p>-11 471</text:p>
          </table:table-cell>
          <table:table-cell office:value-type="float" office:value="-6.5243975269740702" table:style-name="ce324">
            <text:p>-6,5</text:p>
          </table:table-cell>
          <table:table-cell office:value-type="float" office:value="-15748" table:style-name="ce323">
            <text:p>-15 748</text:p>
          </table:table-cell>
          <table:table-cell office:value-type="float" office:value="-8.7443224094084204" table:style-name="ce324">
            <text:p>-8,7</text:p>
          </table:table-cell>
          <table:table-cell table:style-name="ce289"/>
          <table:table-cell table:style-name="ce198"/>
          <table:table-cell table:style-name="ce197"/>
          <table:table-cell table:style-name="ce346"/>
          <table:table-cell table:number-columns-repeated="16371" table:style-name="ce196"/>
        </table:table-row>
        <table:table-row table:style-name="ro6">
          <table:table-cell/>
          <table:table-cell office:value-type="string" table:style-name="ce322">
            <text:p>mulheres</text:p>
          </table:table-cell>
          <table:table-cell office:value-type="float" office:value="213526" table:style-name="ce325">
            <text:p>213 526</text:p>
          </table:table-cell>
          <table:table-cell office:value-type="float" office:value="226366" table:style-name="ce323">
            <text:p>226 366</text:p>
          </table:table-cell>
          <table:table-cell office:value-type="float" office:value="226571" table:style-name="ce323">
            <text:p>226 571</text:p>
          </table:table-cell>
          <table:table-cell office:value-type="float" office:value="-12840" table:style-name="ce323">
            <text:p>-12 840</text:p>
          </table:table-cell>
          <table:table-cell office:value-type="float" office:value="-5.6722299285228344" table:style-name="ce324">
            <text:p>-5,7</text:p>
          </table:table-cell>
          <table:table-cell office:value-type="float" office:value="-13045" table:style-name="ce323">
            <text:p>-13 045</text:p>
          </table:table-cell>
          <table:table-cell office:value-type="float" office:value="-5.7575770950386413" table:style-name="ce324">
            <text:p>-5,8</text:p>
          </table:table-cell>
          <table:table-cell table:style-name="ce289"/>
          <table:table-cell table:style-name="ce198"/>
          <table:table-cell table:style-name="ce197"/>
          <table:table-cell table:style-name="ce346"/>
          <table:table-cell table:number-columns-repeated="6" table:style-name="ce196"/>
          <table:table-cell table:number-columns-repeated="2" table:style-name="ce197"/>
          <table:table-cell table:style-name="ce198"/>
          <table:table-cell table:number-columns-repeated="5" table:style-name="ce197"/>
          <table:table-cell table:number-columns-repeated="16357"/>
        </table:table-row>
        <table:table-row table:style-name="ro6">
          <table:table-cell/>
          <table:table-cell table:style-name="ce322"/>
          <table:table-cell table:number-columns-repeated="4" table:style-name="ce326"/>
          <table:table-cell table:style-name="ce324"/>
          <table:table-cell table:style-name="ce326"/>
          <table:table-cell table:style-name="ce324"/>
          <table:table-cell table:style-name="ce289"/>
          <table:table-cell table:style-name="ce198"/>
          <table:table-cell table:style-name="ce197"/>
          <table:table-cell table:style-name="ce346"/>
          <table:table-cell table:number-columns-repeated="6" table:style-name="ce196"/>
          <table:table-cell table:number-columns-repeated="2" table:style-name="ce197"/>
          <table:table-cell table:style-name="ce198"/>
          <table:table-cell table:number-columns-repeated="5" table:style-name="ce197"/>
          <table:table-cell table:number-columns-repeated="16357"/>
        </table:table-row>
        <table:table-row table:style-name="ro6">
          <table:table-cell/>
          <table:table-cell office:value-type="string" table:style-name="ce322">
            <text:p>&lt; 25 anos</text:p>
          </table:table-cell>
          <table:table-cell office:value-type="float" office:value="40958" table:style-name="ce325">
            <text:p>40 958</text:p>
          </table:table-cell>
          <table:table-cell office:value-type="float" office:value="45070" table:style-name="ce323">
            <text:p>45 070</text:p>
          </table:table-cell>
          <table:table-cell office:value-type="float" office:value="45138" table:style-name="ce323">
            <text:p>45 138</text:p>
          </table:table-cell>
          <table:table-cell office:value-type="float" office:value="-4112" table:style-name="ce323">
            <text:p>-4 112</text:p>
          </table:table-cell>
          <table:table-cell office:value-type="float" office:value="-9.1235855336143779" table:style-name="ce324">
            <text:p>-9,1</text:p>
          </table:table-cell>
          <table:table-cell office:value-type="float" office:value="-4180" table:style-name="ce323">
            <text:p>-4 180</text:p>
          </table:table-cell>
          <table:table-cell office:value-type="float" office:value="-9.2604900527271923" table:style-name="ce324">
            <text:p>-9,3</text:p>
          </table:table-cell>
          <table:table-cell table:style-name="ce289"/>
          <table:table-cell table:style-name="ce198"/>
          <table:table-cell table:style-name="ce197"/>
          <table:table-cell table:style-name="ce346"/>
          <table:table-cell table:number-columns-repeated="6" table:style-name="ce196"/>
          <table:table-cell table:number-columns-repeated="2" table:style-name="ce197"/>
          <table:table-cell table:style-name="ce198"/>
          <table:table-cell table:number-columns-repeated="5" table:style-name="ce197"/>
          <table:table-cell table:number-columns-repeated="16357"/>
        </table:table-row>
        <table:table-row table:style-name="ro6">
          <table:table-cell/>
          <table:table-cell office:value-type="string" table:style-name="ce322">
            <text:p>&gt;= 25 anos</text:p>
          </table:table-cell>
          <table:table-cell office:value-type="float" office:value="336914" table:style-name="ce325">
            <text:p>336 914</text:p>
          </table:table-cell>
          <table:table-cell office:value-type="float" office:value="357113" table:style-name="ce323">
            <text:p>357 113</text:p>
          </table:table-cell>
          <table:table-cell office:value-type="float" office:value="361527" table:style-name="ce323">
            <text:p>361 527</text:p>
          </table:table-cell>
          <table:table-cell office:value-type="float" office:value="-20199" table:style-name="ce323">
            <text:p>-20 199</text:p>
          </table:table-cell>
          <table:table-cell office:value-type="float" office:value="-5.656192857722905" table:style-name="ce324">
            <text:p>-5,7</text:p>
          </table:table-cell>
          <table:table-cell office:value-type="float" office:value="-24613" table:style-name="ce323">
            <text:p>-24 613</text:p>
          </table:table-cell>
          <table:table-cell office:value-type="float" office:value="-6.8080668940355764" table:style-name="ce324">
            <text:p>-6,8</text:p>
          </table:table-cell>
          <table:table-cell table:style-name="ce289"/>
          <table:table-cell table:style-name="ce198"/>
          <table:table-cell table:style-name="ce197"/>
          <table:table-cell table:style-name="ce346"/>
          <table:table-cell table:number-columns-repeated="6" table:style-name="ce196"/>
          <table:table-cell table:number-columns-repeated="2" table:style-name="ce197"/>
          <table:table-cell table:style-name="ce198"/>
          <table:table-cell table:number-columns-repeated="5" table:style-name="ce197"/>
          <table:table-cell table:number-columns-repeated="16357"/>
        </table:table-row>
        <table:table-row table:style-name="ro6">
          <table:table-cell/>
          <table:table-cell table:style-name="ce322"/>
          <table:table-cell table:style-name="ce325"/>
          <table:table-cell table:number-columns-repeated="3" table:style-name="ce323"/>
          <table:table-cell table:style-name="ce324"/>
          <table:table-cell table:style-name="ce323"/>
          <table:table-cell table:style-name="ce324"/>
          <table:table-cell table:style-name="ce289"/>
          <table:table-cell table:style-name="ce197"/>
          <table:table-cell table:style-name="ce196"/>
          <table:table-cell table:style-name="ce346"/>
          <table:table-cell table:number-columns-repeated="5" table:style-name="ce196"/>
          <table:table-cell table:number-columns-repeated="2" table:style-name="ce197"/>
          <table:table-cell table:style-name="ce198"/>
          <table:table-cell table:number-columns-repeated="5" table:style-name="ce197"/>
          <table:table-cell table:number-columns-repeated="16358" table:style-name="ce196"/>
        </table:table-row>
        <table:table-row table:style-name="ro6">
          <table:table-cell/>
          <table:table-cell office:value-type="string" table:style-name="ce322">
            <text:p>&lt; 1 ano inscrição</text:p>
          </table:table-cell>
          <table:table-cell office:value-type="float" office:value="199647" table:style-name="ce325">
            <text:p>199 647</text:p>
          </table:table-cell>
          <table:table-cell office:value-type="float" office:value="222061" table:style-name="ce323">
            <text:p>222 061</text:p>
          </table:table-cell>
          <table:table-cell office:value-type="float" office:value="270785" table:style-name="ce323">
            <text:p>270 785</text:p>
          </table:table-cell>
          <table:table-cell office:value-type="float" office:value="-22414" table:style-name="ce323">
            <text:p>-22 414</text:p>
          </table:table-cell>
          <table:table-cell office:value-type="float" office:value="-10.093622923430949" table:style-name="ce324">
            <text:p>-10,1</text:p>
          </table:table-cell>
          <table:table-cell office:value-type="float" office:value="-71138" table:style-name="ce323">
            <text:p>-71 138</text:p>
          </table:table-cell>
          <table:table-cell office:value-type="float" office:value="-26.2710268294034" table:style-name="ce324">
            <text:p>-26,3</text:p>
          </table:table-cell>
          <table:table-cell table:style-name="ce289"/>
          <table:table-cell table:style-name="ce197"/>
          <table:table-cell table:style-name="ce196"/>
          <table:table-cell table:style-name="ce346"/>
          <table:table-cell table:number-columns-repeated="5" table:style-name="ce196"/>
          <table:table-cell table:number-columns-repeated="2" table:style-name="ce197"/>
          <table:table-cell table:style-name="ce198"/>
          <table:table-cell table:number-columns-repeated="5" table:style-name="ce197"/>
          <table:table-cell table:number-columns-repeated="16358" table:style-name="ce196"/>
        </table:table-row>
        <table:table-row table:style-name="ro6">
          <table:table-cell/>
          <table:table-cell office:value-type="string" table:style-name="ce322">
            <text:p>&gt;= 1 ano inscrição</text:p>
          </table:table-cell>
          <table:table-cell office:value-type="float" office:value="178225" table:style-name="ce325">
            <text:p>178 225</text:p>
          </table:table-cell>
          <table:table-cell office:value-type="float" office:value="180122" table:style-name="ce323">
            <text:p>180 122</text:p>
          </table:table-cell>
          <table:table-cell office:value-type="float" office:value="135880" table:style-name="ce323">
            <text:p>135 880</text:p>
          </table:table-cell>
          <table:table-cell office:value-type="float" office:value="-1897" table:style-name="ce323">
            <text:p>-1 897</text:p>
          </table:table-cell>
          <table:table-cell office:value-type="float" office:value="-1.0531750702301774" table:style-name="ce324">
            <text:p>-1,1</text:p>
          </table:table-cell>
          <table:table-cell office:value-type="float" office:value="42345" table:style-name="ce323">
            <text:p>42 345</text:p>
          </table:table-cell>
          <table:table-cell office:value-type="float" office:value="31.163526641153961" table:style-name="ce324">
            <text:p>31,2</text:p>
          </table:table-cell>
          <table:table-cell table:style-name="ce289"/>
          <table:table-cell table:style-name="ce197"/>
          <table:table-cell table:style-name="ce196"/>
          <table:table-cell table:style-name="ce346"/>
          <table:table-cell table:number-columns-repeated="5" table:style-name="ce196"/>
          <table:table-cell table:number-columns-repeated="2" table:style-name="ce197"/>
          <table:table-cell table:style-name="ce198"/>
          <table:table-cell table:number-columns-repeated="5" table:style-name="ce197"/>
          <table:table-cell table:number-columns-repeated="16358" table:style-name="ce196"/>
        </table:table-row>
        <table:table-row table:style-name="ro11">
          <table:table-cell/>
          <table:table-cell table:style-name="ce322"/>
          <table:table-cell table:style-name="ce325"/>
          <table:table-cell table:number-columns-repeated="3" table:style-name="ce323"/>
          <table:table-cell table:style-name="ce324"/>
          <table:table-cell table:style-name="ce323"/>
          <table:table-cell table:style-name="ce324"/>
          <table:table-cell table:style-name="ce289"/>
          <table:table-cell table:style-name="ce197"/>
          <table:table-cell table:style-name="ce196"/>
          <table:table-cell table:style-name="ce346"/>
          <table:table-cell table:number-columns-repeated="5" table:style-name="ce196"/>
          <table:table-cell table:number-columns-repeated="2" table:style-name="ce197"/>
          <table:table-cell table:style-name="ce198"/>
          <table:table-cell table:number-columns-repeated="5" table:style-name="ce197"/>
          <table:table-cell table:number-columns-repeated="16358"/>
        </table:table-row>
        <table:table-row table:style-name="ro6">
          <table:table-cell/>
          <table:table-cell office:value-type="string" table:style-name="ce322">
            <text:p>primeiro emprego</text:p>
          </table:table-cell>
          <table:table-cell office:value-type="float" office:value="32677" table:style-name="ce325">
            <text:p>32 677</text:p>
          </table:table-cell>
          <table:table-cell office:value-type="float" office:value="33203" table:style-name="ce323">
            <text:p>33 203</text:p>
          </table:table-cell>
          <table:table-cell office:value-type="float" office:value="26718" table:style-name="ce323">
            <text:p>26 718</text:p>
          </table:table-cell>
          <table:table-cell office:value-type="float" office:value="-526" table:style-name="ce323">
            <text:p>- 526</text:p>
          </table:table-cell>
          <table:table-cell office:value-type="float" office:value="-1.5841941993193387" table:style-name="ce324">
            <text:p>-1,6</text:p>
          </table:table-cell>
          <table:table-cell office:value-type="float" office:value="5959" table:style-name="ce323">
            <text:p>5 959</text:p>
          </table:table-cell>
          <table:table-cell office:value-type="float" office:value="22.303316116475784" table:style-name="ce324">
            <text:p>22,3</text:p>
          </table:table-cell>
          <table:table-cell table:style-name="ce289"/>
          <table:table-cell table:style-name="ce197"/>
          <table:table-cell table:style-name="ce196"/>
          <table:table-cell table:style-name="ce346"/>
          <table:table-cell table:number-columns-repeated="5" table:style-name="ce196"/>
          <table:table-cell table:number-columns-repeated="2" table:style-name="ce197"/>
          <table:table-cell table:style-name="ce198"/>
          <table:table-cell table:number-columns-repeated="5" table:style-name="ce197"/>
          <table:table-cell table:number-columns-repeated="16358"/>
        </table:table-row>
        <table:table-row table:style-name="ro6">
          <table:table-cell/>
          <table:table-cell office:value-type="string" table:style-name="ce322">
            <text:p>novo emprego</text:p>
          </table:table-cell>
          <table:table-cell office:value-type="float" office:value="345195" table:style-name="ce325">
            <text:p>345 195</text:p>
          </table:table-cell>
          <table:table-cell office:value-type="float" office:value="368980" table:style-name="ce323">
            <text:p>368 980</text:p>
          </table:table-cell>
          <table:table-cell office:value-type="float" office:value="379947" table:style-name="ce323">
            <text:p>379 947</text:p>
          </table:table-cell>
          <table:table-cell office:value-type="float" office:value="-23785" table:style-name="ce323">
            <text:p>-23 785</text:p>
          </table:table-cell>
          <table:table-cell office:value-type="float" office:value="-6.4461488427557043" table:style-name="ce324">
            <text:p>-6,4</text:p>
          </table:table-cell>
          <table:table-cell office:value-type="float" office:value="-34752" table:style-name="ce323">
            <text:p>-34 752</text:p>
          </table:table-cell>
          <table:table-cell office:value-type="float" office:value="-9.1465388593672277" table:style-name="ce324">
            <text:p>-9,1</text:p>
          </table:table-cell>
          <table:table-cell table:style-name="ce289"/>
          <table:table-cell table:style-name="ce197"/>
          <table:table-cell table:style-name="ce196"/>
          <table:table-cell table:style-name="ce346"/>
          <table:table-cell table:number-columns-repeated="5" table:style-name="ce196"/>
          <table:table-cell table:number-columns-repeated="2" table:style-name="ce197"/>
          <table:table-cell table:style-name="ce198"/>
          <table:table-cell table:number-columns-repeated="5" table:style-name="ce197"/>
          <table:table-cell table:number-columns-repeated="16358"/>
        </table:table-row>
        <table:table-row table:style-name="ro6">
          <table:table-cell/>
          <table:table-cell table:style-name="ce322"/>
          <table:table-cell table:style-name="ce325"/>
          <table:table-cell table:number-columns-repeated="3" table:style-name="ce323"/>
          <table:table-cell table:style-name="ce324"/>
          <table:table-cell table:style-name="ce323"/>
          <table:table-cell table:style-name="ce324"/>
          <table:table-cell table:style-name="ce289"/>
          <table:table-cell table:style-name="ce197"/>
          <table:table-cell table:style-name="ce196"/>
          <table:table-cell table:style-name="ce346"/>
          <table:table-cell table:number-columns-repeated="5" table:style-name="ce196"/>
          <table:table-cell table:number-columns-repeated="2" table:style-name="ce197"/>
          <table:table-cell table:style-name="ce198"/>
          <table:table-cell table:number-columns-repeated="5" table:style-name="ce197"/>
          <table:table-cell table:number-columns-repeated="16358"/>
        </table:table-row>
        <table:table-row table:style-name="ro6">
          <table:table-cell/>
          <table:table-cell office:value-type="string" table:style-name="ce322">
            <text:p>nenhum nível instrução</text:p>
          </table:table-cell>
          <table:table-cell office:value-type="float" office:value="30048" table:style-name="ce325">
            <text:p>30 048</text:p>
          </table:table-cell>
          <table:table-cell office:value-type="float" office:value="31096" table:style-name="ce323">
            <text:p>31 096</text:p>
          </table:table-cell>
          <table:table-cell office:value-type="float" office:value="25529" table:style-name="ce323">
            <text:p>25 529</text:p>
          </table:table-cell>
          <table:table-cell office:value-type="float" office:value="-1048" table:style-name="ce323">
            <text:p>-1 048</text:p>
          </table:table-cell>
          <table:table-cell office:value-type="float" office:value="-3.3702083869307953" table:style-name="ce324">
            <text:p>-3,4</text:p>
          </table:table-cell>
          <table:table-cell office:value-type="float" office:value="4519" table:style-name="ce323">
            <text:p>4 519</text:p>
          </table:table-cell>
          <table:table-cell office:value-type="float" office:value="17.701437580790476" table:style-name="ce324">
            <text:p>17,7</text:p>
          </table:table-cell>
          <table:table-cell table:style-name="ce289"/>
          <table:table-cell table:style-name="ce197"/>
          <table:table-cell table:style-name="ce196"/>
          <table:table-cell table:style-name="ce346"/>
          <table:table-cell table:number-columns-repeated="5" table:style-name="ce196"/>
          <table:table-cell table:number-columns-repeated="2" table:style-name="ce197"/>
          <table:table-cell table:style-name="ce198"/>
          <table:table-cell table:number-columns-repeated="5" table:style-name="ce197"/>
          <table:table-cell table:number-columns-repeated="16358"/>
        </table:table-row>
        <table:table-row table:style-name="ro6">
          <table:table-cell/>
          <table:table-cell office:value-type="string" table:style-name="ce322">
            <text:p>1º ciclo ensino básico</text:p>
          </table:table-cell>
          <table:table-cell office:value-type="float" office:value="54122" table:style-name="ce325">
            <text:p>54 122</text:p>
          </table:table-cell>
          <table:table-cell office:value-type="float" office:value="56802" table:style-name="ce323">
            <text:p>56 802</text:p>
          </table:table-cell>
          <table:table-cell office:value-type="float" office:value="58187" table:style-name="ce323">
            <text:p>58 187</text:p>
          </table:table-cell>
          <table:table-cell office:value-type="float" office:value="-2680" table:style-name="ce323">
            <text:p>-2 680</text:p>
          </table:table-cell>
          <table:table-cell office:value-type="float" office:value="-4.718143727333544" table:style-name="ce324">
            <text:p>-4,7</text:p>
          </table:table-cell>
          <table:table-cell office:value-type="float" office:value="-4065" table:style-name="ce323">
            <text:p>-4 065</text:p>
          </table:table-cell>
          <table:table-cell office:value-type="float" office:value="-6.9860965507759474" table:style-name="ce324">
            <text:p>-7,0</text:p>
          </table:table-cell>
          <table:table-cell table:style-name="ce289"/>
          <table:table-cell table:style-name="ce197"/>
          <table:table-cell table:style-name="ce196"/>
          <table:table-cell table:style-name="ce346"/>
          <table:table-cell table:number-columns-repeated="5" table:style-name="ce196"/>
          <table:table-cell table:number-columns-repeated="2" table:style-name="ce197"/>
          <table:table-cell table:style-name="ce198"/>
          <table:table-cell table:number-columns-repeated="5" table:style-name="ce197"/>
          <table:table-cell table:number-columns-repeated="16358"/>
        </table:table-row>
        <table:table-row table:style-name="ro6">
          <table:table-cell/>
          <table:table-cell office:value-type="string" table:style-name="ce322">
            <text:p>2º ciclo ensino básico</text:p>
          </table:table-cell>
          <table:table-cell office:value-type="float" office:value="52739" table:style-name="ce325">
            <text:p>52 739</text:p>
          </table:table-cell>
          <table:table-cell office:value-type="float" office:value="56929" table:style-name="ce323">
            <text:p>56 929</text:p>
          </table:table-cell>
          <table:table-cell office:value-type="float" office:value="58672" table:style-name="ce323">
            <text:p>58 672</text:p>
          </table:table-cell>
          <table:table-cell office:value-type="float" office:value="-4190" table:style-name="ce323">
            <text:p>-4 190</text:p>
          </table:table-cell>
          <table:table-cell office:value-type="float" office:value="-7.36004496829384" table:style-name="ce324">
            <text:p>-7,4</text:p>
          </table:table-cell>
          <table:table-cell office:value-type="float" office:value="-5933" table:style-name="ce323">
            <text:p>-5 933</text:p>
          </table:table-cell>
          <table:table-cell office:value-type="float" office:value="-10.112148895554949" table:style-name="ce324">
            <text:p>-10,1</text:p>
          </table:table-cell>
          <table:table-cell table:style-name="ce289"/>
          <table:table-cell table:style-name="ce197"/>
          <table:table-cell table:style-name="ce196"/>
          <table:table-cell table:number-columns-repeated="2" table:style-name="ce346"/>
          <table:table-cell table:number-columns-repeated="4" table:style-name="ce196"/>
          <table:table-cell table:number-columns-repeated="2" table:style-name="ce197"/>
          <table:table-cell table:style-name="ce198"/>
          <table:table-cell table:number-columns-repeated="5" table:style-name="ce197"/>
          <table:table-cell table:number-columns-repeated="16358"/>
        </table:table-row>
        <table:table-row table:style-name="ro6">
          <table:table-cell/>
          <table:table-cell office:value-type="string" table:style-name="ce322">
            <text:p>3º ciclo ensino básico</text:p>
          </table:table-cell>
          <table:table-cell office:value-type="float" office:value="75913" table:style-name="ce325">
            <text:p>75 913</text:p>
          </table:table-cell>
          <table:table-cell office:value-type="float" office:value="81820" table:style-name="ce323">
            <text:p>81 820</text:p>
          </table:table-cell>
          <table:table-cell office:value-type="float" office:value="84684" table:style-name="ce323">
            <text:p>84 684</text:p>
          </table:table-cell>
          <table:table-cell office:value-type="float" office:value="-5907" table:style-name="ce323">
            <text:p>-5 907</text:p>
          </table:table-cell>
          <table:table-cell office:value-type="float" office:value="-7.2195062331948181" table:style-name="ce324">
            <text:p>-7,2</text:p>
          </table:table-cell>
          <table:table-cell office:value-type="float" office:value="-8771" table:style-name="ce323">
            <text:p>-8 771</text:p>
          </table:table-cell>
          <table:table-cell office:value-type="float" office:value="-10.357328420953191" table:style-name="ce324">
            <text:p>-10,4</text:p>
          </table:table-cell>
          <table:table-cell table:style-name="ce289"/>
          <table:table-cell table:style-name="ce197"/>
          <table:table-cell table:style-name="ce196"/>
          <table:table-cell table:style-name="ce346"/>
          <table:table-cell table:number-columns-repeated="5" table:style-name="ce196"/>
          <table:table-cell table:number-columns-repeated="2" table:style-name="ce197"/>
          <table:table-cell table:style-name="ce198"/>
          <table:table-cell table:number-columns-repeated="5" table:style-name="ce197"/>
          <table:table-cell table:number-columns-repeated="16358"/>
        </table:table-row>
        <table:table-row table:style-name="ro6">
          <table:table-cell/>
          <table:table-cell office:value-type="string" table:style-name="ce322">
            <text:p>secundário</text:p>
          </table:table-cell>
          <table:table-cell office:value-type="float" office:value="115820" table:style-name="ce325">
            <text:p>115 820</text:p>
          </table:table-cell>
          <table:table-cell office:value-type="float" office:value="124464" table:style-name="ce323">
            <text:p>124 464</text:p>
          </table:table-cell>
          <table:table-cell office:value-type="float" office:value="129059" table:style-name="ce323">
            <text:p>129 059</text:p>
          </table:table-cell>
          <table:table-cell office:value-type="float" office:value="-8644" table:style-name="ce323">
            <text:p>-8 644</text:p>
          </table:table-cell>
          <table:table-cell office:value-type="float" office:value="-6.9449800745597114" table:style-name="ce324">
            <text:p>-6,9</text:p>
          </table:table-cell>
          <table:table-cell office:value-type="float" office:value="-13239" table:style-name="ce323">
            <text:p>-13 239</text:p>
          </table:table-cell>
          <table:table-cell office:value-type="float" office:value="-10.258099008980388" table:style-name="ce324">
            <text:p>-10,3</text:p>
          </table:table-cell>
          <table:table-cell table:style-name="ce289"/>
          <table:table-cell table:style-name="ce197"/>
          <table:table-cell table:style-name="ce196"/>
          <table:table-cell table:style-name="ce346"/>
          <table:table-cell table:number-columns-repeated="5" table:style-name="ce196"/>
          <table:table-cell table:number-columns-repeated="2" table:style-name="ce197"/>
          <table:table-cell table:style-name="ce198"/>
          <table:table-cell table:number-columns-repeated="5" table:style-name="ce197"/>
          <table:table-cell table:number-columns-repeated="16358"/>
        </table:table-row>
        <table:table-row table:style-name="ro6">
          <table:table-cell/>
          <table:table-cell office:value-type="string" table:style-name="ce322">
            <text:p>superior</text:p>
          </table:table-cell>
          <table:table-cell office:value-type="float" office:value="49230" table:style-name="ce325">
            <text:p>49 230</text:p>
          </table:table-cell>
          <table:table-cell office:value-type="float" office:value="51072" table:style-name="ce323">
            <text:p>51 072</text:p>
          </table:table-cell>
          <table:table-cell office:value-type="float" office:value="50534" table:style-name="ce323">
            <text:p>50 534</text:p>
          </table:table-cell>
          <table:table-cell office:value-type="float" office:value="-1842" table:style-name="ce323">
            <text:p>-1 842</text:p>
          </table:table-cell>
          <table:table-cell office:value-type="float" office:value="-3.6066729323308269" table:style-name="ce324">
            <text:p>-3,6</text:p>
          </table:table-cell>
          <table:table-cell office:value-type="float" office:value="-1304" table:style-name="ce323">
            <text:p>-1 304</text:p>
          </table:table-cell>
          <table:table-cell office:value-type="float" office:value="-2.5804408912811176" table:style-name="ce324">
            <text:p>-2,6</text:p>
          </table:table-cell>
          <table:table-cell table:style-name="ce289"/>
          <table:table-cell table:style-name="ce197"/>
          <table:table-cell table:style-name="ce196"/>
          <table:table-cell table:style-name="ce346"/>
          <table:table-cell table:number-columns-repeated="5" table:style-name="ce196"/>
          <table:table-cell table:number-columns-repeated="8" table:style-name="ce197"/>
          <table:table-cell table:number-columns-repeated="16358"/>
        </table:table-row>
        <table:table-row table:style-name="ro6">
          <table:table-cell/>
          <table:table-cell table:style-name="ce322"/>
          <table:table-cell table:style-name="ce325"/>
          <table:table-cell table:number-columns-repeated="3" table:style-name="ce323"/>
          <table:table-cell table:style-name="ce324"/>
          <table:table-cell table:style-name="ce323"/>
          <table:table-cell table:style-name="ce324"/>
          <table:table-cell table:style-name="ce289"/>
          <table:table-cell table:number-columns-repeated="2" table:style-name="ce197"/>
          <table:table-cell table:style-name="ce346"/>
          <table:table-cell table:number-columns-repeated="2" table:style-name="ce197"/>
          <table:table-cell table:number-columns-repeated="16369" table:style-name="ce196"/>
        </table:table-row>
        <table:table-row table:style-name="ro6">
          <table:table-cell/>
          <table:table-cell office:value-type="string" table:style-name="ce322">
            <text:p>Total <text:s/>País</text:p>
          </table:table-cell>
          <table:table-cell office:value-type="float" office:value="377872" table:style-name="ce325">
            <text:p>377 872</text:p>
          </table:table-cell>
          <table:table-cell office:value-type="float" office:value="402183" table:style-name="ce323">
            <text:p>402 183</text:p>
          </table:table-cell>
          <table:table-cell office:value-type="float" office:value="406665" table:style-name="ce323">
            <text:p>406 665</text:p>
          </table:table-cell>
          <table:table-cell office:value-type="float" office:value="-24311" table:style-name="ce323">
            <text:p>-24 311</text:p>
          </table:table-cell>
          <table:table-cell office:value-type="float" office:value="-6.0447607183794441" table:style-name="ce324">
            <text:p>-6,0</text:p>
          </table:table-cell>
          <table:table-cell office:value-type="float" office:value="-28793" table:style-name="ce323">
            <text:p>-28 793</text:p>
          </table:table-cell>
          <table:table-cell office:value-type="float" office:value="-7.0802749191595042" table:style-name="ce324">
            <text:p>-7,1</text:p>
          </table:table-cell>
          <table:table-cell table:style-name="ce327"/>
          <table:table-cell table:number-columns-repeated="2" table:style-name="ce197"/>
          <table:table-cell table:style-name="ce346"/>
          <table:table-cell table:number-columns-repeated="2" table:style-name="ce197"/>
          <table:table-cell table:number-columns-repeated="16369" table:style-name="ce196"/>
        </table:table-row>
        <table:table-row table:style-name="ro6">
          <table:table-cell/>
          <table:table-cell office:value-type="string" table:style-name="ce322">
            <text:p>Norte</text:p>
          </table:table-cell>
          <table:table-cell office:value-type="float" office:value="142343" table:style-name="ce325">
            <text:p>142 343</text:p>
          </table:table-cell>
          <table:table-cell office:value-type="float" office:value="149074" table:style-name="ce323">
            <text:p>149 074</text:p>
          </table:table-cell>
          <table:table-cell office:value-type="float" office:value="153548" table:style-name="ce323">
            <text:p>153 548</text:p>
          </table:table-cell>
          <table:table-cell office:value-type="float" office:value="-6731" table:style-name="ce323">
            <text:p>-6 731</text:p>
          </table:table-cell>
          <table:table-cell office:value-type="float" office:value="-4.5152072125253229" table:style-name="ce324">
            <text:p>-4,5</text:p>
          </table:table-cell>
          <table:table-cell office:value-type="float" office:value="-11205" table:style-name="ce323">
            <text:p>-11 205</text:p>
          </table:table-cell>
          <table:table-cell office:value-type="float" office:value="-7.2973923463672596" table:style-name="ce324">
            <text:p>-7,3</text:p>
          </table:table-cell>
          <table:table-cell office:value-type="float" office:value="-7.0802749191595042" table:style-name="ce327">
            <text:p>-7,1</text:p>
          </table:table-cell>
          <table:table-cell table:number-columns-repeated="2" table:style-name="ce197"/>
          <table:table-cell table:style-name="ce346"/>
          <table:table-cell table:number-columns-repeated="2" table:style-name="ce197"/>
          <table:table-cell table:number-columns-repeated="16369" table:style-name="ce196"/>
        </table:table-row>
        <table:table-row table:style-name="ro6">
          <table:table-cell/>
          <table:table-cell office:value-type="string" table:style-name="ce328">
            <text:p>Centro</text:p>
          </table:table-cell>
          <table:table-cell office:value-type="float" office:value="45493" table:style-name="ce325">
            <text:p>45 493</text:p>
          </table:table-cell>
          <table:table-cell office:value-type="float" office:value="47926" table:style-name="ce323">
            <text:p>47 926</text:p>
          </table:table-cell>
          <table:table-cell office:value-type="float" office:value="51618" table:style-name="ce323">
            <text:p>51 618</text:p>
          </table:table-cell>
          <table:table-cell office:value-type="float" office:value="-2433" table:style-name="ce323">
            <text:p>-2 433</text:p>
          </table:table-cell>
          <table:table-cell office:value-type="float" office:value="-5.07657638859909" table:style-name="ce324">
            <text:p>-5,1</text:p>
          </table:table-cell>
          <table:table-cell office:value-type="float" office:value="-6125" table:style-name="ce323">
            <text:p>-6 125</text:p>
          </table:table-cell>
          <table:table-cell office:value-type="float" office:value="-11.86601573094657" table:style-name="ce324">
            <text:p>-11,9</text:p>
          </table:table-cell>
          <table:table-cell office:value-type="float" office:value="-7.0802749191595042" table:style-name="ce327">
            <text:p>-7,1</text:p>
          </table:table-cell>
          <table:table-cell table:number-columns-repeated="2" table:style-name="ce197"/>
          <table:table-cell table:style-name="ce346"/>
          <table:table-cell table:number-columns-repeated="2" table:style-name="ce197"/>
          <table:table-cell table:number-columns-repeated="16369" table:style-name="ce196"/>
        </table:table-row>
        <table:table-row table:style-name="ro6">
          <table:table-cell/>
          <table:table-cell office:value-type="string" table:style-name="ce328">
            <text:p>Lisboa VT</text:p>
          </table:table-cell>
          <table:table-cell office:value-type="float" office:value="128848" table:style-name="ce325">
            <text:p>128 848</text:p>
          </table:table-cell>
          <table:table-cell office:value-type="float" office:value="135389" table:style-name="ce323">
            <text:p>135 389</text:p>
          </table:table-cell>
          <table:table-cell office:value-type="float" office:value="131972" table:style-name="ce323">
            <text:p>131 972</text:p>
          </table:table-cell>
          <table:table-cell office:value-type="float" office:value="-6541" table:style-name="ce323">
            <text:p>-6 541</text:p>
          </table:table-cell>
          <table:table-cell office:value-type="float" office:value="-4.8312639874731325" table:style-name="ce324">
            <text:p>-4,8</text:p>
          </table:table-cell>
          <table:table-cell office:value-type="float" office:value="-3124" table:style-name="ce323">
            <text:p>-3 124</text:p>
          </table:table-cell>
          <table:table-cell office:value-type="float" office:value="-2.3671687933804142" table:style-name="ce324">
            <text:p>-2,4</text:p>
          </table:table-cell>
          <table:table-cell office:value-type="float" office:value="-7.0802749191595042" table:style-name="ce327">
            <text:p>-7,1</text:p>
          </table:table-cell>
          <table:table-cell table:number-columns-repeated="2" table:style-name="ce197"/>
          <table:table-cell table:style-name="ce346"/>
          <table:table-cell table:number-columns-repeated="2" table:style-name="ce197"/>
          <table:table-cell table:number-columns-repeated="16369" table:style-name="ce196"/>
        </table:table-row>
        <table:table-row table:style-name="ro6">
          <table:table-cell/>
          <table:table-cell office:value-type="string" table:style-name="ce328">
            <text:p>Alentejo</text:p>
          </table:table-cell>
          <table:table-cell office:value-type="float" office:value="15536" table:style-name="ce325">
            <text:p>15 536</text:p>
          </table:table-cell>
          <table:table-cell office:value-type="float" office:value="16439" table:style-name="ce323">
            <text:p>16 439</text:p>
          </table:table-cell>
          <table:table-cell office:value-type="float" office:value="18351" table:style-name="ce323">
            <text:p>18 351</text:p>
          </table:table-cell>
          <table:table-cell office:value-type="float" office:value="-903" table:style-name="ce323">
            <text:p>- 903</text:p>
          </table:table-cell>
          <table:table-cell office:value-type="float" office:value="-5.493034856134801" table:style-name="ce324">
            <text:p>-5,5</text:p>
          </table:table-cell>
          <table:table-cell office:value-type="float" office:value="-2815" table:style-name="ce323">
            <text:p>-2 815</text:p>
          </table:table-cell>
          <table:table-cell office:value-type="float" office:value="-15.339763500626669" table:style-name="ce324">
            <text:p>-15,3</text:p>
          </table:table-cell>
          <table:table-cell office:value-type="float" office:value="-7.0802749191595042" table:style-name="ce327">
            <text:p>-7,1</text:p>
          </table:table-cell>
          <table:table-cell table:number-columns-repeated="2" table:style-name="ce197"/>
          <table:table-cell table:style-name="ce346"/>
          <table:table-cell table:number-columns-repeated="2" table:style-name="ce197"/>
          <table:table-cell table:number-columns-repeated="16369" table:style-name="ce196"/>
        </table:table-row>
        <table:table-row table:style-name="ro6">
          <table:table-cell/>
          <table:table-cell office:value-type="string" table:style-name="ce328">
            <text:p><text:s/>Algarve</text:p>
          </table:table-cell>
          <table:table-cell office:value-type="float" office:value="20030" table:style-name="ce325">
            <text:p>20 030</text:p>
          </table:table-cell>
          <table:table-cell office:value-type="float" office:value="26601" table:style-name="ce323">
            <text:p>26 601</text:p>
          </table:table-cell>
          <table:table-cell office:value-type="float" office:value="26140" table:style-name="ce323">
            <text:p>26 140</text:p>
          </table:table-cell>
          <table:table-cell office:value-type="float" office:value="-6571" table:style-name="ce323">
            <text:p>-6 571</text:p>
          </table:table-cell>
          <table:table-cell office:value-type="float" office:value="-24.702078869215445" table:style-name="ce324">
            <text:p>-24,7</text:p>
          </table:table-cell>
          <table:table-cell office:value-type="float" office:value="-6110" table:style-name="ce323">
            <text:p>-6 110</text:p>
          </table:table-cell>
          <table:table-cell office:value-type="float" office:value="-23.374139250191277" table:style-name="ce324">
            <text:p>-23,4</text:p>
          </table:table-cell>
          <table:table-cell office:value-type="float" office:value="-7.0802749191595042" table:style-name="ce327">
            <text:p>-7,1</text:p>
          </table:table-cell>
          <table:table-cell table:number-columns-repeated="2" table:style-name="ce197"/>
          <table:table-cell table:style-name="ce346"/>
          <table:table-cell table:number-columns-repeated="2" table:style-name="ce197"/>
          <table:table-cell table:number-columns-repeated="16369" table:style-name="ce196"/>
        </table:table-row>
        <table:table-row table:style-name="ro6">
          <table:table-cell/>
          <table:table-cell office:value-type="string" table:style-name="ce328">
            <text:p>Açores</text:p>
          </table:table-cell>
          <table:table-cell office:value-type="float" office:value="6550" table:style-name="ce325">
            <text:p>6 550</text:p>
          </table:table-cell>
          <table:table-cell office:value-type="float" office:value="6857" table:style-name="ce323">
            <text:p>6 857</text:p>
          </table:table-cell>
          <table:table-cell office:value-type="float" office:value="6963" table:style-name="ce323">
            <text:p>6 963</text:p>
          </table:table-cell>
          <table:table-cell office:value-type="float" office:value="-307" table:style-name="ce323">
            <text:p>- 307</text:p>
          </table:table-cell>
          <table:table-cell office:value-type="float" office:value="-4.4771766078459967" table:style-name="ce324">
            <text:p>-4,5</text:p>
          </table:table-cell>
          <table:table-cell office:value-type="float" office:value="-413" table:style-name="ce323">
            <text:p>- 413</text:p>
          </table:table-cell>
          <table:table-cell office:value-type="float" office:value="-5.9313514289817606" table:style-name="ce324">
            <text:p>-5,9</text:p>
          </table:table-cell>
          <table:table-cell office:value-type="float" office:value="-7.0802749191595042" table:style-name="ce327">
            <text:p>-7,1</text:p>
          </table:table-cell>
          <table:table-cell table:number-columns-repeated="2" table:style-name="ce197"/>
          <table:table-cell table:style-name="ce346"/>
          <table:table-cell table:number-columns-repeated="2" table:style-name="ce197"/>
          <table:table-cell table:number-columns-repeated="16369" table:style-name="ce196"/>
        </table:table-row>
        <table:table-row table:style-name="ro6">
          <table:table-cell/>
          <table:table-cell office:value-type="string" table:style-name="ce329">
            <text:p>Madeira</text:p>
          </table:table-cell>
          <table:table-cell office:value-type="float" office:value="19072" table:style-name="ce330">
            <text:p>19 072</text:p>
          </table:table-cell>
          <table:table-cell office:value-type="float" office:value="19897" table:style-name="ce331">
            <text:p>19 897</text:p>
          </table:table-cell>
          <table:table-cell office:value-type="float" office:value="18073" table:style-name="ce331">
            <text:p>18 073</text:p>
          </table:table-cell>
          <table:table-cell office:value-type="float" office:value="-825" table:style-name="ce331">
            <text:p>- 825</text:p>
          </table:table-cell>
          <table:table-cell office:value-type="float" office:value="-4.1463537216665829" table:style-name="ce332">
            <text:p>-4,1</text:p>
          </table:table-cell>
          <table:table-cell office:value-type="float" office:value="999" table:style-name="ce331">
            <text:p><text:s/>999</text:p>
          </table:table-cell>
          <table:table-cell office:value-type="float" office:value="5.5275825817517843" table:style-name="ce332">
            <text:p>5,5</text:p>
          </table:table-cell>
          <table:table-cell office:value-type="float" office:value="-7.0802749191595042" table:style-name="ce327">
            <text:p>-7,1</text:p>
          </table:table-cell>
          <table:table-cell table:number-columns-repeated="2" table:style-name="ce197"/>
          <table:table-cell table:style-name="ce346"/>
          <table:table-cell table:number-columns-repeated="2" table:style-name="ce197"/>
          <table:table-cell table:number-columns-repeated="16369" table:style-name="ce196"/>
        </table:table-row>
        <table:table-row table:style-name="ro6">
          <table:table-cell/>
          <table:table-cell table:number-columns-repeated="5" table:style-name="ce201"/>
          <table:table-cell table:style-name="ce196"/>
          <table:table-cell table:number-columns-repeated="2" table:style-name="ce197"/>
          <table:table-cell table:style-name="ce198"/>
          <table:table-cell table:style-name="ce211"/>
          <table:table-cell table:style-name="ce228"/>
          <table:table-cell table:style-name="ce346"/>
          <table:table-cell table:style-name="ce227"/>
          <table:table-cell table:style-name="ce211"/>
          <table:table-cell table:number-columns-repeated="16369" table:style-name="ce196"/>
        </table:table-row>
        <table:table-row table:number-rows-repeated="2" table:style-name="ro6">
          <table:table-cell/>
          <table:table-cell table:number-columns-repeated="6" table:style-name="ce196"/>
          <table:table-cell table:number-columns-repeated="2" table:style-name="ce197"/>
          <table:table-cell table:style-name="ce198"/>
          <table:table-cell table:number-columns-repeated="4" table:style-name="ce197"/>
          <table:table-cell table:style-name="ce211"/>
          <table:table-cell table:number-columns-repeated="16369" table:style-name="ce196"/>
        </table:table-row>
        <table:table-row table:style-name="ro6">
          <table:table-cell/>
          <table:table-cell table:number-columns-repeated="6" table:style-name="ce196"/>
          <table:table-cell table:number-columns-repeated="2" table:style-name="ce197"/>
          <table:table-cell table:number-columns-repeated="2" table:style-name="ce211"/>
          <table:table-cell table:style-name="ce228"/>
          <table:table-cell table:style-name="ce229"/>
          <table:table-cell table:style-name="ce227"/>
          <table:table-cell table:style-name="ce211"/>
          <table:table-cell table:number-columns-repeated="16369" table:style-name="ce196"/>
        </table:table-row>
        <table:table-row table:number-rows-repeated="2" table:style-name="ro6">
          <table:table-cell/>
          <table:table-cell table:number-columns-repeated="6" table:style-name="ce196"/>
          <table:table-cell table:number-columns-repeated="2" table:style-name="ce197"/>
          <table:table-cell table:style-name="ce198"/>
          <table:table-cell table:number-columns-repeated="4" table:style-name="ce197"/>
          <table:table-cell table:style-name="ce211"/>
          <table:table-cell table:number-columns-repeated="16369" table:style-name="ce196"/>
        </table:table-row>
        <table:table-row table:style-name="ro6">
          <table:table-cell/>
          <table:table-cell table:number-columns-repeated="6" table:style-name="ce196"/>
          <table:table-cell table:number-columns-repeated="2" table:style-name="ce197"/>
          <table:table-cell table:number-columns-repeated="2" table:style-name="ce211"/>
          <table:table-cell table:style-name="ce228"/>
          <table:table-cell table:style-name="ce229"/>
          <table:table-cell table:style-name="ce227"/>
          <table:table-cell table:number-columns-repeated="2" table:style-name="ce197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196"/>
          <table:table-cell table:number-columns-repeated="2" table:style-name="ce197"/>
          <table:table-cell table:style-name="ce198"/>
          <table:table-cell table:number-columns-repeated="6" table:style-name="ce197"/>
          <table:table-cell table:number-columns-repeated="16368"/>
        </table:table-row>
        <table:table-row table:style-name="ro6">
          <table:table-cell/>
          <table:table-cell table:number-columns-repeated="6" table:style-name="ce196"/>
          <table:table-cell table:number-columns-repeated="2" table:style-name="ce197"/>
          <table:table-cell table:number-columns-repeated="2" table:style-name="ce211"/>
          <table:table-cell table:style-name="ce228"/>
          <table:table-cell table:style-name="ce229"/>
          <table:table-cell table:style-name="ce227"/>
          <table:table-cell table:number-columns-repeated="2" table:style-name="ce197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196"/>
          <table:table-cell table:number-columns-repeated="2" table:style-name="ce197"/>
          <table:table-cell table:style-name="ce198"/>
          <table:table-cell table:number-columns-repeated="6" table:style-name="ce197"/>
          <table:table-cell table:number-columns-repeated="16368"/>
        </table:table-row>
        <table:table-row table:style-name="ro6">
          <table:table-cell/>
          <table:table-cell table:number-columns-repeated="6" table:style-name="ce196"/>
          <table:table-cell table:number-columns-repeated="2" table:style-name="ce197"/>
          <table:table-cell table:number-columns-repeated="2" table:style-name="ce211"/>
          <table:table-cell table:style-name="ce228"/>
          <table:table-cell table:style-name="ce229"/>
          <table:table-cell table:style-name="ce227"/>
          <table:table-cell table:number-columns-repeated="2" table:style-name="ce197"/>
          <table:table-cell table:number-columns-repeated="16368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11"/>
          <table:table-cell table:style-name="ce228"/>
          <table:table-cell table:style-name="ce229"/>
          <table:table-cell table:style-name="ce227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11"/>
          <table:table-cell table:style-name="ce228"/>
          <table:table-cell table:style-name="ce229"/>
          <table:table-cell table:style-name="ce227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11"/>
          <table:table-cell table:style-name="ce228"/>
          <table:table-cell table:style-name="ce229"/>
          <table:table-cell table:style-name="ce227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11"/>
          <table:table-cell table:style-name="ce228"/>
          <table:table-cell table:style-name="ce229"/>
          <table:table-cell table:style-name="ce227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11"/>
          <table:table-cell table:style-name="ce228"/>
          <table:table-cell table:style-name="ce229"/>
          <table:table-cell table:style-name="ce227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196"/>
          <table:table-cell table:number-columns-repeated="2" table:style-name="ce197"/>
          <table:table-cell table:number-columns-repeated="2" table:style-name="ce211"/>
          <table:table-cell table:style-name="ce228"/>
          <table:table-cell table:style-name="ce229"/>
          <table:table-cell table:style-name="ce227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196"/>
          <table:table-cell table:number-columns-repeated="2" table:style-name="ce197"/>
          <table:table-cell table:number-columns-repeated="2" table:style-name="ce211"/>
          <table:table-cell table:style-name="ce228"/>
          <table:table-cell table:style-name="ce229"/>
          <table:table-cell table:style-name="ce227"/>
          <table:table-cell table:number-columns-repeated="16370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table:style-name="ce196">
            <text:p><text:s text:c="4"/>(1) - Mês homólogo do ano anterior</text:p>
          </table:table-cell>
          <table:table-cell table:number-columns-repeated="5" table:style-name="ce196"/>
          <table:table-cell table:number-columns-repeated="2" table:style-name="ce197"/>
          <table:table-cell table:style-name="ce198"/>
          <table:table-cell table:number-columns-repeated="5" table:style-name="ce197"/>
          <table:table-cell table:number-columns-repeated="16369"/>
        </table:table-row>
        <table:table-row table:number-rows-repeated="1048473" table:style-name="ro6">
          <table:table-cell table:number-columns-repeated="16384"/>
        </table:table-row>
      </table:table>
      <table:table table:name="CPP" table:style-name="ta2">
        <table:table-column table:style-name="co11" table:default-cell-style-name="ce358"/>
        <table:table-column table:style-name="co12" table:default-cell-style-name="ce358"/>
        <table:table-column table:style-name="co13" table:number-columns-repeated="3" table:default-cell-style-name="ce358"/>
        <table:table-column table:style-name="co14" table:default-cell-style-name="ce358"/>
        <table:table-column table:style-name="co12" table:default-cell-style-name="ce358"/>
        <table:table-column table:style-name="co15" table:default-cell-style-name="ce358"/>
        <table:table-column table:style-name="co16" table:default-cell-style-name="ce358"/>
        <table:table-column table:style-name="co12" table:default-cell-style-name="ce358"/>
        <table:table-column table:style-name="co13" table:number-columns-repeated="3" table:default-cell-style-name="ce358"/>
        <table:table-column table:style-name="co17" table:default-cell-style-name="ce358"/>
        <table:table-column table:style-name="co12" table:default-cell-style-name="ce358"/>
        <table:table-column table:style-name="co13" table:number-columns-repeated="3" table:default-cell-style-name="ce358"/>
        <table:table-column table:style-name="co18" table:default-cell-style-name="ce358"/>
        <table:table-column table:style-name="co12" table:default-cell-style-name="ce358"/>
        <table:table-column table:style-name="co15" table:default-cell-style-name="ce358"/>
        <table:table-column table:style-name="co19" table:default-cell-style-name="ce358"/>
        <table:table-column table:style-name="co20" table:number-columns-repeated="16362" table:default-cell-style-name="ce358"/>
        <table:table-row table:style-name="ro12">
          <table:table-cell table:style-name="ce352"/>
          <table:table-cell table:number-columns-repeated="16383" table:style-name="ce352"/>
        </table:table-row>
        <table:table-row table:style-name="ro12">
          <table:table-cell table:style-name="ce352"/>
          <table:table-cell office:value-type="string" table:style-name="ce360">
            <text:p>CPP</text:p>
          </table:table-cell>
          <table:table-cell office:value-type="string" table:style-name="ce354">
            <text:p>202106</text:p>
          </table:table-cell>
          <table:table-cell office:value-type="string" table:style-name="ce354">
            <text:p>202105</text:p>
          </table:table-cell>
          <table:table-cell office:value-type="string" table:style-name="ce354">
            <text:p>202006</text:p>
          </table:table-cell>
          <table:table-cell table:number-columns-repeated="4" table:style-name="ce352"/>
          <table:table-cell office:value-type="string" table:style-name="ce360">
            <text:p>CPP</text:p>
          </table:table-cell>
          <table:table-cell office:value-type="string" table:style-name="ce354">
            <text:p>202106</text:p>
          </table:table-cell>
          <table:table-cell office:value-type="string" table:style-name="ce354">
            <text:p>202105</text:p>
          </table:table-cell>
          <table:table-cell office:value-type="string" table:style-name="ce354">
            <text:p>202006</text:p>
          </table:table-cell>
          <table:table-cell table:style-name="ce352"/>
          <table:table-cell office:value-type="string" table:style-name="ce360">
            <text:p>CPP</text:p>
          </table:table-cell>
          <table:table-cell office:value-type="string" table:style-name="ce354">
            <text:p>202106</text:p>
          </table:table-cell>
          <table:table-cell office:value-type="string" table:style-name="ce354">
            <text:p>202105</text:p>
          </table:table-cell>
          <table:table-cell office:value-type="string" table:style-name="ce354">
            <text:p>202006</text:p>
          </table:table-cell>
          <table:table-cell table:number-columns-repeated="16366" table:style-name="ce352"/>
        </table:table-row>
        <table:table-row table:style-name="ro12">
          <table:table-cell table:style-name="ce352"/>
          <table:table-cell office:value-type="string" table:style-name="ce361">
            <text:p>Desemprego no Fim</text:p>
          </table:table-cell>
          <table:table-cell office:value-type="float" office:value="352250" table:style-name="ce362">
            <text:p>352250</text:p>
          </table:table-cell>
          <table:table-cell office:value-type="float" office:value="375429" table:style-name="ce362">
            <text:p>375429</text:p>
          </table:table-cell>
          <table:table-cell office:value-type="float" office:value="381629" table:style-name="ce362">
            <text:p>381629</text:p>
          </table:table-cell>
          <table:table-cell table:style-name="ce352"/>
          <table:table-cell office:value-type="string" table:style-name="ce361">
            <text:p>Desemprego no Fim</text:p>
          </table:table-cell>
          <table:table-cell office:value-type="string" table:style-name="ce353">
            <text:p>var hom %</text:p>
          </table:table-cell>
          <table:table-cell table:style-name="ce352"/>
          <table:table-cell office:value-type="string" table:style-name="ce361">
            <text:p>Ofertas recebidas</text:p>
          </table:table-cell>
          <table:table-cell office:value-type="float" office:value="15628" table:style-name="ce357">
            <text:p>15628</text:p>
          </table:table-cell>
          <table:table-cell office:value-type="float" office:value="17101" table:style-name="ce357">
            <text:p>17101</text:p>
          </table:table-cell>
          <table:table-cell office:value-type="float" office:value="10060" table:style-name="ce357">
            <text:p>10060</text:p>
          </table:table-cell>
          <table:table-cell table:style-name="ce352"/>
          <table:table-cell office:value-type="string" table:style-name="ce361">
            <text:p>Colocações efetuadas</text:p>
          </table:table-cell>
          <table:table-cell office:value-type="float" office:value="9314" table:style-name="ce362">
            <text:p>9314</text:p>
          </table:table-cell>
          <table:table-cell office:value-type="float" office:value="9840" table:style-name="ce362">
            <text:p>9840</text:p>
          </table:table-cell>
          <table:table-cell office:value-type="float" office:value="7513" table:style-name="ce362">
            <text:p>7513</text:p>
          </table:table-cell>
          <table:table-cell table:style-name="ce352"/>
          <table:table-cell office:value-type="string" table:style-name="ce361">
            <text:p>Colocações efetuadas</text:p>
          </table:table-cell>
          <table:table-cell office:value-type="string" table:style-name="ce353">
            <text:p>var hom val abs</text:p>
          </table:table-cell>
          <table:table-cell table:number-columns-repeated="16363" table:style-name="ce352"/>
        </table:table-row>
        <table:table-row table:style-name="ro12">
          <table:table-cell table:style-name="ce352"/>
          <table:table-cell office:value-type="string" table:style-name="ce363">
            <text:p>1- Repres. poder legisla., órgãos exec., dirig., dir. e gestores execu.</text:p>
          </table:table-cell>
          <table:table-cell office:value-type="float" office:value="8904" table:style-name="ce364">
            <text:p>8904</text:p>
          </table:table-cell>
          <table:table-cell office:value-type="float" office:value="9169" table:style-name="ce364">
            <text:p>9169</text:p>
          </table:table-cell>
          <table:table-cell office:value-type="float" office:value="8433" table:style-name="ce364">
            <text:p>8433</text:p>
          </table:table-cell>
          <table:table-cell table:style-name="ce352"/>
          <table:table-cell office:value-type="string" table:style-name="ce363">
            <text:p>8- Operadores de instalações e máquinas e trab. da montagem</text:p>
          </table:table-cell>
          <table:table-cell office:value-type="float" office:value="-15.839589095219299" table:style-name="ce365">
            <text:p>-15,8</text:p>
          </table:table-cell>
          <table:table-cell table:style-name="ce352"/>
          <table:table-cell office:value-type="string" table:style-name="ce363">
            <text:p>1- Repres. poder legisla., órgãos exec., dirig., dir. e gestores execu.</text:p>
          </table:table-cell>
          <table:table-cell office:value-type="float" office:value="108" table:style-name="ce356">
            <text:p>108</text:p>
          </table:table-cell>
          <table:table-cell office:value-type="float" office:value="109" table:style-name="ce356">
            <text:p>109</text:p>
          </table:table-cell>
          <table:table-cell office:value-type="float" office:value="30" table:style-name="ce356">
            <text:p>30</text:p>
          </table:table-cell>
          <table:table-cell table:style-name="ce352"/>
          <table:table-cell office:value-type="string" table:style-name="ce355">
            <text:p>1- Repres. poder legisla., órgãos exec., dirig., dir. e gestores execu.</text:p>
          </table:table-cell>
          <table:table-cell office:value-type="float" office:value="60" table:style-name="ce364">
            <text:p>60</text:p>
          </table:table-cell>
          <table:table-cell office:value-type="float" office:value="62" table:style-name="ce364">
            <text:p>62</text:p>
          </table:table-cell>
          <table:table-cell office:value-type="float" office:value="10" table:style-name="ce364">
            <text:p>10</text:p>
          </table:table-cell>
          <table:table-cell table:style-name="ce352"/>
          <table:table-cell office:value-type="string" table:style-name="ce355">
            <text:p>6- Agricultores e trab. qualificados da agric., <text:s/>pesca e floresta</text:p>
          </table:table-cell>
          <table:table-cell office:value-type="float" office:value="-440" table:style-name="ce366">
            <text:p>-440</text:p>
          </table:table-cell>
          <table:table-cell table:number-columns-repeated="16363" table:style-name="ce352"/>
        </table:table-row>
        <table:table-row table:style-name="ro12">
          <table:table-cell table:style-name="ce352"/>
          <table:table-cell office:value-type="string" table:style-name="ce363">
            <text:p>2- Especialistas das atividades intelectuais e científicas</text:p>
          </table:table-cell>
          <table:table-cell office:value-type="float" office:value="34961" table:style-name="ce367">
            <text:p>34961</text:p>
          </table:table-cell>
          <table:table-cell office:value-type="float" office:value="36080" table:style-name="ce367">
            <text:p>36080</text:p>
          </table:table-cell>
          <table:table-cell office:value-type="float" office:value="35883" table:style-name="ce367">
            <text:p>35883</text:p>
          </table:table-cell>
          <table:table-cell table:style-name="ce352"/>
          <table:table-cell office:value-type="string" table:style-name="ce363">
            <text:p>7- Trabalhadores qualificados da indústria, construção e artífices</text:p>
          </table:table-cell>
          <table:table-cell office:value-type="float" office:value="-15.579780050164" table:style-name="ce365">
            <text:p>-15,6</text:p>
          </table:table-cell>
          <table:table-cell table:style-name="ce352"/>
          <table:table-cell office:value-type="string" table:style-name="ce363">
            <text:p>2- Especialistas das atividades intelectuais e científicas</text:p>
          </table:table-cell>
          <table:table-cell office:value-type="float" office:value="974" table:style-name="ce368">
            <text:p>974</text:p>
          </table:table-cell>
          <table:table-cell office:value-type="float" office:value="999" table:style-name="ce368">
            <text:p>999</text:p>
          </table:table-cell>
          <table:table-cell office:value-type="float" office:value="858" table:style-name="ce368">
            <text:p>858</text:p>
          </table:table-cell>
          <table:table-cell table:style-name="ce352"/>
          <table:table-cell office:value-type="string" table:style-name="ce355">
            <text:p>2- Especialistas das atividades intelectuais e científicas</text:p>
          </table:table-cell>
          <table:table-cell office:value-type="float" office:value="664" table:style-name="ce367">
            <text:p>664</text:p>
          </table:table-cell>
          <table:table-cell office:value-type="float" office:value="545" table:style-name="ce367">
            <text:p>545</text:p>
          </table:table-cell>
          <table:table-cell office:value-type="float" office:value="602" table:style-name="ce367">
            <text:p>602</text:p>
          </table:table-cell>
          <table:table-cell table:style-name="ce352"/>
          <table:table-cell office:value-type="string" table:style-name="ce355">
            <text:p>7- Trabalhadores qualificados da indústria, construção e artífices</text:p>
          </table:table-cell>
          <table:table-cell office:value-type="float" office:value="7" table:style-name="ce366">
            <text:p>7</text:p>
          </table:table-cell>
          <table:table-cell table:number-columns-repeated="16363" table:style-name="ce352"/>
        </table:table-row>
        <table:table-row table:style-name="ro12">
          <table:table-cell table:style-name="ce352"/>
          <table:table-cell office:value-type="string" table:style-name="ce363">
            <text:p>3- Técnicos e profissões de nível intermédio</text:p>
          </table:table-cell>
          <table:table-cell office:value-type="float" office:value="32562" table:style-name="ce364">
            <text:p>32562</text:p>
          </table:table-cell>
          <table:table-cell office:value-type="float" office:value="34028" table:style-name="ce364">
            <text:p>34028</text:p>
          </table:table-cell>
          <table:table-cell office:value-type="float" office:value="33726" table:style-name="ce364">
            <text:p>33726</text:p>
          </table:table-cell>
          <table:table-cell table:style-name="ce352"/>
          <table:table-cell office:value-type="string" table:style-name="ce363">
            <text:p>9- Trabalhadores não qualificados</text:p>
          </table:table-cell>
          <table:table-cell office:value-type="float" office:value="-8.5848362164151606" table:style-name="ce365">
            <text:p>-8,6</text:p>
          </table:table-cell>
          <table:table-cell table:style-name="ce352"/>
          <table:table-cell office:value-type="string" table:style-name="ce363">
            <text:p>3- Técnicos e profissões de nível intermédio</text:p>
          </table:table-cell>
          <table:table-cell office:value-type="float" office:value="1068" table:style-name="ce356">
            <text:p>1068</text:p>
          </table:table-cell>
          <table:table-cell office:value-type="float" office:value="1003" table:style-name="ce356">
            <text:p>1003</text:p>
          </table:table-cell>
          <table:table-cell office:value-type="float" office:value="559" table:style-name="ce356">
            <text:p>559</text:p>
          </table:table-cell>
          <table:table-cell table:style-name="ce352"/>
          <table:table-cell office:value-type="string" table:style-name="ce355">
            <text:p>3- Técnicos e profissões de nível intermédio</text:p>
          </table:table-cell>
          <table:table-cell office:value-type="float" office:value="578" table:style-name="ce364">
            <text:p>578</text:p>
          </table:table-cell>
          <table:table-cell office:value-type="float" office:value="594" table:style-name="ce364">
            <text:p>594</text:p>
          </table:table-cell>
          <table:table-cell office:value-type="float" office:value="293" table:style-name="ce364">
            <text:p>293</text:p>
          </table:table-cell>
          <table:table-cell table:style-name="ce352"/>
          <table:table-cell office:value-type="string" table:style-name="ce355">
            <text:p>8- Operadores de instalações e máquinas e trab. da montagem</text:p>
          </table:table-cell>
          <table:table-cell office:value-type="float" office:value="11" table:style-name="ce366">
            <text:p>11</text:p>
          </table:table-cell>
          <table:table-cell table:number-columns-repeated="16363" table:style-name="ce352"/>
        </table:table-row>
        <table:table-row table:style-name="ro12">
          <table:table-cell table:style-name="ce352"/>
          <table:table-cell office:value-type="string" table:style-name="ce363">
            <text:p>4- Pessoal administrativo</text:p>
          </table:table-cell>
          <table:table-cell office:value-type="float" office:value="41775" table:style-name="ce367">
            <text:p>41775</text:p>
          </table:table-cell>
          <table:table-cell office:value-type="float" office:value="43760" table:style-name="ce367">
            <text:p>43760</text:p>
          </table:table-cell>
          <table:table-cell office:value-type="float" office:value="44812" table:style-name="ce367">
            <text:p>44812</text:p>
          </table:table-cell>
          <table:table-cell table:style-name="ce352"/>
          <table:table-cell office:value-type="string" table:style-name="ce363">
            <text:p>4- Pessoal administrativo</text:p>
          </table:table-cell>
          <table:table-cell office:value-type="float" office:value="-6.7772025350352596" table:style-name="ce365">
            <text:p>-6,8</text:p>
          </table:table-cell>
          <table:table-cell table:style-name="ce352"/>
          <table:table-cell office:value-type="string" table:style-name="ce363">
            <text:p>4- Pessoal administrativo</text:p>
          </table:table-cell>
          <table:table-cell office:value-type="float" office:value="1347" table:style-name="ce368">
            <text:p>1347</text:p>
          </table:table-cell>
          <table:table-cell office:value-type="float" office:value="1388" table:style-name="ce368">
            <text:p>1388</text:p>
          </table:table-cell>
          <table:table-cell office:value-type="float" office:value="600" table:style-name="ce368">
            <text:p>600</text:p>
          </table:table-cell>
          <table:table-cell table:style-name="ce352"/>
          <table:table-cell office:value-type="string" table:style-name="ce355">
            <text:p>4- Pessoal administrativo</text:p>
          </table:table-cell>
          <table:table-cell office:value-type="float" office:value="989" table:style-name="ce367">
            <text:p>989</text:p>
          </table:table-cell>
          <table:table-cell office:value-type="float" office:value="959" table:style-name="ce367">
            <text:p>959</text:p>
          </table:table-cell>
          <table:table-cell office:value-type="float" office:value="438" table:style-name="ce367">
            <text:p>438</text:p>
          </table:table-cell>
          <table:table-cell table:style-name="ce352"/>
          <table:table-cell office:value-type="string" table:style-name="ce355">
            <text:p>1- Repres. poder legisla., órgãos exec., dirig., dir. e gestores execu.</text:p>
          </table:table-cell>
          <table:table-cell office:value-type="float" office:value="50" table:style-name="ce366">
            <text:p>50</text:p>
          </table:table-cell>
          <table:table-cell table:number-columns-repeated="16363" table:style-name="ce352"/>
        </table:table-row>
        <table:table-row table:style-name="ro12">
          <table:table-cell table:style-name="ce352"/>
          <table:table-cell office:value-type="string" table:style-name="ce363">
            <text:p>5- Trab. serviços pessoais, de proteção e segurança e vendedores</text:p>
          </table:table-cell>
          <table:table-cell office:value-type="float" office:value="78680" table:style-name="ce364">
            <text:p>78680</text:p>
          </table:table-cell>
          <table:table-cell office:value-type="float" office:value="86798" table:style-name="ce364">
            <text:p>86798</text:p>
          </table:table-cell>
          <table:table-cell office:value-type="float" office:value="84226" table:style-name="ce364">
            <text:p>84226</text:p>
          </table:table-cell>
          <table:table-cell table:style-name="ce352"/>
          <table:table-cell office:value-type="string" table:style-name="ce363">
            <text:p>5- Trab. serviços pessoais, de proteção e segurança e vendedores</text:p>
          </table:table-cell>
          <table:table-cell office:value-type="float" office:value="-6.5846650677937903" table:style-name="ce365">
            <text:p>-6,6</text:p>
          </table:table-cell>
          <table:table-cell table:style-name="ce352"/>
          <table:table-cell office:value-type="string" table:style-name="ce363">
            <text:p>5- Trab. serviços pessoais, de proteção e segurança e vendedores</text:p>
          </table:table-cell>
          <table:table-cell office:value-type="float" office:value="4016" table:style-name="ce356">
            <text:p>4016</text:p>
          </table:table-cell>
          <table:table-cell office:value-type="float" office:value="3912" table:style-name="ce356">
            <text:p>3912</text:p>
          </table:table-cell>
          <table:table-cell office:value-type="float" office:value="1477" table:style-name="ce356">
            <text:p>1477</text:p>
          </table:table-cell>
          <table:table-cell table:style-name="ce352"/>
          <table:table-cell office:value-type="string" table:style-name="ce355">
            <text:p>5- Trab. serviços pessoais, de proteção e segurança e vendedores</text:p>
          </table:table-cell>
          <table:table-cell office:value-type="float" office:value="2201" table:style-name="ce364">
            <text:p>2201</text:p>
          </table:table-cell>
          <table:table-cell office:value-type="float" office:value="2300" table:style-name="ce364">
            <text:p>2300</text:p>
          </table:table-cell>
          <table:table-cell office:value-type="float" office:value="1097" table:style-name="ce364">
            <text:p>1097</text:p>
          </table:table-cell>
          <table:table-cell table:style-name="ce352"/>
          <table:table-cell office:value-type="string" table:style-name="ce355">
            <text:p>2- Especialistas das atividades intelectuais e científicas</text:p>
          </table:table-cell>
          <table:table-cell office:value-type="float" office:value="62" table:style-name="ce366">
            <text:p>62</text:p>
          </table:table-cell>
          <table:table-cell table:number-columns-repeated="16363" table:style-name="ce352"/>
        </table:table-row>
        <table:table-row table:style-name="ro12">
          <table:table-cell table:style-name="ce352"/>
          <table:table-cell office:value-type="string" table:style-name="ce363">
            <text:p>6- Agricultores e trab. qualificados da agric., <text:s/>pesca e floresta</text:p>
          </table:table-cell>
          <table:table-cell office:value-type="float" office:value="9479" table:style-name="ce367">
            <text:p>9479</text:p>
          </table:table-cell>
          <table:table-cell office:value-type="float" office:value="9966" table:style-name="ce367">
            <text:p>9966</text:p>
          </table:table-cell>
          <table:table-cell office:value-type="float" office:value="9758" table:style-name="ce367">
            <text:p>9758</text:p>
          </table:table-cell>
          <table:table-cell table:style-name="ce352"/>
          <table:table-cell office:value-type="string" table:style-name="ce363">
            <text:p>3- Técnicos e profissões de nível intermédio</text:p>
          </table:table-cell>
          <table:table-cell office:value-type="float" office:value="-3.4513431773705698" table:style-name="ce365">
            <text:p>-3,5</text:p>
          </table:table-cell>
          <table:table-cell table:style-name="ce352"/>
          <table:table-cell office:value-type="string" table:style-name="ce363">
            <text:p>6- Agricultores e trab. qualificados da agric., <text:s/>pesca e floresta</text:p>
          </table:table-cell>
          <table:table-cell office:value-type="float" office:value="389" table:style-name="ce368">
            <text:p>389</text:p>
          </table:table-cell>
          <table:table-cell office:value-type="float" office:value="638" table:style-name="ce368">
            <text:p>638</text:p>
          </table:table-cell>
          <table:table-cell office:value-type="float" office:value="687" table:style-name="ce368">
            <text:p>687</text:p>
          </table:table-cell>
          <table:table-cell table:style-name="ce352"/>
          <table:table-cell office:value-type="string" table:style-name="ce355">
            <text:p>6- Agricultores e trab. qualificados da agric., <text:s/>pesca e floresta</text:p>
          </table:table-cell>
          <table:table-cell office:value-type="float" office:value="237" table:style-name="ce367">
            <text:p>237</text:p>
          </table:table-cell>
          <table:table-cell office:value-type="float" office:value="412" table:style-name="ce367">
            <text:p>412</text:p>
          </table:table-cell>
          <table:table-cell office:value-type="float" office:value="677" table:style-name="ce367">
            <text:p>677</text:p>
          </table:table-cell>
          <table:table-cell table:style-name="ce352"/>
          <table:table-cell office:value-type="string" table:style-name="ce355">
            <text:p>9- Trabalhadores não qualificados</text:p>
          </table:table-cell>
          <table:table-cell office:value-type="float" office:value="165" table:style-name="ce366">
            <text:p>165</text:p>
          </table:table-cell>
          <table:table-cell table:number-columns-repeated="16363" table:style-name="ce352"/>
        </table:table-row>
        <table:table-row table:style-name="ro12">
          <table:table-cell table:style-name="ce352"/>
          <table:table-cell office:value-type="string" table:style-name="ce363">
            <text:p>7- Trabalhadores qualificados da indústria, construção e artífices</text:p>
          </table:table-cell>
          <table:table-cell office:value-type="float" office:value="35004" table:style-name="ce364">
            <text:p>35004</text:p>
          </table:table-cell>
          <table:table-cell office:value-type="float" office:value="37133" table:style-name="ce364">
            <text:p>37133</text:p>
          </table:table-cell>
          <table:table-cell office:value-type="float" office:value="41464" table:style-name="ce364">
            <text:p>41464</text:p>
          </table:table-cell>
          <table:table-cell table:style-name="ce352"/>
          <table:table-cell office:value-type="string" table:style-name="ce363">
            <text:p>6- Agricultores e trab. qualificados da agric., <text:s/>pesca e floresta</text:p>
          </table:table-cell>
          <table:table-cell office:value-type="float" office:value="-2.8591924574707899" table:style-name="ce365">
            <text:p>-2,9</text:p>
          </table:table-cell>
          <table:table-cell table:style-name="ce352"/>
          <table:table-cell office:value-type="string" table:style-name="ce363">
            <text:p>7- Trabalhadores qualificados da indústria, construção e artífices</text:p>
          </table:table-cell>
          <table:table-cell office:value-type="float" office:value="2076" table:style-name="ce356">
            <text:p>2076</text:p>
          </table:table-cell>
          <table:table-cell office:value-type="float" office:value="2623" table:style-name="ce356">
            <text:p>2623</text:p>
          </table:table-cell>
          <table:table-cell office:value-type="float" office:value="1627" table:style-name="ce356">
            <text:p>1627</text:p>
          </table:table-cell>
          <table:table-cell table:style-name="ce352"/>
          <table:table-cell office:value-type="string" table:style-name="ce355">
            <text:p>7- Trabalhadores qualificados da indústria, construção e artífices</text:p>
          </table:table-cell>
          <table:table-cell office:value-type="float" office:value="928" table:style-name="ce364">
            <text:p>928</text:p>
          </table:table-cell>
          <table:table-cell office:value-type="float" office:value="1170" table:style-name="ce364">
            <text:p>1170</text:p>
          </table:table-cell>
          <table:table-cell office:value-type="float" office:value="921" table:style-name="ce364">
            <text:p>921</text:p>
          </table:table-cell>
          <table:table-cell table:style-name="ce352"/>
          <table:table-cell office:value-type="string" table:style-name="ce355">
            <text:p>3- Técnicos e profissões de nível intermédio</text:p>
          </table:table-cell>
          <table:table-cell office:value-type="float" office:value="285" table:style-name="ce366">
            <text:p>285</text:p>
          </table:table-cell>
          <table:table-cell table:number-columns-repeated="16363" table:style-name="ce352"/>
        </table:table-row>
        <table:table-row table:style-name="ro12">
          <table:table-cell table:style-name="ce352"/>
          <table:table-cell office:value-type="string" table:style-name="ce363">
            <text:p>8- Operadores de instalações e máquinas e trab. da montagem</text:p>
          </table:table-cell>
          <table:table-cell office:value-type="float" office:value="21301" table:style-name="ce367">
            <text:p>21301</text:p>
          </table:table-cell>
          <table:table-cell office:value-type="float" office:value="22833" table:style-name="ce367">
            <text:p>22833</text:p>
          </table:table-cell>
          <table:table-cell office:value-type="float" office:value="25310" table:style-name="ce367">
            <text:p>25310</text:p>
          </table:table-cell>
          <table:table-cell table:style-name="ce352"/>
          <table:table-cell office:value-type="string" table:style-name="ce363">
            <text:p>2- Especialistas das atividades intelectuais e científicas</text:p>
          </table:table-cell>
          <table:table-cell office:value-type="float" office:value="-2.56946186216314" table:style-name="ce365">
            <text:p>-2,6</text:p>
          </table:table-cell>
          <table:table-cell table:style-name="ce352"/>
          <table:table-cell office:value-type="string" table:style-name="ce363">
            <text:p>8- Operadores de instalações e máquinas e trab. da montagem</text:p>
          </table:table-cell>
          <table:table-cell office:value-type="float" office:value="1346" table:style-name="ce368">
            <text:p>1346</text:p>
          </table:table-cell>
          <table:table-cell office:value-type="float" office:value="1617" table:style-name="ce368">
            <text:p>1617</text:p>
          </table:table-cell>
          <table:table-cell office:value-type="float" office:value="1027" table:style-name="ce368">
            <text:p>1027</text:p>
          </table:table-cell>
          <table:table-cell table:style-name="ce352"/>
          <table:table-cell office:value-type="string" table:style-name="ce355">
            <text:p>8- Operadores de instalações e máquinas e trab. da montagem</text:p>
          </table:table-cell>
          <table:table-cell office:value-type="float" office:value="785" table:style-name="ce367">
            <text:p>785</text:p>
          </table:table-cell>
          <table:table-cell office:value-type="float" office:value="1000" table:style-name="ce367">
            <text:p>1000</text:p>
          </table:table-cell>
          <table:table-cell office:value-type="float" office:value="774" table:style-name="ce367">
            <text:p>774</text:p>
          </table:table-cell>
          <table:table-cell table:style-name="ce352"/>
          <table:table-cell office:value-type="string" table:style-name="ce355">
            <text:p>4- Pessoal administrativo</text:p>
          </table:table-cell>
          <table:table-cell office:value-type="float" office:value="551" table:style-name="ce366">
            <text:p>551</text:p>
          </table:table-cell>
          <table:table-cell table:number-columns-repeated="16363" table:style-name="ce352"/>
        </table:table-row>
        <table:table-row table:style-name="ro12">
          <table:table-cell table:style-name="ce352"/>
          <table:table-cell office:value-type="string" table:style-name="ce363">
            <text:p>9- Trabalhadores não qualificados</text:p>
          </table:table-cell>
          <table:table-cell office:value-type="float" office:value="89415" table:style-name="ce364">
            <text:p>89415</text:p>
          </table:table-cell>
          <table:table-cell office:value-type="float" office:value="95485" table:style-name="ce364">
            <text:p>95485</text:p>
          </table:table-cell>
          <table:table-cell office:value-type="float" office:value="97812" table:style-name="ce364">
            <text:p>97812</text:p>
          </table:table-cell>
          <table:table-cell table:style-name="ce352"/>
          <table:table-cell office:value-type="string" table:style-name="ce363">
            <text:p>1- Repres. poder legisla., órgãos exec., dirig., dir. e gestores execu.</text:p>
          </table:table-cell>
          <table:table-cell office:value-type="float" office:value="5.5852009960868001" table:style-name="ce365">
            <text:p>5,6</text:p>
          </table:table-cell>
          <table:table-cell table:style-name="ce352"/>
          <table:table-cell office:value-type="string" table:style-name="ce363">
            <text:p>9- Trabalhadores não qualificados</text:p>
          </table:table-cell>
          <table:table-cell office:value-type="float" office:value="4299" table:style-name="ce356">
            <text:p>4299</text:p>
          </table:table-cell>
          <table:table-cell office:value-type="float" office:value="4805" table:style-name="ce356">
            <text:p>4805</text:p>
          </table:table-cell>
          <table:table-cell office:value-type="float" office:value="3194" table:style-name="ce356">
            <text:p>3194</text:p>
          </table:table-cell>
          <table:table-cell table:style-name="ce352"/>
          <table:table-cell office:value-type="string" table:style-name="ce355">
            <text:p>9- Trabalhadores não qualificados</text:p>
          </table:table-cell>
          <table:table-cell office:value-type="float" office:value="2866" table:style-name="ce364">
            <text:p>2866</text:p>
          </table:table-cell>
          <table:table-cell office:value-type="float" office:value="2792" table:style-name="ce364">
            <text:p>2792</text:p>
          </table:table-cell>
          <table:table-cell office:value-type="float" office:value="2701" table:style-name="ce364">
            <text:p>2701</text:p>
          </table:table-cell>
          <table:table-cell table:style-name="ce352"/>
          <table:table-cell office:value-type="string" table:style-name="ce355">
            <text:p>5- Trab. serviços pessoais, de proteção e segurança e vendedores</text:p>
          </table:table-cell>
          <table:table-cell office:value-type="float" office:value="1104" table:style-name="ce366">
            <text:p>1104</text:p>
          </table:table-cell>
          <table:table-cell table:number-columns-repeated="16363" table:style-name="ce352"/>
        </table:table-row>
        <table:table-row table:style-name="ro12">
          <table:table-cell table:style-name="ce352"/>
          <table:table-cell office:value-type="string" table:style-name="ce363">
            <text:p>0- Profissões das Forças Armadas</text:p>
          </table:table-cell>
          <table:table-cell office:value-type="float" office:value="164" table:style-name="ce367">
            <text:p>164</text:p>
          </table:table-cell>
          <table:table-cell office:value-type="float" office:value="170" table:style-name="ce367">
            <text:p>170</text:p>
          </table:table-cell>
          <table:table-cell office:value-type="float" office:value="190" table:style-name="ce367">
            <text:p>190</text:p>
          </table:table-cell>
          <table:table-cell table:number-columns-repeated="4" table:style-name="ce352"/>
          <table:table-cell office:value-type="string" table:style-name="ce363">
            <text:p>0- Profissões das Forças Armadas</text:p>
          </table:table-cell>
          <table:table-cell office:value-type="float" office:value="5" table:style-name="ce368">
            <text:p>5</text:p>
          </table:table-cell>
          <table:table-cell office:value-type="float" office:value="7" table:style-name="ce368">
            <text:p>7</text:p>
          </table:table-cell>
          <table:table-cell office:value-type="float" office:value="1" table:style-name="ce368">
            <text:p>1</text:p>
          </table:table-cell>
          <table:table-cell table:style-name="ce352"/>
          <table:table-cell office:value-type="string" table:style-name="ce355">
            <text:p>0- Profissões das Forças Armadas</text:p>
          </table:table-cell>
          <table:table-cell office:value-type="float" office:value="6" table:style-name="ce367">
            <text:p>6</text:p>
          </table:table-cell>
          <table:table-cell office:value-type="float" office:value="6" table:style-name="ce367">
            <text:p>6</text:p>
          </table:table-cell>
          <table:table-cell office:value-type="string" table:style-name="ce367">
            <text:p>-</text:p>
          </table:table-cell>
          <table:table-cell table:number-columns-repeated="16366" table:style-name="ce352"/>
        </table:table-row>
        <table:table-row table:style-name="ro12">
          <table:table-cell table:style-name="ce352"/>
          <table:table-cell table:style-name="ce363"/>
          <table:table-cell office:value-type="float" office:value="5" table:style-name="ce364">
            <text:p>5</text:p>
          </table:table-cell>
          <table:table-cell office:value-type="float" office:value="7" table:style-name="ce364">
            <text:p>7</text:p>
          </table:table-cell>
          <table:table-cell office:value-type="float" office:value="15" table:style-name="ce364">
            <text:p>15</text:p>
          </table:table-cell>
          <table:table-cell table:number-columns-repeated="16379" table:style-name="ce352"/>
        </table:table-row>
        <table:table-row table:style-name="ro12">
          <table:table-cell table:style-name="ce352"/>
          <table:table-cell table:number-columns-repeated="16383" table:style-name="ce352"/>
        </table:table-row>
        <table:table-row table:style-name="ro12">
          <table:table-cell/>
          <table:table-cell table:number-columns-repeated="16383" table:style-name="ce358"/>
        </table:table-row>
        <table:table-row table:number-rows-repeated="7" table:style-name="ro12">
          <table:table-cell table:number-columns-repeated="16384"/>
        </table:table-row>
        <table:table-row table:number-rows-repeated="1048553" table:style-name="ro13">
          <table:table-cell table:number-columns-repeated="16384"/>
        </table:table-row>
      </table:table>
      <table:table table:name="CAE" table:style-name="ta3">
        <table:table-column table:style-name="co21" table:default-cell-style-name="ce358"/>
        <table:table-column table:style-name="co22" table:default-cell-style-name="ce358"/>
        <table:table-column table:style-name="co13" table:number-columns-repeated="4" table:default-cell-style-name="ce358"/>
        <table:table-column table:style-name="co23" table:default-cell-style-name="ce358"/>
        <table:table-column table:style-name="co24" table:default-cell-style-name="ce358"/>
        <table:table-column table:style-name="co25" table:default-cell-style-name="ce358"/>
        <table:table-column table:style-name="co13" table:default-cell-style-name="ce358"/>
        <table:table-column table:style-name="co26" table:default-cell-style-name="ce358"/>
        <table:table-column table:style-name="co27" table:default-cell-style-name="ce358"/>
        <table:table-column table:style-name="co13" table:number-columns-repeated="4" table:default-cell-style-name="ce358"/>
        <table:table-column table:style-name="co28" table:default-cell-style-name="ce358"/>
        <table:table-column table:style-name="co29" table:default-cell-style-name="ce358"/>
        <table:table-column table:style-name="co30" table:default-cell-style-name="ce358"/>
        <table:table-column table:style-name="co13" table:default-cell-style-name="ce358"/>
        <table:table-column table:style-name="co31" table:default-cell-style-name="ce358"/>
        <table:table-column table:style-name="co32" table:default-cell-style-name="ce358"/>
        <table:table-column table:style-name="co13" table:number-columns-repeated="4" table:default-cell-style-name="ce358"/>
        <table:table-column table:style-name="co19" table:default-cell-style-name="ce358"/>
        <table:table-column table:style-name="co20" table:number-columns-repeated="16357" table:default-cell-style-name="ce358"/>
        <table:table-row table:style-name="ro14">
          <table:table-cell table:style-name="ce352"/>
          <table:table-cell table:number-columns-repeated="16383" table:style-name="ce352"/>
        </table:table-row>
        <table:table-row table:style-name="ro15">
          <table:table-cell table:style-name="ce352"/>
          <table:table-cell table:style-name="ce286"/>
          <table:table-cell office:value-type="string" table:style-name="ce360">
            <text:p>CAE</text:p>
          </table:table-cell>
          <table:table-cell office:value-type="string" table:style-name="ce354">
            <text:p>202106</text:p>
          </table:table-cell>
          <table:table-cell office:value-type="string" table:style-name="ce354">
            <text:p>202105</text:p>
          </table:table-cell>
          <table:table-cell office:value-type="string" table:style-name="ce354">
            <text:p>202006</text:p>
          </table:table-cell>
          <table:table-cell table:number-columns-repeated="5" table:style-name="ce352"/>
          <table:table-cell table:style-name="ce360"/>
          <table:table-cell office:value-type="string" table:style-name="ce360">
            <text:p>CAE</text:p>
          </table:table-cell>
          <table:table-cell office:value-type="string" table:style-name="ce354">
            <text:p>202106</text:p>
          </table:table-cell>
          <table:table-cell office:value-type="string" table:style-name="ce354">
            <text:p>202105</text:p>
          </table:table-cell>
          <table:table-cell office:value-type="string" table:style-name="ce354">
            <text:p>202006</text:p>
          </table:table-cell>
          <table:table-cell table:number-columns-repeated="5" table:style-name="ce352"/>
          <table:table-cell table:style-name="ce360"/>
          <table:table-cell office:value-type="string" table:style-name="ce360">
            <text:p>CAE</text:p>
          </table:table-cell>
          <table:table-cell office:value-type="string" table:style-name="ce354">
            <text:p>202106</text:p>
          </table:table-cell>
          <table:table-cell office:value-type="string" table:style-name="ce354">
            <text:p>202105</text:p>
          </table:table-cell>
          <table:table-cell office:value-type="string" table:style-name="ce354">
            <text:p>202006</text:p>
          </table:table-cell>
          <table:table-cell table:number-columns-repeated="16358" table:style-name="ce352"/>
        </table:table-row>
        <table:table-row table:style-name="ro16">
          <table:table-cell table:style-name="ce352"/>
          <table:table-cell table:style-name="ce352"/>
          <table:table-cell office:value-type="string" table:style-name="ce361">
            <text:p>Desemprego no Fim</text:p>
          </table:table-cell>
          <table:table-cell office:value-type="float" office:value="321994" table:style-name="ce357">
            <text:p>321994</text:p>
          </table:table-cell>
          <table:table-cell office:value-type="float" office:value="344697" table:style-name="ce357">
            <text:p>344697</text:p>
          </table:table-cell>
          <table:table-cell office:value-type="float" office:value="356577" table:style-name="ce357">
            <text:p>356577</text:p>
          </table:table-cell>
          <table:table-cell table:style-name="ce352"/>
          <table:table-cell table:style-name="ce353"/>
          <table:table-cell office:value-type="string" table:style-name="ce361">
            <text:p>Desemprego no Fim</text:p>
          </table:table-cell>
          <table:table-cell office:value-type="string" table:style-name="ce369">
            <text:p>var hom %</text:p>
          </table:table-cell>
          <table:table-cell table:style-name="ce352"/>
          <table:table-cell table:style-name="ce361"/>
          <table:table-cell office:value-type="string" table:style-name="ce361">
            <text:p>Ofertas recebidas</text:p>
          </table:table-cell>
          <table:table-cell office:value-type="float" office:value="15628" table:style-name="ce357">
            <text:p>15628</text:p>
          </table:table-cell>
          <table:table-cell office:value-type="float" office:value="17101" table:style-name="ce357">
            <text:p>17101</text:p>
          </table:table-cell>
          <table:table-cell office:value-type="float" office:value="10060" table:style-name="ce357">
            <text:p>10060</text:p>
          </table:table-cell>
          <table:table-cell table:style-name="ce352"/>
          <table:table-cell table:style-name="ce353"/>
          <table:table-cell office:value-type="string" table:style-name="ce361">
            <text:p>Ofertas recebidas</text:p>
          </table:table-cell>
          <table:table-cell office:value-type="string" table:style-name="ce369">
            <text:p>var hom val abs</text:p>
          </table:table-cell>
          <table:table-cell table:style-name="ce352"/>
          <table:table-cell table:style-name="ce361"/>
          <table:table-cell office:value-type="string" table:style-name="ce361">
            <text:p>Colocações efetuadas</text:p>
          </table:table-cell>
          <table:table-cell office:value-type="float" office:value="9314" table:style-name="ce357">
            <text:p>9314</text:p>
          </table:table-cell>
          <table:table-cell office:value-type="float" office:value="9840" table:style-name="ce357">
            <text:p>9840</text:p>
          </table:table-cell>
          <table:table-cell office:value-type="float" office:value="7513" table:style-name="ce357">
            <text:p>7513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01</text:p>
          </table:table-cell>
          <table:table-cell office:value-type="string" table:style-name="ce363">
            <text:p>Agricultura, produção animal, caça, floresta e pesca</text:p>
          </table:table-cell>
          <table:table-cell office:value-type="float" office:value="12656" table:style-name="ce356">
            <text:p>12656</text:p>
          </table:table-cell>
          <table:table-cell office:value-type="float" office:value="13404" table:style-name="ce356">
            <text:p>13404</text:p>
          </table:table-cell>
          <table:table-cell office:value-type="float" office:value="13179" table:style-name="ce356">
            <text:p>13179</text:p>
          </table:table-cell>
          <table:table-cell table:style-name="ce352"/>
          <table:table-cell office:value-type="string" table:style-name="ce363">
            <text:p>13</text:p>
          </table:table-cell>
          <table:table-cell office:value-type="string" table:style-name="ce363">
            <text:p>Fab. equipamento informático, elétrico, máquinas e equipamentos n.e.</text:p>
          </table:table-cell>
          <table:table-cell office:value-type="float" office:value="-19.966044142614599" table:style-name="ce370">
            <text:p>-20,0</text:p>
          </table:table-cell>
          <table:table-cell table:style-name="ce352"/>
          <table:table-cell office:value-type="string" table:style-name="ce363">
            <text:p>01</text:p>
          </table:table-cell>
          <table:table-cell office:value-type="string" table:style-name="ce363">
            <text:p>Agricultura, produção animal, caça, floresta e pesca</text:p>
          </table:table-cell>
          <table:table-cell office:value-type="float" office:value="442" table:style-name="ce356">
            <text:p>442</text:p>
          </table:table-cell>
          <table:table-cell office:value-type="float" office:value="631" table:style-name="ce356">
            <text:p>631</text:p>
          </table:table-cell>
          <table:table-cell office:value-type="float" office:value="718" table:style-name="ce356">
            <text:p>718</text:p>
          </table:table-cell>
          <table:table-cell table:style-name="ce352"/>
          <table:table-cell office:value-type="string" table:style-name="ce363">
            <text:p>01</text:p>
          </table:table-cell>
          <table:table-cell office:value-type="string" table:style-name="ce363">
            <text:p>Agricultura, produção animal, caça, floresta e pesca</text:p>
          </table:table-cell>
          <table:table-cell office:value-type="float" office:value="-276" table:style-name="ce356">
            <text:p>-276</text:p>
          </table:table-cell>
          <table:table-cell table:style-name="ce352"/>
          <table:table-cell office:value-type="string" table:style-name="ce363">
            <text:p>01</text:p>
          </table:table-cell>
          <table:table-cell office:value-type="string" table:style-name="ce363">
            <text:p>Agricultura, produção animal, caça, floresta e pesca</text:p>
          </table:table-cell>
          <table:table-cell office:value-type="float" office:value="301" table:style-name="ce356">
            <text:p>301</text:p>
          </table:table-cell>
          <table:table-cell office:value-type="float" office:value="459" table:style-name="ce356">
            <text:p>459</text:p>
          </table:table-cell>
          <table:table-cell office:value-type="float" office:value="697" table:style-name="ce356">
            <text:p>697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02</text:p>
          </table:table-cell>
          <table:table-cell office:value-type="string" table:style-name="ce363">
            <text:p>Indústria, energia e água e construção</text:p>
          </table:table-cell>
          <table:table-cell office:value-type="float" office:value="64633" table:style-name="ce368">
            <text:p>64633</text:p>
          </table:table-cell>
          <table:table-cell office:value-type="float" office:value="67823" table:style-name="ce368">
            <text:p>67823</text:p>
          </table:table-cell>
          <table:table-cell office:value-type="float" office:value="74925" table:style-name="ce368">
            <text:p>74925</text:p>
          </table:table-cell>
          <table:table-cell table:style-name="ce352"/>
          <table:table-cell office:value-type="string" table:style-name="ce363">
            <text:p>06</text:p>
          </table:table-cell>
          <table:table-cell office:value-type="string" table:style-name="ce363">
            <text:p>Indústria do vestuário</text:p>
          </table:table-cell>
          <table:table-cell office:value-type="float" office:value="-19.912969444707201" table:style-name="ce371">
            <text:p>-19,9</text:p>
          </table:table-cell>
          <table:table-cell table:style-name="ce352"/>
          <table:table-cell office:value-type="string" table:style-name="ce363">
            <text:p>02</text:p>
          </table:table-cell>
          <table:table-cell office:value-type="string" table:style-name="ce363">
            <text:p>Indústria, energia e água e construção</text:p>
          </table:table-cell>
          <table:table-cell office:value-type="float" office:value="3740" table:style-name="ce368">
            <text:p>3740</text:p>
          </table:table-cell>
          <table:table-cell office:value-type="float" office:value="4114" table:style-name="ce368">
            <text:p>4114</text:p>
          </table:table-cell>
          <table:table-cell office:value-type="float" office:value="2414" table:style-name="ce368">
            <text:p>2414</text:p>
          </table:table-cell>
          <table:table-cell table:style-name="ce352"/>
          <table:table-cell office:value-type="string" table:style-name="ce363">
            <text:p>25</text:p>
          </table:table-cell>
          <table:table-cell office:value-type="string" table:style-name="ce363">
            <text:p>Atividades imobiliárias, administrativas e dos serviços de apoio</text:p>
          </table:table-cell>
          <table:table-cell office:value-type="float" office:value="-254" table:style-name="ce368">
            <text:p>-254</text:p>
          </table:table-cell>
          <table:table-cell table:style-name="ce352"/>
          <table:table-cell office:value-type="string" table:style-name="ce363">
            <text:p>02</text:p>
          </table:table-cell>
          <table:table-cell office:value-type="string" table:style-name="ce363">
            <text:p>Indústria, energia e água e construção</text:p>
          </table:table-cell>
          <table:table-cell office:value-type="float" office:value="1823" table:style-name="ce368">
            <text:p>1823</text:p>
          </table:table-cell>
          <table:table-cell office:value-type="float" office:value="2163" table:style-name="ce368">
            <text:p>2163</text:p>
          </table:table-cell>
          <table:table-cell office:value-type="float" office:value="1471" table:style-name="ce368">
            <text:p>1471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03</text:p>
          </table:table-cell>
          <table:table-cell office:value-type="string" table:style-name="ce363">
            <text:p>Indústrias extrativas</text:p>
          </table:table-cell>
          <table:table-cell office:value-type="float" office:value="1845" table:style-name="ce356">
            <text:p>1845</text:p>
          </table:table-cell>
          <table:table-cell office:value-type="float" office:value="1967" table:style-name="ce356">
            <text:p>1967</text:p>
          </table:table-cell>
          <table:table-cell office:value-type="float" office:value="2031" table:style-name="ce356">
            <text:p>2031</text:p>
          </table:table-cell>
          <table:table-cell table:style-name="ce352"/>
          <table:table-cell office:value-type="string" table:style-name="ce363">
            <text:p>12</text:p>
          </table:table-cell>
          <table:table-cell office:value-type="string" table:style-name="ce363">
            <text:p>Indústria metalúrgica de base e fab. produtos metálicos</text:p>
          </table:table-cell>
          <table:table-cell office:value-type="float" office:value="-19.431072210065601" table:style-name="ce370">
            <text:p>-19,4</text:p>
          </table:table-cell>
          <table:table-cell table:style-name="ce352"/>
          <table:table-cell office:value-type="string" table:style-name="ce363">
            <text:p>03</text:p>
          </table:table-cell>
          <table:table-cell office:value-type="string" table:style-name="ce363">
            <text:p>Indústrias extrativas</text:p>
          </table:table-cell>
          <table:table-cell office:value-type="float" office:value="17" table:style-name="ce356">
            <text:p>17</text:p>
          </table:table-cell>
          <table:table-cell office:value-type="float" office:value="29" table:style-name="ce356">
            <text:p>29</text:p>
          </table:table-cell>
          <table:table-cell office:value-type="float" office:value="16" table:style-name="ce356">
            <text:p>16</text:p>
          </table:table-cell>
          <table:table-cell table:style-name="ce352"/>
          <table:table-cell office:value-type="string" table:style-name="ce363">
            <text:p>26</text:p>
          </table:table-cell>
          <table:table-cell office:value-type="string" table:style-name="ce363">
            <text:p>Atividades de consultoria, científicas, técnicas e similares</text:p>
          </table:table-cell>
          <table:table-cell office:value-type="float" office:value="-123" table:style-name="ce356">
            <text:p>-123</text:p>
          </table:table-cell>
          <table:table-cell table:style-name="ce352"/>
          <table:table-cell office:value-type="string" table:style-name="ce363">
            <text:p>03</text:p>
          </table:table-cell>
          <table:table-cell office:value-type="string" table:style-name="ce363">
            <text:p>Indústrias extrativas</text:p>
          </table:table-cell>
          <table:table-cell office:value-type="float" office:value="10" table:style-name="ce356">
            <text:p>10</text:p>
          </table:table-cell>
          <table:table-cell office:value-type="float" office:value="19" table:style-name="ce356">
            <text:p>19</text:p>
          </table:table-cell>
          <table:table-cell office:value-type="float" office:value="7" table:style-name="ce356">
            <text:p>7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04</text:p>
          </table:table-cell>
          <table:table-cell office:value-type="string" table:style-name="ce363">
            <text:p>Indústrias alimentares das bebidas e do tabaco</text:p>
          </table:table-cell>
          <table:table-cell office:value-type="float" office:value="7036" table:style-name="ce368">
            <text:p>7036</text:p>
          </table:table-cell>
          <table:table-cell office:value-type="float" office:value="7385" table:style-name="ce368">
            <text:p>7385</text:p>
          </table:table-cell>
          <table:table-cell office:value-type="float" office:value="7540" table:style-name="ce368">
            <text:p>7540</text:p>
          </table:table-cell>
          <table:table-cell table:style-name="ce352"/>
          <table:table-cell office:value-type="string" table:style-name="ce363">
            <text:p>07</text:p>
          </table:table-cell>
          <table:table-cell office:value-type="string" table:style-name="ce363">
            <text:p>Indústria do couro e dos produtos do couro</text:p>
          </table:table-cell>
          <table:table-cell office:value-type="float" office:value="-17.777304662550598" table:style-name="ce371">
            <text:p>-17,8</text:p>
          </table:table-cell>
          <table:table-cell table:style-name="ce352"/>
          <table:table-cell office:value-type="string" table:style-name="ce363">
            <text:p>04</text:p>
          </table:table-cell>
          <table:table-cell office:value-type="string" table:style-name="ce363">
            <text:p>Indústrias alimentares das bebidas e do tabaco</text:p>
          </table:table-cell>
          <table:table-cell office:value-type="float" office:value="587" table:style-name="ce368">
            <text:p>587</text:p>
          </table:table-cell>
          <table:table-cell office:value-type="float" office:value="451" table:style-name="ce368">
            <text:p>451</text:p>
          </table:table-cell>
          <table:table-cell office:value-type="float" office:value="240" table:style-name="ce368">
            <text:p>240</text:p>
          </table:table-cell>
          <table:table-cell table:style-name="ce352"/>
          <table:table-cell office:value-type="string" table:style-name="ce363">
            <text:p>16</text:p>
          </table:table-cell>
          <table:table-cell office:value-type="string" table:style-name="ce363">
            <text:p>Eletricidade, gás e água, saneamento, resíduos e despoluição</text:p>
          </table:table-cell>
          <table:table-cell office:value-type="float" office:value="-48" table:style-name="ce368">
            <text:p>-48</text:p>
          </table:table-cell>
          <table:table-cell table:style-name="ce352"/>
          <table:table-cell office:value-type="string" table:style-name="ce363">
            <text:p>04</text:p>
          </table:table-cell>
          <table:table-cell office:value-type="string" table:style-name="ce363">
            <text:p>Indústrias alimentares das bebidas e do tabaco</text:p>
          </table:table-cell>
          <table:table-cell office:value-type="float" office:value="206" table:style-name="ce368">
            <text:p>206</text:p>
          </table:table-cell>
          <table:table-cell office:value-type="float" office:value="309" table:style-name="ce368">
            <text:p>309</text:p>
          </table:table-cell>
          <table:table-cell office:value-type="float" office:value="126" table:style-name="ce368">
            <text:p>126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05</text:p>
          </table:table-cell>
          <table:table-cell office:value-type="string" table:style-name="ce363">
            <text:p>Fabricação de têxteis</text:p>
          </table:table-cell>
          <table:table-cell office:value-type="float" office:value="2976" table:style-name="ce356">
            <text:p>2976</text:p>
          </table:table-cell>
          <table:table-cell office:value-type="float" office:value="3094" table:style-name="ce356">
            <text:p>3094</text:p>
          </table:table-cell>
          <table:table-cell office:value-type="float" office:value="3343" table:style-name="ce356">
            <text:p>3343</text:p>
          </table:table-cell>
          <table:table-cell table:style-name="ce352"/>
          <table:table-cell office:value-type="string" table:style-name="ce363">
            <text:p>22</text:p>
          </table:table-cell>
          <table:table-cell office:value-type="string" table:style-name="ce363">
            <text:p>Alojamento, restauração e similares</text:p>
          </table:table-cell>
          <table:table-cell office:value-type="float" office:value="-17.491469530766899" table:style-name="ce370">
            <text:p>-17,5</text:p>
          </table:table-cell>
          <table:table-cell table:style-name="ce352"/>
          <table:table-cell office:value-type="string" table:style-name="ce363">
            <text:p>05</text:p>
          </table:table-cell>
          <table:table-cell office:value-type="string" table:style-name="ce363">
            <text:p>Fabricação de têxteis</text:p>
          </table:table-cell>
          <table:table-cell office:value-type="float" office:value="143" table:style-name="ce356">
            <text:p>143</text:p>
          </table:table-cell>
          <table:table-cell office:value-type="float" office:value="131" table:style-name="ce356">
            <text:p>131</text:p>
          </table:table-cell>
          <table:table-cell office:value-type="float" office:value="57" table:style-name="ce356">
            <text:p>57</text:p>
          </table:table-cell>
          <table:table-cell table:style-name="ce352"/>
          <table:table-cell office:value-type="string" table:style-name="ce363">
            <text:p>06</text:p>
          </table:table-cell>
          <table:table-cell office:value-type="string" table:style-name="ce363">
            <text:p>Indústria do vestuário</text:p>
          </table:table-cell>
          <table:table-cell office:value-type="float" office:value="-2" table:style-name="ce356">
            <text:p>-2</text:p>
          </table:table-cell>
          <table:table-cell table:style-name="ce352"/>
          <table:table-cell office:value-type="string" table:style-name="ce363">
            <text:p>05</text:p>
          </table:table-cell>
          <table:table-cell office:value-type="string" table:style-name="ce363">
            <text:p>Fabricação de têxteis</text:p>
          </table:table-cell>
          <table:table-cell office:value-type="float" office:value="84" table:style-name="ce356">
            <text:p>84</text:p>
          </table:table-cell>
          <table:table-cell office:value-type="float" office:value="83" table:style-name="ce356">
            <text:p>83</text:p>
          </table:table-cell>
          <table:table-cell office:value-type="float" office:value="34" table:style-name="ce356">
            <text:p>34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06</text:p>
          </table:table-cell>
          <table:table-cell office:value-type="string" table:style-name="ce363">
            <text:p>Indústria do vestuário</text:p>
          </table:table-cell>
          <table:table-cell office:value-type="float" office:value="8466" table:style-name="ce368">
            <text:p>8466</text:p>
          </table:table-cell>
          <table:table-cell office:value-type="float" office:value="8960" table:style-name="ce368">
            <text:p>8960</text:p>
          </table:table-cell>
          <table:table-cell office:value-type="float" office:value="10571" table:style-name="ce368">
            <text:p>10571</text:p>
          </table:table-cell>
          <table:table-cell table:style-name="ce352"/>
          <table:table-cell office:value-type="string" table:style-name="ce363">
            <text:p>15</text:p>
          </table:table-cell>
          <table:table-cell office:value-type="string" table:style-name="ce363">
            <text:p>Fab. mobiliário, repar. instal. máq. e equipa. e outras ind. transformadoras</text:p>
          </table:table-cell>
          <table:table-cell office:value-type="float" office:value="-14.9464570517202" table:style-name="ce371">
            <text:p>-14,9</text:p>
          </table:table-cell>
          <table:table-cell table:style-name="ce352"/>
          <table:table-cell office:value-type="string" table:style-name="ce363">
            <text:p>06</text:p>
          </table:table-cell>
          <table:table-cell office:value-type="string" table:style-name="ce363">
            <text:p>Indústria do vestuário</text:p>
          </table:table-cell>
          <table:table-cell office:value-type="float" office:value="347" table:style-name="ce368">
            <text:p>347</text:p>
          </table:table-cell>
          <table:table-cell office:value-type="float" office:value="413" table:style-name="ce368">
            <text:p>413</text:p>
          </table:table-cell>
          <table:table-cell office:value-type="float" office:value="349" table:style-name="ce368">
            <text:p>349</text:p>
          </table:table-cell>
          <table:table-cell table:style-name="ce352"/>
          <table:table-cell office:value-type="string" table:style-name="ce363">
            <text:p>03</text:p>
          </table:table-cell>
          <table:table-cell office:value-type="string" table:style-name="ce363">
            <text:p>Indústrias extrativas</text:p>
          </table:table-cell>
          <table:table-cell office:value-type="float" office:value="1" table:style-name="ce368">
            <text:p>1</text:p>
          </table:table-cell>
          <table:table-cell table:style-name="ce352"/>
          <table:table-cell office:value-type="string" table:style-name="ce363">
            <text:p>06</text:p>
          </table:table-cell>
          <table:table-cell office:value-type="string" table:style-name="ce363">
            <text:p>Indústria do vestuário</text:p>
          </table:table-cell>
          <table:table-cell office:value-type="float" office:value="244" table:style-name="ce368">
            <text:p>244</text:p>
          </table:table-cell>
          <table:table-cell office:value-type="float" office:value="280" table:style-name="ce368">
            <text:p>280</text:p>
          </table:table-cell>
          <table:table-cell office:value-type="float" office:value="251" table:style-name="ce368">
            <text:p>251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07</text:p>
          </table:table-cell>
          <table:table-cell office:value-type="string" table:style-name="ce363">
            <text:p>Indústria do couro e dos produtos do couro</text:p>
          </table:table-cell>
          <table:table-cell office:value-type="float" office:value="3862" table:style-name="ce356">
            <text:p>3862</text:p>
          </table:table-cell>
          <table:table-cell office:value-type="float" office:value="4201" table:style-name="ce356">
            <text:p>4201</text:p>
          </table:table-cell>
          <table:table-cell office:value-type="float" office:value="4697" table:style-name="ce356">
            <text:p>4697</text:p>
          </table:table-cell>
          <table:table-cell table:style-name="ce352"/>
          <table:table-cell office:value-type="string" table:style-name="ce363">
            <text:p>11</text:p>
          </table:table-cell>
          <table:table-cell office:value-type="string" table:style-name="ce363">
            <text:p>Fabricação de outros produtos minerais não metálicos</text:p>
          </table:table-cell>
          <table:table-cell office:value-type="float" office:value="-13.428280773143401" table:style-name="ce370">
            <text:p>-13,4</text:p>
          </table:table-cell>
          <table:table-cell table:style-name="ce352"/>
          <table:table-cell office:value-type="string" table:style-name="ce363">
            <text:p>07</text:p>
          </table:table-cell>
          <table:table-cell office:value-type="string" table:style-name="ce363">
            <text:p>Indústria do couro e dos produtos do couro</text:p>
          </table:table-cell>
          <table:table-cell office:value-type="float" office:value="259" table:style-name="ce356">
            <text:p>259</text:p>
          </table:table-cell>
          <table:table-cell office:value-type="float" office:value="306" table:style-name="ce356">
            <text:p>306</text:p>
          </table:table-cell>
          <table:table-cell office:value-type="float" office:value="128" table:style-name="ce356">
            <text:p>128</text:p>
          </table:table-cell>
          <table:table-cell table:style-name="ce352"/>
          <table:table-cell office:value-type="string" table:style-name="ce363">
            <text:p>14</text:p>
          </table:table-cell>
          <table:table-cell office:value-type="string" table:style-name="ce363">
            <text:p>Fab. veículos automóveis, componentes e outro equipa. de transporte</text:p>
          </table:table-cell>
          <table:table-cell office:value-type="float" office:value="5" table:style-name="ce356">
            <text:p>5</text:p>
          </table:table-cell>
          <table:table-cell table:style-name="ce352"/>
          <table:table-cell office:value-type="string" table:style-name="ce363">
            <text:p>07</text:p>
          </table:table-cell>
          <table:table-cell office:value-type="string" table:style-name="ce363">
            <text:p>Indústria do couro e dos produtos do couro</text:p>
          </table:table-cell>
          <table:table-cell office:value-type="float" office:value="195" table:style-name="ce356">
            <text:p>195</text:p>
          </table:table-cell>
          <table:table-cell office:value-type="float" office:value="191" table:style-name="ce356">
            <text:p>191</text:p>
          </table:table-cell>
          <table:table-cell office:value-type="float" office:value="108" table:style-name="ce356">
            <text:p>108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08</text:p>
          </table:table-cell>
          <table:table-cell office:value-type="string" table:style-name="ce363">
            <text:p>Indústria da madeira e da cortiça</text:p>
          </table:table-cell>
          <table:table-cell office:value-type="float" office:value="1911" table:style-name="ce368">
            <text:p>1911</text:p>
          </table:table-cell>
          <table:table-cell office:value-type="float" office:value="2008" table:style-name="ce368">
            <text:p>2008</text:p>
          </table:table-cell>
          <table:table-cell office:value-type="float" office:value="2131" table:style-name="ce368">
            <text:p>2131</text:p>
          </table:table-cell>
          <table:table-cell table:style-name="ce352"/>
          <table:table-cell office:value-type="string" table:style-name="ce363">
            <text:p>17</text:p>
          </table:table-cell>
          <table:table-cell office:value-type="string" table:style-name="ce363">
            <text:p>Construção</text:p>
          </table:table-cell>
          <table:table-cell office:value-type="float" office:value="-13.394687486369801" table:style-name="ce371">
            <text:p>-13,4</text:p>
          </table:table-cell>
          <table:table-cell table:style-name="ce352"/>
          <table:table-cell office:value-type="string" table:style-name="ce363">
            <text:p>08</text:p>
          </table:table-cell>
          <table:table-cell office:value-type="string" table:style-name="ce363">
            <text:p>Indústria da madeira e da cortiça</text:p>
          </table:table-cell>
          <table:table-cell office:value-type="float" office:value="95" table:style-name="ce368">
            <text:p>95</text:p>
          </table:table-cell>
          <table:table-cell office:value-type="float" office:value="129" table:style-name="ce368">
            <text:p>129</text:p>
          </table:table-cell>
          <table:table-cell office:value-type="float" office:value="47" table:style-name="ce368">
            <text:p>47</text:p>
          </table:table-cell>
          <table:table-cell table:style-name="ce352"/>
          <table:table-cell office:value-type="string" table:style-name="ce363">
            <text:p>24</text:p>
          </table:table-cell>
          <table:table-cell office:value-type="string" table:style-name="ce363">
            <text:p>Atividades financeiras e de seguros</text:p>
          </table:table-cell>
          <table:table-cell office:value-type="float" office:value="15" table:style-name="ce368">
            <text:p>15</text:p>
          </table:table-cell>
          <table:table-cell table:style-name="ce352"/>
          <table:table-cell office:value-type="string" table:style-name="ce363">
            <text:p>08</text:p>
          </table:table-cell>
          <table:table-cell office:value-type="string" table:style-name="ce363">
            <text:p>Indústria da madeira e da cortiça</text:p>
          </table:table-cell>
          <table:table-cell office:value-type="float" office:value="30" table:style-name="ce368">
            <text:p>30</text:p>
          </table:table-cell>
          <table:table-cell office:value-type="float" office:value="36" table:style-name="ce368">
            <text:p>36</text:p>
          </table:table-cell>
          <table:table-cell office:value-type="float" office:value="30" table:style-name="ce368">
            <text:p>30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09</text:p>
          </table:table-cell>
          <table:table-cell office:value-type="string" table:style-name="ce363">
            <text:p>Indústrias do papel, impressão e reprodução</text:p>
          </table:table-cell>
          <table:table-cell office:value-type="float" office:value="1299" table:style-name="ce356">
            <text:p>1299</text:p>
          </table:table-cell>
          <table:table-cell office:value-type="float" office:value="1336" table:style-name="ce356">
            <text:p>1336</text:p>
          </table:table-cell>
          <table:table-cell office:value-type="float" office:value="1400" table:style-name="ce356">
            <text:p>1400</text:p>
          </table:table-cell>
          <table:table-cell table:style-name="ce352"/>
          <table:table-cell office:value-type="string" table:style-name="ce363">
            <text:p>05</text:p>
          </table:table-cell>
          <table:table-cell office:value-type="string" table:style-name="ce363">
            <text:p>Fabricação de têxteis</text:p>
          </table:table-cell>
          <table:table-cell office:value-type="float" office:value="-10.9781633263536" table:style-name="ce370">
            <text:p>-11,0</text:p>
          </table:table-cell>
          <table:table-cell table:style-name="ce352"/>
          <table:table-cell office:value-type="string" table:style-name="ce363">
            <text:p>09</text:p>
          </table:table-cell>
          <table:table-cell office:value-type="string" table:style-name="ce363">
            <text:p>Indústrias do papel, impressão e reprodução</text:p>
          </table:table-cell>
          <table:table-cell office:value-type="float" office:value="76" table:style-name="ce356">
            <text:p>76</text:p>
          </table:table-cell>
          <table:table-cell office:value-type="float" office:value="50" table:style-name="ce356">
            <text:p>50</text:p>
          </table:table-cell>
          <table:table-cell office:value-type="float" office:value="21" table:style-name="ce356">
            <text:p>21</text:p>
          </table:table-cell>
          <table:table-cell table:style-name="ce352"/>
          <table:table-cell office:value-type="string" table:style-name="ce363">
            <text:p>10</text:p>
          </table:table-cell>
          <table:table-cell office:value-type="string" table:style-name="ce363">
            <text:p>Fab. produtos petrolíferos, químicos, farmacêuticos, borracha e plástico</text:p>
          </table:table-cell>
          <table:table-cell office:value-type="float" office:value="17" table:style-name="ce356">
            <text:p>17</text:p>
          </table:table-cell>
          <table:table-cell table:style-name="ce352"/>
          <table:table-cell office:value-type="string" table:style-name="ce363">
            <text:p>09</text:p>
          </table:table-cell>
          <table:table-cell office:value-type="string" table:style-name="ce363">
            <text:p>Indústrias do papel, impressão e reprodução</text:p>
          </table:table-cell>
          <table:table-cell office:value-type="float" office:value="43" table:style-name="ce356">
            <text:p>43</text:p>
          </table:table-cell>
          <table:table-cell office:value-type="float" office:value="37" table:style-name="ce356">
            <text:p>37</text:p>
          </table:table-cell>
          <table:table-cell office:value-type="float" office:value="13" table:style-name="ce356">
            <text:p>13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10</text:p>
          </table:table-cell>
          <table:table-cell office:value-type="string" table:style-name="ce363">
            <text:p>Fab. produtos petrolíferos, químicos, farmacêuticos, borracha e plástico</text:p>
          </table:table-cell>
          <table:table-cell office:value-type="float" office:value="2251" table:style-name="ce368">
            <text:p>2251</text:p>
          </table:table-cell>
          <table:table-cell office:value-type="float" office:value="2326" table:style-name="ce368">
            <text:p>2326</text:p>
          </table:table-cell>
          <table:table-cell office:value-type="float" office:value="2499" table:style-name="ce368">
            <text:p>2499</text:p>
          </table:table-cell>
          <table:table-cell table:style-name="ce352"/>
          <table:table-cell office:value-type="string" table:style-name="ce363">
            <text:p>08</text:p>
          </table:table-cell>
          <table:table-cell office:value-type="string" table:style-name="ce363">
            <text:p>Indústria da madeira e da cortiça</text:p>
          </table:table-cell>
          <table:table-cell office:value-type="float" office:value="-10.323791647114" table:style-name="ce371">
            <text:p>-10,3</text:p>
          </table:table-cell>
          <table:table-cell table:style-name="ce352"/>
          <table:table-cell office:value-type="string" table:style-name="ce363">
            <text:p>10</text:p>
          </table:table-cell>
          <table:table-cell office:value-type="string" table:style-name="ce363">
            <text:p>Fab. produtos petrolíferos, químicos, farmacêuticos, borracha e plástico</text:p>
          </table:table-cell>
          <table:table-cell office:value-type="float" office:value="77" table:style-name="ce368">
            <text:p>77</text:p>
          </table:table-cell>
          <table:table-cell office:value-type="float" office:value="119" table:style-name="ce368">
            <text:p>119</text:p>
          </table:table-cell>
          <table:table-cell office:value-type="float" office:value="60" table:style-name="ce368">
            <text:p>60</text:p>
          </table:table-cell>
          <table:table-cell table:style-name="ce352"/>
          <table:table-cell office:value-type="string" table:style-name="ce363">
            <text:p>13</text:p>
          </table:table-cell>
          <table:table-cell office:value-type="string" table:style-name="ce363">
            <text:p>Fab. equipamento informático, elétrico, máquinas e equipamentos n.e.</text:p>
          </table:table-cell>
          <table:table-cell office:value-type="float" office:value="23" table:style-name="ce368">
            <text:p>23</text:p>
          </table:table-cell>
          <table:table-cell table:style-name="ce352"/>
          <table:table-cell office:value-type="string" table:style-name="ce363">
            <text:p>10</text:p>
          </table:table-cell>
          <table:table-cell office:value-type="string" table:style-name="ce363">
            <text:p>Fab. produtos petrolíferos, químicos, farmacêuticos, borracha e plástico</text:p>
          </table:table-cell>
          <table:table-cell office:value-type="float" office:value="53" table:style-name="ce368">
            <text:p>53</text:p>
          </table:table-cell>
          <table:table-cell office:value-type="float" office:value="80" table:style-name="ce368">
            <text:p>80</text:p>
          </table:table-cell>
          <table:table-cell office:value-type="float" office:value="44" table:style-name="ce368">
            <text:p>44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11</text:p>
          </table:table-cell>
          <table:table-cell office:value-type="string" table:style-name="ce363">
            <text:p>Fabricação de outros produtos minerais não metálicos</text:p>
          </table:table-cell>
          <table:table-cell office:value-type="float" office:value="1702" table:style-name="ce356">
            <text:p>1702</text:p>
          </table:table-cell>
          <table:table-cell office:value-type="float" office:value="1747" table:style-name="ce356">
            <text:p>1747</text:p>
          </table:table-cell>
          <table:table-cell office:value-type="float" office:value="1966" table:style-name="ce356">
            <text:p>1966</text:p>
          </table:table-cell>
          <table:table-cell table:style-name="ce352"/>
          <table:table-cell office:value-type="string" table:style-name="ce363">
            <text:p>10</text:p>
          </table:table-cell>
          <table:table-cell office:value-type="string" table:style-name="ce363">
            <text:p>Fab. produtos petrolíferos, químicos, farmacêuticos, borracha e plástico</text:p>
          </table:table-cell>
          <table:table-cell office:value-type="float" office:value="-9.9239695878351295" table:style-name="ce370">
            <text:p>-9,9</text:p>
          </table:table-cell>
          <table:table-cell table:style-name="ce352"/>
          <table:table-cell office:value-type="string" table:style-name="ce363">
            <text:p>11</text:p>
          </table:table-cell>
          <table:table-cell office:value-type="string" table:style-name="ce363">
            <text:p>Fabricação de outros produtos minerais não metálicos</text:p>
          </table:table-cell>
          <table:table-cell office:value-type="float" office:value="117" table:style-name="ce356">
            <text:p>117</text:p>
          </table:table-cell>
          <table:table-cell office:value-type="float" office:value="130" table:style-name="ce356">
            <text:p>130</text:p>
          </table:table-cell>
          <table:table-cell office:value-type="float" office:value="58" table:style-name="ce356">
            <text:p>58</text:p>
          </table:table-cell>
          <table:table-cell table:style-name="ce352"/>
          <table:table-cell office:value-type="string" table:style-name="ce363">
            <text:p>08</text:p>
          </table:table-cell>
          <table:table-cell office:value-type="string" table:style-name="ce363">
            <text:p>Indústria da madeira e da cortiça</text:p>
          </table:table-cell>
          <table:table-cell office:value-type="float" office:value="48" table:style-name="ce356">
            <text:p>48</text:p>
          </table:table-cell>
          <table:table-cell table:style-name="ce352"/>
          <table:table-cell office:value-type="string" table:style-name="ce363">
            <text:p>11</text:p>
          </table:table-cell>
          <table:table-cell office:value-type="string" table:style-name="ce363">
            <text:p>Fabricação de outros produtos minerais não metálicos</text:p>
          </table:table-cell>
          <table:table-cell office:value-type="float" office:value="66" table:style-name="ce356">
            <text:p>66</text:p>
          </table:table-cell>
          <table:table-cell office:value-type="float" office:value="85" table:style-name="ce356">
            <text:p>85</text:p>
          </table:table-cell>
          <table:table-cell office:value-type="float" office:value="41" table:style-name="ce356">
            <text:p>41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12</text:p>
          </table:table-cell>
          <table:table-cell office:value-type="string" table:style-name="ce363">
            <text:p>Indústria metalúrgica de base e fab. produtos metálicos</text:p>
          </table:table-cell>
          <table:table-cell office:value-type="float" office:value="3682" table:style-name="ce368">
            <text:p>3682</text:p>
          </table:table-cell>
          <table:table-cell office:value-type="float" office:value="3775" table:style-name="ce368">
            <text:p>3775</text:p>
          </table:table-cell>
          <table:table-cell office:value-type="float" office:value="4570" table:style-name="ce368">
            <text:p>4570</text:p>
          </table:table-cell>
          <table:table-cell table:style-name="ce352"/>
          <table:table-cell office:value-type="string" table:style-name="ce363">
            <text:p>23</text:p>
          </table:table-cell>
          <table:table-cell office:value-type="string" table:style-name="ce363">
            <text:p>Atividades de informação e de comunicação</text:p>
          </table:table-cell>
          <table:table-cell office:value-type="float" office:value="-9.8801065719360608" table:style-name="ce371">
            <text:p>-9,9</text:p>
          </table:table-cell>
          <table:table-cell table:style-name="ce352"/>
          <table:table-cell office:value-type="string" table:style-name="ce363">
            <text:p>12</text:p>
          </table:table-cell>
          <table:table-cell office:value-type="string" table:style-name="ce363">
            <text:p>Indústria metalúrgica de base e fab. produtos metálicos</text:p>
          </table:table-cell>
          <table:table-cell office:value-type="float" office:value="265" table:style-name="ce368">
            <text:p>265</text:p>
          </table:table-cell>
          <table:table-cell office:value-type="float" office:value="248" table:style-name="ce368">
            <text:p>248</text:p>
          </table:table-cell>
          <table:table-cell office:value-type="float" office:value="187" table:style-name="ce368">
            <text:p>187</text:p>
          </table:table-cell>
          <table:table-cell table:style-name="ce352"/>
          <table:table-cell office:value-type="string" table:style-name="ce363">
            <text:p>09</text:p>
          </table:table-cell>
          <table:table-cell office:value-type="string" table:style-name="ce363">
            <text:p>Indústrias do papel, impressão e reprodução</text:p>
          </table:table-cell>
          <table:table-cell office:value-type="float" office:value="55" table:style-name="ce368">
            <text:p>55</text:p>
          </table:table-cell>
          <table:table-cell table:style-name="ce352"/>
          <table:table-cell office:value-type="string" table:style-name="ce363">
            <text:p>12</text:p>
          </table:table-cell>
          <table:table-cell office:value-type="string" table:style-name="ce363">
            <text:p>Indústria metalúrgica de base e fab. produtos metálicos</text:p>
          </table:table-cell>
          <table:table-cell office:value-type="float" office:value="139" table:style-name="ce368">
            <text:p>139</text:p>
          </table:table-cell>
          <table:table-cell office:value-type="float" office:value="186" table:style-name="ce368">
            <text:p>186</text:p>
          </table:table-cell>
          <table:table-cell office:value-type="float" office:value="153" table:style-name="ce368">
            <text:p>153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13</text:p>
          </table:table-cell>
          <table:table-cell office:value-type="string" table:style-name="ce363">
            <text:p>Fab. equipamento informático, elétrico, máquinas e equipamentos n.e.</text:p>
          </table:table-cell>
          <table:table-cell office:value-type="float" office:value="2357" table:style-name="ce356">
            <text:p>2357</text:p>
          </table:table-cell>
          <table:table-cell office:value-type="float" office:value="2486" table:style-name="ce356">
            <text:p>2486</text:p>
          </table:table-cell>
          <table:table-cell office:value-type="float" office:value="2945" table:style-name="ce356">
            <text:p>2945</text:p>
          </table:table-cell>
          <table:table-cell table:style-name="ce352"/>
          <table:table-cell office:value-type="string" table:style-name="ce363">
            <text:p>27</text:p>
          </table:table-cell>
          <table:table-cell office:value-type="string" table:style-name="ce363">
            <text:p>Admin. pública, educação, atividades de saúde e apoio social</text:p>
          </table:table-cell>
          <table:table-cell office:value-type="float" office:value="-9.3135981996018398" table:style-name="ce370">
            <text:p>-9,3</text:p>
          </table:table-cell>
          <table:table-cell table:style-name="ce352"/>
          <table:table-cell office:value-type="string" table:style-name="ce363">
            <text:p>13</text:p>
          </table:table-cell>
          <table:table-cell office:value-type="string" table:style-name="ce363">
            <text:p>Fab. equipamento informático, elétrico, máquinas e equipamentos n.e.</text:p>
          </table:table-cell>
          <table:table-cell office:value-type="float" office:value="96" table:style-name="ce356">
            <text:p>96</text:p>
          </table:table-cell>
          <table:table-cell office:value-type="float" office:value="95" table:style-name="ce356">
            <text:p>95</text:p>
          </table:table-cell>
          <table:table-cell office:value-type="float" office:value="73" table:style-name="ce356">
            <text:p>73</text:p>
          </table:table-cell>
          <table:table-cell table:style-name="ce352"/>
          <table:table-cell office:value-type="string" table:style-name="ce363">
            <text:p>11</text:p>
          </table:table-cell>
          <table:table-cell office:value-type="string" table:style-name="ce363">
            <text:p>Fabricação de outros produtos minerais não metálicos</text:p>
          </table:table-cell>
          <table:table-cell office:value-type="float" office:value="59" table:style-name="ce356">
            <text:p>59</text:p>
          </table:table-cell>
          <table:table-cell table:style-name="ce352"/>
          <table:table-cell office:value-type="string" table:style-name="ce363">
            <text:p>13</text:p>
          </table:table-cell>
          <table:table-cell office:value-type="string" table:style-name="ce363">
            <text:p>Fab. equipamento informático, elétrico, máquinas e equipamentos n.e.</text:p>
          </table:table-cell>
          <table:table-cell office:value-type="float" office:value="75" table:style-name="ce356">
            <text:p>75</text:p>
          </table:table-cell>
          <table:table-cell office:value-type="float" office:value="59" table:style-name="ce356">
            <text:p>59</text:p>
          </table:table-cell>
          <table:table-cell office:value-type="float" office:value="36" table:style-name="ce356">
            <text:p>36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14</text:p>
          </table:table-cell>
          <table:table-cell office:value-type="string" table:style-name="ce363">
            <text:p>Fab. veículos automóveis, componentes e outro equipa. de transporte</text:p>
          </table:table-cell>
          <table:table-cell office:value-type="float" office:value="2486" table:style-name="ce368">
            <text:p>2486</text:p>
          </table:table-cell>
          <table:table-cell office:value-type="float" office:value="2563" table:style-name="ce368">
            <text:p>2563</text:p>
          </table:table-cell>
          <table:table-cell office:value-type="float" office:value="2663" table:style-name="ce368">
            <text:p>2663</text:p>
          </table:table-cell>
          <table:table-cell table:style-name="ce352"/>
          <table:table-cell office:value-type="string" table:style-name="ce363">
            <text:p>03</text:p>
          </table:table-cell>
          <table:table-cell office:value-type="string" table:style-name="ce363">
            <text:p>Indústrias extrativas</text:p>
          </table:table-cell>
          <table:table-cell office:value-type="float" office:value="-9.1580502215657305" table:style-name="ce371">
            <text:p>-9,2</text:p>
          </table:table-cell>
          <table:table-cell table:style-name="ce352"/>
          <table:table-cell office:value-type="string" table:style-name="ce363">
            <text:p>14</text:p>
          </table:table-cell>
          <table:table-cell office:value-type="string" table:style-name="ce363">
            <text:p>Fab. veículos automóveis, componentes e outro equipa. de transporte</text:p>
          </table:table-cell>
          <table:table-cell office:value-type="float" office:value="44" table:style-name="ce368">
            <text:p>44</text:p>
          </table:table-cell>
          <table:table-cell office:value-type="float" office:value="61" table:style-name="ce368">
            <text:p>61</text:p>
          </table:table-cell>
          <table:table-cell office:value-type="float" office:value="39" table:style-name="ce368">
            <text:p>39</text:p>
          </table:table-cell>
          <table:table-cell table:style-name="ce352"/>
          <table:table-cell office:value-type="string" table:style-name="ce363">
            <text:p>23</text:p>
          </table:table-cell>
          <table:table-cell office:value-type="string" table:style-name="ce363">
            <text:p>Atividades de informação e de comunicação</text:p>
          </table:table-cell>
          <table:table-cell office:value-type="float" office:value="68" table:style-name="ce368">
            <text:p>68</text:p>
          </table:table-cell>
          <table:table-cell table:style-name="ce352"/>
          <table:table-cell office:value-type="string" table:style-name="ce363">
            <text:p>14</text:p>
          </table:table-cell>
          <table:table-cell office:value-type="string" table:style-name="ce363">
            <text:p>Fab. veículos automóveis, componentes e outro equipa. de transporte</text:p>
          </table:table-cell>
          <table:table-cell office:value-type="float" office:value="38" table:style-name="ce368">
            <text:p>38</text:p>
          </table:table-cell>
          <table:table-cell office:value-type="float" office:value="49" table:style-name="ce368">
            <text:p>49</text:p>
          </table:table-cell>
          <table:table-cell office:value-type="float" office:value="35" table:style-name="ce368">
            <text:p>35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15</text:p>
          </table:table-cell>
          <table:table-cell office:value-type="string" table:style-name="ce363">
            <text:p>Fab. mobiliário, repar. instal. máq. e equipa. e outras ind. transformadoras</text:p>
          </table:table-cell>
          <table:table-cell office:value-type="float" office:value="3733" table:style-name="ce356">
            <text:p>3733</text:p>
          </table:table-cell>
          <table:table-cell office:value-type="float" office:value="3912" table:style-name="ce356">
            <text:p>3912</text:p>
          </table:table-cell>
          <table:table-cell office:value-type="float" office:value="4389" table:style-name="ce356">
            <text:p>4389</text:p>
          </table:table-cell>
          <table:table-cell table:style-name="ce352"/>
          <table:table-cell office:value-type="string" table:style-name="ce363">
            <text:p>19</text:p>
          </table:table-cell>
          <table:table-cell office:value-type="string" table:style-name="ce363">
            <text:p>Comércio, manut. repar. de veículos automóveis e motociclos</text:p>
          </table:table-cell>
          <table:table-cell office:value-type="float" office:value="-8.8649362076550808" table:style-name="ce370">
            <text:p>-8,9</text:p>
          </table:table-cell>
          <table:table-cell table:style-name="ce352"/>
          <table:table-cell office:value-type="string" table:style-name="ce363">
            <text:p>15</text:p>
          </table:table-cell>
          <table:table-cell office:value-type="string" table:style-name="ce363">
            <text:p>Fab. mobiliário, repar. instal. máq. e equipa. e outras ind. transformadoras</text:p>
          </table:table-cell>
          <table:table-cell office:value-type="float" office:value="299" table:style-name="ce356">
            <text:p>299</text:p>
          </table:table-cell>
          <table:table-cell office:value-type="float" office:value="312" table:style-name="ce356">
            <text:p>312</text:p>
          </table:table-cell>
          <table:table-cell office:value-type="float" office:value="160" table:style-name="ce356">
            <text:p>160</text:p>
          </table:table-cell>
          <table:table-cell table:style-name="ce352"/>
          <table:table-cell office:value-type="string" table:style-name="ce363">
            <text:p>12</text:p>
          </table:table-cell>
          <table:table-cell office:value-type="string" table:style-name="ce363">
            <text:p>Indústria metalúrgica de base e fab. produtos metálicos</text:p>
          </table:table-cell>
          <table:table-cell office:value-type="float" office:value="78" table:style-name="ce356">
            <text:p>78</text:p>
          </table:table-cell>
          <table:table-cell table:style-name="ce352"/>
          <table:table-cell office:value-type="string" table:style-name="ce363">
            <text:p>15</text:p>
          </table:table-cell>
          <table:table-cell office:value-type="string" table:style-name="ce363">
            <text:p>Fab. mobiliário, repar. instal. máq. e equipa. e outras ind. transformadoras</text:p>
          </table:table-cell>
          <table:table-cell office:value-type="float" office:value="184" table:style-name="ce356">
            <text:p>184</text:p>
          </table:table-cell>
          <table:table-cell office:value-type="float" office:value="172" table:style-name="ce356">
            <text:p>172</text:p>
          </table:table-cell>
          <table:table-cell office:value-type="float" office:value="108" table:style-name="ce356">
            <text:p>108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16</text:p>
          </table:table-cell>
          <table:table-cell office:value-type="string" table:style-name="ce363">
            <text:p>Eletricidade, gás e água, saneamento, resíduos e despoluição</text:p>
          </table:table-cell>
          <table:table-cell office:value-type="float" office:value="1171" table:style-name="ce368">
            <text:p>1171</text:p>
          </table:table-cell>
          <table:table-cell office:value-type="float" office:value="1243" table:style-name="ce368">
            <text:p>1243</text:p>
          </table:table-cell>
          <table:table-cell office:value-type="float" office:value="1253" table:style-name="ce368">
            <text:p>1253</text:p>
          </table:table-cell>
          <table:table-cell table:style-name="ce352"/>
          <table:table-cell office:value-type="string" table:style-name="ce363">
            <text:p>20</text:p>
          </table:table-cell>
          <table:table-cell office:value-type="string" table:style-name="ce363">
            <text:p>Comércio por grosso e a retalho</text:p>
          </table:table-cell>
          <table:table-cell office:value-type="float" office:value="-8.2882509771438908" table:style-name="ce371">
            <text:p>-8,3</text:p>
          </table:table-cell>
          <table:table-cell table:style-name="ce352"/>
          <table:table-cell office:value-type="string" table:style-name="ce363">
            <text:p>16</text:p>
          </table:table-cell>
          <table:table-cell office:value-type="string" table:style-name="ce363">
            <text:p>Eletricidade, gás e água, saneamento, resíduos e despoluição</text:p>
          </table:table-cell>
          <table:table-cell office:value-type="float" office:value="76" table:style-name="ce368">
            <text:p>76</text:p>
          </table:table-cell>
          <table:table-cell office:value-type="float" office:value="93" table:style-name="ce368">
            <text:p>93</text:p>
          </table:table-cell>
          <table:table-cell office:value-type="float" office:value="124" table:style-name="ce368">
            <text:p>124</text:p>
          </table:table-cell>
          <table:table-cell table:style-name="ce352"/>
          <table:table-cell office:value-type="string" table:style-name="ce363">
            <text:p>05</text:p>
          </table:table-cell>
          <table:table-cell office:value-type="string" table:style-name="ce363">
            <text:p>Fabricação de têxteis</text:p>
          </table:table-cell>
          <table:table-cell office:value-type="float" office:value="86" table:style-name="ce368">
            <text:p>86</text:p>
          </table:table-cell>
          <table:table-cell table:style-name="ce352"/>
          <table:table-cell office:value-type="string" table:style-name="ce363">
            <text:p>16</text:p>
          </table:table-cell>
          <table:table-cell office:value-type="string" table:style-name="ce363">
            <text:p>Eletricidade, gás e água, saneamento, resíduos e despoluição</text:p>
          </table:table-cell>
          <table:table-cell office:value-type="float" office:value="45" table:style-name="ce368">
            <text:p>45</text:p>
          </table:table-cell>
          <table:table-cell office:value-type="float" office:value="44" table:style-name="ce368">
            <text:p>44</text:p>
          </table:table-cell>
          <table:table-cell office:value-type="float" office:value="67" table:style-name="ce368">
            <text:p>67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17</text:p>
          </table:table-cell>
          <table:table-cell office:value-type="string" table:style-name="ce363">
            <text:p>Construção</text:p>
          </table:table-cell>
          <table:table-cell office:value-type="float" office:value="19856" table:style-name="ce356">
            <text:p>19856</text:p>
          </table:table-cell>
          <table:table-cell office:value-type="float" office:value="20820" table:style-name="ce356">
            <text:p>20820</text:p>
          </table:table-cell>
          <table:table-cell office:value-type="float" office:value="22927" table:style-name="ce356">
            <text:p>22927</text:p>
          </table:table-cell>
          <table:table-cell table:style-name="ce352"/>
          <table:table-cell office:value-type="string" table:style-name="ce363">
            <text:p>25</text:p>
          </table:table-cell>
          <table:table-cell office:value-type="string" table:style-name="ce363">
            <text:p>Atividades imobiliárias, administrativas e dos serviços de apoio</text:p>
          </table:table-cell>
          <table:table-cell office:value-type="float" office:value="-8.0007920642703603" table:style-name="ce370">
            <text:p>-8,0</text:p>
          </table:table-cell>
          <table:table-cell table:style-name="ce352"/>
          <table:table-cell office:value-type="string" table:style-name="ce363">
            <text:p>17</text:p>
          </table:table-cell>
          <table:table-cell office:value-type="string" table:style-name="ce363">
            <text:p>Construção</text:p>
          </table:table-cell>
          <table:table-cell office:value-type="float" office:value="1242" table:style-name="ce356">
            <text:p>1242</text:p>
          </table:table-cell>
          <table:table-cell office:value-type="float" office:value="1547" table:style-name="ce356">
            <text:p>1547</text:p>
          </table:table-cell>
          <table:table-cell office:value-type="float" office:value="855" table:style-name="ce356">
            <text:p>855</text:p>
          </table:table-cell>
          <table:table-cell table:style-name="ce352"/>
          <table:table-cell office:value-type="string" table:style-name="ce363">
            <text:p>07</text:p>
          </table:table-cell>
          <table:table-cell office:value-type="string" table:style-name="ce363">
            <text:p>Indústria do couro e dos produtos do couro</text:p>
          </table:table-cell>
          <table:table-cell office:value-type="float" office:value="131" table:style-name="ce356">
            <text:p>131</text:p>
          </table:table-cell>
          <table:table-cell table:style-name="ce352"/>
          <table:table-cell office:value-type="string" table:style-name="ce363">
            <text:p>17</text:p>
          </table:table-cell>
          <table:table-cell office:value-type="string" table:style-name="ce363">
            <text:p>Construção</text:p>
          </table:table-cell>
          <table:table-cell office:value-type="float" office:value="411" table:style-name="ce356">
            <text:p>411</text:p>
          </table:table-cell>
          <table:table-cell office:value-type="float" office:value="533" table:style-name="ce356">
            <text:p>533</text:p>
          </table:table-cell>
          <table:table-cell office:value-type="float" office:value="418" table:style-name="ce356">
            <text:p>418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18</text:p>
          </table:table-cell>
          <table:table-cell office:value-type="string" table:style-name="ce363">
            <text:p>Serviços</text:p>
          </table:table-cell>
          <table:table-cell office:value-type="float" office:value="235786" table:style-name="ce368">
            <text:p>235786</text:p>
          </table:table-cell>
          <table:table-cell office:value-type="float" office:value="253999" table:style-name="ce368">
            <text:p>253999</text:p>
          </table:table-cell>
          <table:table-cell office:value-type="float" office:value="260181" table:style-name="ce368">
            <text:p>260181</text:p>
          </table:table-cell>
          <table:table-cell table:style-name="ce352"/>
          <table:table-cell office:value-type="string" table:style-name="ce363">
            <text:p>09</text:p>
          </table:table-cell>
          <table:table-cell office:value-type="string" table:style-name="ce363">
            <text:p>Indústrias do papel, impressão e reprodução</text:p>
          </table:table-cell>
          <table:table-cell office:value-type="float" office:value="-7.2142857142857197" table:style-name="ce371">
            <text:p>-7,2</text:p>
          </table:table-cell>
          <table:table-cell table:style-name="ce352"/>
          <table:table-cell office:value-type="string" table:style-name="ce363">
            <text:p>18</text:p>
          </table:table-cell>
          <table:table-cell office:value-type="string" table:style-name="ce363">
            <text:p>Serviços</text:p>
          </table:table-cell>
          <table:table-cell office:value-type="float" office:value="11446" table:style-name="ce368">
            <text:p>11446</text:p>
          </table:table-cell>
          <table:table-cell office:value-type="float" office:value="12356" table:style-name="ce368">
            <text:p>12356</text:p>
          </table:table-cell>
          <table:table-cell office:value-type="float" office:value="6928" table:style-name="ce368">
            <text:p>6928</text:p>
          </table:table-cell>
          <table:table-cell table:style-name="ce352"/>
          <table:table-cell office:value-type="string" table:style-name="ce363">
            <text:p>15</text:p>
          </table:table-cell>
          <table:table-cell office:value-type="string" table:style-name="ce363">
            <text:p>Fab. mobiliário, repar. instal. máq. e equipa. e outras ind. transformadoras</text:p>
          </table:table-cell>
          <table:table-cell office:value-type="float" office:value="139" table:style-name="ce368">
            <text:p>139</text:p>
          </table:table-cell>
          <table:table-cell table:style-name="ce352"/>
          <table:table-cell office:value-type="string" table:style-name="ce363">
            <text:p>18</text:p>
          </table:table-cell>
          <table:table-cell office:value-type="string" table:style-name="ce363">
            <text:p>Serviços</text:p>
          </table:table-cell>
          <table:table-cell office:value-type="float" office:value="7190" table:style-name="ce368">
            <text:p>7190</text:p>
          </table:table-cell>
          <table:table-cell office:value-type="float" office:value="7218" table:style-name="ce368">
            <text:p>7218</text:p>
          </table:table-cell>
          <table:table-cell office:value-type="float" office:value="5345" table:style-name="ce368">
            <text:p>5345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19</text:p>
          </table:table-cell>
          <table:table-cell office:value-type="string" table:style-name="ce363">
            <text:p>Comércio, manut. repar. de veículos automóveis e motociclos</text:p>
          </table:table-cell>
          <table:table-cell office:value-type="float" office:value="4143" table:style-name="ce356">
            <text:p>4143</text:p>
          </table:table-cell>
          <table:table-cell office:value-type="float" office:value="4330" table:style-name="ce356">
            <text:p>4330</text:p>
          </table:table-cell>
          <table:table-cell office:value-type="float" office:value="4546" table:style-name="ce356">
            <text:p>4546</text:p>
          </table:table-cell>
          <table:table-cell table:style-name="ce352"/>
          <table:table-cell office:value-type="string" table:style-name="ce363">
            <text:p>04</text:p>
          </table:table-cell>
          <table:table-cell office:value-type="string" table:style-name="ce363">
            <text:p>Indústrias alimentares das bebidas e do tabaco</text:p>
          </table:table-cell>
          <table:table-cell office:value-type="float" office:value="-6.6843501326260002" table:style-name="ce370">
            <text:p>-6,7</text:p>
          </table:table-cell>
          <table:table-cell table:style-name="ce352"/>
          <table:table-cell office:value-type="string" table:style-name="ce363">
            <text:p>19</text:p>
          </table:table-cell>
          <table:table-cell office:value-type="string" table:style-name="ce363">
            <text:p>Comércio, manut. repar. de veículos automóveis e motociclos</text:p>
          </table:table-cell>
          <table:table-cell office:value-type="float" office:value="299" table:style-name="ce356">
            <text:p>299</text:p>
          </table:table-cell>
          <table:table-cell office:value-type="float" office:value="249" table:style-name="ce356">
            <text:p>249</text:p>
          </table:table-cell>
          <table:table-cell office:value-type="float" office:value="132" table:style-name="ce356">
            <text:p>132</text:p>
          </table:table-cell>
          <table:table-cell table:style-name="ce352"/>
          <table:table-cell office:value-type="string" table:style-name="ce363">
            <text:p>21</text:p>
          </table:table-cell>
          <table:table-cell office:value-type="string" table:style-name="ce363">
            <text:p>Transportes e armazenagem</text:p>
          </table:table-cell>
          <table:table-cell office:value-type="float" office:value="159" table:style-name="ce356">
            <text:p>159</text:p>
          </table:table-cell>
          <table:table-cell table:style-name="ce352"/>
          <table:table-cell office:value-type="string" table:style-name="ce363">
            <text:p>19</text:p>
          </table:table-cell>
          <table:table-cell office:value-type="string" table:style-name="ce363">
            <text:p>Comércio, manut. repar. de veículos automóveis e motociclos</text:p>
          </table:table-cell>
          <table:table-cell office:value-type="float" office:value="156" table:style-name="ce356">
            <text:p>156</text:p>
          </table:table-cell>
          <table:table-cell office:value-type="float" office:value="134" table:style-name="ce356">
            <text:p>134</text:p>
          </table:table-cell>
          <table:table-cell office:value-type="float" office:value="70" table:style-name="ce356">
            <text:p>70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20</text:p>
          </table:table-cell>
          <table:table-cell office:value-type="string" table:style-name="ce363">
            <text:p>Comércio por grosso e a retalho</text:p>
          </table:table-cell>
          <table:table-cell office:value-type="float" office:value="35431" table:style-name="ce368">
            <text:p>35431</text:p>
          </table:table-cell>
          <table:table-cell office:value-type="float" office:value="37956" table:style-name="ce368">
            <text:p>37956</text:p>
          </table:table-cell>
          <table:table-cell office:value-type="float" office:value="38633" table:style-name="ce368">
            <text:p>38633</text:p>
          </table:table-cell>
          <table:table-cell table:style-name="ce352"/>
          <table:table-cell office:value-type="string" table:style-name="ce363">
            <text:p>14</text:p>
          </table:table-cell>
          <table:table-cell office:value-type="string" table:style-name="ce363">
            <text:p>Fab. veículos automóveis, componentes e outro equipa. de transporte</text:p>
          </table:table-cell>
          <table:table-cell office:value-type="float" office:value="-6.6466391288021001" table:style-name="ce371">
            <text:p>-6,6</text:p>
          </table:table-cell>
          <table:table-cell table:style-name="ce352"/>
          <table:table-cell office:value-type="string" table:style-name="ce363">
            <text:p>20</text:p>
          </table:table-cell>
          <table:table-cell office:value-type="string" table:style-name="ce363">
            <text:p>Comércio por grosso e a retalho</text:p>
          </table:table-cell>
          <table:table-cell office:value-type="float" office:value="1914" table:style-name="ce368">
            <text:p>1914</text:p>
          </table:table-cell>
          <table:table-cell office:value-type="float" office:value="1820" table:style-name="ce368">
            <text:p>1820</text:p>
          </table:table-cell>
          <table:table-cell office:value-type="float" office:value="1039" table:style-name="ce368">
            <text:p>1039</text:p>
          </table:table-cell>
          <table:table-cell table:style-name="ce352"/>
          <table:table-cell office:value-type="string" table:style-name="ce363">
            <text:p>19</text:p>
          </table:table-cell>
          <table:table-cell office:value-type="string" table:style-name="ce363">
            <text:p>Comércio, manut. repar. de veículos automóveis e motociclos</text:p>
          </table:table-cell>
          <table:table-cell office:value-type="float" office:value="167" table:style-name="ce368">
            <text:p>167</text:p>
          </table:table-cell>
          <table:table-cell table:style-name="ce352"/>
          <table:table-cell office:value-type="string" table:style-name="ce363">
            <text:p>20</text:p>
          </table:table-cell>
          <table:table-cell office:value-type="string" table:style-name="ce363">
            <text:p>Comércio por grosso e a retalho</text:p>
          </table:table-cell>
          <table:table-cell office:value-type="float" office:value="1185" table:style-name="ce368">
            <text:p>1185</text:p>
          </table:table-cell>
          <table:table-cell office:value-type="float" office:value="1202" table:style-name="ce368">
            <text:p>1202</text:p>
          </table:table-cell>
          <table:table-cell office:value-type="float" office:value="753" table:style-name="ce368">
            <text:p>753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21</text:p>
          </table:table-cell>
          <table:table-cell office:value-type="string" table:style-name="ce363">
            <text:p>Transportes e armazenagem</text:p>
          </table:table-cell>
          <table:table-cell office:value-type="float" office:value="6487" table:style-name="ce356">
            <text:p>6487</text:p>
          </table:table-cell>
          <table:table-cell office:value-type="float" office:value="7014" table:style-name="ce356">
            <text:p>7014</text:p>
          </table:table-cell>
          <table:table-cell office:value-type="float" office:value="6944" table:style-name="ce356">
            <text:p>6944</text:p>
          </table:table-cell>
          <table:table-cell table:style-name="ce352"/>
          <table:table-cell office:value-type="string" table:style-name="ce363">
            <text:p>21</text:p>
          </table:table-cell>
          <table:table-cell office:value-type="string" table:style-name="ce363">
            <text:p>Transportes e armazenagem</text:p>
          </table:table-cell>
          <table:table-cell office:value-type="float" office:value="-6.5812211981566797" table:style-name="ce370">
            <text:p>-6,6</text:p>
          </table:table-cell>
          <table:table-cell table:style-name="ce352"/>
          <table:table-cell office:value-type="string" table:style-name="ce363">
            <text:p>21</text:p>
          </table:table-cell>
          <table:table-cell office:value-type="string" table:style-name="ce363">
            <text:p>Transportes e armazenagem</text:p>
          </table:table-cell>
          <table:table-cell office:value-type="float" office:value="317" table:style-name="ce356">
            <text:p>317</text:p>
          </table:table-cell>
          <table:table-cell office:value-type="float" office:value="465" table:style-name="ce356">
            <text:p>465</text:p>
          </table:table-cell>
          <table:table-cell office:value-type="float" office:value="158" table:style-name="ce356">
            <text:p>158</text:p>
          </table:table-cell>
          <table:table-cell table:style-name="ce352"/>
          <table:table-cell office:value-type="string" table:style-name="ce363">
            <text:p>04</text:p>
          </table:table-cell>
          <table:table-cell office:value-type="string" table:style-name="ce363">
            <text:p>Indústrias alimentares das bebidas e do tabaco</text:p>
          </table:table-cell>
          <table:table-cell office:value-type="float" office:value="347" table:style-name="ce356">
            <text:p>347</text:p>
          </table:table-cell>
          <table:table-cell table:style-name="ce352"/>
          <table:table-cell office:value-type="string" table:style-name="ce363">
            <text:p>21</text:p>
          </table:table-cell>
          <table:table-cell office:value-type="string" table:style-name="ce363">
            <text:p>Transportes e armazenagem</text:p>
          </table:table-cell>
          <table:table-cell office:value-type="float" office:value="188" table:style-name="ce356">
            <text:p>188</text:p>
          </table:table-cell>
          <table:table-cell office:value-type="float" office:value="248" table:style-name="ce356">
            <text:p>248</text:p>
          </table:table-cell>
          <table:table-cell office:value-type="float" office:value="73" table:style-name="ce356">
            <text:p>73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22</text:p>
          </table:table-cell>
          <table:table-cell office:value-type="string" table:style-name="ce363">
            <text:p>Alojamento, restauração e similares</text:p>
          </table:table-cell>
          <table:table-cell office:value-type="float" office:value="36029" table:style-name="ce368">
            <text:p>36029</text:p>
          </table:table-cell>
          <table:table-cell office:value-type="float" office:value="42646" table:style-name="ce368">
            <text:p>42646</text:p>
          </table:table-cell>
          <table:table-cell office:value-type="float" office:value="43667" table:style-name="ce368">
            <text:p>43667</text:p>
          </table:table-cell>
          <table:table-cell table:style-name="ce352"/>
          <table:table-cell office:value-type="string" table:style-name="ce363">
            <text:p>16</text:p>
          </table:table-cell>
          <table:table-cell office:value-type="string" table:style-name="ce363">
            <text:p>Eletricidade, gás e água, saneamento, resíduos e despoluição</text:p>
          </table:table-cell>
          <table:table-cell office:value-type="float" office:value="-6.5442936951316799" table:style-name="ce371">
            <text:p>-6,5</text:p>
          </table:table-cell>
          <table:table-cell table:style-name="ce352"/>
          <table:table-cell office:value-type="string" table:style-name="ce363">
            <text:p>22</text:p>
          </table:table-cell>
          <table:table-cell office:value-type="string" table:style-name="ce363">
            <text:p>Alojamento, restauração e similares</text:p>
          </table:table-cell>
          <table:table-cell office:value-type="float" office:value="2958" table:style-name="ce368">
            <text:p>2958</text:p>
          </table:table-cell>
          <table:table-cell office:value-type="float" office:value="3704" table:style-name="ce368">
            <text:p>3704</text:p>
          </table:table-cell>
          <table:table-cell office:value-type="float" office:value="773" table:style-name="ce368">
            <text:p>773</text:p>
          </table:table-cell>
          <table:table-cell table:style-name="ce352"/>
          <table:table-cell office:value-type="string" table:style-name="ce363">
            <text:p>17</text:p>
          </table:table-cell>
          <table:table-cell office:value-type="string" table:style-name="ce363">
            <text:p>Construção</text:p>
          </table:table-cell>
          <table:table-cell office:value-type="float" office:value="387" table:style-name="ce368">
            <text:p>387</text:p>
          </table:table-cell>
          <table:table-cell table:style-name="ce352"/>
          <table:table-cell office:value-type="string" table:style-name="ce363">
            <text:p>22</text:p>
          </table:table-cell>
          <table:table-cell office:value-type="string" table:style-name="ce363">
            <text:p>Alojamento, restauração e similares</text:p>
          </table:table-cell>
          <table:table-cell office:value-type="float" office:value="1809" table:style-name="ce368">
            <text:p>1809</text:p>
          </table:table-cell>
          <table:table-cell office:value-type="float" office:value="2004" table:style-name="ce368">
            <text:p>2004</text:p>
          </table:table-cell>
          <table:table-cell office:value-type="float" office:value="483" table:style-name="ce368">
            <text:p>483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23</text:p>
          </table:table-cell>
          <table:table-cell office:value-type="string" table:style-name="ce363">
            <text:p>Atividades de informação e de comunicação</text:p>
          </table:table-cell>
          <table:table-cell office:value-type="float" office:value="4059" table:style-name="ce356">
            <text:p>4059</text:p>
          </table:table-cell>
          <table:table-cell office:value-type="float" office:value="4201" table:style-name="ce356">
            <text:p>4201</text:p>
          </table:table-cell>
          <table:table-cell office:value-type="float" office:value="4504" table:style-name="ce356">
            <text:p>4504</text:p>
          </table:table-cell>
          <table:table-cell table:style-name="ce352"/>
          <table:table-cell office:value-type="string" table:style-name="ce363">
            <text:p>28</text:p>
          </table:table-cell>
          <table:table-cell office:value-type="string" table:style-name="ce363">
            <text:p>Outras atividades de serviços</text:p>
          </table:table-cell>
          <table:table-cell office:value-type="float" office:value="-5.1846773502442396" table:style-name="ce370">
            <text:p>-5,2</text:p>
          </table:table-cell>
          <table:table-cell table:style-name="ce352"/>
          <table:table-cell office:value-type="string" table:style-name="ce363">
            <text:p>23</text:p>
          </table:table-cell>
          <table:table-cell office:value-type="string" table:style-name="ce363">
            <text:p>Atividades de informação e de comunicação</text:p>
          </table:table-cell>
          <table:table-cell office:value-type="float" office:value="241" table:style-name="ce356">
            <text:p>241</text:p>
          </table:table-cell>
          <table:table-cell office:value-type="float" office:value="212" table:style-name="ce356">
            <text:p>212</text:p>
          </table:table-cell>
          <table:table-cell office:value-type="float" office:value="173" table:style-name="ce356">
            <text:p>173</text:p>
          </table:table-cell>
          <table:table-cell table:style-name="ce352"/>
          <table:table-cell office:value-type="string" table:style-name="ce363">
            <text:p>28</text:p>
          </table:table-cell>
          <table:table-cell office:value-type="string" table:style-name="ce363">
            <text:p>Outras atividades de serviços</text:p>
          </table:table-cell>
          <table:table-cell office:value-type="float" office:value="444" table:style-name="ce356">
            <text:p>444</text:p>
          </table:table-cell>
          <table:table-cell table:style-name="ce352"/>
          <table:table-cell office:value-type="string" table:style-name="ce363">
            <text:p>23</text:p>
          </table:table-cell>
          <table:table-cell office:value-type="string" table:style-name="ce363">
            <text:p>Atividades de informação e de comunicação</text:p>
          </table:table-cell>
          <table:table-cell office:value-type="float" office:value="167" table:style-name="ce356">
            <text:p>167</text:p>
          </table:table-cell>
          <table:table-cell office:value-type="float" office:value="123" table:style-name="ce356">
            <text:p>123</text:p>
          </table:table-cell>
          <table:table-cell office:value-type="float" office:value="117" table:style-name="ce356">
            <text:p>117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24</text:p>
          </table:table-cell>
          <table:table-cell office:value-type="string" table:style-name="ce363">
            <text:p>Atividades financeiras e de seguros</text:p>
          </table:table-cell>
          <table:table-cell office:value-type="float" office:value="2548" table:style-name="ce368">
            <text:p>2548</text:p>
          </table:table-cell>
          <table:table-cell office:value-type="float" office:value="2634" table:style-name="ce368">
            <text:p>2634</text:p>
          </table:table-cell>
          <table:table-cell office:value-type="float" office:value="2675" table:style-name="ce368">
            <text:p>2675</text:p>
          </table:table-cell>
          <table:table-cell table:style-name="ce352"/>
          <table:table-cell office:value-type="string" table:style-name="ce363">
            <text:p>24</text:p>
          </table:table-cell>
          <table:table-cell office:value-type="string" table:style-name="ce363">
            <text:p>Atividades financeiras e de seguros</text:p>
          </table:table-cell>
          <table:table-cell office:value-type="float" office:value="-4.7476635514018701" table:style-name="ce371">
            <text:p>-4,7</text:p>
          </table:table-cell>
          <table:table-cell table:style-name="ce352"/>
          <table:table-cell office:value-type="string" table:style-name="ce363">
            <text:p>24</text:p>
          </table:table-cell>
          <table:table-cell office:value-type="string" table:style-name="ce363">
            <text:p>Atividades financeiras e de seguros</text:p>
          </table:table-cell>
          <table:table-cell office:value-type="float" office:value="43" table:style-name="ce368">
            <text:p>43</text:p>
          </table:table-cell>
          <table:table-cell office:value-type="float" office:value="48" table:style-name="ce368">
            <text:p>48</text:p>
          </table:table-cell>
          <table:table-cell office:value-type="float" office:value="28" table:style-name="ce368">
            <text:p>28</text:p>
          </table:table-cell>
          <table:table-cell table:style-name="ce352"/>
          <table:table-cell office:value-type="string" table:style-name="ce363">
            <text:p>20</text:p>
          </table:table-cell>
          <table:table-cell office:value-type="string" table:style-name="ce363">
            <text:p>Comércio por grosso e a retalho</text:p>
          </table:table-cell>
          <table:table-cell office:value-type="float" office:value="875" table:style-name="ce368">
            <text:p>875</text:p>
          </table:table-cell>
          <table:table-cell table:style-name="ce352"/>
          <table:table-cell office:value-type="string" table:style-name="ce363">
            <text:p>24</text:p>
          </table:table-cell>
          <table:table-cell office:value-type="string" table:style-name="ce363">
            <text:p>Atividades financeiras e de seguros</text:p>
          </table:table-cell>
          <table:table-cell office:value-type="float" office:value="41" table:style-name="ce368">
            <text:p>41</text:p>
          </table:table-cell>
          <table:table-cell office:value-type="float" office:value="38" table:style-name="ce368">
            <text:p>38</text:p>
          </table:table-cell>
          <table:table-cell office:value-type="float" office:value="28" table:style-name="ce368">
            <text:p>28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25</text:p>
          </table:table-cell>
          <table:table-cell office:value-type="string" table:style-name="ce363">
            <text:p>Atividades imobiliárias, administrativas e dos serviços de apoio</text:p>
          </table:table-cell>
          <table:table-cell office:value-type="float" office:value="97567" table:style-name="ce356">
            <text:p>97567</text:p>
          </table:table-cell>
          <table:table-cell office:value-type="float" office:value="103051" table:style-name="ce356">
            <text:p>103051</text:p>
          </table:table-cell>
          <table:table-cell office:value-type="float" office:value="106052" table:style-name="ce356">
            <text:p>106052</text:p>
          </table:table-cell>
          <table:table-cell table:style-name="ce352"/>
          <table:table-cell office:value-type="string" table:style-name="ce363">
            <text:p>26</text:p>
          </table:table-cell>
          <table:table-cell office:value-type="string" table:style-name="ce363">
            <text:p>Atividades de consultoria, científicas, técnicas e similares</text:p>
          </table:table-cell>
          <table:table-cell office:value-type="float" office:value="-4.10958904109589" table:style-name="ce370">
            <text:p>-4,1</text:p>
          </table:table-cell>
          <table:table-cell table:style-name="ce352"/>
          <table:table-cell office:value-type="string" table:style-name="ce363">
            <text:p>25</text:p>
          </table:table-cell>
          <table:table-cell office:value-type="string" table:style-name="ce363">
            <text:p>Atividades imobiliárias, administrativas e dos serviços de apoio</text:p>
          </table:table-cell>
          <table:table-cell office:value-type="float" office:value="2708" table:style-name="ce356">
            <text:p>2708</text:p>
          </table:table-cell>
          <table:table-cell office:value-type="float" office:value="3583" table:style-name="ce356">
            <text:p>3583</text:p>
          </table:table-cell>
          <table:table-cell office:value-type="float" office:value="2962" table:style-name="ce356">
            <text:p>2962</text:p>
          </table:table-cell>
          <table:table-cell table:style-name="ce352"/>
          <table:table-cell office:value-type="string" table:style-name="ce363">
            <text:p>27</text:p>
          </table:table-cell>
          <table:table-cell office:value-type="string" table:style-name="ce363">
            <text:p>Admin. pública, educação, atividades de saúde e apoio social</text:p>
          </table:table-cell>
          <table:table-cell office:value-type="float" office:value="982" table:style-name="ce356">
            <text:p>982</text:p>
          </table:table-cell>
          <table:table-cell table:style-name="ce352"/>
          <table:table-cell office:value-type="string" table:style-name="ce363">
            <text:p>25</text:p>
          </table:table-cell>
          <table:table-cell office:value-type="string" table:style-name="ce363">
            <text:p>Atividades imobiliárias, administrativas e dos serviços de apoio</text:p>
          </table:table-cell>
          <table:table-cell office:value-type="float" office:value="1974" table:style-name="ce356">
            <text:p>1974</text:p>
          </table:table-cell>
          <table:table-cell office:value-type="float" office:value="2129" table:style-name="ce356">
            <text:p>2129</text:p>
          </table:table-cell>
          <table:table-cell office:value-type="float" office:value="2607" table:style-name="ce356">
            <text:p>2607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26</text:p>
          </table:table-cell>
          <table:table-cell office:value-type="string" table:style-name="ce363">
            <text:p>Atividades de consultoria, científicas, técnicas e similares</text:p>
          </table:table-cell>
          <table:table-cell office:value-type="float" office:value="6440" table:style-name="ce368">
            <text:p>6440</text:p>
          </table:table-cell>
          <table:table-cell office:value-type="float" office:value="6661" table:style-name="ce368">
            <text:p>6661</text:p>
          </table:table-cell>
          <table:table-cell office:value-type="float" office:value="6716" table:style-name="ce368">
            <text:p>6716</text:p>
          </table:table-cell>
          <table:table-cell table:style-name="ce352"/>
          <table:table-cell office:value-type="string" table:style-name="ce363">
            <text:p>01</text:p>
          </table:table-cell>
          <table:table-cell office:value-type="string" table:style-name="ce363">
            <text:p>Agricultura, produção animal, caça, floresta e pesca</text:p>
          </table:table-cell>
          <table:table-cell office:value-type="float" office:value="-3.9684346308521099" table:style-name="ce371">
            <text:p>-4,0</text:p>
          </table:table-cell>
          <table:table-cell table:style-name="ce352"/>
          <table:table-cell office:value-type="string" table:style-name="ce363">
            <text:p>26</text:p>
          </table:table-cell>
          <table:table-cell office:value-type="string" table:style-name="ce363">
            <text:p>Atividades de consultoria, científicas, técnicas e similares</text:p>
          </table:table-cell>
          <table:table-cell office:value-type="float" office:value="614" table:style-name="ce368">
            <text:p>614</text:p>
          </table:table-cell>
          <table:table-cell office:value-type="float" office:value="791" table:style-name="ce368">
            <text:p>791</text:p>
          </table:table-cell>
          <table:table-cell office:value-type="float" office:value="737" table:style-name="ce368">
            <text:p>737</text:p>
          </table:table-cell>
          <table:table-cell table:style-name="ce352"/>
          <table:table-cell office:value-type="string" table:style-name="ce363">
            <text:p>22</text:p>
          </table:table-cell>
          <table:table-cell office:value-type="string" table:style-name="ce363">
            <text:p>Alojamento, restauração e similares</text:p>
          </table:table-cell>
          <table:table-cell office:value-type="float" office:value="2185" table:style-name="ce368">
            <text:p>2185</text:p>
          </table:table-cell>
          <table:table-cell table:style-name="ce352"/>
          <table:table-cell office:value-type="string" table:style-name="ce363">
            <text:p>26</text:p>
          </table:table-cell>
          <table:table-cell office:value-type="string" table:style-name="ce363">
            <text:p>Atividades de consultoria, científicas, técnicas e similares</text:p>
          </table:table-cell>
          <table:table-cell office:value-type="float" office:value="456" table:style-name="ce368">
            <text:p>456</text:p>
          </table:table-cell>
          <table:table-cell office:value-type="float" office:value="407" table:style-name="ce368">
            <text:p>407</text:p>
          </table:table-cell>
          <table:table-cell office:value-type="float" office:value="534" table:style-name="ce368">
            <text:p>534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27</text:p>
          </table:table-cell>
          <table:table-cell office:value-type="string" table:style-name="ce363">
            <text:p>Admin. pública, educação, atividades de saúde e apoio social</text:p>
          </table:table-cell>
          <table:table-cell office:value-type="float" office:value="20954" table:style-name="ce356">
            <text:p>20954</text:p>
          </table:table-cell>
          <table:table-cell office:value-type="float" office:value="21717" table:style-name="ce356">
            <text:p>21717</text:p>
          </table:table-cell>
          <table:table-cell office:value-type="float" office:value="23106" table:style-name="ce356">
            <text:p>23106</text:p>
          </table:table-cell>
          <table:table-cell table:number-columns-repeated="5" table:style-name="ce352"/>
          <table:table-cell office:value-type="string" table:style-name="ce363">
            <text:p>27</text:p>
          </table:table-cell>
          <table:table-cell office:value-type="string" table:style-name="ce363">
            <text:p>Admin. pública, educação, atividades de saúde e apoio social</text:p>
          </table:table-cell>
          <table:table-cell office:value-type="float" office:value="1707" table:style-name="ce356">
            <text:p>1707</text:p>
          </table:table-cell>
          <table:table-cell office:value-type="float" office:value="1074" table:style-name="ce356">
            <text:p>1074</text:p>
          </table:table-cell>
          <table:table-cell office:value-type="float" office:value="725" table:style-name="ce356">
            <text:p>725</text:p>
          </table:table-cell>
          <table:table-cell table:number-columns-repeated="5" table:style-name="ce352"/>
          <table:table-cell office:value-type="string" table:style-name="ce363">
            <text:p>27</text:p>
          </table:table-cell>
          <table:table-cell office:value-type="string" table:style-name="ce363">
            <text:p>Admin. pública, educação, atividades de saúde e apoio social</text:p>
          </table:table-cell>
          <table:table-cell office:value-type="float" office:value="849" table:style-name="ce356">
            <text:p>849</text:p>
          </table:table-cell>
          <table:table-cell office:value-type="float" office:value="691" table:style-name="ce356">
            <text:p>691</text:p>
          </table:table-cell>
          <table:table-cell office:value-type="float" office:value="547" table:style-name="ce356">
            <text:p>547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28</text:p>
          </table:table-cell>
          <table:table-cell office:value-type="string" table:style-name="ce363">
            <text:p>Outras atividades de serviços</text:p>
          </table:table-cell>
          <table:table-cell office:value-type="float" office:value="22128" table:style-name="ce368">
            <text:p>22128</text:p>
          </table:table-cell>
          <table:table-cell office:value-type="float" office:value="23789" table:style-name="ce368">
            <text:p>23789</text:p>
          </table:table-cell>
          <table:table-cell office:value-type="float" office:value="23338" table:style-name="ce368">
            <text:p>23338</text:p>
          </table:table-cell>
          <table:table-cell table:number-columns-repeated="5" table:style-name="ce352"/>
          <table:table-cell office:value-type="string" table:style-name="ce363">
            <text:p>28</text:p>
          </table:table-cell>
          <table:table-cell office:value-type="string" table:style-name="ce363">
            <text:p>Outras atividades de serviços</text:p>
          </table:table-cell>
          <table:table-cell office:value-type="float" office:value="645" table:style-name="ce368">
            <text:p>645</text:p>
          </table:table-cell>
          <table:table-cell office:value-type="float" office:value="410" table:style-name="ce368">
            <text:p>410</text:p>
          </table:table-cell>
          <table:table-cell office:value-type="float" office:value="201" table:style-name="ce368">
            <text:p>201</text:p>
          </table:table-cell>
          <table:table-cell table:number-columns-repeated="5" table:style-name="ce352"/>
          <table:table-cell office:value-type="string" table:style-name="ce363">
            <text:p>28</text:p>
          </table:table-cell>
          <table:table-cell office:value-type="string" table:style-name="ce363">
            <text:p>Outras atividades de serviços</text:p>
          </table:table-cell>
          <table:table-cell office:value-type="float" office:value="365" table:style-name="ce368">
            <text:p>365</text:p>
          </table:table-cell>
          <table:table-cell office:value-type="float" office:value="242" table:style-name="ce368">
            <text:p>242</text:p>
          </table:table-cell>
          <table:table-cell office:value-type="float" office:value="133" table:style-name="ce368">
            <text:p>133</text:p>
          </table:table-cell>
          <table:table-cell table:number-columns-repeated="16358" table:style-name="ce352"/>
        </table:table-row>
        <table:table-row table:style-name="ro17">
          <table:table-cell table:style-name="ce352"/>
          <table:table-cell office:value-type="string" table:style-name="ce363">
            <text:p>29</text:p>
          </table:table-cell>
          <table:table-cell office:value-type="string" table:style-name="ce363">
            <text:p>Sem classificação</text:p>
          </table:table-cell>
          <table:table-cell office:value-type="float" office:value="206" table:style-name="ce356">
            <text:p>206</text:p>
          </table:table-cell>
          <table:table-cell office:value-type="float" office:value="211" table:style-name="ce356">
            <text:p>211</text:p>
          </table:table-cell>
          <table:table-cell office:value-type="float" office:value="158" table:style-name="ce356">
            <text:p>158</text:p>
          </table:table-cell>
          <table:table-cell table:number-columns-repeated="5" table:style-name="ce352"/>
          <table:table-cell office:value-type="string" table:style-name="ce363">
            <text:p>29</text:p>
          </table:table-cell>
          <table:table-cell office:value-type="string" table:style-name="ce363">
            <text:p>Sem classificação</text:p>
          </table:table-cell>
          <table:table-cell office:value-type="float" office:value="0" table:style-name="ce356">
            <text:p>0</text:p>
          </table:table-cell>
          <table:table-cell office:value-type="float" office:value="0" table:style-name="ce356">
            <text:p>0</text:p>
          </table:table-cell>
          <table:table-cell office:value-type="float" office:value="0" table:style-name="ce356">
            <text:p>0</text:p>
          </table:table-cell>
          <table:table-cell table:number-columns-repeated="16368" table:style-name="ce352"/>
        </table:table-row>
        <table:table-row table:style-name="ro17">
          <table:table-cell table:style-name="ce352"/>
          <table:table-cell table:style-name="ce363"/>
          <table:table-cell office:value-type="string" table:style-name="ce363">
            <text:p>Sem classificação</text:p>
          </table:table-cell>
          <table:table-cell office:value-type="float" office:value="8713" table:style-name="ce368">
            <text:p>8713</text:p>
          </table:table-cell>
          <table:table-cell office:value-type="float" office:value="9260" table:style-name="ce368">
            <text:p>9260</text:p>
          </table:table-cell>
          <table:table-cell office:value-type="float" office:value="8134" table:style-name="ce368">
            <text:p>8134</text:p>
          </table:table-cell>
          <table:table-cell table:number-columns-repeated="5" table:style-name="ce352"/>
          <table:table-cell table:style-name="ce363"/>
          <table:table-cell office:value-type="string" table:style-name="ce363">
            <text:p>Sem classificação</text:p>
          </table:table-cell>
          <table:table-cell office:value-type="float" office:value="0" table:style-name="ce368">
            <text:p>0</text:p>
          </table:table-cell>
          <table:table-cell office:value-type="float" office:value="0" table:style-name="ce368">
            <text:p>0</text:p>
          </table:table-cell>
          <table:table-cell office:value-type="float" office:value="0" table:style-name="ce368">
            <text:p>0</text:p>
          </table:table-cell>
          <table:table-cell table:number-columns-repeated="16368" table:style-name="ce352"/>
        </table:table-row>
        <table:table-row table:style-name="ro18">
          <table:table-cell table:style-name="ce352"/>
          <table:table-cell table:number-columns-repeated="16383" table:style-name="ce352"/>
        </table:table-row>
        <table:table-row table:number-rows-repeated="1048542" table:style-name="ro13">
          <table:table-cell table:number-columns-repeated="16384"/>
        </table:table-row>
      </table:table>
      <table:table table:name="q1" table:style-name="ta4">
        <table:table-column table:style-name="co10" table:default-cell-style-name="ce1" table:visibility="collapse"/>
        <table:table-column table:style-name="co33" table:default-cell-style-name="ce1"/>
        <table:table-column table:style-name="co34" table:default-cell-style-name="ce1"/>
        <table:table-column table:style-name="co13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1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20" table:number-columns-repeated="16372" table:default-cell-style-name="ce1"/>
        <table:table-row table:style-name="ro19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10" draw:name="Picture 184" svg:x="0in" svg:y="0.11905in" svg:width="2.48924in" svg:height="0.663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4" draw:name="CaixaDeTexto 10" svg:x="0.46323in" svg:y="0.2438in" svg:width="1.89938in" svg:height="0.52298in">
                <draw:text-box>
                  <text:p text:style-name="a13" text:class-names="" text:cond-style-name=""><text:span text:style-name="a11" text:class-names="">JUNHO 2021</text:span><text:span text:style-name="a1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9">
          <table:table-cell/>
          <table:table-cell table:style-name="ce1">
            <draw:frame draw:z-index="1" draw:id="id0" draw:style-name="a6" draw:name="Text Box 122" svg:x="0in" svg:y="0in" svg:width="0.97917in" svg:height="0.32292in">
              <draw:text-box>
                <text:p text:style-name="a3" text:class-names="" text:cond-style-name=""><text:span text:style-name="a0" text:class-names="">Página <text:s text:c="1"/>5</text:span><text:span text:style-name="a1" text:class-names="">/14</text:span><text:span text:style-name="a2" text:class-names=""/></text:p>
                <text:p text:style-name="a5" text:class-names="" text:cond-style-name=""><text:span text:style-name="a4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" draw:style-name="a9" draw:name="CaixaDeTexto 4" svg:x="0.21875in" svg:y="0.04167in" svg:width="1.40179in" svg:height="0.25813in">
              <draw:text-box>
                <text:p text:style-name="a8" text:class-names="" text:cond-style-name=""><text:span text:style-name="a7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9">
          <table:table-cell/>
          <table:table-cell table:number-columns-repeated="11" table:style-name="ce13"/>
          <table:table-cell table:number-columns-repeated="6" table:style-name="ce12"/>
          <table:table-cell table:number-columns-repeated="16366"/>
        </table:table-row>
        <table:table-row table:style-name="ro20">
          <table:table-cell/>
          <table:table-cell office:value-type="string" table:style-name="ce159">
            <text:p>Quadro 1 - PEDIDOS DE EMPREGO <text:s text:c="2"/>E <text:s text:c="3"/>DESEMPREGO REGISTADO</text:p>
          </table:table-cell>
          <table:table-cell table:number-columns-repeated="2" table:style-name="ce160"/>
          <table:table-cell table:number-columns-repeated="6" table:style-name="ce159"/>
          <table:table-cell office:value-type="string" table:number-columns-spanned="2" table:number-rows-spanned="1" table:style-name="ce375">
            <text:p>TOTAL <text:s/>PAÍS</text:p>
          </table:table-cell>
          <table:covered-table-cell/>
          <table:table-cell table:number-columns-repeated="2" table:style-name="ce12"/>
          <table:table-cell table:number-columns-repeated="16370" table:style-name="ce1"/>
        </table:table-row>
        <table:table-row table:style-name="ro20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9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9">
          <table:table-cell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376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12">
          <table:table-cell/>
          <table:table-cell table:style-name="ce28"/>
          <table:table-cell office:value-type="string" table:style-name="ce167">
            <text:p>JUNHO 2021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MAI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JUNHO 2020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387">
            <text:p>Mês <text:s/>anterior</text:p>
          </table:table-cell>
          <table:covered-table-cell/>
          <table:table-cell office:value-type="string" table:number-columns-spanned="2" table:number-rows-spanned="1" table:style-name="ce378">
            <text:p>Mês <text:s/>homólogo<text:span text:style-name="T1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9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21">
          <table:table-cell/>
          <table:table-cell table:style-name="ce40"/>
          <table:table-cell table:style-name="ce144"/>
          <table:table-cell table:style-name="ce145"/>
          <table:table-cell table:style-name="ce146"/>
          <table:table-cell table:style-name="ce147"/>
          <table:table-cell table:style-name="ce146"/>
          <table:table-cell table:style-name="ce147"/>
          <table:table-cell table:number-columns-repeated="4" table:style-name="ce148"/>
          <table:table-cell table:number-columns-repeated="6" table:style-name="ce16"/>
          <table:table-cell table:number-columns-repeated="16366"/>
        </table:table-row>
        <table:table-row table:style-name="ro4">
          <table:table-cell/>
          <table:table-cell office:value-type="string" table:style-name="ce108">
            <text:p>PEDIDOS DE EMPREGO</text:p>
          </table:table-cell>
          <table:table-cell office:value-type="float" office:value="564442" table:style-name="ce109">
            <text:p>564 442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587115" table:style-name="ce111">
            <text:p>587 115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543662" table:style-name="ce111">
            <text:p>543 662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22673" table:style-name="ce113">
            <text:p><text:s/>-22 673</text:p>
          </table:table-cell>
          <table:table-cell office:value-type="float" office:value="-3.861764730930056" table:style-name="ce114">
            <text:p>-3,9<text:s text:c="3"/></text:p>
          </table:table-cell>
          <table:table-cell office:value-type="float" office:value="20780" table:style-name="ce113">
            <text:p>+20 780</text:p>
          </table:table-cell>
          <table:table-cell office:value-type="float" office:value="3.8222277812317214" table:style-name="ce114">
            <text:p>+3,8<text:s text:c="3"/></text:p>
          </table:table-cell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4">
          <table:table-cell/>
          <table:table-cell office:value-type="string" table:style-name="ce115">
            <text:p><text:s text:c="7"/>DESEMPREGO REGISTADO</text:p>
          </table:table-cell>
          <table:table-cell office:value-type="float" office:value="377872" table:style-name="ce116">
            <text:p>377 872</text:p>
          </table:table-cell>
          <table:table-cell office:value-type="float" office:value="66.946116695780972" table:style-name="ce117">
            <text:p>66,9<text:s text:c="5"/></text:p>
          </table:table-cell>
          <table:table-cell office:value-type="float" office:value="402183" table:style-name="ce118">
            <text:p>402 183</text:p>
          </table:table-cell>
          <table:table-cell office:value-type="float" office:value="68.501571242431211" table:style-name="ce119">
            <text:p>68,5<text:s text:c="5"/></text:p>
          </table:table-cell>
          <table:table-cell office:value-type="float" office:value="406665" table:style-name="ce118">
            <text:p>406 665</text:p>
          </table:table-cell>
          <table:table-cell office:value-type="float" office:value="74.801071253830514" table:style-name="ce119">
            <text:p>74,8<text:s text:c="5"/></text:p>
          </table:table-cell>
          <table:table-cell office:value-type="float" office:value="-24311" table:style-name="ce120">
            <text:p><text:s/>-24 311</text:p>
          </table:table-cell>
          <table:table-cell office:value-type="float" office:value="-6.0447607183794441" table:style-name="ce121">
            <text:p>-6,0<text:s text:c="3"/></text:p>
          </table:table-cell>
          <table:table-cell office:value-type="float" office:value="-28793" table:style-name="ce120">
            <text:p><text:s/>-28 793</text:p>
          </table:table-cell>
          <table:table-cell office:value-type="float" office:value="-7.0802749191595042" table:style-name="ce121">
            <text:p>-7,1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4">
          <table:table-cell/>
          <table:table-cell office:value-type="string" table:style-name="ce122">
            <text:p><text:s text:c="7"/>EMPREGADOS</text:p>
          </table:table-cell>
          <table:table-cell office:value-type="float" office:value="49892" table:style-name="ce116">
            <text:p>49 892</text:p>
          </table:table-cell>
          <table:table-cell office:value-type="float" office:value="8.839172138147056" table:style-name="ce117">
            <text:p>8,8<text:s text:c="5"/></text:p>
          </table:table-cell>
          <table:table-cell office:value-type="float" office:value="48446" table:style-name="ce118">
            <text:p>48 446</text:p>
          </table:table-cell>
          <table:table-cell office:value-type="float" office:value="8.2515350484998677" table:style-name="ce119">
            <text:p>8,3<text:s text:c="5"/></text:p>
          </table:table-cell>
          <table:table-cell office:value-type="float" office:value="38855" table:style-name="ce118">
            <text:p>38 855</text:p>
          </table:table-cell>
          <table:table-cell office:value-type="float" office:value="7.1469037747718245" table:style-name="ce119">
            <text:p>7,1<text:s text:c="5"/></text:p>
          </table:table-cell>
          <table:table-cell office:value-type="float" office:value="1446" table:style-name="ce120">
            <text:p>+1 446</text:p>
          </table:table-cell>
          <table:table-cell office:value-type="float" office:value="2.9847665441935352" table:style-name="ce121">
            <text:p>+3,0<text:s text:c="3"/></text:p>
          </table:table-cell>
          <table:table-cell office:value-type="float" office:value="11037" table:style-name="ce120">
            <text:p>+11 037</text:p>
          </table:table-cell>
          <table:table-cell office:value-type="float" office:value="28.405610603525925" table:style-name="ce121">
            <text:p>+28,4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4">
          <table:table-cell/>
          <table:table-cell office:value-type="string" table:style-name="ce122">
            <text:p><text:s text:c="7"/>OCUPADOS</text:p>
          </table:table-cell>
          <table:table-cell office:value-type="float" office:value="117165" table:style-name="ce116">
            <text:p>117 165</text:p>
          </table:table-cell>
          <table:table-cell office:value-type="float" office:value="20.757668635572831" table:style-name="ce117">
            <text:p>20,8<text:s text:c="5"/></text:p>
          </table:table-cell>
          <table:table-cell office:value-type="float" office:value="118221" table:style-name="ce118">
            <text:p>118 221</text:p>
          </table:table-cell>
          <table:table-cell office:value-type="float" office:value="20.135918857464041" table:style-name="ce119">
            <text:p>20,1<text:s text:c="5"/></text:p>
          </table:table-cell>
          <table:table-cell office:value-type="float" office:value="81309" table:style-name="ce118">
            <text:p>81 309</text:p>
          </table:table-cell>
          <table:table-cell office:value-type="float" office:value="14.955799743222812" table:style-name="ce119">
            <text:p>15,0<text:s text:c="5"/></text:p>
          </table:table-cell>
          <table:table-cell office:value-type="float" office:value="-1056" table:style-name="ce120">
            <text:p><text:s/>-1 056</text:p>
          </table:table-cell>
          <table:table-cell office:value-type="float" office:value="-0.89324231735478465" table:style-name="ce121">
            <text:p>-0,9<text:s text:c="3"/></text:p>
          </table:table-cell>
          <table:table-cell office:value-type="float" office:value="35856" table:style-name="ce120">
            <text:p>+35 856</text:p>
          </table:table-cell>
          <table:table-cell office:value-type="float" office:value="44.098439287163785" table:style-name="ce121">
            <text:p>+44,1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4">
          <table:table-cell/>
          <table:table-cell office:value-type="string" table:style-name="ce115">
            <text:p><text:s text:c="7"/>INDISPONIVEIS TEMPORÁRIAMENTE</text:p>
          </table:table-cell>
          <table:table-cell office:value-type="float" office:value="19513" table:style-name="ce116">
            <text:p>19 513</text:p>
          </table:table-cell>
          <table:table-cell office:value-type="float" office:value="3.4570425304991477" table:style-name="ce117">
            <text:p>3,5<text:s text:c="5"/></text:p>
          </table:table-cell>
          <table:table-cell office:value-type="float" office:value="18265" table:style-name="ce118">
            <text:p>18 265</text:p>
          </table:table-cell>
          <table:table-cell office:value-type="float" office:value="3.1109748516048814" table:style-name="ce119">
            <text:p>3,1<text:s text:c="5"/></text:p>
          </table:table-cell>
          <table:table-cell office:value-type="float" office:value="16833" table:style-name="ce118">
            <text:p>16 833</text:p>
          </table:table-cell>
          <table:table-cell office:value-type="float" office:value="3.0962252281748586" table:style-name="ce119">
            <text:p>3,1<text:s text:c="5"/></text:p>
          </table:table-cell>
          <table:table-cell office:value-type="float" office:value="1248" table:style-name="ce120">
            <text:p>+1 248</text:p>
          </table:table-cell>
          <table:table-cell office:value-type="float" office:value="6.8327402135231319" table:style-name="ce121">
            <text:p>+6,8<text:s text:c="3"/></text:p>
          </table:table-cell>
          <table:table-cell office:value-type="float" office:value="2680" table:style-name="ce120">
            <text:p>+2 680</text:p>
          </table:table-cell>
          <table:table-cell office:value-type="float" office:value="15.921107348660367" table:style-name="ce121">
            <text:p>+15,9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4">
          <table:table-cell/>
          <table:table-cell table:style-name="ce115"/>
          <table:table-cell table:style-name="ce123"/>
          <table:table-cell table:style-name="ce124"/>
          <table:table-cell table:style-name="ce125"/>
          <table:table-cell table:style-name="ce126"/>
          <table:table-cell table:style-name="ce125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6" table:style-name="ce17"/>
          <table:table-cell table:number-columns-repeated="16366"/>
        </table:table-row>
        <table:table-row table:style-name="ro4">
          <table:table-cell/>
          <table:table-cell office:value-type="string" table:style-name="ce108">
            <text:p><text:s text:c="5"/>DESEMPREGO REGISTADO</text:p>
          </table:table-cell>
          <table:table-cell office:value-type="float" office:value="377872" table:style-name="ce127">
            <text:p>377 872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402183" table:style-name="ce129">
            <text:p>402 183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406665" table:style-name="ce129">
            <text:p>406 665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24311" table:style-name="ce113">
            <text:p><text:s/>-24 311</text:p>
          </table:table-cell>
          <table:table-cell office:value-type="float" office:value="-6.0447607183794441" table:style-name="ce114">
            <text:p>-6,0<text:s text:c="3"/></text:p>
          </table:table-cell>
          <table:table-cell office:value-type="float" office:value="-28793" table:style-name="ce113">
            <text:p><text:s/>-28 793</text:p>
          </table:table-cell>
          <table:table-cell office:value-type="float" office:value="-7.0802749191595042" table:style-name="ce114">
            <text:p>-7,1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31">
            <text:p><text:s text:c="13"/>Homens<text:s/></text:p>
          </table:table-cell>
          <table:table-cell office:value-type="float" office:value="164346" table:style-name="ce132">
            <text:p>164 346</text:p>
          </table:table-cell>
          <table:table-cell office:value-type="float" office:value="43.492505398653513" table:style-name="ce133">
            <text:p>43,5<text:s text:c="5"/></text:p>
          </table:table-cell>
          <table:table-cell office:value-type="float" office:value="175817" table:style-name="ce134">
            <text:p>175 817</text:p>
          </table:table-cell>
          <table:table-cell office:value-type="float" office:value="43.715671721579483" table:style-name="ce135">
            <text:p>43,7<text:s text:c="5"/></text:p>
          </table:table-cell>
          <table:table-cell office:value-type="float" office:value="180094" table:style-name="ce134">
            <text:p>180 094</text:p>
          </table:table-cell>
          <table:table-cell office:value-type="float" office:value="44.285591334390716" table:style-name="ce135">
            <text:p>44,3<text:s text:c="5"/></text:p>
          </table:table-cell>
          <table:table-cell office:value-type="float" office:value="-11471" table:style-name="ce120">
            <text:p><text:s/>-11 471</text:p>
          </table:table-cell>
          <table:table-cell office:value-type="float" office:value="-6.5243975269740702" table:style-name="ce121">
            <text:p>-6,5<text:s text:c="3"/></text:p>
          </table:table-cell>
          <table:table-cell office:value-type="float" office:value="-15748" table:style-name="ce120">
            <text:p><text:s/>-15 748</text:p>
          </table:table-cell>
          <table:table-cell office:value-type="float" office:value="-8.7443224094084204" table:style-name="ce121">
            <text:p>-8,7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31">
            <text:p><text:s text:c="13"/>Mulheres</text:p>
          </table:table-cell>
          <table:table-cell office:value-type="float" office:value="213526" table:style-name="ce132">
            <text:p>213 526</text:p>
          </table:table-cell>
          <table:table-cell office:value-type="float" office:value="56.507494601346487" table:style-name="ce133">
            <text:p>56,5<text:s text:c="5"/></text:p>
          </table:table-cell>
          <table:table-cell office:value-type="float" office:value="226366" table:style-name="ce134">
            <text:p>226 366</text:p>
          </table:table-cell>
          <table:table-cell office:value-type="float" office:value="56.284328278420517" table:style-name="ce135">
            <text:p>56,3<text:s text:c="5"/></text:p>
          </table:table-cell>
          <table:table-cell office:value-type="float" office:value="226571" table:style-name="ce134">
            <text:p>226 571</text:p>
          </table:table-cell>
          <table:table-cell office:value-type="float" office:value="55.714408665609284" table:style-name="ce135">
            <text:p>55,7<text:s text:c="5"/></text:p>
          </table:table-cell>
          <table:table-cell office:value-type="float" office:value="-12840" table:style-name="ce120">
            <text:p><text:s/>-12 840</text:p>
          </table:table-cell>
          <table:table-cell office:value-type="float" office:value="-5.6722299285228344" table:style-name="ce121">
            <text:p>-5,7<text:s text:c="3"/></text:p>
          </table:table-cell>
          <table:table-cell office:value-type="float" office:value="-13045" table:style-name="ce120">
            <text:p><text:s/>-13 045</text:p>
          </table:table-cell>
          <table:table-cell office:value-type="float" office:value="-5.7575770950386413" table:style-name="ce121">
            <text:p>-5,8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22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31">
            <text:p><text:s text:c="13"/>&lt; 25 anos</text:p>
          </table:table-cell>
          <table:table-cell office:value-type="float" office:value="40958" table:style-name="ce132">
            <text:p>40 958</text:p>
          </table:table-cell>
          <table:table-cell office:value-type="float" office:value="10.839120125333446" table:style-name="ce133">
            <text:p>10,8<text:s text:c="5"/></text:p>
          </table:table-cell>
          <table:table-cell office:value-type="float" office:value="45070" table:style-name="ce134">
            <text:p>45 070</text:p>
          </table:table-cell>
          <table:table-cell office:value-type="float" office:value="11.206341391853956" table:style-name="ce135">
            <text:p>11,2<text:s text:c="5"/></text:p>
          </table:table-cell>
          <table:table-cell office:value-type="float" office:value="45138" table:style-name="ce134">
            <text:p>45 138</text:p>
          </table:table-cell>
          <table:table-cell office:value-type="float" office:value="11.099553686695437" table:style-name="ce135">
            <text:p>11,1<text:s text:c="5"/></text:p>
          </table:table-cell>
          <table:table-cell office:value-type="float" office:value="-4112" table:style-name="ce120">
            <text:p><text:s/>-4 112</text:p>
          </table:table-cell>
          <table:table-cell office:value-type="float" office:value="-9.1235855336143779" table:style-name="ce121">
            <text:p>-9,1<text:s text:c="3"/></text:p>
          </table:table-cell>
          <table:table-cell office:value-type="float" office:value="-4180" table:style-name="ce120">
            <text:p><text:s/>-4 180</text:p>
          </table:table-cell>
          <table:table-cell office:value-type="float" office:value="-9.2604900527271923" table:style-name="ce121">
            <text:p>-9,3<text:s text:c="3"/></text:p>
          </table:table-cell>
          <table:table-cell table:style-name="ce20"/>
          <table:table-cell table:number-columns-repeated="2" table:style-name="ce348"/>
          <table:table-cell table:number-columns-repeated="3" table:style-name="ce18"/>
          <table:table-cell table:number-columns-repeated="16366"/>
        </table:table-row>
        <table:table-row table:style-name="ro4">
          <table:table-cell/>
          <table:table-cell office:value-type="string" table:style-name="ce131">
            <text:p><text:s text:c="13"/>&gt;= 25 anos</text:p>
          </table:table-cell>
          <table:table-cell office:value-type="float" office:value="336914" table:style-name="ce132">
            <text:p>336 914</text:p>
          </table:table-cell>
          <table:table-cell office:value-type="float" office:value="89.160879874666549" table:style-name="ce133">
            <text:p>89,2<text:s text:c="5"/></text:p>
          </table:table-cell>
          <table:table-cell office:value-type="float" office:value="357113" table:style-name="ce134">
            <text:p>357 113</text:p>
          </table:table-cell>
          <table:table-cell office:value-type="float" office:value="88.793658608146046" table:style-name="ce135">
            <text:p>88,8<text:s text:c="5"/></text:p>
          </table:table-cell>
          <table:table-cell office:value-type="float" office:value="361527" table:style-name="ce134">
            <text:p>361 527</text:p>
          </table:table-cell>
          <table:table-cell office:value-type="float" office:value="88.900446313304556" table:style-name="ce135">
            <text:p>88,9<text:s text:c="5"/></text:p>
          </table:table-cell>
          <table:table-cell office:value-type="float" office:value="-20199" table:style-name="ce120">
            <text:p><text:s/>-20 199</text:p>
          </table:table-cell>
          <table:table-cell office:value-type="float" office:value="-5.656192857722905" table:style-name="ce121">
            <text:p>-5,7<text:s text:c="3"/></text:p>
          </table:table-cell>
          <table:table-cell office:value-type="float" office:value="-24613" table:style-name="ce120">
            <text:p><text:s/>-24 613</text:p>
          </table:table-cell>
          <table:table-cell office:value-type="float" office:value="-6.8080668940355764" table:style-name="ce121">
            <text:p>-6,8<text:s text:c="3"/></text:p>
          </table:table-cell>
          <table:table-cell table:style-name="ce19"/>
          <table:table-cell table:style-name="ce348"/>
          <table:table-cell table:number-columns-repeated="4" table:style-name="ce18"/>
          <table:table-cell table:number-columns-repeated="16366"/>
        </table:table-row>
        <table:table-row table:style-name="ro22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348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99647" table:style-name="ce132">
            <text:p>199 647</text:p>
          </table:table-cell>
          <table:table-cell office:value-type="float" office:value="52.834557733835794" table:style-name="ce133">
            <text:p>52,8<text:s text:c="5"/></text:p>
          </table:table-cell>
          <table:table-cell office:value-type="float" office:value="222061" table:style-name="ce134">
            <text:p>222 061</text:p>
          </table:table-cell>
          <table:table-cell office:value-type="float" office:value="55.213920031428479" table:style-name="ce135">
            <text:p>55,2<text:s text:c="5"/></text:p>
          </table:table-cell>
          <table:table-cell office:value-type="float" office:value="270785" table:style-name="ce134">
            <text:p>270 785</text:p>
          </table:table-cell>
          <table:table-cell office:value-type="float" office:value="66.586748306345527" table:style-name="ce135">
            <text:p>66,6<text:s text:c="5"/></text:p>
          </table:table-cell>
          <table:table-cell office:value-type="float" office:value="-22414" table:style-name="ce120">
            <text:p><text:s/>-22 414</text:p>
          </table:table-cell>
          <table:table-cell office:value-type="float" office:value="-10.093622923430949" table:style-name="ce121">
            <text:p>-10,1<text:s text:c="3"/></text:p>
          </table:table-cell>
          <table:table-cell office:value-type="float" office:value="-71138" table:style-name="ce120">
            <text:p><text:s/>-71 138</text:p>
          </table:table-cell>
          <table:table-cell office:value-type="float" office:value="-26.2710268294034" table:style-name="ce121">
            <text:p>-26,3<text:s text:c="3"/></text:p>
          </table:table-cell>
          <table:table-cell table:style-name="ce20"/>
          <table:table-cell table:style-name="ce348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178225" table:style-name="ce132">
            <text:p>178 225</text:p>
          </table:table-cell>
          <table:table-cell office:value-type="float" office:value="47.165442266164206" table:style-name="ce133">
            <text:p>47,2<text:s text:c="5"/></text:p>
          </table:table-cell>
          <table:table-cell office:value-type="float" office:value="180122" table:style-name="ce134">
            <text:p>180 122</text:p>
          </table:table-cell>
          <table:table-cell office:value-type="float" office:value="44.786079968571521" table:style-name="ce135">
            <text:p>44,8<text:s text:c="5"/></text:p>
          </table:table-cell>
          <table:table-cell office:value-type="float" office:value="135880" table:style-name="ce134">
            <text:p>135 880</text:p>
          </table:table-cell>
          <table:table-cell office:value-type="float" office:value="33.41325169365448" table:style-name="ce135">
            <text:p>33,4<text:s text:c="5"/></text:p>
          </table:table-cell>
          <table:table-cell office:value-type="float" office:value="-1897" table:style-name="ce120">
            <text:p><text:s/>-1 897</text:p>
          </table:table-cell>
          <table:table-cell office:value-type="float" office:value="-1.0531750702301774" table:style-name="ce121">
            <text:p>-1,1<text:s text:c="3"/></text:p>
          </table:table-cell>
          <table:table-cell office:value-type="float" office:value="42345" table:style-name="ce120">
            <text:p>+42 345</text:p>
          </table:table-cell>
          <table:table-cell office:value-type="float" office:value="31.163526641153961" table:style-name="ce121">
            <text:p>+31,2<text:s text:c="3"/></text:p>
          </table:table-cell>
          <table:table-cell table:style-name="ce19"/>
          <table:table-cell table:style-name="ce348"/>
          <table:table-cell table:number-columns-repeated="4" table:style-name="ce18"/>
          <table:table-cell table:number-columns-repeated="16366"/>
        </table:table-row>
        <table:table-row table:style-name="ro22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348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31">
            <text:p><text:s text:c="13"/>Primeiro Emprego</text:p>
          </table:table-cell>
          <table:table-cell office:value-type="float" office:value="32677" table:style-name="ce132">
            <text:p>32 677</text:p>
          </table:table-cell>
          <table:table-cell office:value-type="float" office:value="8.6476372951687352" table:style-name="ce133">
            <text:p>8,6<text:s text:c="5"/></text:p>
          </table:table-cell>
          <table:table-cell office:value-type="float" office:value="33203" table:style-name="ce134">
            <text:p>33 203</text:p>
          </table:table-cell>
          <table:table-cell office:value-type="float" office:value="8.2556945470096945" table:style-name="ce135">
            <text:p>8,3<text:s text:c="5"/></text:p>
          </table:table-cell>
          <table:table-cell office:value-type="float" office:value="26718" table:style-name="ce134">
            <text:p>26 718</text:p>
          </table:table-cell>
          <table:table-cell office:value-type="float" office:value="6.5700269263398612" table:style-name="ce135">
            <text:p>6,6<text:s text:c="5"/></text:p>
          </table:table-cell>
          <table:table-cell office:value-type="float" office:value="-526" table:style-name="ce120">
            <text:p><text:s/>- 526</text:p>
          </table:table-cell>
          <table:table-cell office:value-type="float" office:value="-1.5841941993193387" table:style-name="ce121">
            <text:p>-1,6<text:s text:c="3"/></text:p>
          </table:table-cell>
          <table:table-cell office:value-type="float" office:value="5959" table:style-name="ce120">
            <text:p>+5 959</text:p>
          </table:table-cell>
          <table:table-cell office:value-type="float" office:value="22.303316116475784" table:style-name="ce121">
            <text:p>+22,3<text:s text:c="3"/></text:p>
          </table:table-cell>
          <table:table-cell table:style-name="ce20"/>
          <table:table-cell table:style-name="ce348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31">
            <text:p><text:s text:c="13"/>Novo Emprego</text:p>
          </table:table-cell>
          <table:table-cell office:value-type="float" office:value="345195" table:style-name="ce132">
            <text:p>345 195</text:p>
          </table:table-cell>
          <table:table-cell office:value-type="float" office:value="91.352362704831265" table:style-name="ce133">
            <text:p>91,4<text:s text:c="5"/></text:p>
          </table:table-cell>
          <table:table-cell office:value-type="float" office:value="368980" table:style-name="ce134">
            <text:p>368 980</text:p>
          </table:table-cell>
          <table:table-cell office:value-type="float" office:value="91.744305452990304" table:style-name="ce135">
            <text:p>91,7<text:s text:c="5"/></text:p>
          </table:table-cell>
          <table:table-cell office:value-type="float" office:value="379947" table:style-name="ce134">
            <text:p>379 947</text:p>
          </table:table-cell>
          <table:table-cell office:value-type="float" office:value="93.429973073660136" table:style-name="ce135">
            <text:p>93,4<text:s text:c="5"/></text:p>
          </table:table-cell>
          <table:table-cell office:value-type="float" office:value="-23785" table:style-name="ce120">
            <text:p><text:s/>-23 785</text:p>
          </table:table-cell>
          <table:table-cell office:value-type="float" office:value="-6.4461488427557043" table:style-name="ce121">
            <text:p>-6,4<text:s text:c="3"/></text:p>
          </table:table-cell>
          <table:table-cell office:value-type="float" office:value="-34752" table:style-name="ce120">
            <text:p><text:s/>-34 752</text:p>
          </table:table-cell>
          <table:table-cell office:value-type="float" office:value="-9.1465388593672277" table:style-name="ce121">
            <text:p>-9,1<text:s text:c="3"/></text:p>
          </table:table-cell>
          <table:table-cell table:style-name="ce19"/>
          <table:table-cell table:style-name="ce348"/>
          <table:table-cell table:number-columns-repeated="4" table:style-name="ce18"/>
          <table:table-cell table:number-columns-repeated="16366"/>
        </table:table-row>
        <table:table-row table:style-name="ro22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30048" table:style-name="ce132">
            <text:p>30 048</text:p>
          </table:table-cell>
          <table:table-cell office:value-type="float" office:value="7.9518990557649145" table:style-name="ce133">
            <text:p>8,0<text:s text:c="5"/></text:p>
          </table:table-cell>
          <table:table-cell office:value-type="float" office:value="31096" table:style-name="ce134">
            <text:p>31 096</text:p>
          </table:table-cell>
          <table:table-cell office:value-type="float" office:value="7.7318036814087128" table:style-name="ce135">
            <text:p>7,7<text:s text:c="5"/></text:p>
          </table:table-cell>
          <table:table-cell office:value-type="float" office:value="25529" table:style-name="ce134">
            <text:p>25 529</text:p>
          </table:table-cell>
          <table:table-cell office:value-type="float" office:value="6.2776486788880286" table:style-name="ce135">
            <text:p>6,3<text:s text:c="5"/></text:p>
          </table:table-cell>
          <table:table-cell office:value-type="float" office:value="-1048" table:style-name="ce120">
            <text:p><text:s/>-1 048</text:p>
          </table:table-cell>
          <table:table-cell office:value-type="float" office:value="-3.3702083869307953" table:style-name="ce121">
            <text:p>-3,4<text:s text:c="3"/></text:p>
          </table:table-cell>
          <table:table-cell office:value-type="float" office:value="4519" table:style-name="ce120">
            <text:p>+4 519</text:p>
          </table:table-cell>
          <table:table-cell office:value-type="float" office:value="17.701437580790476" table:style-name="ce121">
            <text:p>+17,7<text:s text:c="3"/></text:p>
          </table:table-cell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54122" table:style-name="ce132">
            <text:p>54 122</text:p>
          </table:table-cell>
          <table:table-cell office:value-type="float" office:value="14.322839480035569" table:style-name="ce133">
            <text:p>14,3<text:s text:c="5"/></text:p>
          </table:table-cell>
          <table:table-cell office:value-type="float" office:value="56802" table:style-name="ce134">
            <text:p>56 802</text:p>
          </table:table-cell>
          <table:table-cell office:value-type="float" office:value="14.123421427559096" table:style-name="ce135">
            <text:p>14,1<text:s text:c="5"/></text:p>
          </table:table-cell>
          <table:table-cell office:value-type="float" office:value="58187" table:style-name="ce134">
            <text:p>58 187</text:p>
          </table:table-cell>
          <table:table-cell office:value-type="float" office:value="14.30833732925135" table:style-name="ce135">
            <text:p>14,3<text:s text:c="5"/></text:p>
          </table:table-cell>
          <table:table-cell office:value-type="float" office:value="-2680" table:style-name="ce120">
            <text:p><text:s/>-2 680</text:p>
          </table:table-cell>
          <table:table-cell office:value-type="float" office:value="-4.718143727333544" table:style-name="ce121">
            <text:p>-4,7<text:s text:c="3"/></text:p>
          </table:table-cell>
          <table:table-cell office:value-type="float" office:value="-4065" table:style-name="ce120">
            <text:p><text:s/>-4 065</text:p>
          </table:table-cell>
          <table:table-cell office:value-type="float" office:value="-6.9860965507759474" table:style-name="ce121">
            <text:p>-7,0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4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52739" table:style-name="ce132">
            <text:p>52 739</text:p>
          </table:table-cell>
          <table:table-cell office:value-type="float" office:value="13.956842528686963" table:style-name="ce133">
            <text:p>14,0<text:s text:c="5"/></text:p>
          </table:table-cell>
          <table:table-cell office:value-type="float" office:value="56929" table:style-name="ce134">
            <text:p>56 929</text:p>
          </table:table-cell>
          <table:table-cell office:value-type="float" office:value="14.154999092452938" table:style-name="ce135">
            <text:p>14,2<text:s text:c="5"/></text:p>
          </table:table-cell>
          <table:table-cell office:value-type="float" office:value="58672" table:style-name="ce134">
            <text:p>58 672</text:p>
          </table:table-cell>
          <table:table-cell office:value-type="float" office:value="14.427600113115219" table:style-name="ce135">
            <text:p>14,4<text:s text:c="5"/></text:p>
          </table:table-cell>
          <table:table-cell office:value-type="float" office:value="-4190" table:style-name="ce120">
            <text:p><text:s/>-4 190</text:p>
          </table:table-cell>
          <table:table-cell office:value-type="float" office:value="-7.36004496829384" table:style-name="ce121">
            <text:p>-7,4<text:s text:c="3"/></text:p>
          </table:table-cell>
          <table:table-cell office:value-type="float" office:value="-5933" table:style-name="ce120">
            <text:p><text:s/>-5 933</text:p>
          </table:table-cell>
          <table:table-cell office:value-type="float" office:value="-10.112148895554949" table:style-name="ce121">
            <text:p>-10,1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4">
          <table:table-cell/>
          <table:table-cell office:value-type="string" table:style-name="ce122">
            <text:p><text:s text:c="13"/>Básico - 3º Ciclo</text:p>
          </table:table-cell>
          <table:table-cell office:value-type="float" office:value="75913" table:style-name="ce132">
            <text:p>75 913</text:p>
          </table:table-cell>
          <table:table-cell office:value-type="float" office:value="20.089607062709067" table:style-name="ce133">
            <text:p>20,1<text:s text:c="5"/></text:p>
          </table:table-cell>
          <table:table-cell office:value-type="float" office:value="81820" table:style-name="ce134">
            <text:p>81 820</text:p>
          </table:table-cell>
          <table:table-cell office:value-type="float" office:value="20.343972768615281" table:style-name="ce135">
            <text:p>20,3<text:s text:c="5"/></text:p>
          </table:table-cell>
          <table:table-cell office:value-type="float" office:value="84684" table:style-name="ce134">
            <text:p>84 684</text:p>
          </table:table-cell>
          <table:table-cell office:value-type="float" office:value="20.824019770572828" table:style-name="ce135">
            <text:p>20,8<text:s text:c="5"/></text:p>
          </table:table-cell>
          <table:table-cell office:value-type="float" office:value="-5907" table:style-name="ce120">
            <text:p><text:s/>-5 907</text:p>
          </table:table-cell>
          <table:table-cell office:value-type="float" office:value="-7.2195062331948181" table:style-name="ce121">
            <text:p>-7,2<text:s text:c="3"/></text:p>
          </table:table-cell>
          <table:table-cell office:value-type="float" office:value="-8771" table:style-name="ce120">
            <text:p><text:s/>-8 771</text:p>
          </table:table-cell>
          <table:table-cell office:value-type="float" office:value="-10.357328420953191" table:style-name="ce121">
            <text:p>-10,4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4">
          <table:table-cell/>
          <table:table-cell office:value-type="string" table:style-name="ce122">
            <text:p><text:s text:c="13"/>Secundário</text:p>
          </table:table-cell>
          <table:table-cell office:value-type="float" office:value="115820" table:style-name="ce132">
            <text:p>115 820</text:p>
          </table:table-cell>
          <table:table-cell office:value-type="float" office:value="30.650590676207816" table:style-name="ce133">
            <text:p>30,7<text:s text:c="5"/></text:p>
          </table:table-cell>
          <table:table-cell office:value-type="float" office:value="124464" table:style-name="ce134">
            <text:p>124 464</text:p>
          </table:table-cell>
          <table:table-cell office:value-type="float" office:value="30.947106168087661" table:style-name="ce135">
            <text:p>30,9<text:s text:c="5"/></text:p>
          </table:table-cell>
          <table:table-cell office:value-type="float" office:value="129059" table:style-name="ce134">
            <text:p>129 059</text:p>
          </table:table-cell>
          <table:table-cell office:value-type="float" office:value="31.735949737498924" table:style-name="ce135">
            <text:p>31,7<text:s text:c="5"/></text:p>
          </table:table-cell>
          <table:table-cell office:value-type="float" office:value="-8644" table:style-name="ce120">
            <text:p><text:s/>-8 644</text:p>
          </table:table-cell>
          <table:table-cell office:value-type="float" office:value="-6.9449800745597114" table:style-name="ce121">
            <text:p>-6,9<text:s text:c="3"/></text:p>
          </table:table-cell>
          <table:table-cell office:value-type="float" office:value="-13239" table:style-name="ce120">
            <text:p><text:s/>-13 239</text:p>
          </table:table-cell>
          <table:table-cell office:value-type="float" office:value="-10.258099008980388" table:style-name="ce121">
            <text:p>-10,3<text:s text:c="3"/></text:p>
          </table:table-cell>
          <table:table-cell table:style-name="ce19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22">
            <text:p><text:s text:c="13"/>Superior</text:p>
          </table:table-cell>
          <table:table-cell office:value-type="float" office:value="49230" table:style-name="ce132">
            <text:p>49 230</text:p>
          </table:table-cell>
          <table:table-cell office:value-type="float" office:value="13.028221196595672" table:style-name="ce133">
            <text:p>13,0<text:s text:c="5"/></text:p>
          </table:table-cell>
          <table:table-cell office:value-type="float" office:value="51072" table:style-name="ce134">
            <text:p>51 072</text:p>
          </table:table-cell>
          <table:table-cell office:value-type="float" office:value="12.698696861876311" table:style-name="ce135">
            <text:p>12,7<text:s text:c="5"/></text:p>
          </table:table-cell>
          <table:table-cell office:value-type="float" office:value="50534" table:style-name="ce134">
            <text:p>50 534</text:p>
          </table:table-cell>
          <table:table-cell office:value-type="float" office:value="12.42644437067365" table:style-name="ce135">
            <text:p>12,4<text:s text:c="5"/></text:p>
          </table:table-cell>
          <table:table-cell office:value-type="float" office:value="-1842" table:style-name="ce120">
            <text:p><text:s/>-1 842</text:p>
          </table:table-cell>
          <table:table-cell office:value-type="float" office:value="-3.6066729323308269" table:style-name="ce121">
            <text:p>-3,6<text:s text:c="3"/></text:p>
          </table:table-cell>
          <table:table-cell office:value-type="float" office:value="-1304" table:style-name="ce120">
            <text:p><text:s/>-1 304</text:p>
          </table:table-cell>
          <table:table-cell office:value-type="float" office:value="-2.5804408912811176" table:style-name="ce121">
            <text:p>-2,6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9"/>Homens</text:p>
          </table:table-cell>
          <table:table-cell office:value-type="float" office:value="164346" table:style-name="ce127">
            <text:p>164 346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75817" table:style-name="ce129">
            <text:p>175 817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80094" table:style-name="ce129">
            <text:p>180 094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11471" table:style-name="ce113">
            <text:p><text:s/>-11 471</text:p>
          </table:table-cell>
          <table:table-cell office:value-type="float" office:value="-6.5243975269740702" table:style-name="ce114">
            <text:p>-6,5<text:s text:c="3"/></text:p>
          </table:table-cell>
          <table:table-cell office:value-type="float" office:value="-15748" table:style-name="ce113">
            <text:p><text:s/>-15 748</text:p>
          </table:table-cell>
          <table:table-cell office:value-type="float" office:value="-8.7443224094084204" table:style-name="ce114">
            <text:p>-8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&lt; 25 anos</text:p>
          </table:table-cell>
          <table:table-cell office:value-type="float" office:value="18431" table:style-name="ce132">
            <text:p>18 431</text:p>
          </table:table-cell>
          <table:table-cell office:value-type="float" office:value="11.214754238010052" table:style-name="ce133">
            <text:p>11,2<text:s text:c="5"/></text:p>
          </table:table-cell>
          <table:table-cell office:value-type="float" office:value="20319" table:style-name="ce134">
            <text:p>20 319</text:p>
          </table:table-cell>
          <table:table-cell office:value-type="float" office:value="11.556902916100263" table:style-name="ce135">
            <text:p>11,6<text:s text:c="5"/></text:p>
          </table:table-cell>
          <table:table-cell office:value-type="float" office:value="21102" table:style-name="ce134">
            <text:p>21 102</text:p>
          </table:table-cell>
          <table:table-cell office:value-type="float" office:value="11.717214343620554" table:style-name="ce135">
            <text:p>11,7<text:s text:c="5"/></text:p>
          </table:table-cell>
          <table:table-cell office:value-type="float" office:value="-1888" table:style-name="ce120">
            <text:p><text:s/>-1 888</text:p>
          </table:table-cell>
          <table:table-cell office:value-type="float" office:value="-9.2917958560952805" table:style-name="ce121">
            <text:p>-9,3<text:s text:c="3"/></text:p>
          </table:table-cell>
          <table:table-cell office:value-type="float" office:value="-2671" table:style-name="ce120">
            <text:p><text:s/>-2 671</text:p>
          </table:table-cell>
          <table:table-cell office:value-type="float" office:value="-12.657568003032887" table:style-name="ce121">
            <text:p>-12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&gt;= 25 anos</text:p>
          </table:table-cell>
          <table:table-cell office:value-type="float" office:value="145915" table:style-name="ce132">
            <text:p>145 915</text:p>
          </table:table-cell>
          <table:table-cell office:value-type="float" office:value="88.785245761989955" table:style-name="ce133">
            <text:p>88,8<text:s text:c="5"/></text:p>
          </table:table-cell>
          <table:table-cell office:value-type="float" office:value="155498" table:style-name="ce134">
            <text:p>155 498</text:p>
          </table:table-cell>
          <table:table-cell office:value-type="float" office:value="88.44309708389973" table:style-name="ce135">
            <text:p>88,4<text:s text:c="5"/></text:p>
          </table:table-cell>
          <table:table-cell office:value-type="float" office:value="158992" table:style-name="ce134">
            <text:p>158 992</text:p>
          </table:table-cell>
          <table:table-cell office:value-type="float" office:value="88.282785656379446" table:style-name="ce135">
            <text:p>88,3<text:s text:c="5"/></text:p>
          </table:table-cell>
          <table:table-cell office:value-type="float" office:value="-9583" table:style-name="ce120">
            <text:p><text:s/>-9 583</text:p>
          </table:table-cell>
          <table:table-cell office:value-type="float" office:value="-6.1627802286846132" table:style-name="ce121">
            <text:p>-6,2<text:s text:c="3"/></text:p>
          </table:table-cell>
          <table:table-cell office:value-type="float" office:value="-13077" table:style-name="ce120">
            <text:p><text:s/>-13 077</text:p>
          </table:table-cell>
          <table:table-cell office:value-type="float" office:value="-8.2249421354533556" table:style-name="ce121">
            <text:p>-8,2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88423" table:style-name="ce132">
            <text:p>88 423</text:p>
          </table:table-cell>
          <table:table-cell office:value-type="float" office:value="53.802952307935691" table:style-name="ce133">
            <text:p>53,8<text:s text:c="5"/></text:p>
          </table:table-cell>
          <table:table-cell office:value-type="float" office:value="98856" table:style-name="ce134">
            <text:p>98 856</text:p>
          </table:table-cell>
          <table:table-cell office:value-type="float" office:value="56.226644749938856" table:style-name="ce135">
            <text:p>56,2<text:s text:c="5"/></text:p>
          </table:table-cell>
          <table:table-cell office:value-type="float" office:value="122099" table:style-name="ce134">
            <text:p>122 099</text:p>
          </table:table-cell>
          <table:table-cell office:value-type="float" office:value="67.797372483258741" table:style-name="ce135">
            <text:p>67,8<text:s text:c="5"/></text:p>
          </table:table-cell>
          <table:table-cell office:value-type="float" office:value="-10433" table:style-name="ce120">
            <text:p><text:s/>-10 433</text:p>
          </table:table-cell>
          <table:table-cell office:value-type="float" office:value="-10.553734725256939" table:style-name="ce121">
            <text:p>-10,6<text:s text:c="3"/></text:p>
          </table:table-cell>
          <table:table-cell office:value-type="float" office:value="-33676" table:style-name="ce120">
            <text:p><text:s/>-33 676</text:p>
          </table:table-cell>
          <table:table-cell office:value-type="float" office:value="-27.580897468447734" table:style-name="ce121">
            <text:p>-27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75923" table:style-name="ce132">
            <text:p>75 923</text:p>
          </table:table-cell>
          <table:table-cell office:value-type="float" office:value="46.197047692064302" table:style-name="ce133">
            <text:p>46,2<text:s text:c="5"/></text:p>
          </table:table-cell>
          <table:table-cell office:value-type="float" office:value="76961" table:style-name="ce134">
            <text:p>76 961</text:p>
          </table:table-cell>
          <table:table-cell office:value-type="float" office:value="43.773355250061144" table:style-name="ce135">
            <text:p>43,8<text:s text:c="5"/></text:p>
          </table:table-cell>
          <table:table-cell office:value-type="float" office:value="57995" table:style-name="ce134">
            <text:p>57 995</text:p>
          </table:table-cell>
          <table:table-cell office:value-type="float" office:value="32.202627516741259" table:style-name="ce135">
            <text:p>32,2<text:s text:c="5"/></text:p>
          </table:table-cell>
          <table:table-cell office:value-type="float" office:value="-1038" table:style-name="ce120">
            <text:p><text:s/>-1 038</text:p>
          </table:table-cell>
          <table:table-cell office:value-type="float" office:value="-1.3487350736087109" table:style-name="ce121">
            <text:p>-1,3<text:s text:c="3"/></text:p>
          </table:table-cell>
          <table:table-cell office:value-type="float" office:value="17928" table:style-name="ce120">
            <text:p>+17 928</text:p>
          </table:table-cell>
          <table:table-cell office:value-type="float" office:value="30.913009742219156" table:style-name="ce121">
            <text:p>+30,9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2926" table:style-name="ce132">
            <text:p>12 926</text:p>
          </table:table-cell>
          <table:table-cell office:value-type="float" office:value="7.8651138451802911" table:style-name="ce133">
            <text:p>7,9<text:s text:c="5"/></text:p>
          </table:table-cell>
          <table:table-cell office:value-type="float" office:value="13131" table:style-name="ce134">
            <text:p>13 131</text:p>
          </table:table-cell>
          <table:table-cell office:value-type="float" office:value="7.4685610606482875" table:style-name="ce135">
            <text:p>7,5<text:s text:c="5"/></text:p>
          </table:table-cell>
          <table:table-cell office:value-type="float" office:value="10338" table:style-name="ce134">
            <text:p>10 338</text:p>
          </table:table-cell>
          <table:table-cell office:value-type="float" office:value="5.7403356025186847" table:style-name="ce135">
            <text:p>5,7<text:s text:c="5"/></text:p>
          </table:table-cell>
          <table:table-cell office:value-type="float" office:value="-205" table:style-name="ce120">
            <text:p><text:s/>- 205</text:p>
          </table:table-cell>
          <table:table-cell office:value-type="float" office:value="-1.5611910745563933" table:style-name="ce121">
            <text:p>-1,6<text:s text:c="3"/></text:p>
          </table:table-cell>
          <table:table-cell office:value-type="float" office:value="2588" table:style-name="ce120">
            <text:p>+2 588</text:p>
          </table:table-cell>
          <table:table-cell office:value-type="float" office:value="25.033855678080869" table:style-name="ce121">
            <text:p>+25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Novo Emprego</text:p>
          </table:table-cell>
          <table:table-cell office:value-type="float" office:value="151420" table:style-name="ce132">
            <text:p>151 420</text:p>
          </table:table-cell>
          <table:table-cell office:value-type="float" office:value="92.134886154819711" table:style-name="ce133">
            <text:p>92,1<text:s text:c="5"/></text:p>
          </table:table-cell>
          <table:table-cell office:value-type="float" office:value="162686" table:style-name="ce134">
            <text:p>162 686</text:p>
          </table:table-cell>
          <table:table-cell office:value-type="float" office:value="92.531438939351716" table:style-name="ce135">
            <text:p>92,5<text:s text:c="5"/></text:p>
          </table:table-cell>
          <table:table-cell office:value-type="float" office:value="169756" table:style-name="ce134">
            <text:p>169 756</text:p>
          </table:table-cell>
          <table:table-cell office:value-type="float" office:value="94.259664397481316" table:style-name="ce135">
            <text:p>94,3<text:s text:c="5"/></text:p>
          </table:table-cell>
          <table:table-cell office:value-type="float" office:value="-11266" table:style-name="ce120">
            <text:p><text:s/>-11 266</text:p>
          </table:table-cell>
          <table:table-cell office:value-type="float" office:value="-6.9249966192542685" table:style-name="ce121">
            <text:p>-6,9<text:s text:c="3"/></text:p>
          </table:table-cell>
          <table:table-cell office:value-type="float" office:value="-18336" table:style-name="ce120">
            <text:p><text:s/>-18 336</text:p>
          </table:table-cell>
          <table:table-cell office:value-type="float" office:value="-10.801385518037653" table:style-name="ce121">
            <text:p>-10,8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3903" table:style-name="ce132">
            <text:p>13 903</text:p>
          </table:table-cell>
          <table:table-cell office:value-type="float" office:value="8.4595913499567974" table:style-name="ce133">
            <text:p>8,5<text:s text:c="5"/></text:p>
          </table:table-cell>
          <table:table-cell office:value-type="float" office:value="14469" table:style-name="ce134">
            <text:p>14 469</text:p>
          </table:table-cell>
          <table:table-cell office:value-type="float" office:value="8.2295796197182298" table:style-name="ce135">
            <text:p>8,2<text:s text:c="5"/></text:p>
          </table:table-cell>
          <table:table-cell office:value-type="float" office:value="12231" table:style-name="ce134">
            <text:p>12 231</text:p>
          </table:table-cell>
          <table:table-cell office:value-type="float" office:value="6.791453352138328" table:style-name="ce135">
            <text:p>6,8<text:s text:c="5"/></text:p>
          </table:table-cell>
          <table:table-cell office:value-type="float" office:value="-566" table:style-name="ce120">
            <text:p><text:s/>- 566</text:p>
          </table:table-cell>
          <table:table-cell office:value-type="float" office:value="-3.91181145898127" table:style-name="ce121">
            <text:p>-3,9<text:s text:c="3"/></text:p>
          </table:table-cell>
          <table:table-cell office:value-type="float" office:value="1672" table:style-name="ce120">
            <text:p>+1 672</text:p>
          </table:table-cell>
          <table:table-cell office:value-type="float" office:value="13.670182323603958" table:style-name="ce121">
            <text:p>+13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5081" table:style-name="ce132">
            <text:p>25 081</text:p>
          </table:table-cell>
          <table:table-cell office:value-type="float" office:value="15.261095493653634" table:style-name="ce133">
            <text:p>15,3<text:s text:c="5"/></text:p>
          </table:table-cell>
          <table:table-cell office:value-type="float" office:value="26452" table:style-name="ce134">
            <text:p>26 452</text:p>
          </table:table-cell>
          <table:table-cell office:value-type="float" office:value="15.045189031777358" table:style-name="ce135">
            <text:p>15,0<text:s text:c="5"/></text:p>
          </table:table-cell>
          <table:table-cell office:value-type="float" office:value="27572" table:style-name="ce134">
            <text:p>27 572</text:p>
          </table:table-cell>
          <table:table-cell office:value-type="float" office:value="15.309782669050605" table:style-name="ce135">
            <text:p>15,3<text:s text:c="5"/></text:p>
          </table:table-cell>
          <table:table-cell office:value-type="float" office:value="-1371" table:style-name="ce120">
            <text:p><text:s/>-1 371</text:p>
          </table:table-cell>
          <table:table-cell office:value-type="float" office:value="-5.182972932103433" table:style-name="ce121">
            <text:p>-5,2<text:s text:c="3"/></text:p>
          </table:table-cell>
          <table:table-cell office:value-type="float" office:value="-2491" table:style-name="ce120">
            <text:p><text:s/>-2 491</text:p>
          </table:table-cell>
          <table:table-cell office:value-type="float" office:value="-9.0345277818076308" table:style-name="ce121">
            <text:p>-9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5312" table:style-name="ce132">
            <text:p>25 312</text:p>
          </table:table-cell>
          <table:table-cell office:value-type="float" office:value="15.401652610954935" table:style-name="ce133">
            <text:p>15,4<text:s text:c="5"/></text:p>
          </table:table-cell>
          <table:table-cell office:value-type="float" office:value="27331" table:style-name="ce134">
            <text:p>27 331</text:p>
          </table:table-cell>
          <table:table-cell office:value-type="float" office:value="15.545140686054248" table:style-name="ce135">
            <text:p>15,5<text:s text:c="5"/></text:p>
          </table:table-cell>
          <table:table-cell office:value-type="float" office:value="28804" table:style-name="ce134">
            <text:p>28 804</text:p>
          </table:table-cell>
          <table:table-cell office:value-type="float" office:value="15.993869867957844" table:style-name="ce135">
            <text:p>16,0<text:s text:c="5"/></text:p>
          </table:table-cell>
          <table:table-cell office:value-type="float" office:value="-2019" table:style-name="ce120">
            <text:p><text:s/>-2 019</text:p>
          </table:table-cell>
          <table:table-cell office:value-type="float" office:value="-7.3872159818521093" table:style-name="ce121">
            <text:p>-7,4<text:s text:c="3"/></text:p>
          </table:table-cell>
          <table:table-cell office:value-type="float" office:value="-3492" table:style-name="ce120">
            <text:p><text:s/>-3 492</text:p>
          </table:table-cell>
          <table:table-cell office:value-type="float" office:value="-12.123316206082489" table:style-name="ce121">
            <text:p>-12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33728" table:style-name="ce132">
            <text:p>33 728</text:p>
          </table:table-cell>
          <table:table-cell office:value-type="float" office:value="20.522556070728829" table:style-name="ce133">
            <text:p>20,5<text:s text:c="5"/></text:p>
          </table:table-cell>
          <table:table-cell office:value-type="float" office:value="36563" table:style-name="ce134">
            <text:p>36 563</text:p>
          </table:table-cell>
          <table:table-cell office:value-type="float" office:value="20.796054988994239" table:style-name="ce135">
            <text:p>20,8<text:s text:c="5"/></text:p>
          </table:table-cell>
          <table:table-cell office:value-type="float" office:value="38451" table:style-name="ce134">
            <text:p>38 451</text:p>
          </table:table-cell>
          <table:table-cell office:value-type="float" office:value="21.350516952258264" table:style-name="ce135">
            <text:p>21,4<text:s text:c="5"/></text:p>
          </table:table-cell>
          <table:table-cell office:value-type="float" office:value="-2835" table:style-name="ce120">
            <text:p><text:s/>-2 835</text:p>
          </table:table-cell>
          <table:table-cell office:value-type="float" office:value="-7.7537401197932327" table:style-name="ce121">
            <text:p>-7,8<text:s text:c="3"/></text:p>
          </table:table-cell>
          <table:table-cell office:value-type="float" office:value="-4723" table:style-name="ce120">
            <text:p><text:s/>-4 723</text:p>
          </table:table-cell>
          <table:table-cell office:value-type="float" office:value="-12.28316558737094" table:style-name="ce121">
            <text:p>-12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Secundário</text:p>
          </table:table-cell>
          <table:table-cell office:value-type="float" office:value="48441" table:style-name="ce132">
            <text:p>48 441</text:p>
          </table:table-cell>
          <table:table-cell office:value-type="float" office:value="29.475010039794093" table:style-name="ce133">
            <text:p>29,5<text:s text:c="5"/></text:p>
          </table:table-cell>
          <table:table-cell office:value-type="float" office:value="52350" table:style-name="ce134">
            <text:p>52 350</text:p>
          </table:table-cell>
          <table:table-cell office:value-type="float" office:value="29.775277703521276" table:style-name="ce135">
            <text:p>29,8<text:s text:c="5"/></text:p>
          </table:table-cell>
          <table:table-cell office:value-type="float" office:value="55057" table:style-name="ce134">
            <text:p>55 057</text:p>
          </table:table-cell>
          <table:table-cell office:value-type="float" office:value="30.571257232334226" table:style-name="ce135">
            <text:p>30,6<text:s text:c="5"/></text:p>
          </table:table-cell>
          <table:table-cell office:value-type="float" office:value="-3909" table:style-name="ce120">
            <text:p><text:s/>-3 909</text:p>
          </table:table-cell>
          <table:table-cell office:value-type="float" office:value="-7.4670487106017189" table:style-name="ce121">
            <text:p>-7,5<text:s text:c="3"/></text:p>
          </table:table-cell>
          <table:table-cell office:value-type="float" office:value="-6616" table:style-name="ce120">
            <text:p><text:s/>-6 616</text:p>
          </table:table-cell>
          <table:table-cell office:value-type="float" office:value="-12.016637303158545" table:style-name="ce121">
            <text:p>-12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Superior</text:p>
          </table:table-cell>
          <table:table-cell office:value-type="float" office:value="17881" table:style-name="ce132">
            <text:p>17 881</text:p>
          </table:table-cell>
          <table:table-cell office:value-type="float" office:value="10.88009443491171" table:style-name="ce133">
            <text:p>10,9<text:s text:c="5"/></text:p>
          </table:table-cell>
          <table:table-cell office:value-type="float" office:value="18652" table:style-name="ce134">
            <text:p>18 652</text:p>
          </table:table-cell>
          <table:table-cell office:value-type="float" office:value="10.608757969934649" table:style-name="ce135">
            <text:p>10,6<text:s text:c="5"/></text:p>
          </table:table-cell>
          <table:table-cell office:value-type="float" office:value="17979" table:style-name="ce134">
            <text:p>17 979</text:p>
          </table:table-cell>
          <table:table-cell office:value-type="float" office:value="9.9831199262607306" table:style-name="ce135">
            <text:p>10,0<text:s text:c="5"/></text:p>
          </table:table-cell>
          <table:table-cell office:value-type="float" office:value="-771" table:style-name="ce120">
            <text:p><text:s/>- 771</text:p>
          </table:table-cell>
          <table:table-cell office:value-type="float" office:value="-4.1336049753377653" table:style-name="ce121">
            <text:p>-4,1<text:s text:c="3"/></text:p>
          </table:table-cell>
          <table:table-cell office:value-type="float" office:value="-98" table:style-name="ce120">
            <text:p><text:s/>- 98</text:p>
          </table:table-cell>
          <table:table-cell office:value-type="float" office:value="-0.54508037154457978" table:style-name="ce121">
            <text:p>-0,5<text:s text:c="3"/>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office:value-type="float" office:value="0" table:style-name="ce126">
            <text:p>0,0<text:s text:c="5"/></text:p>
          </table:table-cell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9"/>Mulheres</text:p>
          </table:table-cell>
          <table:table-cell office:value-type="float" office:value="213526" table:style-name="ce127">
            <text:p>213 526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226366" table:style-name="ce129">
            <text:p>226 366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226571" table:style-name="ce129">
            <text:p>226 571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12840" table:style-name="ce113">
            <text:p><text:s/>-12 840</text:p>
          </table:table-cell>
          <table:table-cell office:value-type="float" office:value="-5.6722299285228344" table:style-name="ce114">
            <text:p>-5,7<text:s text:c="3"/></text:p>
          </table:table-cell>
          <table:table-cell office:value-type="float" office:value="-13045" table:style-name="ce113">
            <text:p><text:s/>-13 045</text:p>
          </table:table-cell>
          <table:table-cell office:value-type="float" office:value="-5.7575770950386413" table:style-name="ce114">
            <text:p>-5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&lt; 25 anos</text:p>
          </table:table-cell>
          <table:table-cell office:value-type="float" office:value="22527" table:style-name="ce132">
            <text:p>22 527</text:p>
          </table:table-cell>
          <table:table-cell office:value-type="float" office:value="10.550003278289296" table:style-name="ce133">
            <text:p>10,6<text:s text:c="5"/></text:p>
          </table:table-cell>
          <table:table-cell office:value-type="float" office:value="24751" table:style-name="ce134">
            <text:p>24 751</text:p>
          </table:table-cell>
          <table:table-cell office:value-type="float" office:value="10.934062535893199" table:style-name="ce135">
            <text:p>10,9<text:s text:c="5"/></text:p>
          </table:table-cell>
          <table:table-cell office:value-type="float" office:value="24036" table:style-name="ce134">
            <text:p>24 036</text:p>
          </table:table-cell>
          <table:table-cell office:value-type="float" office:value="10.60859509822528" table:style-name="ce135">
            <text:p>10,6<text:s text:c="5"/></text:p>
          </table:table-cell>
          <table:table-cell office:value-type="float" office:value="-2224" table:style-name="ce120">
            <text:p><text:s/>-2 224</text:p>
          </table:table-cell>
          <table:table-cell office:value-type="float" office:value="-8.9854955355339179" table:style-name="ce121">
            <text:p>-9,0<text:s text:c="3"/></text:p>
          </table:table-cell>
          <table:table-cell office:value-type="float" office:value="-1509" table:style-name="ce120">
            <text:p><text:s/>-1 509</text:p>
          </table:table-cell>
          <table:table-cell office:value-type="float" office:value="-6.2780828756864704" table:style-name="ce121">
            <text:p>-6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&gt;= 25 anos</text:p>
          </table:table-cell>
          <table:table-cell office:value-type="float" office:value="190999" table:style-name="ce132">
            <text:p>190 999</text:p>
          </table:table-cell>
          <table:table-cell office:value-type="float" office:value="89.449996721710704" table:style-name="ce133">
            <text:p>89,4<text:s text:c="5"/></text:p>
          </table:table-cell>
          <table:table-cell office:value-type="float" office:value="201615" table:style-name="ce134">
            <text:p>201 615</text:p>
          </table:table-cell>
          <table:table-cell office:value-type="float" office:value="89.06593746410681" table:style-name="ce135">
            <text:p>89,1<text:s text:c="5"/></text:p>
          </table:table-cell>
          <table:table-cell office:value-type="float" office:value="202535" table:style-name="ce134">
            <text:p>202 535</text:p>
          </table:table-cell>
          <table:table-cell office:value-type="float" office:value="89.39140490177472" table:style-name="ce135">
            <text:p>89,4<text:s text:c="5"/></text:p>
          </table:table-cell>
          <table:table-cell office:value-type="float" office:value="-10616" table:style-name="ce120">
            <text:p><text:s/>-10 616</text:p>
          </table:table-cell>
          <table:table-cell office:value-type="float" office:value="-5.2654812389951147" table:style-name="ce121">
            <text:p>-5,3<text:s text:c="3"/></text:p>
          </table:table-cell>
          <table:table-cell office:value-type="float" office:value="-11536" table:style-name="ce120">
            <text:p><text:s/>-11 536</text:p>
          </table:table-cell>
          <table:table-cell office:value-type="float" office:value="-5.6958056632187031" table:style-name="ce121">
            <text:p>-5,7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"/>
          <table:table-cell table:style-name="ce69"/>
          <table:table-cell table:number-columns-repeated="16370"/>
        </table:table-row>
        <table:table-row table:style-name="ro4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11224" table:style-name="ce132">
            <text:p>111 224</text:p>
          </table:table-cell>
          <table:table-cell office:value-type="float" office:value="52.089206934986841" table:style-name="ce133">
            <text:p>52,1<text:s text:c="5"/></text:p>
          </table:table-cell>
          <table:table-cell office:value-type="float" office:value="123205" table:style-name="ce134">
            <text:p>123 205</text:p>
          </table:table-cell>
          <table:table-cell office:value-type="float" office:value="54.427343328945156" table:style-name="ce135">
            <text:p>54,4<text:s text:c="5"/></text:p>
          </table:table-cell>
          <table:table-cell office:value-type="float" office:value="148686" table:style-name="ce134">
            <text:p>148 686</text:p>
          </table:table-cell>
          <table:table-cell office:value-type="float" office:value="65.624462089146448" table:style-name="ce135">
            <text:p>65,6<text:s text:c="5"/></text:p>
          </table:table-cell>
          <table:table-cell office:value-type="float" office:value="-11981" table:style-name="ce120">
            <text:p><text:s/>-11 981</text:p>
          </table:table-cell>
          <table:table-cell office:value-type="float" office:value="-9.7244430015015624" table:style-name="ce121">
            <text:p>-9,7<text:s text:c="3"/></text:p>
          </table:table-cell>
          <table:table-cell office:value-type="float" office:value="-37462" table:style-name="ce120">
            <text:p><text:s/>-37 462</text:p>
          </table:table-cell>
          <table:table-cell office:value-type="float" office:value="-25.195378179519256" table:style-name="ce121">
            <text:p>-25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102302" table:style-name="ce132">
            <text:p>102 302</text:p>
          </table:table-cell>
          <table:table-cell office:value-type="float" office:value="47.910793065013159" table:style-name="ce133">
            <text:p>47,9<text:s text:c="5"/></text:p>
          </table:table-cell>
          <table:table-cell office:value-type="float" office:value="103161" table:style-name="ce134">
            <text:p>103 161</text:p>
          </table:table-cell>
          <table:table-cell office:value-type="float" office:value="45.572656671054837" table:style-name="ce135">
            <text:p>45,6<text:s text:c="5"/></text:p>
          </table:table-cell>
          <table:table-cell office:value-type="float" office:value="77885" table:style-name="ce134">
            <text:p>77 885</text:p>
          </table:table-cell>
          <table:table-cell office:value-type="float" office:value="34.375537910853552" table:style-name="ce135">
            <text:p>34,4<text:s text:c="5"/></text:p>
          </table:table-cell>
          <table:table-cell office:value-type="float" office:value="-859" table:style-name="ce120">
            <text:p><text:s/>- 859</text:p>
          </table:table-cell>
          <table:table-cell office:value-type="float" office:value="-0.8326790162949177" table:style-name="ce121">
            <text:p>-0,8<text:s text:c="3"/></text:p>
          </table:table-cell>
          <table:table-cell office:value-type="float" office:value="24417" table:style-name="ce120">
            <text:p>+24 417</text:p>
          </table:table-cell>
          <table:table-cell office:value-type="float" office:value="31.350067407074533" table:style-name="ce121">
            <text:p>+31,4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9751" table:style-name="ce132">
            <text:p>19 751</text:p>
          </table:table-cell>
          <table:table-cell office:value-type="float" office:value="9.2499274093084694" table:style-name="ce133">
            <text:p>9,2<text:s text:c="5"/></text:p>
          </table:table-cell>
          <table:table-cell office:value-type="float" office:value="20072" table:style-name="ce134">
            <text:p>20 072</text:p>
          </table:table-cell>
          <table:table-cell office:value-type="float" office:value="8.8670560066441073" table:style-name="ce135">
            <text:p>8,9<text:s text:c="5"/></text:p>
          </table:table-cell>
          <table:table-cell office:value-type="float" office:value="16380" table:style-name="ce134">
            <text:p>16 380</text:p>
          </table:table-cell>
          <table:table-cell office:value-type="float" office:value="7.2295218717311567" table:style-name="ce135">
            <text:p>7,2<text:s text:c="5"/></text:p>
          </table:table-cell>
          <table:table-cell office:value-type="float" office:value="-321" table:style-name="ce120">
            <text:p><text:s/>- 321</text:p>
          </table:table-cell>
          <table:table-cell office:value-type="float" office:value="-1.5992427261857314" table:style-name="ce121">
            <text:p>-1,6<text:s text:c="3"/></text:p>
          </table:table-cell>
          <table:table-cell office:value-type="float" office:value="3371" table:style-name="ce120">
            <text:p>+3 371</text:p>
          </table:table-cell>
          <table:table-cell office:value-type="float" office:value="20.579975579975578" table:style-name="ce121">
            <text:p>+20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Novo Emprego</text:p>
          </table:table-cell>
          <table:table-cell office:value-type="float" office:value="193775" table:style-name="ce132">
            <text:p>193 775</text:p>
          </table:table-cell>
          <table:table-cell office:value-type="float" office:value="90.750072590691531" table:style-name="ce133">
            <text:p>90,8<text:s text:c="5"/></text:p>
          </table:table-cell>
          <table:table-cell office:value-type="float" office:value="206294" table:style-name="ce134">
            <text:p>206 294</text:p>
          </table:table-cell>
          <table:table-cell office:value-type="float" office:value="91.132943993355894" table:style-name="ce135">
            <text:p>91,1<text:s text:c="5"/></text:p>
          </table:table-cell>
          <table:table-cell office:value-type="float" office:value="210191" table:style-name="ce134">
            <text:p>210 191</text:p>
          </table:table-cell>
          <table:table-cell office:value-type="float" office:value="92.770478128268834" table:style-name="ce135">
            <text:p>92,8<text:s text:c="5"/></text:p>
          </table:table-cell>
          <table:table-cell office:value-type="float" office:value="-12519" table:style-name="ce120">
            <text:p><text:s/>-12 519</text:p>
          </table:table-cell>
          <table:table-cell office:value-type="float" office:value="-6.0685235634579771" table:style-name="ce121">
            <text:p>-6,1<text:s text:c="3"/></text:p>
          </table:table-cell>
          <table:table-cell office:value-type="float" office:value="-16416" table:style-name="ce120">
            <text:p><text:s/>-16 416</text:p>
          </table:table-cell>
          <table:table-cell office:value-type="float" office:value="-7.8100394403185671" table:style-name="ce121">
            <text:p>-7,8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6145" table:style-name="ce132">
            <text:p>16 145</text:p>
          </table:table-cell>
          <table:table-cell office:value-type="float" office:value="7.5611400953513863" table:style-name="ce133">
            <text:p>7,6<text:s text:c="5"/></text:p>
          </table:table-cell>
          <table:table-cell office:value-type="float" office:value="16627" table:style-name="ce134">
            <text:p>16 627</text:p>
          </table:table-cell>
          <table:table-cell office:value-type="float" office:value="7.3451843474726779" table:style-name="ce135">
            <text:p>7,3<text:s text:c="5"/></text:p>
          </table:table-cell>
          <table:table-cell office:value-type="float" office:value="13298" table:style-name="ce134">
            <text:p>13 298</text:p>
          </table:table-cell>
          <table:table-cell office:value-type="float" office:value="5.8692418712015222" table:style-name="ce135">
            <text:p>5,9<text:s text:c="5"/></text:p>
          </table:table-cell>
          <table:table-cell office:value-type="float" office:value="-482" table:style-name="ce120">
            <text:p><text:s/>- 482</text:p>
          </table:table-cell>
          <table:table-cell office:value-type="float" office:value="-2.8988993805256511" table:style-name="ce121">
            <text:p>-2,9<text:s text:c="3"/></text:p>
          </table:table-cell>
          <table:table-cell office:value-type="float" office:value="2847" table:style-name="ce120">
            <text:p>+2 847</text:p>
          </table:table-cell>
          <table:table-cell office:value-type="float" office:value="21.409234471349077" table:style-name="ce121">
            <text:p>+21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9041" table:style-name="ce132">
            <text:p>29 041</text:p>
          </table:table-cell>
          <table:table-cell office:value-type="float" office:value="13.600685630789695" table:style-name="ce133">
            <text:p>13,6<text:s text:c="5"/></text:p>
          </table:table-cell>
          <table:table-cell office:value-type="float" office:value="30350" table:style-name="ce134">
            <text:p>30 350</text:p>
          </table:table-cell>
          <table:table-cell office:value-type="float" office:value="13.407490524195328" table:style-name="ce135">
            <text:p>13,4<text:s text:c="5"/></text:p>
          </table:table-cell>
          <table:table-cell office:value-type="float" office:value="30615" table:style-name="ce134">
            <text:p>30 615</text:p>
          </table:table-cell>
          <table:table-cell office:value-type="float" office:value="13.512320641211806" table:style-name="ce135">
            <text:p>13,5<text:s text:c="5"/></text:p>
          </table:table-cell>
          <table:table-cell office:value-type="float" office:value="-1309" table:style-name="ce120">
            <text:p><text:s/>-1 309</text:p>
          </table:table-cell>
          <table:table-cell office:value-type="float" office:value="-4.3130148270181214" table:style-name="ce121">
            <text:p>-4,3<text:s text:c="3"/></text:p>
          </table:table-cell>
          <table:table-cell office:value-type="float" office:value="-1574" table:style-name="ce120">
            <text:p><text:s/>-1 574</text:p>
          </table:table-cell>
          <table:table-cell office:value-type="float" office:value="-5.1412706189776252" table:style-name="ce121">
            <text:p>-5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7427" table:style-name="ce132">
            <text:p>27 427</text:p>
          </table:table-cell>
          <table:table-cell office:value-type="float" office:value="12.844805784775627" table:style-name="ce133">
            <text:p>12,8<text:s text:c="5"/></text:p>
          </table:table-cell>
          <table:table-cell office:value-type="float" office:value="29598" table:style-name="ce134">
            <text:p>29 598</text:p>
          </table:table-cell>
          <table:table-cell office:value-type="float" office:value="13.07528515766502" table:style-name="ce135">
            <text:p>13,1<text:s text:c="5"/></text:p>
          </table:table-cell>
          <table:table-cell office:value-type="float" office:value="29868" table:style-name="ce134">
            <text:p>29 868</text:p>
          </table:table-cell>
          <table:table-cell office:value-type="float" office:value="13.182622665742747" table:style-name="ce135">
            <text:p>13,2<text:s text:c="5"/></text:p>
          </table:table-cell>
          <table:table-cell office:value-type="float" office:value="-2171" table:style-name="ce120">
            <text:p><text:s/>-2 171</text:p>
          </table:table-cell>
          <table:table-cell office:value-type="float" office:value="-7.3349550645313872" table:style-name="ce121">
            <text:p>-7,3<text:s text:c="3"/></text:p>
          </table:table-cell>
          <table:table-cell office:value-type="float" office:value="-2441" table:style-name="ce120">
            <text:p><text:s/>-2 441</text:p>
          </table:table-cell>
          <table:table-cell office:value-type="float" office:value="-8.1726262220436592" table:style-name="ce121">
            <text:p>-8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42185" table:style-name="ce132">
            <text:p>42 185</text:p>
          </table:table-cell>
          <table:table-cell office:value-type="float" office:value="19.756376272678736" table:style-name="ce133">
            <text:p>19,8<text:s text:c="5"/></text:p>
          </table:table-cell>
          <table:table-cell office:value-type="float" office:value="45257" table:style-name="ce134">
            <text:p>45 257</text:p>
          </table:table-cell>
          <table:table-cell office:value-type="float" office:value="19.992843448221024" table:style-name="ce135">
            <text:p>20,0<text:s text:c="5"/></text:p>
          </table:table-cell>
          <table:table-cell office:value-type="float" office:value="46233" table:style-name="ce134">
            <text:p>46 233</text:p>
          </table:table-cell>
          <table:table-cell office:value-type="float" office:value="20.405524096199425" table:style-name="ce135">
            <text:p>20,4<text:s text:c="5"/></text:p>
          </table:table-cell>
          <table:table-cell office:value-type="float" office:value="-3072" table:style-name="ce120">
            <text:p><text:s/>-3 072</text:p>
          </table:table-cell>
          <table:table-cell office:value-type="float" office:value="-6.7879002143314837" table:style-name="ce121">
            <text:p>-6,8<text:s text:c="3"/></text:p>
          </table:table-cell>
          <table:table-cell office:value-type="float" office:value="-4048" table:style-name="ce120">
            <text:p><text:s/>-4 048</text:p>
          </table:table-cell>
          <table:table-cell office:value-type="float" office:value="-8.7556507256721385" table:style-name="ce121">
            <text:p>-8,8<text:s text:c="3"/></text:p>
          </table:table-cell>
          <table:table-cell table:style-name="ce1"/>
          <table:table-cell table:style-name="ce69"/>
          <table:table-cell table:number-columns-repeated="16370"/>
        </table:table-row>
        <table:table-row table:style-name="ro4">
          <table:table-cell/>
          <table:table-cell office:value-type="string" table:style-name="ce131">
            <text:p><text:s text:c="13"/>Secundário</text:p>
          </table:table-cell>
          <table:table-cell office:value-type="float" office:value="67379" table:style-name="ce132">
            <text:p>67 379</text:p>
          </table:table-cell>
          <table:table-cell office:value-type="float" office:value="31.555407772355593" table:style-name="ce133">
            <text:p>31,6<text:s text:c="5"/></text:p>
          </table:table-cell>
          <table:table-cell office:value-type="float" office:value="72114" table:style-name="ce134">
            <text:p>72 114</text:p>
          </table:table-cell>
          <table:table-cell office:value-type="float" office:value="31.857257715381287" table:style-name="ce135">
            <text:p>31,9<text:s text:c="5"/></text:p>
          </table:table-cell>
          <table:table-cell office:value-type="float" office:value="74002" table:style-name="ce134">
            <text:p>74 002</text:p>
          </table:table-cell>
          <table:table-cell office:value-type="float" office:value="32.661726346266732" table:style-name="ce135">
            <text:p>32,7<text:s text:c="5"/></text:p>
          </table:table-cell>
          <table:table-cell office:value-type="float" office:value="-4735" table:style-name="ce120">
            <text:p><text:s/>-4 735</text:p>
          </table:table-cell>
          <table:table-cell office:value-type="float" office:value="-6.5659927337271533" table:style-name="ce121">
            <text:p>-6,6<text:s text:c="3"/></text:p>
          </table:table-cell>
          <table:table-cell office:value-type="float" office:value="-6623" table:style-name="ce120">
            <text:p><text:s/>-6 623</text:p>
          </table:table-cell>
          <table:table-cell office:value-type="float" office:value="-8.9497581146455509" table:style-name="ce121">
            <text:p>-8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Superior</text:p>
          </table:table-cell>
          <table:table-cell office:value-type="float" office:value="31349" table:style-name="ce132">
            <text:p>31 349</text:p>
          </table:table-cell>
          <table:table-cell office:value-type="float" office:value="14.681584444048967" table:style-name="ce133">
            <text:p>14,7<text:s text:c="5"/></text:p>
          </table:table-cell>
          <table:table-cell office:value-type="float" office:value="32420" table:style-name="ce134">
            <text:p>32 420</text:p>
          </table:table-cell>
          <table:table-cell office:value-type="float" office:value="14.321938807064665" table:style-name="ce135">
            <text:p>14,3<text:s text:c="5"/></text:p>
          </table:table-cell>
          <table:table-cell office:value-type="float" office:value="32555" table:style-name="ce134">
            <text:p>32 555</text:p>
          </table:table-cell>
          <table:table-cell office:value-type="float" office:value="14.368564379377766" table:style-name="ce135">
            <text:p>14,4<text:s text:c="5"/></text:p>
          </table:table-cell>
          <table:table-cell office:value-type="float" office:value="-1071" table:style-name="ce120">
            <text:p><text:s/>-1 071</text:p>
          </table:table-cell>
          <table:table-cell office:value-type="float" office:value="-3.3035163479333747" table:style-name="ce121">
            <text:p>-3,3<text:s text:c="3"/></text:p>
          </table:table-cell>
          <table:table-cell office:value-type="float" office:value="-1206" table:style-name="ce120">
            <text:p><text:s/>-1 206</text:p>
          </table:table-cell>
          <table:table-cell office:value-type="float" office:value="-3.7045000767931193" table:style-name="ce121">
            <text:p>-3,7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19">
          <table:table-cell/>
          <table:table-cell office:value-type="string" table:style-name="ce161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style-name="ro19">
          <table:table-cell table:number-columns-repeated="16384"/>
        </table:table-row>
        <table:table-row table:style-name="ro19">
          <table:table-cell/>
          <table:table-cell table:style-name="ce1"/>
          <table:table-cell table:style-name="ce69"/>
          <table:table-cell table:number-columns-repeated="16381" table:style-name="ce1"/>
        </table:table-row>
        <table:table-row table:style-name="ro19">
          <table:table-cell table:number-columns-repeated="16384"/>
        </table:table-row>
        <table:table-row table:style-name="ro19">
          <table:table-cell/>
          <table:table-cell table:style-name="ce1"/>
          <table:table-cell table:style-name="ce69"/>
          <table:table-cell table:number-columns-repeated="16381" table:style-name="ce1"/>
        </table:table-row>
        <table:table-row table:number-rows-repeated="2" table:style-name="ro19">
          <table:table-cell table:number-columns-repeated="16384"/>
        </table:table-row>
        <table:table-row table:style-name="ro19">
          <table:table-cell/>
          <table:table-cell table:number-columns-repeated="11" table:style-name="ce38"/>
          <table:table-cell table:number-columns-repeated="16372" table:style-name="ce1"/>
        </table:table-row>
        <table:table-row table:number-rows-repeated="1048496" table:style-name="ro19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4">
        <table:table-column table:style-name="co10" table:default-cell-style-name="ce1" table:visibility="collapse"/>
        <table:table-column table:style-name="co33" table:default-cell-style-name="ce1"/>
        <table:table-column table:style-name="co34" table:default-cell-style-name="ce1"/>
        <table:table-column table:style-name="co13" table:default-cell-style-name="ce1"/>
        <table:table-column table:style-name="co35" table:default-cell-style-name="ce1"/>
        <table:table-column table:style-name="co38" table:default-cell-style-name="ce1"/>
        <table:table-column table:style-name="co5" table:default-cell-style-name="ce1"/>
        <table:table-column table:style-name="co38" table:default-cell-style-name="ce1"/>
        <table:table-column table:style-name="co1" table:default-cell-style-name="ce1"/>
        <table:table-column table:style-name="co37" table:default-cell-style-name="ce1"/>
        <table:table-column table:style-name="co38" table:default-cell-style-name="ce1"/>
        <table:table-column table:style-name="co40" table:default-cell-style-name="ce1"/>
        <table:table-column table:style-name="co20" table:number-columns-repeated="16372" table:default-cell-style-name="ce1"/>
        <table:table-row table:style-name="ro19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2" draw:name="Picture 184" svg:x="0.00916in" svg:y="0.11447in" svg:width="2.47441in" svg:height="0.6702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6" draw:name="CaixaDeTexto 9" svg:x="0.46962in" svg:y="0.24054in" svg:width="1.88806in" svg:height="0.52852in">
                <draw:text-box>
                  <text:p text:style-name="a25" text:class-names="" text:cond-style-name=""><text:span text:style-name="a23" text:class-names="">JUNHO 2021</text:span><text:span text:style-name="a2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9">
          <table:table-cell/>
          <table:table-cell table:style-name="ce1">
            <draw:frame draw:z-index="1" draw:id="id5" draw:style-name="a21" draw:name="Text Box 122" svg:x="0in" svg:y="0in" svg:width="0.97917in" svg:height="0.32526in">
              <draw:text-box>
                <text:p text:style-name="a18" text:class-names="" text:cond-style-name=""><text:span text:style-name="a15" text:class-names="">Página <text:s text:c="1"/></text:span><text:span text:style-name="a16" text:class-names="">6/14</text:span><text:span text:style-name="a17" text:class-names=""/></text:p>
                <text:p text:style-name="a20" text:class-names="" text:cond-style-name=""><text:span text:style-name="a19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9">
          <table:table-cell/>
          <table:table-cell table:style-name="ce3"/>
          <table:table-cell table:number-columns-repeated="10" table:style-name="ce13"/>
          <table:table-cell table:number-columns-repeated="6" table:style-name="ce2"/>
          <table:table-cell table:number-columns-repeated="16366"/>
        </table:table-row>
        <table:table-row table:style-name="ro20">
          <table:table-cell/>
          <table:table-cell office:value-type="string" table:style-name="ce159">
            <text:p>Quadro 2 - PEDIDOS DE EMPREGO <text:s text:c="2"/>E <text:s text:c="3"/>DESEMPREGO REGISTADO</text:p>
          </table:table-cell>
          <table:table-cell table:number-columns-repeated="8" table:style-name="ce159"/>
          <table:table-cell office:value-type="string" table:number-columns-spanned="2" table:number-rows-spanned="1" table:style-name="ce375">
            <text:p>CONTINENTE</text:p>
          </table:table-cell>
          <table:covered-table-cell/>
          <table:table-cell table:number-columns-repeated="6" table:style-name="ce2"/>
          <table:table-cell table:number-columns-repeated="16366"/>
        </table:table-row>
        <table:table-row table:style-name="ro20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2"/>
          <table:table-cell table:number-columns-repeated="16366"/>
        </table:table-row>
        <table:table-row table:style-name="ro19">
          <table:table-cell/>
          <table:table-cell table:style-name="ce3"/>
          <table:table-cell table:style-name="ce14"/>
          <table:table-cell table:number-columns-repeated="9" table:style-name="ce13"/>
          <table:table-cell table:number-columns-repeated="6" table:style-name="ce2"/>
          <table:table-cell table:number-columns-repeated="16366"/>
        </table:table-row>
        <table:table-row table:style-name="ro19">
          <table:table-cell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376">
            <text:p>Variação</text:p>
          </table:table-cell>
          <table:covered-table-cell table:number-columns-repeated="3"/>
          <table:table-cell table:number-columns-repeated="6" table:style-name="ce4"/>
          <table:table-cell table:number-columns-repeated="16366"/>
        </table:table-row>
        <table:table-row table:style-name="ro12">
          <table:table-cell/>
          <table:table-cell table:style-name="ce28"/>
          <table:table-cell office:value-type="string" table:style-name="ce178">
            <text:p>JUNHO 2021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MAI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JUNHO 2020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387">
            <text:p>Mês <text:s/>anterior</text:p>
          </table:table-cell>
          <table:covered-table-cell/>
          <table:table-cell office:value-type="string" table:number-columns-spanned="2" table:number-rows-spanned="1" table:style-name="ce378">
            <text:p>Mês <text:s/>homólogo<text:span text:style-name="T1">(1)<text:s/></text:span></text:p>
          </table:table-cell>
          <table:covered-table-cell/>
          <table:table-cell table:number-columns-repeated="6" table:style-name="ce4"/>
          <table:table-cell table:number-columns-repeated="16366"/>
        </table:table-row>
        <table:table-row table:style-name="ro19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5"/>
          <table:table-cell table:number-columns-repeated="16366"/>
        </table:table-row>
        <table:table-row table:style-name="ro23">
          <table:table-cell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6" table:style-name="ce5"/>
          <table:table-cell table:number-columns-repeated="16366"/>
        </table:table-row>
        <table:table-row table:style-name="ro4">
          <table:table-cell/>
          <table:table-cell office:value-type="string" table:style-name="ce108">
            <text:p>PEDIDOS DE EMPREGO</text:p>
          </table:table-cell>
          <table:table-cell office:value-type="float" office:value="528287" table:style-name="ce109">
            <text:p>528 287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550079" table:style-name="ce111">
            <text:p>550 079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509951" table:style-name="ce111">
            <text:p>509 951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21792" table:style-name="ce113">
            <text:p><text:s/>-21 792</text:p>
          </table:table-cell>
          <table:table-cell office:value-type="float" office:value="-3.9616127865270259" table:style-name="ce114">
            <text:p>-4,0<text:s text:c="3"/></text:p>
          </table:table-cell>
          <table:table-cell office:value-type="float" office:value="18336" table:style-name="ce113">
            <text:p>+18 336</text:p>
          </table:table-cell>
          <table:table-cell office:value-type="float" office:value="3.5956395810577879" table:style-name="ce114">
            <text:p>+3,6<text:s text:c="3"/></text:p>
          </table:table-cell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4">
          <table:table-cell/>
          <table:table-cell office:value-type="string" table:style-name="ce115">
            <text:p><text:s text:c="7"/>DESEMPREGO REGISTADO</text:p>
          </table:table-cell>
          <table:table-cell office:value-type="float" office:value="352250" table:style-name="ce116">
            <text:p>352 250</text:p>
          </table:table-cell>
          <table:table-cell office:value-type="float" office:value="66.677771741496571" table:style-name="ce117">
            <text:p>66,7<text:s text:c="5"/></text:p>
          </table:table-cell>
          <table:table-cell office:value-type="float" office:value="375429" table:style-name="ce118">
            <text:p>375 429</text:p>
          </table:table-cell>
          <table:table-cell office:value-type="float" office:value="68.250014997845767" table:style-name="ce119">
            <text:p>68,3<text:s text:c="5"/></text:p>
          </table:table-cell>
          <table:table-cell office:value-type="float" office:value="381629" table:style-name="ce118">
            <text:p>381 629</text:p>
          </table:table-cell>
          <table:table-cell office:value-type="float" office:value="74.836405850758211" table:style-name="ce119">
            <text:p>74,8<text:s text:c="5"/></text:p>
          </table:table-cell>
          <table:table-cell office:value-type="float" office:value="-23179" table:style-name="ce120">
            <text:p><text:s/>-23 179</text:p>
          </table:table-cell>
          <table:table-cell office:value-type="float" office:value="-6.1740036065407837" table:style-name="ce121">
            <text:p>-6,2<text:s text:c="3"/></text:p>
          </table:table-cell>
          <table:table-cell office:value-type="float" office:value="-29379" table:style-name="ce120">
            <text:p><text:s/>-29 379</text:p>
          </table:table-cell>
          <table:table-cell office:value-type="float" office:value="-7.6983143314580396" table:style-name="ce121">
            <text:p>-7,7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4">
          <table:table-cell/>
          <table:table-cell office:value-type="string" table:style-name="ce122">
            <text:p><text:s text:c="7"/>EMPREGADOS</text:p>
          </table:table-cell>
          <table:table-cell office:value-type="float" office:value="48541" table:style-name="ce116">
            <text:p>48 541</text:p>
          </table:table-cell>
          <table:table-cell office:value-type="float" office:value="9.1883767724740526" table:style-name="ce117">
            <text:p>9,2<text:s text:c="5"/></text:p>
          </table:table-cell>
          <table:table-cell office:value-type="float" office:value="47090" table:style-name="ce118">
            <text:p>47 090</text:p>
          </table:table-cell>
          <table:table-cell office:value-type="float" office:value="8.5605885700053985" table:style-name="ce119">
            <text:p>8,6<text:s text:c="5"/></text:p>
          </table:table-cell>
          <table:table-cell office:value-type="float" office:value="37582" table:style-name="ce118">
            <text:p>37 582</text:p>
          </table:table-cell>
          <table:table-cell office:value-type="float" office:value="7.369727679718248" table:style-name="ce119">
            <text:p>7,4<text:s text:c="5"/></text:p>
          </table:table-cell>
          <table:table-cell office:value-type="float" office:value="1451" table:style-name="ce120">
            <text:p>+1 451</text:p>
          </table:table-cell>
          <table:table-cell office:value-type="float" office:value="3.0813336164790828" table:style-name="ce121">
            <text:p>+3,1<text:s text:c="3"/></text:p>
          </table:table-cell>
          <table:table-cell office:value-type="float" office:value="10959" table:style-name="ce120">
            <text:p>+10 959</text:p>
          </table:table-cell>
          <table:table-cell office:value-type="float" office:value="29.160236283327123" table:style-name="ce121">
            <text:p>+29,2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4">
          <table:table-cell/>
          <table:table-cell office:value-type="string" table:style-name="ce122">
            <text:p><text:s text:c="7"/>OCUPADOS</text:p>
          </table:table-cell>
          <table:table-cell office:value-type="float" office:value="109163" table:style-name="ce116">
            <text:p>109 163</text:p>
          </table:table-cell>
          <table:table-cell office:value-type="float" office:value="20.663578698699762" table:style-name="ce117">
            <text:p>20,7<text:s text:c="5"/></text:p>
          </table:table-cell>
          <table:table-cell office:value-type="float" office:value="110159" table:style-name="ce118">
            <text:p>110 159</text:p>
          </table:table-cell>
          <table:table-cell office:value-type="float" office:value="20.026032624404859" table:style-name="ce119">
            <text:p>20,0<text:s text:c="5"/></text:p>
          </table:table-cell>
          <table:table-cell office:value-type="float" office:value="75397" table:style-name="ce118">
            <text:p>75 397</text:p>
          </table:table-cell>
          <table:table-cell office:value-type="float" office:value="14.785146023833661" table:style-name="ce119">
            <text:p>14,8<text:s text:c="5"/></text:p>
          </table:table-cell>
          <table:table-cell office:value-type="float" office:value="-996" table:style-name="ce120">
            <text:p><text:s/>- 996</text:p>
          </table:table-cell>
          <table:table-cell office:value-type="float" office:value="-0.90414764113690216" table:style-name="ce121">
            <text:p>-0,9<text:s text:c="3"/></text:p>
          </table:table-cell>
          <table:table-cell office:value-type="float" office:value="33766" table:style-name="ce120">
            <text:p>+33 766</text:p>
          </table:table-cell>
          <table:table-cell office:value-type="float" office:value="44.784275236415247" table:style-name="ce121">
            <text:p>+44,8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4">
          <table:table-cell/>
          <table:table-cell office:value-type="string" table:style-name="ce115">
            <text:p><text:s text:c="7"/>INDISPONIVEIS TEMPORÁRIAMENTE</text:p>
          </table:table-cell>
          <table:table-cell office:value-type="float" office:value="18333" table:style-name="ce116">
            <text:p>18 333</text:p>
          </table:table-cell>
          <table:table-cell office:value-type="float" office:value="3.4702727873296144" table:style-name="ce117">
            <text:p>3,5<text:s text:c="5"/></text:p>
          </table:table-cell>
          <table:table-cell office:value-type="float" office:value="17401" table:style-name="ce118">
            <text:p>17 401</text:p>
          </table:table-cell>
          <table:table-cell office:value-type="float" office:value="3.1633638077439787" table:style-name="ce119">
            <text:p>3,2<text:s text:c="5"/></text:p>
          </table:table-cell>
          <table:table-cell office:value-type="float" office:value="15343" table:style-name="ce118">
            <text:p>15 343</text:p>
          </table:table-cell>
          <table:table-cell office:value-type="float" office:value="3.00872044568988" table:style-name="ce119">
            <text:p>3,0<text:s text:c="5"/></text:p>
          </table:table-cell>
          <table:table-cell office:value-type="float" office:value="932" table:style-name="ce120">
            <text:p>+ 932</text:p>
          </table:table-cell>
          <table:table-cell office:value-type="float" office:value="5.3560140221826336" table:style-name="ce121">
            <text:p>+5,4<text:s text:c="3"/></text:p>
          </table:table-cell>
          <table:table-cell office:value-type="float" office:value="2990" table:style-name="ce120">
            <text:p>+2 990</text:p>
          </table:table-cell>
          <table:table-cell office:value-type="float" office:value="19.487714267092485" table:style-name="ce121">
            <text:p>+19,5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8">
          <table:table-cell/>
          <table:table-cell table:style-name="ce115"/>
          <table:table-cell table:style-name="ce123"/>
          <table:table-cell table:style-name="ce124"/>
          <table:table-cell table:style-name="ce125"/>
          <table:table-cell table:style-name="ce126"/>
          <table:table-cell table:style-name="ce125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6" table:style-name="ce17"/>
          <table:table-cell table:number-columns-repeated="16366"/>
        </table:table-row>
        <table:table-row table:style-name="ro4">
          <table:table-cell/>
          <table:table-cell office:value-type="string" table:style-name="ce108">
            <text:p><text:s text:c="5"/>DESEMPREGO REGISTADO</text:p>
          </table:table-cell>
          <table:table-cell office:value-type="float" office:value="352250" table:style-name="ce127">
            <text:p>352 250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375429" table:style-name="ce129">
            <text:p>375 429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381629" table:style-name="ce129">
            <text:p>381 629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23179" table:style-name="ce113">
            <text:p><text:s/>-23 179</text:p>
          </table:table-cell>
          <table:table-cell office:value-type="float" office:value="-6.1740036065407837" table:style-name="ce114">
            <text:p>-6,2<text:s text:c="3"/></text:p>
          </table:table-cell>
          <table:table-cell office:value-type="float" office:value="-29379" table:style-name="ce113">
            <text:p><text:s/>-29 379</text:p>
          </table:table-cell>
          <table:table-cell office:value-type="float" office:value="-7.6983143314580396" table:style-name="ce114">
            <text:p>-7,7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31">
            <text:p><text:s text:c="13"/>Homens<text:s/></text:p>
          </table:table-cell>
          <table:table-cell office:value-type="float" office:value="152555" table:style-name="ce132">
            <text:p>152 555</text:p>
          </table:table-cell>
          <table:table-cell office:value-type="float" office:value="43.308729595457777" table:style-name="ce133">
            <text:p>43,3<text:s text:c="5"/></text:p>
          </table:table-cell>
          <table:table-cell office:value-type="float" office:value="163352" table:style-name="ce134">
            <text:p>163 352</text:p>
          </table:table-cell>
          <table:table-cell office:value-type="float" office:value="43.510757027294112" table:style-name="ce135">
            <text:p>43,5<text:s text:c="5"/></text:p>
          </table:table-cell>
          <table:table-cell office:value-type="float" office:value="168011" table:style-name="ce134">
            <text:p>168 011</text:p>
          </table:table-cell>
          <table:table-cell office:value-type="float" office:value="44.024694140120381" table:style-name="ce135">
            <text:p>44,0<text:s text:c="5"/></text:p>
          </table:table-cell>
          <table:table-cell office:value-type="float" office:value="-10797" table:style-name="ce120">
            <text:p><text:s/>-10 797</text:p>
          </table:table-cell>
          <table:table-cell office:value-type="float" office:value="-6.6096527743768068" table:style-name="ce121">
            <text:p>-6,6<text:s text:c="3"/></text:p>
          </table:table-cell>
          <table:table-cell office:value-type="float" office:value="-15456" table:style-name="ce120">
            <text:p><text:s/>-15 456</text:p>
          </table:table-cell>
          <table:table-cell office:value-type="float" office:value="-9.1993976584866459" table:style-name="ce121">
            <text:p>-9,2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31">
            <text:p><text:s text:c="13"/>Mulheres</text:p>
          </table:table-cell>
          <table:table-cell office:value-type="float" office:value="199695" table:style-name="ce132">
            <text:p>199 695</text:p>
          </table:table-cell>
          <table:table-cell office:value-type="float" office:value="56.691270404542223" table:style-name="ce133">
            <text:p>56,7<text:s text:c="5"/></text:p>
          </table:table-cell>
          <table:table-cell office:value-type="float" office:value="212077" table:style-name="ce134">
            <text:p>212 077</text:p>
          </table:table-cell>
          <table:table-cell office:value-type="float" office:value="56.489242972705888" table:style-name="ce135">
            <text:p>56,5<text:s text:c="5"/></text:p>
          </table:table-cell>
          <table:table-cell office:value-type="float" office:value="213618" table:style-name="ce134">
            <text:p>213 618</text:p>
          </table:table-cell>
          <table:table-cell office:value-type="float" office:value="55.975305859879619" table:style-name="ce135">
            <text:p>56,0<text:s text:c="5"/></text:p>
          </table:table-cell>
          <table:table-cell office:value-type="float" office:value="-12382" table:style-name="ce120">
            <text:p><text:s/>-12 382</text:p>
          </table:table-cell>
          <table:table-cell office:value-type="float" office:value="-5.8384454702773052" table:style-name="ce121">
            <text:p>-5,8<text:s text:c="3"/></text:p>
          </table:table-cell>
          <table:table-cell office:value-type="float" office:value="-13923" table:style-name="ce120">
            <text:p><text:s/>-13 923</text:p>
          </table:table-cell>
          <table:table-cell office:value-type="float" office:value="-6.5177091818105213" table:style-name="ce121">
            <text:p>-6,5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25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31">
            <text:p><text:s text:c="13"/>&lt; 25 anos</text:p>
          </table:table-cell>
          <table:table-cell office:value-type="float" office:value="37464" table:style-name="ce132">
            <text:p>37 464</text:p>
          </table:table-cell>
          <table:table-cell office:value-type="float" office:value="10.635628105039034" table:style-name="ce133">
            <text:p>10,6<text:s text:c="5"/></text:p>
          </table:table-cell>
          <table:table-cell office:value-type="float" office:value="41306" table:style-name="ce134">
            <text:p>41 306</text:p>
          </table:table-cell>
          <table:table-cell office:value-type="float" office:value="11.002346648767142" table:style-name="ce135">
            <text:p>11,0<text:s text:c="5"/></text:p>
          </table:table-cell>
          <table:table-cell office:value-type="float" office:value="42044" table:style-name="ce134">
            <text:p>42 044</text:p>
          </table:table-cell>
          <table:table-cell office:value-type="float" office:value="11.016982462024636" table:style-name="ce135">
            <text:p>11,0<text:s text:c="5"/></text:p>
          </table:table-cell>
          <table:table-cell office:value-type="float" office:value="-3842" table:style-name="ce120">
            <text:p><text:s/>-3 842</text:p>
          </table:table-cell>
          <table:table-cell office:value-type="float" office:value="-9.3013121580399947" table:style-name="ce121">
            <text:p>-9,3<text:s text:c="3"/></text:p>
          </table:table-cell>
          <table:table-cell office:value-type="float" office:value="-4580" table:style-name="ce120">
            <text:p><text:s/>-4 580</text:p>
          </table:table-cell>
          <table:table-cell office:value-type="float" office:value="-10.893349823993912" table:style-name="ce121">
            <text:p>-10,9<text:s text:c="3"/></text:p>
          </table:table-cell>
          <table:table-cell table:style-name="ce20"/>
          <table:table-cell table:number-columns-repeated="5" table:style-name="ce18"/>
          <table:table-cell table:number-columns-repeated="16366"/>
        </table:table-row>
        <table:table-row table:style-name="ro4">
          <table:table-cell/>
          <table:table-cell office:value-type="string" table:style-name="ce131">
            <text:p><text:s text:c="13"/>&gt;= 25 anos</text:p>
          </table:table-cell>
          <table:table-cell office:value-type="float" office:value="314786" table:style-name="ce132">
            <text:p>314 786</text:p>
          </table:table-cell>
          <table:table-cell office:value-type="float" office:value="89.364371894960968" table:style-name="ce133">
            <text:p>89,4<text:s text:c="5"/></text:p>
          </table:table-cell>
          <table:table-cell office:value-type="float" office:value="334123" table:style-name="ce134">
            <text:p>334 123</text:p>
          </table:table-cell>
          <table:table-cell office:value-type="float" office:value="88.997653351232856" table:style-name="ce135">
            <text:p>89,0<text:s text:c="5"/></text:p>
          </table:table-cell>
          <table:table-cell office:value-type="float" office:value="339585" table:style-name="ce134">
            <text:p>339 585</text:p>
          </table:table-cell>
          <table:table-cell office:value-type="float" office:value="88.983017537975357" table:style-name="ce135">
            <text:p>89,0<text:s text:c="5"/></text:p>
          </table:table-cell>
          <table:table-cell office:value-type="float" office:value="-19337" table:style-name="ce120">
            <text:p><text:s/>-19 337</text:p>
          </table:table-cell>
          <table:table-cell office:value-type="float" office:value="-5.78738967386262" table:style-name="ce121">
            <text:p>-5,8<text:s text:c="3"/></text:p>
          </table:table-cell>
          <table:table-cell office:value-type="float" office:value="-24799" table:style-name="ce120">
            <text:p><text:s/>-24 799</text:p>
          </table:table-cell>
          <table:table-cell office:value-type="float" office:value="-7.3027371644801748" table:style-name="ce121">
            <text:p>-7,3<text:s text:c="3"/></text:p>
          </table:table-cell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2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87195" table:style-name="ce132">
            <text:p>187 195</text:p>
          </table:table-cell>
          <table:table-cell office:value-type="float" office:value="53.142654364797728" table:style-name="ce133">
            <text:p>53,1<text:s text:c="5"/></text:p>
          </table:table-cell>
          <table:table-cell office:value-type="float" office:value="208623" table:style-name="ce134">
            <text:p>208 623</text:p>
          </table:table-cell>
          <table:table-cell office:value-type="float" office:value="55.569228802250223" table:style-name="ce135">
            <text:p>55,6<text:s text:c="5"/></text:p>
          </table:table-cell>
          <table:table-cell office:value-type="float" office:value="256452" table:style-name="ce134">
            <text:p>256 452</text:p>
          </table:table-cell>
          <table:table-cell office:value-type="float" office:value="67.199295651011852" table:style-name="ce135">
            <text:p>67,2<text:s text:c="5"/></text:p>
          </table:table-cell>
          <table:table-cell office:value-type="float" office:value="-21428" table:style-name="ce120">
            <text:p><text:s/>-21 428</text:p>
          </table:table-cell>
          <table:table-cell office:value-type="float" office:value="-10.271158980553437" table:style-name="ce121">
            <text:p>-10,3<text:s text:c="3"/></text:p>
          </table:table-cell>
          <table:table-cell office:value-type="float" office:value="-69257" table:style-name="ce120">
            <text:p><text:s/>-69 257</text:p>
          </table:table-cell>
          <table:table-cell office:value-type="float" office:value="-27.005833450314288" table:style-name="ce121">
            <text:p>-27,0<text:s text:c="3"/></text:p>
          </table:table-cell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165055" table:style-name="ce132">
            <text:p>165 055</text:p>
          </table:table-cell>
          <table:table-cell office:value-type="float" office:value="46.857345635202272" table:style-name="ce133">
            <text:p>46,9<text:s text:c="5"/></text:p>
          </table:table-cell>
          <table:table-cell office:value-type="float" office:value="166806" table:style-name="ce134">
            <text:p>166 806</text:p>
          </table:table-cell>
          <table:table-cell office:value-type="float" office:value="44.430771197749777" table:style-name="ce135">
            <text:p>44,4<text:s text:c="5"/></text:p>
          </table:table-cell>
          <table:table-cell office:value-type="float" office:value="125177" table:style-name="ce134">
            <text:p>125 177</text:p>
          </table:table-cell>
          <table:table-cell office:value-type="float" office:value="32.800704348988155" table:style-name="ce135">
            <text:p>32,8<text:s text:c="5"/></text:p>
          </table:table-cell>
          <table:table-cell office:value-type="float" office:value="-1751" table:style-name="ce120">
            <text:p><text:s/>-1 751</text:p>
          </table:table-cell>
          <table:table-cell office:value-type="float" office:value="-1.0497224320468088" table:style-name="ce121">
            <text:p>-1,0<text:s text:c="3"/></text:p>
          </table:table-cell>
          <table:table-cell office:value-type="float" office:value="39878" table:style-name="ce120">
            <text:p>+39 878</text:p>
          </table:table-cell>
          <table:table-cell office:value-type="float" office:value="31.85729007725061" table:style-name="ce121">
            <text:p>+31,9<text:s text:c="3"/></text:p>
          </table:table-cell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2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31">
            <text:p><text:s text:c="13"/>Primeiro Emprego</text:p>
          </table:table-cell>
          <table:table-cell office:value-type="float" office:value="30256" table:style-name="ce132">
            <text:p>30 256</text:p>
          </table:table-cell>
          <table:table-cell office:value-type="float" office:value="8.5893541518807659" table:style-name="ce133">
            <text:p>8,6<text:s text:c="5"/></text:p>
          </table:table-cell>
          <table:table-cell office:value-type="float" office:value="30732" table:style-name="ce134">
            <text:p>30 732</text:p>
          </table:table-cell>
          <table:table-cell office:value-type="float" office:value="8.1858354042974835" table:style-name="ce135">
            <text:p>8,2<text:s text:c="5"/></text:p>
          </table:table-cell>
          <table:table-cell office:value-type="float" office:value="25052" table:style-name="ce134">
            <text:p>25 052</text:p>
          </table:table-cell>
          <table:table-cell office:value-type="float" office:value="6.5644906440548283" table:style-name="ce135">
            <text:p>6,6<text:s text:c="5"/></text:p>
          </table:table-cell>
          <table:table-cell office:value-type="float" office:value="-476" table:style-name="ce120">
            <text:p><text:s/>- 476</text:p>
          </table:table-cell>
          <table:table-cell office:value-type="float" office:value="-1.5488741377066251" table:style-name="ce121">
            <text:p>-1,5<text:s text:c="3"/></text:p>
          </table:table-cell>
          <table:table-cell office:value-type="float" office:value="5204" table:style-name="ce120">
            <text:p>+5 204</text:p>
          </table:table-cell>
          <table:table-cell office:value-type="float" office:value="20.772792591409868" table:style-name="ce121">
            <text:p>+20,8<text:s text:c="3"/></text:p>
          </table:table-cell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31">
            <text:p><text:s text:c="13"/>Novo Emprego</text:p>
          </table:table-cell>
          <table:table-cell office:value-type="float" office:value="321994" table:style-name="ce132">
            <text:p>321 994</text:p>
          </table:table-cell>
          <table:table-cell office:value-type="float" office:value="91.410645848119231" table:style-name="ce133">
            <text:p>91,4<text:s text:c="5"/></text:p>
          </table:table-cell>
          <table:table-cell office:value-type="float" office:value="344697" table:style-name="ce134">
            <text:p>344 697</text:p>
          </table:table-cell>
          <table:table-cell office:value-type="float" office:value="91.814164595702522" table:style-name="ce135">
            <text:p>91,8<text:s text:c="5"/></text:p>
          </table:table-cell>
          <table:table-cell office:value-type="float" office:value="356577" table:style-name="ce134">
            <text:p>356 577</text:p>
          </table:table-cell>
          <table:table-cell office:value-type="float" office:value="93.435509355945172" table:style-name="ce135">
            <text:p>93,4<text:s text:c="5"/></text:p>
          </table:table-cell>
          <table:table-cell office:value-type="float" office:value="-22703" table:style-name="ce120">
            <text:p><text:s/>-22 703</text:p>
          </table:table-cell>
          <table:table-cell office:value-type="float" office:value="-6.5863642561438018" table:style-name="ce121">
            <text:p>-6,6<text:s text:c="3"/></text:p>
          </table:table-cell>
          <table:table-cell office:value-type="float" office:value="-34583" table:style-name="ce120">
            <text:p><text:s/>-34 583</text:p>
          </table:table-cell>
          <table:table-cell office:value-type="float" office:value="-9.6986064720943865" table:style-name="ce121">
            <text:p>-9,7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25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28878" table:style-name="ce132">
            <text:p>28 878</text:p>
          </table:table-cell>
          <table:table-cell office:value-type="float" office:value="8.1981547196593318" table:style-name="ce133">
            <text:p>8,2<text:s text:c="5"/></text:p>
          </table:table-cell>
          <table:table-cell office:value-type="float" office:value="29879" table:style-name="ce134">
            <text:p>29 879</text:p>
          </table:table-cell>
          <table:table-cell office:value-type="float" office:value="7.9586286621438411" table:style-name="ce135">
            <text:p>8,0<text:s text:c="5"/></text:p>
          </table:table-cell>
          <table:table-cell office:value-type="float" office:value="24242" table:style-name="ce134">
            <text:p>24 242</text:p>
          </table:table-cell>
          <table:table-cell office:value-type="float" office:value="6.3522426230710982" table:style-name="ce135">
            <text:p>6,4<text:s text:c="5"/></text:p>
          </table:table-cell>
          <table:table-cell office:value-type="float" office:value="-1001" table:style-name="ce120">
            <text:p><text:s/>-1 001</text:p>
          </table:table-cell>
          <table:table-cell office:value-type="float" office:value="-3.350179055523947" table:style-name="ce121">
            <text:p>-3,4<text:s text:c="3"/></text:p>
          </table:table-cell>
          <table:table-cell office:value-type="float" office:value="4636" table:style-name="ce120">
            <text:p>+4 636</text:p>
          </table:table-cell>
          <table:table-cell office:value-type="float" office:value="19.123834667106674" table:style-name="ce121">
            <text:p>+19,1<text:s text:c="3"/></text:p>
          </table:table-cell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49685" table:style-name="ce132">
            <text:p>49 685</text:p>
          </table:table-cell>
          <table:table-cell office:value-type="float" office:value="14.105039034776437" table:style-name="ce133">
            <text:p>14,1<text:s text:c="5"/></text:p>
          </table:table-cell>
          <table:table-cell office:value-type="float" office:value="52208" table:style-name="ce134">
            <text:p>52 208</text:p>
          </table:table-cell>
          <table:table-cell office:value-type="float" office:value="13.906224612376775" table:style-name="ce135">
            <text:p>13,9<text:s text:c="5"/></text:p>
          </table:table-cell>
          <table:table-cell office:value-type="float" office:value="53475" table:style-name="ce134">
            <text:p>53 475</text:p>
          </table:table-cell>
          <table:table-cell office:value-type="float" office:value="14.012299903833302" table:style-name="ce135">
            <text:p>14,0<text:s text:c="5"/></text:p>
          </table:table-cell>
          <table:table-cell office:value-type="float" office:value="-2523" table:style-name="ce120">
            <text:p><text:s/>-2 523</text:p>
          </table:table-cell>
          <table:table-cell office:value-type="float" office:value="-4.8325927060986826" table:style-name="ce121">
            <text:p>-4,8<text:s text:c="3"/></text:p>
          </table:table-cell>
          <table:table-cell office:value-type="float" office:value="-3790" table:style-name="ce120">
            <text:p><text:s/>-3 790</text:p>
          </table:table-cell>
          <table:table-cell office:value-type="float" office:value="-7.0874240299205233" table:style-name="ce121">
            <text:p>-7,1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4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48204" table:style-name="ce132">
            <text:p>48 204</text:p>
          </table:table-cell>
          <table:table-cell office:value-type="float" office:value="13.68459900638751" table:style-name="ce133">
            <text:p>13,7<text:s text:c="5"/></text:p>
          </table:table-cell>
          <table:table-cell office:value-type="float" office:value="52109" table:style-name="ce134">
            <text:p>52 109</text:p>
          </table:table-cell>
          <table:table-cell office:value-type="float" office:value="13.879854779465624" table:style-name="ce135">
            <text:p>13,9<text:s text:c="5"/></text:p>
          </table:table-cell>
          <table:table-cell office:value-type="float" office:value="53926" table:style-name="ce134">
            <text:p>53 926</text:p>
          </table:table-cell>
          <table:table-cell office:value-type="float" office:value="14.130477505640297" table:style-name="ce135">
            <text:p>14,1<text:s text:c="5"/></text:p>
          </table:table-cell>
          <table:table-cell office:value-type="float" office:value="-3905" table:style-name="ce120">
            <text:p><text:s/>-3 905</text:p>
          </table:table-cell>
          <table:table-cell office:value-type="float" office:value="-7.493907002629105" table:style-name="ce121">
            <text:p>-7,5<text:s text:c="3"/></text:p>
          </table:table-cell>
          <table:table-cell office:value-type="float" office:value="-5722" table:style-name="ce120">
            <text:p><text:s/>-5 722</text:p>
          </table:table-cell>
          <table:table-cell office:value-type="float" office:value="-10.610837073025998" table:style-name="ce121">
            <text:p>-10,6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4">
          <table:table-cell/>
          <table:table-cell office:value-type="string" table:style-name="ce122">
            <text:p><text:s text:c="13"/>Básico - 3º Ciclo</text:p>
          </table:table-cell>
          <table:table-cell office:value-type="float" office:value="70636" table:style-name="ce132">
            <text:p>70 636</text:p>
          </table:table-cell>
          <table:table-cell office:value-type="float" office:value="20.052803406671398" table:style-name="ce133">
            <text:p>20,1<text:s text:c="5"/></text:p>
          </table:table-cell>
          <table:table-cell office:value-type="float" office:value="76344" table:style-name="ce134">
            <text:p>76 344</text:p>
          </table:table-cell>
          <table:table-cell office:value-type="float" office:value="20.335136603725338" table:style-name="ce135">
            <text:p>20,3<text:s text:c="5"/></text:p>
          </table:table-cell>
          <table:table-cell office:value-type="float" office:value="79969" table:style-name="ce134">
            <text:p>79 969</text:p>
          </table:table-cell>
          <table:table-cell office:value-type="float" office:value="20.954644432157934" table:style-name="ce135">
            <text:p>21,0<text:s text:c="5"/></text:p>
          </table:table-cell>
          <table:table-cell office:value-type="float" office:value="-5708" table:style-name="ce120">
            <text:p><text:s/>-5 708</text:p>
          </table:table-cell>
          <table:table-cell office:value-type="float" office:value="-7.4766844807712465" table:style-name="ce121">
            <text:p>-7,5<text:s text:c="3"/></text:p>
          </table:table-cell>
          <table:table-cell office:value-type="float" office:value="-9333" table:style-name="ce120">
            <text:p><text:s/>-9 333</text:p>
          </table:table-cell>
          <table:table-cell office:value-type="float" office:value="-11.670772424314421" table:style-name="ce121">
            <text:p>-11,7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4">
          <table:table-cell/>
          <table:table-cell office:value-type="string" table:style-name="ce122">
            <text:p><text:s text:c="13"/>Secundário</text:p>
          </table:table-cell>
          <table:table-cell office:value-type="float" office:value="107911" table:style-name="ce132">
            <text:p>107 911</text:p>
          </table:table-cell>
          <table:table-cell office:value-type="float" office:value="30.634776437189497" table:style-name="ce133">
            <text:p>30,6<text:s text:c="5"/></text:p>
          </table:table-cell>
          <table:table-cell office:value-type="float" office:value="116173" table:style-name="ce134">
            <text:p>116 173</text:p>
          </table:table-cell>
          <table:table-cell office:value-type="float" office:value="30.944066654414016" table:style-name="ce135">
            <text:p>30,9<text:s text:c="5"/></text:p>
          </table:table-cell>
          <table:table-cell office:value-type="float" office:value="121630" table:style-name="ce134">
            <text:p>121 630</text:p>
          </table:table-cell>
          <table:table-cell office:value-type="float" office:value="31.871267644754457" table:style-name="ce135">
            <text:p>31,9<text:s text:c="5"/></text:p>
          </table:table-cell>
          <table:table-cell office:value-type="float" office:value="-8262" table:style-name="ce120">
            <text:p><text:s/>-8 262</text:p>
          </table:table-cell>
          <table:table-cell office:value-type="float" office:value="-7.1118073907017978" table:style-name="ce121">
            <text:p>-7,1<text:s text:c="3"/></text:p>
          </table:table-cell>
          <table:table-cell office:value-type="float" office:value="-13719" table:style-name="ce120">
            <text:p><text:s/>-13 719</text:p>
          </table:table-cell>
          <table:table-cell office:value-type="float" office:value="-11.279289648935295" table:style-name="ce121">
            <text:p>-11,3<text:s text:c="3"/></text:p>
          </table:table-cell>
          <table:table-cell table:style-name="ce19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22">
            <text:p><text:s text:c="13"/>Superior</text:p>
          </table:table-cell>
          <table:table-cell office:value-type="float" office:value="46936" table:style-name="ce132">
            <text:p>46 936</text:p>
          </table:table-cell>
          <table:table-cell office:value-type="float" office:value="13.324627395315828" table:style-name="ce133">
            <text:p>13,3<text:s text:c="5"/></text:p>
          </table:table-cell>
          <table:table-cell office:value-type="float" office:value="48716" table:style-name="ce134">
            <text:p>48 716</text:p>
          </table:table-cell>
          <table:table-cell office:value-type="float" office:value="12.976088687874404" table:style-name="ce135">
            <text:p>13,0<text:s text:c="5"/></text:p>
          </table:table-cell>
          <table:table-cell office:value-type="float" office:value="48387" table:style-name="ce134">
            <text:p>48 387</text:p>
          </table:table-cell>
          <table:table-cell office:value-type="float" office:value="12.679067890542909" table:style-name="ce135">
            <text:p>12,7<text:s text:c="5"/></text:p>
          </table:table-cell>
          <table:table-cell office:value-type="float" office:value="-1780" table:style-name="ce120">
            <text:p><text:s/>-1 780</text:p>
          </table:table-cell>
          <table:table-cell office:value-type="float" office:value="-3.6538303637408656" table:style-name="ce121">
            <text:p>-3,7<text:s text:c="3"/></text:p>
          </table:table-cell>
          <table:table-cell office:value-type="float" office:value="-1451" table:style-name="ce120">
            <text:p><text:s/>-1 451</text:p>
          </table:table-cell>
          <table:table-cell office:value-type="float" office:value="-2.9987393308119952" table:style-name="ce121">
            <text:p>-3,0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9"/>Homens</text:p>
          </table:table-cell>
          <table:table-cell office:value-type="float" office:value="152555" table:style-name="ce127">
            <text:p>152 555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63352" table:style-name="ce129">
            <text:p>163 352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68011" table:style-name="ce129">
            <text:p>168 011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10797" table:style-name="ce113">
            <text:p><text:s/>-10 797</text:p>
          </table:table-cell>
          <table:table-cell office:value-type="float" office:value="-6.6096527743768068" table:style-name="ce114">
            <text:p>-6,6<text:s text:c="3"/></text:p>
          </table:table-cell>
          <table:table-cell office:value-type="float" office:value="-15456" table:style-name="ce113">
            <text:p><text:s/>-15 456</text:p>
          </table:table-cell>
          <table:table-cell office:value-type="float" office:value="-9.1993976584866459" table:style-name="ce114">
            <text:p>-9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&lt; 25 anos</text:p>
          </table:table-cell>
          <table:table-cell office:value-type="float" office:value="16757" table:style-name="ce132">
            <text:p>16 757</text:p>
          </table:table-cell>
          <table:table-cell office:value-type="float" office:value="10.984235193864508" table:style-name="ce133">
            <text:p>11,0<text:s text:c="5"/></text:p>
          </table:table-cell>
          <table:table-cell office:value-type="float" office:value="18496" table:style-name="ce134">
            <text:p>18 496</text:p>
          </table:table-cell>
          <table:table-cell office:value-type="float" office:value="11.322787599784515" table:style-name="ce135">
            <text:p>11,3<text:s text:c="5"/></text:p>
          </table:table-cell>
          <table:table-cell office:value-type="float" office:value="19561" table:style-name="ce134">
            <text:p>19 561</text:p>
          </table:table-cell>
          <table:table-cell office:value-type="float" office:value="11.642690061960229" table:style-name="ce135">
            <text:p>11,6<text:s text:c="5"/></text:p>
          </table:table-cell>
          <table:table-cell office:value-type="float" office:value="-1739" table:style-name="ce120">
            <text:p><text:s/>-1 739</text:p>
          </table:table-cell>
          <table:table-cell office:value-type="float" office:value="-9.4020328719723185" table:style-name="ce121">
            <text:p>-9,4<text:s text:c="3"/></text:p>
          </table:table-cell>
          <table:table-cell office:value-type="float" office:value="-2804" table:style-name="ce120">
            <text:p><text:s/>-2 804</text:p>
          </table:table-cell>
          <table:table-cell office:value-type="float" office:value="-14.334645468023108" table:style-name="ce121">
            <text:p>-14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&gt;= 25 anos</text:p>
          </table:table-cell>
          <table:table-cell office:value-type="float" office:value="135798" table:style-name="ce132">
            <text:p>135 798</text:p>
          </table:table-cell>
          <table:table-cell office:value-type="float" office:value="89.015764806135493" table:style-name="ce133">
            <text:p>89,0<text:s text:c="5"/></text:p>
          </table:table-cell>
          <table:table-cell office:value-type="float" office:value="144856" table:style-name="ce134">
            <text:p>144 856</text:p>
          </table:table-cell>
          <table:table-cell office:value-type="float" office:value="88.677212400215495" table:style-name="ce135">
            <text:p>88,7<text:s text:c="5"/></text:p>
          </table:table-cell>
          <table:table-cell office:value-type="float" office:value="148450" table:style-name="ce134">
            <text:p>148 450</text:p>
          </table:table-cell>
          <table:table-cell office:value-type="float" office:value="88.357309938039776" table:style-name="ce135">
            <text:p>88,4<text:s text:c="5"/></text:p>
          </table:table-cell>
          <table:table-cell office:value-type="float" office:value="-9058" table:style-name="ce120">
            <text:p><text:s/>-9 058</text:p>
          </table:table-cell>
          <table:table-cell office:value-type="float" office:value="-6.2531065333848792" table:style-name="ce121">
            <text:p>-6,3<text:s text:c="3"/></text:p>
          </table:table-cell>
          <table:table-cell office:value-type="float" office:value="-12652" table:style-name="ce120">
            <text:p><text:s/>-12 652</text:p>
          </table:table-cell>
          <table:table-cell office:value-type="float" office:value="-8.5227349275850468" table:style-name="ce121">
            <text:p>-8,5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82625" table:style-name="ce132">
            <text:p>82 625</text:p>
          </table:table-cell>
          <table:table-cell office:value-type="float" office:value="54.160794467569076" table:style-name="ce133">
            <text:p>54,2<text:s text:c="5"/></text:p>
          </table:table-cell>
          <table:table-cell office:value-type="float" office:value="92476" table:style-name="ce134">
            <text:p>92 476</text:p>
          </table:table-cell>
          <table:table-cell office:value-type="float" office:value="56.611489299182139" table:style-name="ce135">
            <text:p>56,6<text:s text:c="5"/></text:p>
          </table:table-cell>
          <table:table-cell office:value-type="float" office:value="114998" table:style-name="ce134">
            <text:p>114 998</text:p>
          </table:table-cell>
          <table:table-cell office:value-type="float" office:value="68.446708846444579" table:style-name="ce135">
            <text:p>68,4<text:s text:c="5"/></text:p>
          </table:table-cell>
          <table:table-cell office:value-type="float" office:value="-9851" table:style-name="ce120">
            <text:p><text:s/>-9 851</text:p>
          </table:table-cell>
          <table:table-cell office:value-type="float" office:value="-10.652493619966261" table:style-name="ce121">
            <text:p>-10,7<text:s text:c="3"/></text:p>
          </table:table-cell>
          <table:table-cell office:value-type="float" office:value="-32373" table:style-name="ce120">
            <text:p><text:s/>-32 373</text:p>
          </table:table-cell>
          <table:table-cell office:value-type="float" office:value="-28.150924363901979" table:style-name="ce121">
            <text:p>-28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69930" table:style-name="ce132">
            <text:p>69 930</text:p>
          </table:table-cell>
          <table:table-cell office:value-type="float" office:value="45.839205532430924" table:style-name="ce133">
            <text:p>45,8<text:s text:c="5"/></text:p>
          </table:table-cell>
          <table:table-cell office:value-type="float" office:value="70876" table:style-name="ce134">
            <text:p>70 876</text:p>
          </table:table-cell>
          <table:table-cell office:value-type="float" office:value="43.388510700817868" table:style-name="ce135">
            <text:p>43,4<text:s text:c="5"/></text:p>
          </table:table-cell>
          <table:table-cell office:value-type="float" office:value="53013" table:style-name="ce134">
            <text:p>53 013</text:p>
          </table:table-cell>
          <table:table-cell office:value-type="float" office:value="31.553291153555424" table:style-name="ce135">
            <text:p>31,6<text:s text:c="5"/></text:p>
          </table:table-cell>
          <table:table-cell office:value-type="float" office:value="-946" table:style-name="ce120">
            <text:p><text:s/>- 946</text:p>
          </table:table-cell>
          <table:table-cell office:value-type="float" office:value="-1.3347254359726846" table:style-name="ce121">
            <text:p>-1,3<text:s text:c="3"/></text:p>
          </table:table-cell>
          <table:table-cell office:value-type="float" office:value="16917" table:style-name="ce120">
            <text:p>+16 917</text:p>
          </table:table-cell>
          <table:table-cell office:value-type="float" office:value="31.911040688133102" table:style-name="ce121">
            <text:p>+31,9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1812" table:style-name="ce132">
            <text:p>11 812</text:p>
          </table:table-cell>
          <table:table-cell office:value-type="float" office:value="7.7427812919930519" table:style-name="ce133">
            <text:p>7,7<text:s text:c="5"/></text:p>
          </table:table-cell>
          <table:table-cell office:value-type="float" office:value="11994" table:style-name="ce134">
            <text:p>11 994</text:p>
          </table:table-cell>
          <table:table-cell office:value-type="float" office:value="7.3424261717028259" table:style-name="ce135">
            <text:p>7,3<text:s text:c="5"/></text:p>
          </table:table-cell>
          <table:table-cell office:value-type="float" office:value="9569" table:style-name="ce134">
            <text:p>9 569</text:p>
          </table:table-cell>
          <table:table-cell office:value-type="float" office:value="5.6954604162822671" table:style-name="ce135">
            <text:p>5,7<text:s text:c="5"/></text:p>
          </table:table-cell>
          <table:table-cell office:value-type="float" office:value="-182" table:style-name="ce120">
            <text:p><text:s/>- 182</text:p>
          </table:table-cell>
          <table:table-cell office:value-type="float" office:value="-1.5174253793563448" table:style-name="ce121">
            <text:p>-1,5<text:s text:c="3"/></text:p>
          </table:table-cell>
          <table:table-cell office:value-type="float" office:value="2243" table:style-name="ce120">
            <text:p>+2 243</text:p>
          </table:table-cell>
          <table:table-cell office:value-type="float" office:value="23.440275890897691" table:style-name="ce121">
            <text:p>+23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Novo Emprego</text:p>
          </table:table-cell>
          <table:table-cell office:value-type="float" office:value="140743" table:style-name="ce132">
            <text:p>140 743</text:p>
          </table:table-cell>
          <table:table-cell office:value-type="float" office:value="92.257218708006945" table:style-name="ce133">
            <text:p>92,3<text:s text:c="5"/></text:p>
          </table:table-cell>
          <table:table-cell office:value-type="float" office:value="151358" table:style-name="ce134">
            <text:p>151 358</text:p>
          </table:table-cell>
          <table:table-cell office:value-type="float" office:value="92.657573828297174" table:style-name="ce135">
            <text:p>92,7<text:s text:c="5"/></text:p>
          </table:table-cell>
          <table:table-cell office:value-type="float" office:value="158442" table:style-name="ce134">
            <text:p>158 442</text:p>
          </table:table-cell>
          <table:table-cell office:value-type="float" office:value="94.304539583717727" table:style-name="ce135">
            <text:p>94,3<text:s text:c="5"/></text:p>
          </table:table-cell>
          <table:table-cell office:value-type="float" office:value="-10615" table:style-name="ce120">
            <text:p><text:s/>-10 615</text:p>
          </table:table-cell>
          <table:table-cell office:value-type="float" office:value="-7.0131740641393252" table:style-name="ce121">
            <text:p>-7,0<text:s text:c="3"/></text:p>
          </table:table-cell>
          <table:table-cell office:value-type="float" office:value="-17699" table:style-name="ce120">
            <text:p><text:s/>-17 699</text:p>
          </table:table-cell>
          <table:table-cell office:value-type="float" office:value="-11.17064919655142" table:style-name="ce121">
            <text:p>-11,2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3174" table:style-name="ce132">
            <text:p>13 174</text:p>
          </table:table-cell>
          <table:table-cell office:value-type="float" office:value="8.6355740552587594" table:style-name="ce133">
            <text:p>8,6<text:s text:c="5"/></text:p>
          </table:table-cell>
          <table:table-cell office:value-type="float" office:value="13707" table:style-name="ce134">
            <text:p>13 707</text:p>
          </table:table-cell>
          <table:table-cell office:value-type="float" office:value="8.3910818355453252" table:style-name="ce135">
            <text:p>8,4<text:s text:c="5"/></text:p>
          </table:table-cell>
          <table:table-cell office:value-type="float" office:value="11420" table:style-name="ce134">
            <text:p>11 420</text:p>
          </table:table-cell>
          <table:table-cell office:value-type="float" office:value="6.7971739945598797" table:style-name="ce135">
            <text:p>6,8<text:s text:c="5"/></text:p>
          </table:table-cell>
          <table:table-cell office:value-type="float" office:value="-533" table:style-name="ce120">
            <text:p><text:s/>- 533</text:p>
          </table:table-cell>
          <table:table-cell office:value-type="float" office:value="-3.8885241117677096" table:style-name="ce121">
            <text:p>-3,9<text:s text:c="3"/></text:p>
          </table:table-cell>
          <table:table-cell office:value-type="float" office:value="1754" table:style-name="ce120">
            <text:p>+1 754</text:p>
          </table:table-cell>
          <table:table-cell office:value-type="float" office:value="15.359019264448337" table:style-name="ce121">
            <text:p>+15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2762" table:style-name="ce132">
            <text:p>22 762</text:p>
          </table:table-cell>
          <table:table-cell office:value-type="float" office:value="14.920520468027924" table:style-name="ce133">
            <text:p>14,9<text:s text:c="5"/></text:p>
          </table:table-cell>
          <table:table-cell office:value-type="float" office:value="24013" table:style-name="ce134">
            <text:p>24 013</text:p>
          </table:table-cell>
          <table:table-cell office:value-type="float" office:value="14.700156716783388" table:style-name="ce135">
            <text:p>14,7<text:s text:c="5"/></text:p>
          </table:table-cell>
          <table:table-cell office:value-type="float" office:value="24988" table:style-name="ce134">
            <text:p>24 988</text:p>
          </table:table-cell>
          <table:table-cell office:value-type="float" office:value="14.872835707185839" table:style-name="ce135">
            <text:p>14,9<text:s text:c="5"/></text:p>
          </table:table-cell>
          <table:table-cell office:value-type="float" office:value="-1251" table:style-name="ce120">
            <text:p><text:s/>-1 251</text:p>
          </table:table-cell>
          <table:table-cell office:value-type="float" office:value="-5.2096780910340232" table:style-name="ce121">
            <text:p>-5,2<text:s text:c="3"/></text:p>
          </table:table-cell>
          <table:table-cell office:value-type="float" office:value="-2226" table:style-name="ce120">
            <text:p><text:s/>-2 226</text:p>
          </table:table-cell>
          <table:table-cell office:value-type="float" office:value="-8.9082759724667842" table:style-name="ce121">
            <text:p>-8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3066" table:style-name="ce132">
            <text:p>23 066</text:p>
          </table:table-cell>
          <table:table-cell office:value-type="float" office:value="15.119792861590902" table:style-name="ce133">
            <text:p>15,1<text:s text:c="5"/></text:p>
          </table:table-cell>
          <table:table-cell office:value-type="float" office:value="24933" table:style-name="ce134">
            <text:p>24 933</text:p>
          </table:table-cell>
          <table:table-cell office:value-type="float" office:value="15.263357657084089" table:style-name="ce135">
            <text:p>15,3<text:s text:c="5"/></text:p>
          </table:table-cell>
          <table:table-cell office:value-type="float" office:value="26287" table:style-name="ce134">
            <text:p>26 287</text:p>
          </table:table-cell>
          <table:table-cell office:value-type="float" office:value="15.645999369088928" table:style-name="ce135">
            <text:p>15,6<text:s text:c="5"/></text:p>
          </table:table-cell>
          <table:table-cell office:value-type="float" office:value="-1867" table:style-name="ce120">
            <text:p><text:s/>-1 867</text:p>
          </table:table-cell>
          <table:table-cell office:value-type="float" office:value="-7.488068022299764" table:style-name="ce121">
            <text:p>-7,5<text:s text:c="3"/></text:p>
          </table:table-cell>
          <table:table-cell office:value-type="float" office:value="-3221" table:style-name="ce120">
            <text:p><text:s/>-3 221</text:p>
          </table:table-cell>
          <table:table-cell office:value-type="float" office:value="-12.253205006276866" table:style-name="ce121">
            <text:p>-12,3<text:s text:c="3"/></text:p>
          </table:table-cell>
          <table:table-cell table:style-name="ce1"/>
          <table:table-cell table:style-name="ce349"/>
          <table:table-cell table:number-columns-repeated="16370"/>
        </table:table-row>
        <table:table-row table:style-name="ro4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31281" table:style-name="ce132">
            <text:p>31 281</text:p>
          </table:table-cell>
          <table:table-cell office:value-type="float" office:value="20.504735996853594" table:style-name="ce133">
            <text:p>20,5<text:s text:c="5"/></text:p>
          </table:table-cell>
          <table:table-cell office:value-type="float" office:value="33970" table:style-name="ce134">
            <text:p>33 970</text:p>
          </table:table-cell>
          <table:table-cell office:value-type="float" office:value="20.79558254566825" table:style-name="ce135">
            <text:p>20,8<text:s text:c="5"/></text:p>
          </table:table-cell>
          <table:table-cell office:value-type="float" office:value="36128" table:style-name="ce134">
            <text:p>36 128</text:p>
          </table:table-cell>
          <table:table-cell office:value-type="float" office:value="21.50335394706299" table:style-name="ce135">
            <text:p>21,5<text:s text:c="5"/></text:p>
          </table:table-cell>
          <table:table-cell office:value-type="float" office:value="-2689" table:style-name="ce120">
            <text:p><text:s/>-2 689</text:p>
          </table:table-cell>
          <table:table-cell office:value-type="float" office:value="-7.9158080659405359" table:style-name="ce121">
            <text:p>-7,9<text:s text:c="3"/></text:p>
          </table:table-cell>
          <table:table-cell office:value-type="float" office:value="-4847" table:style-name="ce120">
            <text:p><text:s/>-4 847</text:p>
          </table:table-cell>
          <table:table-cell office:value-type="float" office:value="-13.41618689105403" table:style-name="ce121">
            <text:p>-13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Secundário</text:p>
          </table:table-cell>
          <table:table-cell office:value-type="float" office:value="45227" table:style-name="ce132">
            <text:p>45 227</text:p>
          </table:table-cell>
          <table:table-cell office:value-type="float" office:value="29.646357051555178" table:style-name="ce133">
            <text:p>29,6<text:s text:c="5"/></text:p>
          </table:table-cell>
          <table:table-cell office:value-type="float" office:value="48943" table:style-name="ce134">
            <text:p>48 943</text:p>
          </table:table-cell>
          <table:table-cell office:value-type="float" office:value="29.961677849062145" table:style-name="ce135">
            <text:p>30,0<text:s text:c="5"/></text:p>
          </table:table-cell>
          <table:table-cell office:value-type="float" office:value="52007" table:style-name="ce134">
            <text:p>52 007</text:p>
          </table:table-cell>
          <table:table-cell office:value-type="float" office:value="30.954520834945331" table:style-name="ce135">
            <text:p>31,0<text:s text:c="5"/></text:p>
          </table:table-cell>
          <table:table-cell office:value-type="float" office:value="-3716" table:style-name="ce120">
            <text:p><text:s/>-3 716</text:p>
          </table:table-cell>
          <table:table-cell office:value-type="float" office:value="-7.5925055677012034" table:style-name="ce121">
            <text:p>-7,6<text:s text:c="3"/></text:p>
          </table:table-cell>
          <table:table-cell office:value-type="float" office:value="-6780" table:style-name="ce120">
            <text:p><text:s/>-6 780</text:p>
          </table:table-cell>
          <table:table-cell office:value-type="float" office:value="-13.036706597188841" table:style-name="ce121">
            <text:p>-13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Superior</text:p>
          </table:table-cell>
          <table:table-cell office:value-type="float" office:value="17045" table:style-name="ce132">
            <text:p>17 045</text:p>
          </table:table-cell>
          <table:table-cell office:value-type="float" office:value="11.173019566713645" table:style-name="ce133">
            <text:p>11,2<text:s text:c="5"/></text:p>
          </table:table-cell>
          <table:table-cell office:value-type="float" office:value="17786" table:style-name="ce134">
            <text:p>17 786</text:p>
          </table:table-cell>
          <table:table-cell office:value-type="float" office:value="10.888143395856801" table:style-name="ce135">
            <text:p>10,9<text:s text:c="5"/></text:p>
          </table:table-cell>
          <table:table-cell office:value-type="float" office:value="17181" table:style-name="ce134">
            <text:p>17 181</text:p>
          </table:table-cell>
          <table:table-cell office:value-type="float" office:value="10.226116147157031" table:style-name="ce135">
            <text:p>10,2<text:s text:c="5"/></text:p>
          </table:table-cell>
          <table:table-cell office:value-type="float" office:value="-741" table:style-name="ce120">
            <text:p><text:s/>- 741</text:p>
          </table:table-cell>
          <table:table-cell office:value-type="float" office:value="-4.1661981333633191" table:style-name="ce121">
            <text:p>-4,2<text:s text:c="3"/></text:p>
          </table:table-cell>
          <table:table-cell office:value-type="float" office:value="-136" table:style-name="ce120">
            <text:p><text:s/>- 136</text:p>
          </table:table-cell>
          <table:table-cell office:value-type="float" office:value="-0.79157208544322222" table:style-name="ce121">
            <text:p>-0,8<text:s text:c="3"/></text:p>
          </table:table-cell>
          <table:table-cell table:number-columns-repeated="16372" table:style-name="ce1"/>
        </table:table-row>
        <table:table-row table:style-name="ro10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office:value-type="float" office:value="0" table:style-name="ce126">
            <text:p>0,0<text:s text:c="5"/></text:p>
          </table:table-cell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9"/>Mulheres</text:p>
          </table:table-cell>
          <table:table-cell office:value-type="float" office:value="199695" table:style-name="ce127">
            <text:p>199 695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212077" table:style-name="ce129">
            <text:p>212 077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213618" table:style-name="ce129">
            <text:p>213 618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12382" table:style-name="ce113">
            <text:p><text:s/>-12 382</text:p>
          </table:table-cell>
          <table:table-cell office:value-type="float" office:value="-5.8384454702773052" table:style-name="ce114">
            <text:p>-5,8<text:s text:c="3"/></text:p>
          </table:table-cell>
          <table:table-cell office:value-type="float" office:value="-13923" table:style-name="ce113">
            <text:p><text:s/>-13 923</text:p>
          </table:table-cell>
          <table:table-cell office:value-type="float" office:value="-6.5177091818105213" table:style-name="ce114">
            <text:p>-6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&lt; 25 anos</text:p>
          </table:table-cell>
          <table:table-cell office:value-type="float" office:value="20707" table:style-name="ce132">
            <text:p>20 707</text:p>
          </table:table-cell>
          <table:table-cell office:value-type="float" office:value="10.369313202634018" table:style-name="ce133">
            <text:p>10,4<text:s text:c="5"/></text:p>
          </table:table-cell>
          <table:table-cell office:value-type="float" office:value="22810" table:style-name="ce134">
            <text:p>22 810</text:p>
          </table:table-cell>
          <table:table-cell office:value-type="float" office:value="10.755527473511979" table:style-name="ce135">
            <text:p>10,8<text:s text:c="5"/></text:p>
          </table:table-cell>
          <table:table-cell office:value-type="float" office:value="22483" table:style-name="ce134">
            <text:p>22 483</text:p>
          </table:table-cell>
          <table:table-cell office:value-type="float" office:value="10.524862137085826" table:style-name="ce135">
            <text:p>10,5<text:s text:c="5"/></text:p>
          </table:table-cell>
          <table:table-cell office:value-type="float" office:value="-2103" table:style-name="ce120">
            <text:p><text:s/>-2 103</text:p>
          </table:table-cell>
          <table:table-cell office:value-type="float" office:value="-9.2196405085488813" table:style-name="ce121">
            <text:p>-9,2<text:s text:c="3"/></text:p>
          </table:table-cell>
          <table:table-cell office:value-type="float" office:value="-1776" table:style-name="ce120">
            <text:p><text:s/>-1 776</text:p>
          </table:table-cell>
          <table:table-cell office:value-type="float" office:value="-7.8993016946137082" table:style-name="ce121">
            <text:p>-7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&gt;= 25 anos</text:p>
          </table:table-cell>
          <table:table-cell office:value-type="float" office:value="178988" table:style-name="ce132">
            <text:p>178 988</text:p>
          </table:table-cell>
          <table:table-cell office:value-type="float" office:value="89.630686797365982" table:style-name="ce133">
            <text:p>89,6<text:s text:c="5"/></text:p>
          </table:table-cell>
          <table:table-cell office:value-type="float" office:value="189267" table:style-name="ce134">
            <text:p>189 267</text:p>
          </table:table-cell>
          <table:table-cell office:value-type="float" office:value="89.244472526488011" table:style-name="ce135">
            <text:p>89,2<text:s text:c="5"/></text:p>
          </table:table-cell>
          <table:table-cell office:value-type="float" office:value="191135" table:style-name="ce134">
            <text:p>191 135</text:p>
          </table:table-cell>
          <table:table-cell office:value-type="float" office:value="89.475137862914181" table:style-name="ce135">
            <text:p>89,5<text:s text:c="5"/></text:p>
          </table:table-cell>
          <table:table-cell office:value-type="float" office:value="-10279" table:style-name="ce120">
            <text:p><text:s/>-10 279</text:p>
          </table:table-cell>
          <table:table-cell office:value-type="float" office:value="-5.4309520412961581" table:style-name="ce121">
            <text:p>-5,4<text:s text:c="3"/></text:p>
          </table:table-cell>
          <table:table-cell office:value-type="float" office:value="-12147" table:style-name="ce120">
            <text:p><text:s/>-12 147</text:p>
          </table:table-cell>
          <table:table-cell office:value-type="float" office:value="-6.3551939728464184" table:style-name="ce121">
            <text:p>-6,4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04570" table:style-name="ce132">
            <text:p>104 570</text:p>
          </table:table-cell>
          <table:table-cell office:value-type="float" office:value="52.364856406019179" table:style-name="ce133">
            <text:p>52,4<text:s text:c="5"/></text:p>
          </table:table-cell>
          <table:table-cell office:value-type="float" office:value="116147" table:style-name="ce134">
            <text:p>116 147</text:p>
          </table:table-cell>
          <table:table-cell office:value-type="float" office:value="54.76642917430933" table:style-name="ce135">
            <text:p>54,8<text:s text:c="5"/></text:p>
          </table:table-cell>
          <table:table-cell office:value-type="float" office:value="141454" table:style-name="ce134">
            <text:p>141 454</text:p>
          </table:table-cell>
          <table:table-cell office:value-type="float" office:value="66.218202585924402" table:style-name="ce135">
            <text:p>66,2<text:s text:c="5"/></text:p>
          </table:table-cell>
          <table:table-cell office:value-type="float" office:value="-11577" table:style-name="ce120">
            <text:p><text:s/>-11 577</text:p>
          </table:table-cell>
          <table:table-cell office:value-type="float" office:value="-9.9675411332191093" table:style-name="ce121">
            <text:p>-10,0<text:s text:c="3"/></text:p>
          </table:table-cell>
          <table:table-cell office:value-type="float" office:value="-36884" table:style-name="ce120">
            <text:p><text:s/>-36 884</text:p>
          </table:table-cell>
          <table:table-cell office:value-type="float" office:value="-26.074907743860194" table:style-name="ce121">
            <text:p>-26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95125" table:style-name="ce132">
            <text:p>95 125</text:p>
          </table:table-cell>
          <table:table-cell office:value-type="float" office:value="47.635143593980821" table:style-name="ce133">
            <text:p>47,6<text:s text:c="5"/></text:p>
          </table:table-cell>
          <table:table-cell office:value-type="float" office:value="95930" table:style-name="ce134">
            <text:p>95 930</text:p>
          </table:table-cell>
          <table:table-cell office:value-type="float" office:value="45.23357082569067" table:style-name="ce135">
            <text:p>45,2<text:s text:c="5"/></text:p>
          </table:table-cell>
          <table:table-cell office:value-type="float" office:value="72164" table:style-name="ce134">
            <text:p>72 164</text:p>
          </table:table-cell>
          <table:table-cell office:value-type="float" office:value="33.781797414075591" table:style-name="ce135">
            <text:p>33,8<text:s text:c="5"/></text:p>
          </table:table-cell>
          <table:table-cell office:value-type="float" office:value="-805" table:style-name="ce120">
            <text:p><text:s/>- 805</text:p>
          </table:table-cell>
          <table:table-cell office:value-type="float" office:value="-0.83915354946315024" table:style-name="ce121">
            <text:p>-0,8<text:s text:c="3"/></text:p>
          </table:table-cell>
          <table:table-cell office:value-type="float" office:value="22961" table:style-name="ce120">
            <text:p>+22 961</text:p>
          </table:table-cell>
          <table:table-cell office:value-type="float" office:value="31.817803891136855" table:style-name="ce121">
            <text:p>+31,8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8444" table:style-name="ce132">
            <text:p>18 444</text:p>
          </table:table-cell>
          <table:table-cell office:value-type="float" office:value="9.2360850296702477" table:style-name="ce133">
            <text:p>9,2<text:s text:c="5"/></text:p>
          </table:table-cell>
          <table:table-cell office:value-type="float" office:value="18738" table:style-name="ce134">
            <text:p>18 738</text:p>
          </table:table-cell>
          <table:table-cell office:value-type="float" office:value="8.8354701358468866" table:style-name="ce135">
            <text:p>8,8<text:s text:c="5"/></text:p>
          </table:table-cell>
          <table:table-cell office:value-type="float" office:value="15483" table:style-name="ce134">
            <text:p>15 483</text:p>
          </table:table-cell>
          <table:table-cell office:value-type="float" office:value="7.2479847203887307" table:style-name="ce135">
            <text:p>7,2<text:s text:c="5"/></text:p>
          </table:table-cell>
          <table:table-cell office:value-type="float" office:value="-294" table:style-name="ce120">
            <text:p><text:s/>- 294</text:p>
          </table:table-cell>
          <table:table-cell office:value-type="float" office:value="-1.5690041626641049" table:style-name="ce121">
            <text:p>-1,6<text:s text:c="3"/></text:p>
          </table:table-cell>
          <table:table-cell office:value-type="float" office:value="2961" table:style-name="ce120">
            <text:p>+2 961</text:p>
          </table:table-cell>
          <table:table-cell office:value-type="float" office:value="19.124200736291417" table:style-name="ce121">
            <text:p>+19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Novo Emprego</text:p>
          </table:table-cell>
          <table:table-cell office:value-type="float" office:value="181251" table:style-name="ce132">
            <text:p>181 251</text:p>
          </table:table-cell>
          <table:table-cell office:value-type="float" office:value="90.763914970329751" table:style-name="ce133">
            <text:p>90,8<text:s text:c="5"/></text:p>
          </table:table-cell>
          <table:table-cell office:value-type="float" office:value="193339" table:style-name="ce134">
            <text:p>193 339</text:p>
          </table:table-cell>
          <table:table-cell office:value-type="float" office:value="91.16452986415311" table:style-name="ce135">
            <text:p>91,2<text:s text:c="5"/></text:p>
          </table:table-cell>
          <table:table-cell office:value-type="float" office:value="198135" table:style-name="ce134">
            <text:p>198 135</text:p>
          </table:table-cell>
          <table:table-cell office:value-type="float" office:value="92.752015279611271" table:style-name="ce135">
            <text:p>92,8<text:s text:c="5"/></text:p>
          </table:table-cell>
          <table:table-cell office:value-type="float" office:value="-12088" table:style-name="ce120">
            <text:p><text:s/>-12 088</text:p>
          </table:table-cell>
          <table:table-cell office:value-type="float" office:value="-6.2522305380704353" table:style-name="ce121">
            <text:p>-6,3<text:s text:c="3"/></text:p>
          </table:table-cell>
          <table:table-cell office:value-type="float" office:value="-16884" table:style-name="ce120">
            <text:p><text:s/>-16 884</text:p>
          </table:table-cell>
          <table:table-cell office:value-type="float" office:value="-8.5214626391096981" table:style-name="ce121">
            <text:p>-8,5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"/>
          <table:table-cell table:style-name="ce349"/>
          <table:table-cell table:number-columns-repeated="16370"/>
        </table:table-row>
        <table:table-row table:style-name="ro4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5704" table:style-name="ce132">
            <text:p>15 704</text:p>
          </table:table-cell>
          <table:table-cell office:value-type="float" office:value="7.863992588697764" table:style-name="ce133">
            <text:p>7,9<text:s text:c="5"/></text:p>
          </table:table-cell>
          <table:table-cell office:value-type="float" office:value="16172" table:style-name="ce134">
            <text:p>16 172</text:p>
          </table:table-cell>
          <table:table-cell office:value-type="float" office:value="7.625532235933175" table:style-name="ce135">
            <text:p>7,6<text:s text:c="5"/></text:p>
          </table:table-cell>
          <table:table-cell office:value-type="float" office:value="12822" table:style-name="ce134">
            <text:p>12 822</text:p>
          </table:table-cell>
          <table:table-cell office:value-type="float" office:value="6.002303176698593" table:style-name="ce135">
            <text:p>6,0<text:s text:c="5"/></text:p>
          </table:table-cell>
          <table:table-cell office:value-type="float" office:value="-468" table:style-name="ce120">
            <text:p><text:s/>- 468</text:p>
          </table:table-cell>
          <table:table-cell office:value-type="float" office:value="-2.8938906752411575" table:style-name="ce121">
            <text:p>-2,9<text:s text:c="3"/></text:p>
          </table:table-cell>
          <table:table-cell office:value-type="float" office:value="2882" table:style-name="ce120">
            <text:p>+2 882</text:p>
          </table:table-cell>
          <table:table-cell office:value-type="float" office:value="22.476992668850411" table:style-name="ce121">
            <text:p>+22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6923" table:style-name="ce132">
            <text:p>26 923</text:p>
          </table:table-cell>
          <table:table-cell office:value-type="float" office:value="13.482060141716119" table:style-name="ce133">
            <text:p>13,5<text:s text:c="5"/></text:p>
          </table:table-cell>
          <table:table-cell office:value-type="float" office:value="28195" table:style-name="ce134">
            <text:p>28 195</text:p>
          </table:table-cell>
          <table:table-cell office:value-type="float" office:value="13.294699566666823" table:style-name="ce135">
            <text:p>13,3<text:s text:c="5"/></text:p>
          </table:table-cell>
          <table:table-cell office:value-type="float" office:value="28487" table:style-name="ce134">
            <text:p>28 487</text:p>
          </table:table-cell>
          <table:table-cell office:value-type="float" office:value="13.335486709921449" table:style-name="ce135">
            <text:p>13,3<text:s text:c="5"/></text:p>
          </table:table-cell>
          <table:table-cell office:value-type="float" office:value="-1272" table:style-name="ce120">
            <text:p><text:s/>-1 272</text:p>
          </table:table-cell>
          <table:table-cell office:value-type="float" office:value="-4.5114381982621037" table:style-name="ce121">
            <text:p>-4,5<text:s text:c="3"/></text:p>
          </table:table-cell>
          <table:table-cell office:value-type="float" office:value="-1564" table:style-name="ce120">
            <text:p><text:s/>-1 564</text:p>
          </table:table-cell>
          <table:table-cell office:value-type="float" office:value="-5.4902236107698243" table:style-name="ce121">
            <text:p>-5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5138" table:style-name="ce132">
            <text:p>25 138</text:p>
          </table:table-cell>
          <table:table-cell office:value-type="float" office:value="12.58819700042565" table:style-name="ce133">
            <text:p>12,6<text:s text:c="5"/></text:p>
          </table:table-cell>
          <table:table-cell office:value-type="float" office:value="27176" table:style-name="ce134">
            <text:p>27 176</text:p>
          </table:table-cell>
          <table:table-cell office:value-type="float" office:value="12.814213705399455" table:style-name="ce135">
            <text:p>12,8<text:s text:c="5"/></text:p>
          </table:table-cell>
          <table:table-cell office:value-type="float" office:value="27639" table:style-name="ce134">
            <text:p>27 639</text:p>
          </table:table-cell>
          <table:table-cell office:value-type="float" office:value="12.938516417155856" table:style-name="ce135">
            <text:p>12,9<text:s text:c="5"/></text:p>
          </table:table-cell>
          <table:table-cell office:value-type="float" office:value="-2038" table:style-name="ce120">
            <text:p><text:s/>-2 038</text:p>
          </table:table-cell>
          <table:table-cell office:value-type="float" office:value="-7.4992640565204587" table:style-name="ce121">
            <text:p>-7,5<text:s text:c="3"/></text:p>
          </table:table-cell>
          <table:table-cell office:value-type="float" office:value="-2501" table:style-name="ce120">
            <text:p><text:s/>-2 501</text:p>
          </table:table-cell>
          <table:table-cell office:value-type="float" office:value="-9.0488078439885662" table:style-name="ce121">
            <text:p>-9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39355" table:style-name="ce132">
            <text:p>39 355</text:p>
          </table:table-cell>
          <table:table-cell office:value-type="float" office:value="19.707554019880316" table:style-name="ce133">
            <text:p>19,7<text:s text:c="5"/></text:p>
          </table:table-cell>
          <table:table-cell office:value-type="float" office:value="42374" table:style-name="ce134">
            <text:p>42 374</text:p>
          </table:table-cell>
          <table:table-cell office:value-type="float" office:value="19.980478788364604" table:style-name="ce135">
            <text:p>20,0<text:s text:c="5"/></text:p>
          </table:table-cell>
          <table:table-cell office:value-type="float" office:value="43841" table:style-name="ce134">
            <text:p>43 841</text:p>
          </table:table-cell>
          <table:table-cell office:value-type="float" office:value="20.523083260773905" table:style-name="ce135">
            <text:p>20,5<text:s text:c="5"/></text:p>
          </table:table-cell>
          <table:table-cell office:value-type="float" office:value="-3019" table:style-name="ce120">
            <text:p><text:s/>-3 019</text:p>
          </table:table-cell>
          <table:table-cell office:value-type="float" office:value="-7.1246519091895975" table:style-name="ce121">
            <text:p>-7,1<text:s text:c="3"/></text:p>
          </table:table-cell>
          <table:table-cell office:value-type="float" office:value="-4486" table:style-name="ce120">
            <text:p><text:s/>-4 486</text:p>
          </table:table-cell>
          <table:table-cell office:value-type="float" office:value="-10.232430829588742" table:style-name="ce121">
            <text:p>-10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Secundário</text:p>
          </table:table-cell>
          <table:table-cell office:value-type="float" office:value="62684" table:style-name="ce132">
            <text:p>62 684</text:p>
          </table:table-cell>
          <table:table-cell office:value-type="float" office:value="31.389869551065374" table:style-name="ce133">
            <text:p>31,4<text:s text:c="5"/></text:p>
          </table:table-cell>
          <table:table-cell office:value-type="float" office:value="67230" table:style-name="ce134">
            <text:p>67 230</text:p>
          </table:table-cell>
          <table:table-cell office:value-type="float" office:value="31.700750199220096" table:style-name="ce135">
            <text:p>31,7<text:s text:c="5"/></text:p>
          </table:table-cell>
          <table:table-cell office:value-type="float" office:value="69623" table:style-name="ce134">
            <text:p>69 623</text:p>
          </table:table-cell>
          <table:table-cell office:value-type="float" office:value="32.592290911814544" table:style-name="ce135">
            <text:p>32,6<text:s text:c="5"/></text:p>
          </table:table-cell>
          <table:table-cell office:value-type="float" office:value="-4546" table:style-name="ce120">
            <text:p><text:s/>-4 546</text:p>
          </table:table-cell>
          <table:table-cell office:value-type="float" office:value="-6.7618622638702952" table:style-name="ce121">
            <text:p>-6,8<text:s text:c="3"/></text:p>
          </table:table-cell>
          <table:table-cell office:value-type="float" office:value="-6939" table:style-name="ce120">
            <text:p><text:s/>-6 939</text:p>
          </table:table-cell>
          <table:table-cell office:value-type="float" office:value="-9.9665340476566655" table:style-name="ce121">
            <text:p>-10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13"/>Superior</text:p>
          </table:table-cell>
          <table:table-cell office:value-type="float" office:value="29891" table:style-name="ce132">
            <text:p>29 891</text:p>
          </table:table-cell>
          <table:table-cell office:value-type="float" office:value="14.96832669821478" table:style-name="ce133">
            <text:p>15,0<text:s text:c="5"/></text:p>
          </table:table-cell>
          <table:table-cell office:value-type="float" office:value="30930" table:style-name="ce134">
            <text:p>30 930</text:p>
          </table:table-cell>
          <table:table-cell office:value-type="float" office:value="14.584325504415849" table:style-name="ce135">
            <text:p>14,6<text:s text:c="5"/></text:p>
          </table:table-cell>
          <table:table-cell office:value-type="float" office:value="31206" table:style-name="ce134">
            <text:p>31 206</text:p>
          </table:table-cell>
          <table:table-cell office:value-type="float" office:value="14.608319523635648" table:style-name="ce135">
            <text:p>14,6<text:s text:c="5"/></text:p>
          </table:table-cell>
          <table:table-cell office:value-type="float" office:value="-1039" table:style-name="ce120">
            <text:p><text:s/>-1 039</text:p>
          </table:table-cell>
          <table:table-cell office:value-type="float" office:value="-3.3591981894600713" table:style-name="ce121">
            <text:p>-3,4<text:s text:c="3"/></text:p>
          </table:table-cell>
          <table:table-cell office:value-type="float" office:value="-1315" table:style-name="ce120">
            <text:p><text:s/>-1 315</text:p>
          </table:table-cell>
          <table:table-cell office:value-type="float" office:value="-4.2139332179709026" table:style-name="ce121">
            <text:p>-4,2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19">
          <table:table-cell/>
          <table:table-cell office:value-type="string" table:style-name="ce161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1048503" table:style-name="ro19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5">
        <table:table-column table:style-name="co10" table:default-cell-style-name="ce1" table:visibility="collapse"/>
        <table:table-column table:style-name="co41" table:default-cell-style-name="ce1"/>
        <table:table-column table:style-name="co16" table:default-cell-style-name="ce1"/>
        <table:table-column table:style-name="co42" table:default-cell-style-name="ce1"/>
        <table:table-column table:style-name="co34" table:default-cell-style-name="ce58"/>
        <table:table-column table:style-name="co7" table:default-cell-style-name="ce58"/>
        <table:table-column table:style-name="co43" table:default-cell-style-name="ce1"/>
        <table:table-column table:style-name="co42" table:default-cell-style-name="ce1"/>
        <table:table-column table:style-name="co36" table:default-cell-style-name="ce1"/>
        <table:table-column table:style-name="co37" table:default-cell-style-name="ce1"/>
        <table:table-column table:style-name="co36" table:default-cell-style-name="ce1"/>
        <table:table-column table:style-name="co42" table:default-cell-style-name="ce1"/>
        <table:table-column table:style-name="co20" table:number-columns-repeated="16372" table:default-cell-style-name="ce1"/>
        <table:table-row table:style-name="ro19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4" draw:name="Picture 184" svg:x="0.22749in" svg:y="0.1171in" svg:width="2.4733in" svg:height="0.67031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8" draw:name="CaixaDeTexto 8" svg:x="0.68775in" svg:y="0.24318in" svg:width="1.88721in" svg:height="0.52858in">
                <draw:text-box>
                  <text:p text:style-name="a37" text:class-names="" text:cond-style-name=""><text:span text:style-name="a35" text:class-names="">JUNHO 2021</text:span><text:span text:style-name="a3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9">
          <table:table-cell/>
          <table:table-cell table:style-name="ce1">
            <draw:frame draw:z-index="1" draw:id="id9" draw:style-name="a33" draw:name="Text Box 122" svg:x="0in" svg:y="0in" svg:width="0.97917in" svg:height="0.32526in">
              <draw:text-box>
                <text:p text:style-name="a30" text:class-names="" text:cond-style-name=""><text:span text:style-name="a27" text:class-names="">Página 7</text:span><text:span text:style-name="a28" text:class-names="">/14</text:span><text:span text:style-name="a29" text:class-names=""/></text:p>
                <text:p text:style-name="a32" text:class-names="" text:cond-style-name=""><text:span text:style-name="a3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9">
          <table:table-cell/>
          <table:table-cell table:number-columns-repeated="3" table:style-name="ce3"/>
          <table:table-cell table:number-columns-repeated="4" table:style-name="ce13"/>
          <table:table-cell table:number-columns-repeated="4" table:style-name="ce3"/>
          <table:table-cell table:style-name="ce2"/>
          <table:table-cell table:number-columns-repeated="16371"/>
        </table:table-row>
        <table:table-row table:style-name="ro20">
          <table:table-cell/>
          <table:table-cell office:value-type="string" table:style-name="ce159">
            <text:p>Quadro 3 - <text:s/>DESEMPREGO REGISTADO, <text:s text:c="2"/>POR <text:s/>REGIÕES<text:s text:c="3"/></text:p>
          </table:table-cell>
          <table:table-cell table:number-columns-repeated="8" table:style-name="ce159"/>
          <table:table-cell table:number-columns-spanned="2" table:number-rows-spanned="1" table:style-name="ce375"/>
          <table:covered-table-cell/>
          <table:table-cell table:style-name="ce2"/>
          <table:table-cell table:number-columns-repeated="16371"/>
        </table:table-row>
        <table:table-row table:style-name="ro20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2"/>
          <table:table-cell table:number-columns-repeated="16371"/>
        </table:table-row>
        <table:table-row table:style-name="ro19">
          <table:table-cell/>
          <table:table-cell table:style-name="ce13"/>
          <table:table-cell table:style-name="ce14"/>
          <table:table-cell table:number-columns-repeated="9" table:style-name="ce13"/>
          <table:table-cell table:style-name="ce2"/>
          <table:table-cell table:number-columns-repeated="16371"/>
        </table:table-row>
        <table:table-row table:style-name="ro4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388">
            <text:p>Variação</text:p>
          </table:table-cell>
          <table:covered-table-cell table:number-columns-repeated="3"/>
          <table:table-cell table:style-name="ce15"/>
          <table:table-cell table:number-columns-repeated="16371"/>
        </table:table-row>
        <table:table-row table:style-name="ro4">
          <table:table-cell/>
          <table:table-cell table:style-name="ce28"/>
          <table:table-cell office:value-type="string" table:style-name="ce178">
            <text:p>JUNHO 2021</text:p>
          </table:table-cell>
          <table:table-cell office:value-type="string" table:style-name="ce92">
            <text:p>%</text:p>
          </table:table-cell>
          <table:table-cell office:value-type="string" table:style-name="ce169">
            <text:p>MAIO 2021</text:p>
          </table:table-cell>
          <table:table-cell office:value-type="string" table:style-name="ce56">
            <text:p>%</text:p>
          </table:table-cell>
          <table:table-cell office:value-type="string" table:style-name="ce169">
            <text:p>JUNHO 2020</text:p>
          </table:table-cell>
          <table:table-cell office:value-type="string" table:style-name="ce56">
            <text:p>%</text:p>
          </table:table-cell>
          <table:table-cell office:value-type="string" table:number-columns-spanned="2" table:number-rows-spanned="1" table:style-name="ce389">
            <text:p>Mês <text:s/>anterior</text:p>
          </table:table-cell>
          <table:covered-table-cell/>
          <table:table-cell office:value-type="string" table:number-columns-spanned="2" table:number-rows-spanned="1" table:style-name="ce390">
            <text:p>Mês <text:s/>homólogo<text:span text:style-name="T2">(1)<text:s/></text:span></text:p>
          </table:table-cell>
          <table:covered-table-cell/>
          <table:table-cell table:style-name="ce15"/>
          <table:table-cell table:number-columns-repeated="16371"/>
        </table:table-row>
        <table:table-row table:style-name="ro4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246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style-name="ce16"/>
          <table:table-cell table:number-columns-repeated="16371"/>
        </table:table-row>
        <table:table-row table:style-name="ro24">
          <table:table-cell/>
          <table:table-cell table:style-name="ce261"/>
          <table:table-cell table:style-name="ce272"/>
          <table:table-cell table:style-name="ce262"/>
          <table:table-cell table:style-name="ce276"/>
          <table:table-cell table:style-name="ce263"/>
          <table:table-cell table:style-name="ce276"/>
          <table:table-cell table:style-name="ce263"/>
          <table:table-cell table:style-name="ce264"/>
          <table:table-cell table:number-columns-repeated="3" table:style-name="ce265"/>
          <table:table-cell table:style-name="ce5"/>
          <table:table-cell table:number-columns-repeated="16371"/>
        </table:table-row>
        <table:table-row table:style-name="ro11">
          <table:table-cell/>
          <table:table-cell office:value-type="string" table:style-name="ce266">
            <text:p>PORTUGAL</text:p>
          </table:table-cell>
          <table:table-cell office:value-type="float" office:value="377872" table:style-name="ce273">
            <text:p>377 872</text:p>
          </table:table-cell>
          <table:table-cell office:value-type="float" office:value="100" table:style-name="ce255">
            <text:p>100,0<text:s text:c="5"/></text:p>
          </table:table-cell>
          <table:table-cell office:value-type="float" office:value="402183" table:style-name="ce277">
            <text:p>402 183</text:p>
          </table:table-cell>
          <table:table-cell office:value-type="float" office:value="100" table:style-name="ce256">
            <text:p>100,0<text:s text:c="5"/></text:p>
          </table:table-cell>
          <table:table-cell office:value-type="float" office:value="406665" table:style-name="ce277">
            <text:p>406 665</text:p>
          </table:table-cell>
          <table:table-cell office:value-type="float" office:value="100" table:style-name="ce257">
            <text:p>100,0<text:s text:c="5"/></text:p>
          </table:table-cell>
          <table:table-cell office:value-type="float" office:value="-24311" table:style-name="ce113">
            <text:p><text:s/>-24 311</text:p>
          </table:table-cell>
          <table:table-cell office:value-type="float" office:value="-6.0447607183794441" table:style-name="ce114">
            <text:p>-6,0<text:s text:c="3"/></text:p>
          </table:table-cell>
          <table:table-cell office:value-type="float" office:value="-28793" table:style-name="ce113">
            <text:p><text:s/>-28 793</text:p>
          </table:table-cell>
          <table:table-cell office:value-type="float" office:value="-7.0802749191595042" table:style-name="ce114">
            <text:p>-7,1<text:s text:c="3"/></text:p>
          </table:table-cell>
          <table:table-cell table:style-name="ce8"/>
          <table:table-cell table:number-columns-repeated="16371"/>
        </table:table-row>
        <table:table-row table:style-name="ro29">
          <table:table-cell/>
          <table:table-cell office:value-type="string" table:style-name="ce280">
            <text:p>CONTINENTE</text:p>
          </table:table-cell>
          <table:table-cell office:value-type="float" office:value="352250" table:style-name="ce273">
            <text:p>352 250</text:p>
          </table:table-cell>
          <table:table-cell office:value-type="float" office:value="93.219397044501846" table:style-name="ce255">
            <text:p>93,2<text:s text:c="5"/></text:p>
          </table:table-cell>
          <table:table-cell office:value-type="float" office:value="375429" table:style-name="ce277">
            <text:p>375 429</text:p>
          </table:table-cell>
          <table:table-cell office:value-type="float" office:value="93.347804357717763" table:style-name="ce256">
            <text:p>93,3<text:s text:c="5"/></text:p>
          </table:table-cell>
          <table:table-cell office:value-type="float" office:value="381629" table:style-name="ce277">
            <text:p>381 629</text:p>
          </table:table-cell>
          <table:table-cell office:value-type="float" office:value="93.843581326152986" table:style-name="ce257">
            <text:p>93,8<text:s text:c="5"/></text:p>
          </table:table-cell>
          <table:table-cell office:value-type="float" office:value="-23179" table:style-name="ce113">
            <text:p><text:s/>-23 179</text:p>
          </table:table-cell>
          <table:table-cell office:value-type="float" office:value="-6.1740036065407837" table:style-name="ce114">
            <text:p>-6,2<text:s text:c="3"/></text:p>
          </table:table-cell>
          <table:table-cell office:value-type="float" office:value="-29379" table:style-name="ce113">
            <text:p><text:s/>-29 379</text:p>
          </table:table-cell>
          <table:table-cell office:value-type="float" office:value="-7.6983143314580396" table:style-name="ce114">
            <text:p>-7,7<text:s text:c="3"/></text:p>
          </table:table-cell>
          <table:table-cell table:style-name="ce6"/>
          <table:table-cell table:number-columns-repeated="16371"/>
        </table:table-row>
        <table:table-row table:style-name="ro11">
          <table:table-cell/>
          <table:table-cell office:value-type="string" table:style-name="ce281">
            <text:p>Norte</text:p>
          </table:table-cell>
          <table:table-cell office:value-type="float" office:value="142343" table:style-name="ce274">
            <text:p>142 343</text:p>
          </table:table-cell>
          <table:table-cell office:value-type="float" office:value="37.669634161832576" table:style-name="ce258">
            <text:p>37,7<text:s text:c="5"/></text:p>
          </table:table-cell>
          <table:table-cell office:value-type="float" office:value="149074" table:style-name="ce278">
            <text:p>149 074</text:p>
          </table:table-cell>
          <table:table-cell office:value-type="float" office:value="37.066211152634502" table:style-name="ce259">
            <text:p>37,1<text:s text:c="5"/></text:p>
          </table:table-cell>
          <table:table-cell office:value-type="float" office:value="153548" table:style-name="ce278">
            <text:p>153 548</text:p>
          </table:table-cell>
          <table:table-cell office:value-type="float" office:value="37.757859663359277" table:style-name="ce260">
            <text:p>37,8<text:s text:c="5"/></text:p>
          </table:table-cell>
          <table:table-cell office:value-type="float" office:value="-6731" table:style-name="ce120">
            <text:p><text:s/>-6 731</text:p>
          </table:table-cell>
          <table:table-cell office:value-type="float" office:value="-4.5152072125253229" table:style-name="ce121">
            <text:p>-4,5<text:s text:c="3"/></text:p>
          </table:table-cell>
          <table:table-cell office:value-type="float" office:value="-11205" table:style-name="ce120">
            <text:p><text:s/>-11 205</text:p>
          </table:table-cell>
          <table:table-cell office:value-type="float" office:value="-7.2973923463672596" table:style-name="ce121">
            <text:p>-7,3<text:s text:c="3"/></text:p>
          </table:table-cell>
          <table:table-cell table:style-name="ce7"/>
          <table:table-cell table:number-columns-repeated="16371"/>
        </table:table-row>
        <table:table-row table:style-name="ro19">
          <table:table-cell/>
          <table:table-cell office:value-type="string" table:style-name="ce281">
            <text:p>Centro</text:p>
          </table:table-cell>
          <table:table-cell office:value-type="float" office:value="45493" table:style-name="ce274">
            <text:p>45 493</text:p>
          </table:table-cell>
          <table:table-cell office:value-type="float" office:value="12.039261972308084" table:style-name="ce258">
            <text:p>12,0<text:s text:c="5"/></text:p>
          </table:table-cell>
          <table:table-cell office:value-type="float" office:value="47926" table:style-name="ce278">
            <text:p>47 926</text:p>
          </table:table-cell>
          <table:table-cell office:value-type="float" office:value="11.916465887419408" table:style-name="ce259">
            <text:p>11,9<text:s text:c="5"/></text:p>
          </table:table-cell>
          <table:table-cell office:value-type="float" office:value="51618" table:style-name="ce278">
            <text:p>51 618</text:p>
          </table:table-cell>
          <table:table-cell office:value-type="float" office:value="12.693002840175573" table:style-name="ce260">
            <text:p>12,7<text:s text:c="5"/></text:p>
          </table:table-cell>
          <table:table-cell office:value-type="float" office:value="-2433" table:style-name="ce120">
            <text:p><text:s/>-2 433</text:p>
          </table:table-cell>
          <table:table-cell office:value-type="float" office:value="-5.07657638859909" table:style-name="ce121">
            <text:p>-5,1<text:s text:c="3"/></text:p>
          </table:table-cell>
          <table:table-cell office:value-type="float" office:value="-6125" table:style-name="ce120">
            <text:p><text:s/>-6 125</text:p>
          </table:table-cell>
          <table:table-cell office:value-type="float" office:value="-11.86601573094657" table:style-name="ce121">
            <text:p>-11,9<text:s text:c="3"/></text:p>
          </table:table-cell>
          <table:table-cell table:style-name="ce6"/>
          <table:table-cell table:number-columns-repeated="16371"/>
        </table:table-row>
        <table:table-row table:style-name="ro19">
          <table:table-cell/>
          <table:table-cell office:value-type="string" table:style-name="ce281">
            <text:p>Lisboa V. Tejo</text:p>
          </table:table-cell>
          <table:table-cell office:value-type="float" office:value="128848" table:style-name="ce274">
            <text:p>128 848</text:p>
          </table:table-cell>
          <table:table-cell office:value-type="float" office:value="34.098319007494602" table:style-name="ce258">
            <text:p>34,1<text:s text:c="5"/></text:p>
          </table:table-cell>
          <table:table-cell office:value-type="float" office:value="135389" table:style-name="ce278">
            <text:p>135 389</text:p>
          </table:table-cell>
          <table:table-cell office:value-type="float" office:value="33.663531278050044" table:style-name="ce259">
            <text:p>33,7<text:s text:c="5"/></text:p>
          </table:table-cell>
          <table:table-cell office:value-type="float" office:value="131972" table:style-name="ce278">
            <text:p>131 972</text:p>
          </table:table-cell>
          <table:table-cell office:value-type="float" office:value="32.452264148623563" table:style-name="ce260">
            <text:p>32,5<text:s text:c="5"/></text:p>
          </table:table-cell>
          <table:table-cell office:value-type="float" office:value="-6541" table:style-name="ce120">
            <text:p><text:s/>-6 541</text:p>
          </table:table-cell>
          <table:table-cell office:value-type="float" office:value="-4.8312639874731325" table:style-name="ce121">
            <text:p>-4,8<text:s text:c="3"/></text:p>
          </table:table-cell>
          <table:table-cell office:value-type="float" office:value="-3124" table:style-name="ce120">
            <text:p><text:s/>-3 124</text:p>
          </table:table-cell>
          <table:table-cell office:value-type="float" office:value="-2.3671687933804142" table:style-name="ce121">
            <text:p>-2,4<text:s text:c="3"/></text:p>
          </table:table-cell>
          <table:table-cell table:style-name="ce7"/>
          <table:table-cell table:number-columns-repeated="16371"/>
        </table:table-row>
        <table:table-row table:style-name="ro19">
          <table:table-cell/>
          <table:table-cell office:value-type="string" table:style-name="ce281">
            <text:p>Alentejo</text:p>
          </table:table-cell>
          <table:table-cell office:value-type="float" office:value="15536" table:style-name="ce274">
            <text:p>15 536</text:p>
          </table:table-cell>
          <table:table-cell office:value-type="float" office:value="4.1114451454460772" table:style-name="ce258">
            <text:p>4,1<text:s text:c="5"/></text:p>
          </table:table-cell>
          <table:table-cell office:value-type="float" office:value="16439" table:style-name="ce278">
            <text:p>16 439</text:p>
          </table:table-cell>
          <table:table-cell office:value-type="float" office:value="4.0874427810225686" table:style-name="ce259">
            <text:p>4,1<text:s text:c="5"/></text:p>
          </table:table-cell>
          <table:table-cell office:value-type="float" office:value="18351" table:style-name="ce278">
            <text:p>18 351</text:p>
          </table:table-cell>
          <table:table-cell office:value-type="float" office:value="4.5125594777027773" table:style-name="ce260">
            <text:p>4,5<text:s text:c="5"/></text:p>
          </table:table-cell>
          <table:table-cell office:value-type="float" office:value="-903" table:style-name="ce120">
            <text:p><text:s/>- 903</text:p>
          </table:table-cell>
          <table:table-cell office:value-type="float" office:value="-5.493034856134801" table:style-name="ce121">
            <text:p>-5,5<text:s text:c="3"/></text:p>
          </table:table-cell>
          <table:table-cell office:value-type="float" office:value="-2815" table:style-name="ce120">
            <text:p><text:s/>-2 815</text:p>
          </table:table-cell>
          <table:table-cell office:value-type="float" office:value="-15.339763500626669" table:style-name="ce121">
            <text:p>-15,3<text:s text:c="3"/></text:p>
          </table:table-cell>
          <table:table-cell table:style-name="ce6"/>
          <table:table-cell table:number-columns-repeated="16371"/>
        </table:table-row>
        <table:table-row table:style-name="ro19">
          <table:table-cell/>
          <table:table-cell office:value-type="string" table:style-name="ce281">
            <text:p>Algarve</text:p>
          </table:table-cell>
          <table:table-cell office:value-type="float" office:value="20030" table:style-name="ce274">
            <text:p>20 030</text:p>
          </table:table-cell>
          <table:table-cell office:value-type="float" office:value="5.300736757420502" table:style-name="ce258">
            <text:p>5,3<text:s text:c="5"/></text:p>
          </table:table-cell>
          <table:table-cell office:value-type="float" office:value="26601" table:style-name="ce278">
            <text:p>26 601</text:p>
          </table:table-cell>
          <table:table-cell office:value-type="float" office:value="6.6141532585912373" table:style-name="ce259">
            <text:p>6,6<text:s text:c="5"/></text:p>
          </table:table-cell>
          <table:table-cell office:value-type="float" office:value="26140" table:style-name="ce278">
            <text:p>26 140</text:p>
          </table:table-cell>
          <table:table-cell office:value-type="float" office:value="6.4278951962917885" table:style-name="ce260">
            <text:p>6,4<text:s text:c="5"/></text:p>
          </table:table-cell>
          <table:table-cell office:value-type="float" office:value="-6571" table:style-name="ce120">
            <text:p><text:s/>-6 571</text:p>
          </table:table-cell>
          <table:table-cell office:value-type="float" office:value="-24.702078869215445" table:style-name="ce121">
            <text:p>-24,7<text:s text:c="3"/></text:p>
          </table:table-cell>
          <table:table-cell office:value-type="float" office:value="-6110" table:style-name="ce120">
            <text:p><text:s/>-6 110</text:p>
          </table:table-cell>
          <table:table-cell office:value-type="float" office:value="-23.374139250191277" table:style-name="ce121">
            <text:p>-23,4<text:s text:c="3"/></text:p>
          </table:table-cell>
          <table:table-cell table:style-name="ce7"/>
          <table:table-cell table:number-columns-repeated="16371"/>
        </table:table-row>
        <table:table-row table:style-name="ro29">
          <table:table-cell/>
          <table:table-cell office:value-type="string" table:style-name="ce280">
            <text:p>REG.AUTÓNOMAS</text:p>
          </table:table-cell>
          <table:table-cell office:value-type="float" office:value="25622" table:style-name="ce273">
            <text:p>25 622</text:p>
          </table:table-cell>
          <table:table-cell office:value-type="float" office:value="6.7806029554981579" table:style-name="ce255">
            <text:p>6,8<text:s text:c="5"/></text:p>
          </table:table-cell>
          <table:table-cell office:value-type="float" office:value="26754" table:style-name="ce277">
            <text:p>26 754</text:p>
          </table:table-cell>
          <table:table-cell office:value-type="float" office:value="6.652195642282245" table:style-name="ce256">
            <text:p>6,7<text:s text:c="5"/></text:p>
          </table:table-cell>
          <table:table-cell office:value-type="float" office:value="25036" table:style-name="ce277">
            <text:p>25 036</text:p>
          </table:table-cell>
          <table:table-cell office:value-type="float" office:value="6.1564186738470239" table:style-name="ce257">
            <text:p>6,2<text:s text:c="5"/></text:p>
          </table:table-cell>
          <table:table-cell office:value-type="float" office:value="-1132" table:style-name="ce113">
            <text:p><text:s/>-1 132</text:p>
          </table:table-cell>
          <table:table-cell office:value-type="float" office:value="-4.2311430066532107" table:style-name="ce114">
            <text:p>-4,2<text:s text:c="3"/></text:p>
          </table:table-cell>
          <table:table-cell office:value-type="float" office:value="586" table:style-name="ce113">
            <text:p>+ 586</text:p>
          </table:table-cell>
          <table:table-cell office:value-type="float" office:value="2.3406294935293177" table:style-name="ce114">
            <text:p>+2,3<text:s text:c="3"/></text:p>
          </table:table-cell>
          <table:table-cell table:style-name="ce6"/>
          <table:table-cell table:number-columns-repeated="16371"/>
        </table:table-row>
        <table:table-row table:style-name="ro11">
          <table:table-cell/>
          <table:table-cell office:value-type="string" table:style-name="ce281">
            <text:p>Açores</text:p>
          </table:table-cell>
          <table:table-cell office:value-type="float" office:value="6550" table:style-name="ce274">
            <text:p>6 550</text:p>
          </table:table-cell>
          <table:table-cell office:value-type="float" office:value="1.7333912012533346" table:style-name="ce258">
            <text:p>1,7<text:s text:c="5"/></text:p>
          </table:table-cell>
          <table:table-cell office:value-type="float" office:value="6857" table:style-name="ce278">
            <text:p>6 857</text:p>
          </table:table-cell>
          <table:table-cell office:value-type="float" office:value="1.7049452612368003" table:style-name="ce259">
            <text:p>1,7<text:s text:c="5"/></text:p>
          </table:table-cell>
          <table:table-cell office:value-type="float" office:value="6963" table:style-name="ce278">
            <text:p>6 963</text:p>
          </table:table-cell>
          <table:table-cell office:value-type="float" office:value="1.7122201320497217" table:style-name="ce260">
            <text:p>1,7<text:s text:c="5"/></text:p>
          </table:table-cell>
          <table:table-cell office:value-type="float" office:value="-307" table:style-name="ce120">
            <text:p><text:s/>- 307</text:p>
          </table:table-cell>
          <table:table-cell office:value-type="float" office:value="-4.4771766078459967" table:style-name="ce121">
            <text:p>-4,5<text:s text:c="3"/></text:p>
          </table:table-cell>
          <table:table-cell office:value-type="float" office:value="-413" table:style-name="ce120">
            <text:p><text:s/>- 413</text:p>
          </table:table-cell>
          <table:table-cell office:value-type="float" office:value="-5.9313514289817606" table:style-name="ce121">
            <text:p>-5,9<text:s text:c="3"/></text:p>
          </table:table-cell>
          <table:table-cell table:style-name="ce6"/>
          <table:table-cell table:number-columns-repeated="16371"/>
        </table:table-row>
        <table:table-row table:style-name="ro19">
          <table:table-cell/>
          <table:table-cell office:value-type="string" table:style-name="ce281">
            <text:p>Madeira</text:p>
          </table:table-cell>
          <table:table-cell office:value-type="float" office:value="19072" table:style-name="ce274">
            <text:p>19 072</text:p>
          </table:table-cell>
          <table:table-cell office:value-type="float" office:value="5.0472117542448238" table:style-name="ce258">
            <text:p>5,0<text:s text:c="5"/></text:p>
          </table:table-cell>
          <table:table-cell office:value-type="float" office:value="19897" table:style-name="ce278">
            <text:p>19 897</text:p>
          </table:table-cell>
          <table:table-cell office:value-type="float" office:value="4.9472503810454445" table:style-name="ce259">
            <text:p>4,9<text:s text:c="5"/></text:p>
          </table:table-cell>
          <table:table-cell office:value-type="float" office:value="18073" table:style-name="ce278">
            <text:p>18 073</text:p>
          </table:table-cell>
          <table:table-cell office:value-type="float" office:value="4.4441985417973031" table:style-name="ce260">
            <text:p>4,4<text:s text:c="5"/></text:p>
          </table:table-cell>
          <table:table-cell office:value-type="float" office:value="-825" table:style-name="ce120">
            <text:p><text:s/>- 825</text:p>
          </table:table-cell>
          <table:table-cell office:value-type="float" office:value="-4.1463537216665829" table:style-name="ce121">
            <text:p>-4,1<text:s text:c="3"/></text:p>
          </table:table-cell>
          <table:table-cell office:value-type="float" office:value="999" table:style-name="ce120">
            <text:p>+ 999</text:p>
          </table:table-cell>
          <table:table-cell office:value-type="float" office:value="5.5275825817517843" table:style-name="ce121">
            <text:p>+5,5<text:s text:c="3"/></text:p>
          </table:table-cell>
          <table:table-cell table:style-name="ce6"/>
          <table:table-cell table:number-columns-repeated="16371"/>
        </table:table-row>
        <table:table-row table:style-name="ro21">
          <table:table-cell/>
          <table:table-cell table:style-name="ce267"/>
          <table:table-cell table:style-name="ce275"/>
          <table:table-cell table:style-name="ce243"/>
          <table:table-cell table:style-name="ce279"/>
          <table:table-cell table:style-name="ce268"/>
          <table:table-cell table:style-name="ce279"/>
          <table:table-cell table:style-name="ce269"/>
          <table:table-cell table:style-name="ce270"/>
          <table:table-cell table:style-name="ce271"/>
          <table:table-cell table:style-name="ce270"/>
          <table:table-cell table:style-name="ce271"/>
          <table:table-cell table:style-name="ce19"/>
          <table:table-cell table:number-columns-repeated="16371"/>
        </table:table-row>
        <table:table-row table:style-name="ro19">
          <table:table-cell/>
          <table:table-cell office:value-type="string" table:style-name="ce282">
            <text:p><text:s text:c="4"/>(1) - Mês homólogo do ano anterior</text:p>
          </table:table-cell>
          <table:table-cell table:number-columns-repeated="2" table:style-name="ce2"/>
          <table:table-cell table:number-columns-repeated="4" table:style-name="ce24"/>
          <table:table-cell table:style-name="ce2"/>
          <table:table-cell table:style-name="ce10"/>
          <table:table-cell table:number-columns-repeated="2" table:style-name="ce2"/>
          <table:table-cell table:number-columns-repeated="16372" table:style-name="ce1"/>
        </table:table-row>
        <table:table-row table:number-rows-repeated="7" table:style-name="ro19">
          <table:table-cell table:number-columns-repeated="16384"/>
        </table:table-row>
        <table:table-row table:style-name="ro20">
          <table:table-cell/>
          <table:table-cell office:value-type="string" table:style-name="ce159">
            <text:p><text:s/>Quadro 4 - DESEMPREGO REGISTADO, <text:s text:c="2"/>POR <text:s/>GRUPOS <text:s/>DE <text:s/>PROFISSÕES<text:s/></text:p>
          </table:table-cell>
          <table:table-cell table:number-columns-repeated="8" table:style-name="ce159"/>
          <table:table-cell office:value-type="string" table:number-columns-spanned="2" table:number-rows-spanned="1" table:style-name="ce375">
            <text:p>CONTINENTE</text:p>
          </table:table-cell>
          <table:covered-table-cell/>
          <table:table-cell table:number-columns-repeated="16372" table:style-name="ce1"/>
        </table:table-row>
        <table:table-row table:style-name="ro20">
          <table:table-cell/>
          <table:table-cell office:value-type="string" table:style-name="ce187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19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4">
          <table:table-cell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37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8">
            <text:p>JUNHO 2021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MAI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JUNHO 2020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387">
            <text:p>Mês <text:s/>anterior</text:p>
          </table:table-cell>
          <table:covered-table-cell/>
          <table:table-cell office:value-type="string" table:number-columns-spanned="2" table:number-rows-spanned="1" table:style-name="ce378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4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16372" table:style-name="ce1"/>
        </table:table-row>
        <table:table-row table:style-name="ro30">
          <table:table-cell/>
          <table:table-cell table:style-name="ce28"/>
          <table:table-cell table:style-name="ce102"/>
          <table:table-cell table:style-name="ce249"/>
          <table:table-cell table:style-name="ce100"/>
          <table:table-cell table:style-name="ce251"/>
          <table:table-cell table:style-name="ce59"/>
          <table:table-cell table:style-name="ce253"/>
          <table:table-cell table:style-name="ce32"/>
          <table:table-cell table:style-name="ce29"/>
          <table:table-cell table:style-name="ce32"/>
          <table:table-cell table:style-name="ce29"/>
          <table:table-cell table:style-name="ce12"/>
          <table:table-cell table:number-columns-repeated="16371"/>
        </table:table-row>
        <table:table-row table:style-name="ro10">
          <table:table-cell/>
          <table:table-cell office:value-type="string" table:style-name="ce189">
            <text:p>Total</text:p>
          </table:table-cell>
          <table:table-cell office:value-type="float" office:value="352250" table:style-name="ce109">
            <text:p>352 250</text:p>
          </table:table-cell>
          <table:table-cell office:value-type="float" office:value="99.999999999999986" table:style-name="ce241">
            <text:p>100,0<text:s text:c="5"/></text:p>
          </table:table-cell>
          <table:table-cell office:value-type="float" office:value="375429" table:style-name="ce149">
            <text:p>375 429</text:p>
          </table:table-cell>
          <table:table-cell office:value-type="float" office:value="100" table:style-name="ce244">
            <text:p>100,0<text:s text:c="5"/></text:p>
          </table:table-cell>
          <table:table-cell office:value-type="float" office:value="381629" table:style-name="ce111">
            <text:p>381 629</text:p>
          </table:table-cell>
          <table:table-cell office:value-type="float" office:value="99.999999999999986" table:style-name="ce247">
            <text:p>100,0<text:s text:c="5"/></text:p>
          </table:table-cell>
          <table:table-cell office:value-type="float" office:value="-23179" table:style-name="ce113">
            <text:p><text:s/>-23 179</text:p>
          </table:table-cell>
          <table:table-cell office:value-type="float" office:value="-6.1740036065407837" table:style-name="ce114">
            <text:p>-6,2<text:s text:c="3"/></text:p>
          </table:table-cell>
          <table:table-cell office:value-type="float" office:value="-29379" table:style-name="ce113">
            <text:p><text:s/>-29 379</text:p>
          </table:table-cell>
          <table:table-cell office:value-type="float" office:value="-7.6983143314580396" table:style-name="ce114">
            <text:p>-7,7<text:s text:c="3"/></text:p>
          </table:table-cell>
          <table:table-cell table:style-name="ce12"/>
          <table:table-cell table:number-columns-repeated="16371"/>
        </table:table-row>
        <table:table-row table:style-name="ro4">
          <table:table-cell/>
          <table:table-cell office:value-type="string" table:style-name="ce188">
            <text:p>1- Repres. poder legisla., órgãos exec., dirig., dir. e gestores execu.</text:p>
          </table:table-cell>
          <table:table-cell office:value-type="float" office:value="8904" table:style-name="ce116">
            <text:p>8 904</text:p>
          </table:table-cell>
          <table:table-cell office:value-type="float" office:value="2.5277501774308022" table:style-name="ce242">
            <text:p>2,5<text:s text:c="5"/></text:p>
          </table:table-cell>
          <table:table-cell office:value-type="float" office:value="9169" table:style-name="ce150">
            <text:p>9 169</text:p>
          </table:table-cell>
          <table:table-cell office:value-type="float" office:value="2.442272706690213" table:style-name="ce245">
            <text:p>2,4<text:s text:c="5"/></text:p>
          </table:table-cell>
          <table:table-cell office:value-type="float" office:value="8433" table:style-name="ce118">
            <text:p>8 433</text:p>
          </table:table-cell>
          <table:table-cell office:value-type="float" office:value="2.2097377295750587" table:style-name="ce248">
            <text:p>2,2<text:s text:c="5"/></text:p>
          </table:table-cell>
          <table:table-cell office:value-type="float" office:value="-265" table:style-name="ce120">
            <text:p><text:s/>- 265</text:p>
          </table:table-cell>
          <table:table-cell office:value-type="float" office:value="-2.8901734104046244" table:style-name="ce121">
            <text:p>-2,9<text:s text:c="3"/></text:p>
          </table:table-cell>
          <table:table-cell office:value-type="float" office:value="471" table:style-name="ce120">
            <text:p>+ 471</text:p>
          </table:table-cell>
          <table:table-cell office:value-type="float" office:value="5.5852009960868019" table:style-name="ce121">
            <text:p>+5,6<text:s text:c="3"/></text:p>
          </table:table-cell>
          <table:table-cell table:style-name="ce12"/>
          <table:table-cell table:number-columns-repeated="16371"/>
        </table:table-row>
        <table:table-row table:style-name="ro4">
          <table:table-cell/>
          <table:table-cell office:value-type="string" table:style-name="ce188">
            <text:p>2- Especialistas das atividades intelectuais e científicas</text:p>
          </table:table-cell>
          <table:table-cell office:value-type="float" office:value="34961" table:style-name="ce116">
            <text:p>34 961</text:p>
          </table:table-cell>
          <table:table-cell office:value-type="float" office:value="9.9250532292405964" table:style-name="ce242">
            <text:p>9,9<text:s text:c="5"/></text:p>
          </table:table-cell>
          <table:table-cell office:value-type="float" office:value="36080" table:style-name="ce150">
            <text:p>36 080</text:p>
          </table:table-cell>
          <table:table-cell office:value-type="float" office:value="9.6103391053967595" table:style-name="ce245">
            <text:p>9,6<text:s text:c="5"/></text:p>
          </table:table-cell>
          <table:table-cell office:value-type="float" office:value="35883" table:style-name="ce118">
            <text:p>35 883</text:p>
          </table:table-cell>
          <table:table-cell office:value-type="float" office:value="9.4025873295792515" table:style-name="ce248">
            <text:p>9,4<text:s text:c="5"/></text:p>
          </table:table-cell>
          <table:table-cell office:value-type="float" office:value="-1119" table:style-name="ce120">
            <text:p><text:s/>-1 119</text:p>
          </table:table-cell>
          <table:table-cell office:value-type="float" office:value="-3.1014412416851442" table:style-name="ce121">
            <text:p>-3,1<text:s text:c="3"/></text:p>
          </table:table-cell>
          <table:table-cell office:value-type="float" office:value="-922" table:style-name="ce120">
            <text:p><text:s/>- 922</text:p>
          </table:table-cell>
          <table:table-cell office:value-type="float" office:value="-2.5694618621631413" table:style-name="ce121">
            <text:p>-2,6<text:s text:c="3"/></text:p>
          </table:table-cell>
          <table:table-cell table:style-name="ce15"/>
          <table:table-cell table:number-columns-repeated="16371"/>
        </table:table-row>
        <table:table-row table:style-name="ro4">
          <table:table-cell/>
          <table:table-cell office:value-type="string" table:style-name="ce188">
            <text:p>3- Técnicos e profissões de nível intermédio</text:p>
          </table:table-cell>
          <table:table-cell office:value-type="float" office:value="32562" table:style-name="ce116">
            <text:p>32 562</text:p>
          </table:table-cell>
          <table:table-cell office:value-type="float" office:value="9.2440028388928308" table:style-name="ce242">
            <text:p>9,2<text:s text:c="5"/></text:p>
          </table:table-cell>
          <table:table-cell office:value-type="float" office:value="34028" table:style-name="ce150">
            <text:p>34 028</text:p>
          </table:table-cell>
          <table:table-cell office:value-type="float" office:value="9.0637643868747482" table:style-name="ce245">
            <text:p>9,1<text:s text:c="5"/></text:p>
          </table:table-cell>
          <table:table-cell office:value-type="float" office:value="33726" table:style-name="ce118">
            <text:p>33 726</text:p>
          </table:table-cell>
          <table:table-cell office:value-type="float" office:value="8.8373787107373918" table:style-name="ce248">
            <text:p>8,8<text:s text:c="5"/></text:p>
          </table:table-cell>
          <table:table-cell office:value-type="float" office:value="-1466" table:style-name="ce120">
            <text:p><text:s/>-1 466</text:p>
          </table:table-cell>
          <table:table-cell office:value-type="float" office:value="-4.3082167626660395" table:style-name="ce121">
            <text:p>-4,3<text:s text:c="3"/></text:p>
          </table:table-cell>
          <table:table-cell office:value-type="float" office:value="-1164" table:style-name="ce120">
            <text:p><text:s/>-1 164</text:p>
          </table:table-cell>
          <table:table-cell office:value-type="float" office:value="-3.4513431773705747" table:style-name="ce121">
            <text:p>-3,5<text:s text:c="3"/></text:p>
          </table:table-cell>
          <table:table-cell table:style-name="ce15"/>
          <table:table-cell table:number-columns-repeated="16371"/>
        </table:table-row>
        <table:table-row table:style-name="ro4">
          <table:table-cell/>
          <table:table-cell office:value-type="string" table:style-name="ce190">
            <text:p>4- Pessoal administrativo</text:p>
          </table:table-cell>
          <table:table-cell office:value-type="float" office:value="41775" table:style-name="ce116">
            <text:p>41 775</text:p>
          </table:table-cell>
          <table:table-cell office:value-type="float" office:value="11.859474804826117" table:style-name="ce242">
            <text:p>11,9<text:s text:c="5"/></text:p>
          </table:table-cell>
          <table:table-cell office:value-type="float" office:value="43760" table:style-name="ce150">
            <text:p>43 760</text:p>
          </table:table-cell>
          <table:table-cell office:value-type="float" office:value="11.655998870625337" table:style-name="ce245">
            <text:p>11,7<text:s text:c="5"/></text:p>
          </table:table-cell>
          <table:table-cell office:value-type="float" office:value="44812" table:style-name="ce118">
            <text:p>44 812</text:p>
          </table:table-cell>
          <table:table-cell office:value-type="float" office:value="11.742294217682618" table:style-name="ce248">
            <text:p>11,7<text:s text:c="5"/></text:p>
          </table:table-cell>
          <table:table-cell office:value-type="float" office:value="-1985" table:style-name="ce120">
            <text:p><text:s/>-1 985</text:p>
          </table:table-cell>
          <table:table-cell office:value-type="float" office:value="-4.5361060329067646" table:style-name="ce121">
            <text:p>-4,5<text:s text:c="3"/></text:p>
          </table:table-cell>
          <table:table-cell office:value-type="float" office:value="-3037" table:style-name="ce120">
            <text:p><text:s/>-3 037</text:p>
          </table:table-cell>
          <table:table-cell office:value-type="float" office:value="-6.7772025350352578" table:style-name="ce121">
            <text:p>-6,8<text:s text:c="3"/></text:p>
          </table:table-cell>
          <table:table-cell table:style-name="ce16"/>
          <table:table-cell table:number-columns-repeated="16371"/>
        </table:table-row>
        <table:table-row table:style-name="ro4">
          <table:table-cell/>
          <table:table-cell office:value-type="string" table:style-name="ce191">
            <text:p>5- Trab. serviços pessoais, de proteção e segurança e vendedores</text:p>
          </table:table-cell>
          <table:table-cell office:value-type="float" office:value="78680" table:style-name="ce116">
            <text:p>78 680</text:p>
          </table:table-cell>
          <table:table-cell office:value-type="float" office:value="22.336408800567778" table:style-name="ce242">
            <text:p>22,3<text:s text:c="5"/></text:p>
          </table:table-cell>
          <table:table-cell office:value-type="float" office:value="86798" table:style-name="ce150">
            <text:p>86 798</text:p>
          </table:table-cell>
          <table:table-cell office:value-type="float" office:value="23.119684414363302" table:style-name="ce245">
            <text:p>23,1<text:s text:c="5"/></text:p>
          </table:table-cell>
          <table:table-cell office:value-type="float" office:value="84226" table:style-name="ce118">
            <text:p>84 226</text:p>
          </table:table-cell>
          <table:table-cell office:value-type="float" office:value="22.070125697994651" table:style-name="ce248">
            <text:p>22,1<text:s text:c="5"/></text:p>
          </table:table-cell>
          <table:table-cell office:value-type="float" office:value="-8118" table:style-name="ce120">
            <text:p><text:s/>-8 118</text:p>
          </table:table-cell>
          <table:table-cell office:value-type="float" office:value="-9.3527500633655158" table:style-name="ce121">
            <text:p>-9,4<text:s text:c="3"/></text:p>
          </table:table-cell>
          <table:table-cell office:value-type="float" office:value="-5546" table:style-name="ce120">
            <text:p><text:s/>-5 546</text:p>
          </table:table-cell>
          <table:table-cell office:value-type="float" office:value="-6.584665067793793" table:style-name="ce121">
            <text:p>-6,6<text:s text:c="3"/></text:p>
          </table:table-cell>
          <table:table-cell table:style-name="ce16"/>
          <table:table-cell table:number-columns-repeated="16371"/>
        </table:table-row>
        <table:table-row table:style-name="ro4">
          <table:table-cell/>
          <table:table-cell office:value-type="string" table:style-name="ce188">
            <text:p>6- Agricultores e trab. qualificados da agric., <text:s/>pesca e floresta</text:p>
          </table:table-cell>
          <table:table-cell office:value-type="float" office:value="9479" table:style-name="ce116">
            <text:p>9 479</text:p>
          </table:table-cell>
          <table:table-cell office:value-type="float" office:value="2.6909865152590489" table:style-name="ce242">
            <text:p>2,7<text:s text:c="5"/></text:p>
          </table:table-cell>
          <table:table-cell office:value-type="float" office:value="9966" table:style-name="ce150">
            <text:p>9 966</text:p>
          </table:table-cell>
          <table:table-cell office:value-type="float" office:value="2.6545631797223974" table:style-name="ce245">
            <text:p>2,7<text:s text:c="5"/></text:p>
          </table:table-cell>
          <table:table-cell office:value-type="float" office:value="9758" table:style-name="ce118">
            <text:p>9 758</text:p>
          </table:table-cell>
          <table:table-cell office:value-type="float" office:value="2.5569335663694321" table:style-name="ce248">
            <text:p>2,6<text:s text:c="5"/></text:p>
          </table:table-cell>
          <table:table-cell office:value-type="float" office:value="-487" table:style-name="ce120">
            <text:p><text:s/>- 487</text:p>
          </table:table-cell>
          <table:table-cell office:value-type="float" office:value="-4.8866144892634962" table:style-name="ce121">
            <text:p>-4,9<text:s text:c="3"/></text:p>
          </table:table-cell>
          <table:table-cell office:value-type="float" office:value="-279" table:style-name="ce120">
            <text:p><text:s/>- 279</text:p>
          </table:table-cell>
          <table:table-cell office:value-type="float" office:value="-2.859192457470793" table:style-name="ce121">
            <text:p>-2,9<text:s text:c="3"/></text:p>
          </table:table-cell>
          <table:table-cell table:style-name="ce21"/>
          <table:table-cell table:number-columns-repeated="16371"/>
        </table:table-row>
        <table:table-row table:style-name="ro4">
          <table:table-cell/>
          <table:table-cell office:value-type="string" table:style-name="ce188">
            <text:p>7- Trabalhadores qualificados da indústria, construção e artífices</text:p>
          </table:table-cell>
          <table:table-cell office:value-type="float" office:value="35004" table:style-name="ce116">
            <text:p>35 004</text:p>
          </table:table-cell>
          <table:table-cell office:value-type="float" office:value="9.9372604684173158" table:style-name="ce242">
            <text:p>9,9<text:s text:c="5"/></text:p>
          </table:table-cell>
          <table:table-cell office:value-type="float" office:value="37133" table:style-name="ce150">
            <text:p>37 133</text:p>
          </table:table-cell>
          <table:table-cell office:value-type="float" office:value="9.8908182372698974" table:style-name="ce245">
            <text:p>9,9<text:s text:c="5"/></text:p>
          </table:table-cell>
          <table:table-cell office:value-type="float" office:value="41464" table:style-name="ce118">
            <text:p>41 464</text:p>
          </table:table-cell>
          <table:table-cell office:value-type="float" office:value="10.865002397616532" table:style-name="ce248">
            <text:p>10,9<text:s text:c="5"/></text:p>
          </table:table-cell>
          <table:table-cell office:value-type="float" office:value="-2129" table:style-name="ce120">
            <text:p><text:s/>-2 129</text:p>
          </table:table-cell>
          <table:table-cell office:value-type="float" office:value="-5.7334446449249992" table:style-name="ce121">
            <text:p>-5,7<text:s text:c="3"/></text:p>
          </table:table-cell>
          <table:table-cell office:value-type="float" office:value="-6460" table:style-name="ce120">
            <text:p><text:s/>-6 460</text:p>
          </table:table-cell>
          <table:table-cell office:value-type="float" office:value="-15.579780050163997" table:style-name="ce121">
            <text:p>-15,6<text:s text:c="3"/></text:p>
          </table:table-cell>
          <table:table-cell table:style-name="ce19"/>
          <table:table-cell table:number-columns-repeated="16371"/>
        </table:table-row>
        <table:table-row table:style-name="ro4">
          <table:table-cell/>
          <table:table-cell office:value-type="string" table:style-name="ce192">
            <text:p>8- Operadores de instalações e máquinas e trab. da montagem</text:p>
          </table:table-cell>
          <table:table-cell office:value-type="float" office:value="21301" table:style-name="ce116">
            <text:p>21 301</text:p>
          </table:table-cell>
          <table:table-cell office:value-type="float" office:value="6.0471256210078064" table:style-name="ce242">
            <text:p>6,0<text:s text:c="5"/></text:p>
          </table:table-cell>
          <table:table-cell office:value-type="float" office:value="22833" table:style-name="ce150">
            <text:p>22 833</text:p>
          </table:table-cell>
          <table:table-cell office:value-type="float" office:value="6.0818423723260588" table:style-name="ce245">
            <text:p>6,1<text:s text:c="5"/></text:p>
          </table:table-cell>
          <table:table-cell office:value-type="float" office:value="25310" table:style-name="ce118">
            <text:p>25 310</text:p>
          </table:table-cell>
          <table:table-cell office:value-type="float" office:value="6.6320955692570527" table:style-name="ce248">
            <text:p>6,6<text:s text:c="5"/></text:p>
          </table:table-cell>
          <table:table-cell office:value-type="float" office:value="-1532" table:style-name="ce120">
            <text:p><text:s/>-1 532</text:p>
          </table:table-cell>
          <table:table-cell office:value-type="float" office:value="-6.7095870012700916" table:style-name="ce121">
            <text:p>-6,7<text:s text:c="3"/></text:p>
          </table:table-cell>
          <table:table-cell office:value-type="float" office:value="-4009" table:style-name="ce120">
            <text:p><text:s/>-4 009</text:p>
          </table:table-cell>
          <table:table-cell office:value-type="float" office:value="-15.839589095219281" table:style-name="ce121">
            <text:p>-15,8<text:s text:c="3"/></text:p>
          </table:table-cell>
          <table:table-cell table:style-name="ce20"/>
          <table:table-cell table:number-columns-repeated="16371"/>
        </table:table-row>
        <table:table-row table:style-name="ro4">
          <table:table-cell/>
          <table:table-cell office:value-type="string" table:style-name="ce191">
            <text:p>9- Trabalhadores não qualificados</text:p>
          </table:table-cell>
          <table:table-cell office:value-type="float" office:value="89415" table:style-name="ce116">
            <text:p>89 415</text:p>
          </table:table-cell>
          <table:table-cell office:value-type="float" office:value="25.383960255500355" table:style-name="ce242">
            <text:p>25,4<text:s text:c="5"/></text:p>
          </table:table-cell>
          <table:table-cell office:value-type="float" office:value="95485" table:style-name="ce150">
            <text:p>95 485</text:p>
          </table:table-cell>
          <table:table-cell office:value-type="float" office:value="25.433570661829535" table:style-name="ce245">
            <text:p>25,4<text:s text:c="5"/></text:p>
          </table:table-cell>
          <table:table-cell office:value-type="float" office:value="97812" table:style-name="ce118">
            <text:p>97 812</text:p>
          </table:table-cell>
          <table:table-cell office:value-type="float" office:value="25.630127689457559" table:style-name="ce248">
            <text:p>25,6<text:s text:c="5"/></text:p>
          </table:table-cell>
          <table:table-cell office:value-type="float" office:value="-6070" table:style-name="ce120">
            <text:p><text:s/>-6 070</text:p>
          </table:table-cell>
          <table:table-cell office:value-type="float" office:value="-6.3570194271351523" table:style-name="ce121">
            <text:p>-6,4<text:s text:c="3"/></text:p>
          </table:table-cell>
          <table:table-cell office:value-type="float" office:value="-8397" table:style-name="ce120">
            <text:p><text:s/>-8 397</text:p>
          </table:table-cell>
          <table:table-cell office:value-type="float" office:value="-8.5848362164151641" table:style-name="ce121">
            <text:p>-8,6<text:s text:c="3"/></text:p>
          </table:table-cell>
          <table:table-cell table:style-name="ce19"/>
          <table:table-cell table:number-columns-repeated="16371"/>
        </table:table-row>
        <table:table-row table:style-name="ro4">
          <table:table-cell/>
          <table:table-cell office:value-type="string" table:style-name="ce191">
            <text:p>0- Profissões das Forças Armadas</text:p>
          </table:table-cell>
          <table:table-cell office:value-type="float" office:value="164" table:style-name="ce116">
            <text:p><text:s/>164</text:p>
          </table:table-cell>
          <table:table-cell office:value-type="float" office:value="4.6557842441447839E-2" table:style-name="ce242">
            <text:p>0,0<text:s text:c="5"/></text:p>
          </table:table-cell>
          <table:table-cell office:value-type="float" office:value="170" table:style-name="ce150">
            <text:p><text:s/>170</text:p>
          </table:table-cell>
          <table:table-cell office:value-type="float" office:value="4.5281531261570099E-2" table:style-name="ce245">
            <text:p>0,0<text:s text:c="5"/></text:p>
          </table:table-cell>
          <table:table-cell office:value-type="float" office:value="190" table:style-name="ce118">
            <text:p><text:s/>190</text:p>
          </table:table-cell>
          <table:table-cell office:value-type="float" office:value="4.978657282334413E-2" table:style-name="ce248">
            <text:p>0,0<text:s text:c="5"/></text:p>
          </table:table-cell>
          <table:table-cell office:value-type="float" office:value="-6" table:style-name="ce120">
            <text:p><text:s/>- 6</text:p>
          </table:table-cell>
          <table:table-cell office:value-type="float" office:value="-3.5294117647058822" table:style-name="ce121">
            <text:p>-3,5<text:s text:c="3"/></text:p>
          </table:table-cell>
          <table:table-cell office:value-type="float" office:value="-26" table:style-name="ce120">
            <text:p><text:s/>- 26</text:p>
          </table:table-cell>
          <table:table-cell office:value-type="float" office:value="-13.684210526315791" table:style-name="ce121">
            <text:p>-13,7<text:s text:c="3"/></text:p>
          </table:table-cell>
          <table:table-cell table:style-name="ce20"/>
          <table:table-cell table:number-columns-repeated="16371"/>
        </table:table-row>
        <table:table-row table:style-name="ro4">
          <table:table-cell/>
          <table:table-cell office:value-type="string" table:style-name="ce191">
            <text:p><text:s text:c="5"/>Outros</text:p>
          </table:table-cell>
          <table:table-cell office:value-type="float" office:value="5" table:style-name="ce116">
            <text:p><text:s/>5</text:p>
          </table:table-cell>
          <table:table-cell office:value-type="float" office:value="1.4194464158977999E-3" table:style-name="ce242">
            <text:p>0,0<text:s text:c="5"/></text:p>
          </table:table-cell>
          <table:table-cell office:value-type="float" office:value="7" table:style-name="ce150">
            <text:p><text:s/>7</text:p>
          </table:table-cell>
          <table:table-cell office:value-type="float" office:value="1.8645336401822983E-3" table:style-name="ce245">
            <text:p>0,0<text:s text:c="5"/></text:p>
          </table:table-cell>
          <table:table-cell office:value-type="float" office:value="15" table:style-name="ce118">
            <text:p><text:s/>15</text:p>
          </table:table-cell>
          <table:table-cell office:value-type="float" office:value="3.9305189071061159E-3" table:style-name="ce248">
            <text:p>0,0<text:s text:c="5"/></text:p>
          </table:table-cell>
          <table:table-cell office:value-type="float" office:value="-2" table:style-name="ce120">
            <text:p><text:s/>- 2</text:p>
          </table:table-cell>
          <table:table-cell office:value-type="float" office:value="-28.571428571428569" table:style-name="ce121">
            <text:p>-28,6<text:s text:c="3"/></text:p>
          </table:table-cell>
          <table:table-cell office:value-type="float" office:value="-10" table:style-name="ce120">
            <text:p><text:s/>- 10</text:p>
          </table:table-cell>
          <table:table-cell office:value-type="float" office:value="-66.666666666666657" table:style-name="ce121">
            <text:p>-66,7<text:s text:c="3"/></text:p>
          </table:table-cell>
          <table:table-cell table:style-name="ce19"/>
          <table:table-cell table:number-columns-repeated="16371"/>
        </table:table-row>
        <table:table-row table:style-name="ro31">
          <table:table-cell/>
          <table:table-cell table:style-name="ce179"/>
          <table:table-cell table:style-name="ce156"/>
          <table:table-cell table:style-name="ce250"/>
          <table:table-cell table:style-name="ce157"/>
          <table:table-cell table:style-name="ce252"/>
          <table:table-cell table:style-name="ce158"/>
          <table:table-cell table:style-name="ce254"/>
          <table:table-cell table:style-name="ce142"/>
          <table:table-cell table:style-name="ce143"/>
          <table:table-cell table:style-name="ce142"/>
          <table:table-cell table:style-name="ce143"/>
          <table:table-cell table:style-name="ce19"/>
          <table:table-cell table:number-columns-repeated="16371"/>
        </table:table-row>
        <table:table-row table:style-name="ro26">
          <table:table-cell/>
          <table:table-cell office:value-type="string" table:style-name="ce283">
            <text:p><text:s text:c="4"/>(1) - Mês homólogo do ano anterior</text:p>
          </table:table-cell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5" table:style-name="ro8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16371"/>
        </table:table-row>
        <table:table-row table:style-name="ro19">
          <table:table-cell/>
          <table:table-cell table:number-columns-repeated="3" table:style-name="ce1"/>
          <table:table-cell table:style-name="ce58"/>
          <table:table-cell table:number-columns-repeated="3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style-name="ro19">
          <table:table-cell/>
          <table:table-cell table:number-columns-repeated="3" table:style-name="ce1"/>
          <table:table-cell table:style-name="ce58"/>
          <table:table-cell table:number-columns-repeated="16379" table:style-name="ce1"/>
        </table:table-row>
        <table:table-row table:number-rows-repeated="15" table:style-name="ro19">
          <table:table-cell table:number-columns-repeated="16384"/>
        </table:table-row>
        <table:table-row table:style-name="ro19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/>
        </table:table-row>
        <table:table-row table:number-rows-repeated="1048501" table:style-name="ro19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6">
        <table:table-column table:style-name="co10" table:default-cell-style-name="ce1" table:visibility="collapse"/>
        <table:table-column table:style-name="co44" table:default-cell-style-name="ce1"/>
        <table:table-column table:style-name="co3" table:default-cell-style-name="ce1"/>
        <table:table-column table:style-name="co45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1" table:default-cell-style-name="ce1"/>
        <table:table-column table:style-name="co37" table:default-cell-style-name="ce1"/>
        <table:table-column table:style-name="co38" table:default-cell-style-name="ce1"/>
        <table:table-column table:style-name="co1" table:default-cell-style-name="ce1"/>
        <table:table-column table:style-name="co20" table:default-cell-style-name="ce1"/>
        <table:table-column table:style-name="co46" table:default-cell-style-name="ce1"/>
        <table:table-column table:style-name="co20" table:number-columns-repeated="3" table:default-cell-style-name="ce1"/>
        <table:table-column table:style-name="co47" table:default-cell-style-name="ce1"/>
        <table:table-column table:style-name="co20" table:number-columns-repeated="16366" table:default-cell-style-name="ce1"/>
        <table:table-row table:style-name="ro19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9" draw:name="Picture 184" svg:x="0.10302in" svg:y="0.13736in" svg:width="2.52941in" svg:height="0.6479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53" draw:name="CaixaDeTexto 11" svg:x="0.57372in" svg:y="0.25925in" svg:width="1.93003in" svg:height="0.51096in">
                <draw:text-box>
                  <text:p text:style-name="a52" text:class-names="" text:cond-style-name=""><text:span text:style-name="a50" text:class-names="">JUNHO 2021</text:span><text:span text:style-name="a5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9">
          <table:table-cell/>
          <table:table-cell table:style-name="ce1">
            <draw:frame draw:z-index="1" draw:id="id13" draw:style-name="a45" draw:name="Text Box 122" svg:x="0in" svg:y="0in" svg:width="0.97917in" svg:height="0.31783in">
              <draw:text-box>
                <text:p text:style-name="a42" text:class-names="" text:cond-style-name=""><text:span text:style-name="a39" text:class-names="">Página 8</text:span><text:span text:style-name="a40" text:class-names="">/14</text:span><text:span text:style-name="a41" text:class-names=""/></text:p>
                <text:p text:style-name="a44" text:class-names="" text:cond-style-name=""><text:span text:style-name="a43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4" draw:style-name="a48" draw:name="CaixaDeTexto 9" svg:x="0.43471in" svg:y="0.00966in" svg:width="1.36208in" svg:height="0.29943in">
              <draw:text-box>
                <text:p text:style-name="a47" text:class-names="" text:cond-style-name=""><text:span text:style-name="a4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9">
          <table:table-cell/>
          <table:table-cell table:number-columns-repeated="11" table:style-name="ce13"/>
          <table:table-cell table:style-name="ce2"/>
          <table:table-cell table:number-columns-repeated="16371"/>
        </table:table-row>
        <table:table-row table:style-name="ro19">
          <table:table-cell/>
          <table:table-cell table:number-columns-repeated="11" table:style-name="ce13"/>
          <table:table-cell table:number-columns-repeated="16372" table:style-name="ce1"/>
        </table:table-row>
        <table:table-row table:style-name="ro20">
          <table:table-cell/>
          <table:table-cell office:value-type="string" table:style-name="ce159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159"/>
          <table:table-cell office:value-type="string" table:number-columns-spanned="2" table:number-rows-spanned="1" table:style-name="ce375">
            <text:p>CONTINENTE</text:p>
          </table:table-cell>
          <table:covered-table-cell/>
          <table:table-cell table:style-name="ce2"/>
          <table:table-cell table:number-columns-repeated="16371"/>
        </table:table-row>
        <table:table-row table:style-name="ro20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2"/>
          <table:table-cell table:number-columns-repeated="16371"/>
        </table:table-row>
        <table:table-row table:style-name="ro23">
          <table:table-cell/>
          <table:table-cell table:style-name="ce13"/>
          <table:table-cell table:style-name="ce14"/>
          <table:table-cell table:number-columns-repeated="9" table:style-name="ce13"/>
          <table:table-cell table:style-name="ce2"/>
          <table:table-cell table:number-columns-repeated="16371"/>
        </table:table-row>
        <table:table-row table:style-name="ro19">
          <table:table-cell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376">
            <text:p>Variação</text:p>
          </table:table-cell>
          <table:covered-table-cell table:number-columns-repeated="3"/>
          <table:table-cell table:style-name="ce4"/>
          <table:table-cell table:number-columns-repeated="16371"/>
        </table:table-row>
        <table:table-row table:style-name="ro19">
          <table:table-cell/>
          <table:table-cell office:value-type="string" table:style-name="ce28">
            <text:p>CAE <text:s/>Rev.3</text:p>
          </table:table-cell>
          <table:table-cell office:value-type="string" table:style-name="ce178">
            <text:p>JUNHO 2021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MAI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JUNHO 2020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387">
            <text:p>Mês <text:s/>anterior</text:p>
          </table:table-cell>
          <table:covered-table-cell/>
          <table:table-cell office:value-type="string" table:number-columns-spanned="2" table:number-rows-spanned="1" table:style-name="ce378">
            <text:p>Mês <text:s/>homólogo<text:span text:style-name="T1">(1)<text:s/></text:span></text:p>
          </table:table-cell>
          <table:covered-table-cell/>
          <table:table-cell table:style-name="ce4"/>
          <table:table-cell table:number-columns-repeated="16371"/>
        </table:table-row>
        <table:table-row table:style-name="ro19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style-name="ce5"/>
          <table:table-cell table:number-columns-repeated="16371"/>
        </table:table-row>
        <table:table-row table:style-name="ro32">
          <table:table-cell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style-name="ce5"/>
          <table:table-cell table:number-columns-repeated="16371"/>
        </table:table-row>
        <table:table-row table:style-name="ro12">
          <table:table-cell/>
          <table:table-cell office:value-type="string" table:style-name="ce180">
            <text:p><text:s text:c="2"/>Total</text:p>
          </table:table-cell>
          <table:table-cell office:value-type="float" office:value="321994" table:style-name="ce109">
            <text:p>321 994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344697" table:style-name="ce111">
            <text:p>344 697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356577" table:style-name="ce111">
            <text:p>356 577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22703" table:style-name="ce113">
            <text:p><text:s/>-22 703</text:p>
          </table:table-cell>
          <table:table-cell office:value-type="float" office:value="-6.5863642561438018" table:style-name="ce114">
            <text:p>-6,6<text:s text:c="3"/></text:p>
          </table:table-cell>
          <table:table-cell office:value-type="float" office:value="-34583" table:style-name="ce113">
            <text:p><text:s/>-34 583</text:p>
          </table:table-cell>
          <table:table-cell office:value-type="float" office:value="-9.6986064720943865" table:style-name="ce114">
            <text:p>-9,7<text:s text:c="3"/></text:p>
          </table:table-cell>
          <table:table-cell table:style-name="ce8"/>
          <table:table-cell table:number-columns-repeated="16371"/>
        </table:table-row>
        <table:table-row table:style-name="ro2">
          <table:table-cell table:style-name="ce234"/>
          <table:table-cell office:value-type="string" table:style-name="ce181">
            <text:p>Agricultura, produção animal, caça, floresta e pesca</text:p>
          </table:table-cell>
          <table:table-cell office:value-type="float" office:value="12656" table:style-name="ce109">
            <text:p>12 656</text:p>
          </table:table-cell>
          <table:table-cell office:value-type="float" office:value="3.930508021888607" table:style-name="ce110">
            <text:p>3,9<text:s text:c="5"/></text:p>
          </table:table-cell>
          <table:table-cell office:value-type="float" office:value="13404" table:style-name="ce111">
            <text:p>13 404</text:p>
          </table:table-cell>
          <table:table-cell office:value-type="float" office:value="3.8886326251751537" table:style-name="ce112">
            <text:p>3,9<text:s text:c="5"/></text:p>
          </table:table-cell>
          <table:table-cell office:value-type="float" office:value="13179" table:style-name="ce111">
            <text:p>13 179</text:p>
          </table:table-cell>
          <table:table-cell office:value-type="float" office:value="3.6959759042226503" table:style-name="ce112">
            <text:p>3,7<text:s text:c="5"/></text:p>
          </table:table-cell>
          <table:table-cell office:value-type="float" office:value="-748" table:style-name="ce113">
            <text:p><text:s/>- 748</text:p>
          </table:table-cell>
          <table:table-cell office:value-type="float" office:value="-5.5804237541032533" table:style-name="ce114">
            <text:p>-5,6<text:s text:c="3"/></text:p>
          </table:table-cell>
          <table:table-cell office:value-type="float" office:value="-523" table:style-name="ce113">
            <text:p><text:s/>- 523</text:p>
          </table:table-cell>
          <table:table-cell office:value-type="float" office:value="-3.9684346308521135" table:style-name="ce114">
            <text:p>-4,0<text:s text:c="3"/></text:p>
          </table:table-cell>
          <table:table-cell table:style-name="ce155"/>
          <table:table-cell table:number-columns-repeated="16371" table:style-name="ce234"/>
        </table:table-row>
        <table:table-row table:style-name="ro33">
          <table:table-cell table:style-name="ce234"/>
          <table:table-cell office:value-type="string" table:style-name="ce182">
            <text:p>Indústria, energia e água e construção</text:p>
          </table:table-cell>
          <table:table-cell office:value-type="float" office:value="64633" table:style-name="ce127">
            <text:p>64 633</text:p>
          </table:table-cell>
          <table:table-cell office:value-type="float" office:value="20.072734274551699" table:style-name="ce128">
            <text:p>20,1<text:s text:c="5"/></text:p>
          </table:table-cell>
          <table:table-cell office:value-type="float" office:value="67823" table:style-name="ce111">
            <text:p>67 823</text:p>
          </table:table-cell>
          <table:table-cell office:value-type="float" office:value="19.676121347154169" table:style-name="ce112">
            <text:p>19,7<text:s text:c="5"/></text:p>
          </table:table-cell>
          <table:table-cell office:value-type="float" office:value="74925" table:style-name="ce111">
            <text:p>74 925</text:p>
          </table:table-cell>
          <table:table-cell office:value-type="float" office:value="21.01229187524714" table:style-name="ce112">
            <text:p>21,0<text:s text:c="5"/></text:p>
          </table:table-cell>
          <table:table-cell office:value-type="float" office:value="-3190" table:style-name="ce113">
            <text:p><text:s/>-3 190</text:p>
          </table:table-cell>
          <table:table-cell office:value-type="float" office:value="-4.7034191940787045" table:style-name="ce114">
            <text:p>-4,7<text:s text:c="3"/></text:p>
          </table:table-cell>
          <table:table-cell office:value-type="float" office:value="-10292" table:style-name="ce113">
            <text:p><text:s/>-10 292</text:p>
          </table:table-cell>
          <table:table-cell office:value-type="float" office:value="-13.736403069736403" table:style-name="ce114">
            <text:p>-13,7<text:s text:c="3"/></text:p>
          </table:table-cell>
          <table:table-cell table:style-name="ce155"/>
          <table:table-cell table:number-columns-repeated="16371" table:style-name="ce234"/>
        </table:table-row>
        <table:table-row table:style-name="ro34">
          <table:table-cell/>
          <table:table-cell office:value-type="string" table:style-name="ce183">
            <text:p>Indústrias extrativas</text:p>
          </table:table-cell>
          <table:table-cell office:value-type="float" office:value="1845" table:style-name="ce116">
            <text:p>1 845</text:p>
          </table:table-cell>
          <table:table-cell office:value-type="float" office:value="0.57299204332999998" table:style-name="ce117">
            <text:p>0,6<text:s text:c="5"/></text:p>
          </table:table-cell>
          <table:table-cell office:value-type="float" office:value="1967" table:style-name="ce118">
            <text:p>1 967</text:p>
          </table:table-cell>
          <table:table-cell office:value-type="float" office:value="0.57064610367946345" table:style-name="ce119">
            <text:p>0,6<text:s text:c="5"/></text:p>
          </table:table-cell>
          <table:table-cell office:value-type="float" office:value="2031" table:style-name="ce118">
            <text:p>2 031</text:p>
          </table:table-cell>
          <table:table-cell office:value-type="float" office:value="0.56958244642812073" table:style-name="ce119">
            <text:p>0,6<text:s text:c="5"/></text:p>
          </table:table-cell>
          <table:table-cell office:value-type="float" office:value="-122" table:style-name="ce120">
            <text:p><text:s/>- 122</text:p>
          </table:table-cell>
          <table:table-cell office:value-type="float" office:value="-6.2023385866802236" table:style-name="ce121">
            <text:p>-6,2<text:s text:c="3"/></text:p>
          </table:table-cell>
          <table:table-cell office:value-type="float" office:value="-186" table:style-name="ce120">
            <text:p><text:s/>- 186</text:p>
          </table:table-cell>
          <table:table-cell office:value-type="float" office:value="-9.1580502215657305" table:style-name="ce121">
            <text:p>-9,2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84">
            <text:p>Indústrias alimentares das bebidas e do tabaco</text:p>
          </table:table-cell>
          <table:table-cell office:value-type="float" office:value="7036" table:style-name="ce116">
            <text:p>7 036</text:p>
          </table:table-cell>
          <table:table-cell office:value-type="float" office:value="2.1851338844823194" table:style-name="ce117">
            <text:p>2,2<text:s text:c="5"/></text:p>
          </table:table-cell>
          <table:table-cell office:value-type="float" office:value="7385" table:style-name="ce118">
            <text:p>7 385</text:p>
          </table:table-cell>
          <table:table-cell office:value-type="float" office:value="2.1424613501132881" table:style-name="ce119">
            <text:p>2,1<text:s text:c="5"/></text:p>
          </table:table-cell>
          <table:table-cell office:value-type="float" office:value="7540" table:style-name="ce118">
            <text:p>7 540</text:p>
          </table:table-cell>
          <table:table-cell office:value-type="float" office:value="2.1145502934849976" table:style-name="ce119">
            <text:p>2,1<text:s text:c="5"/></text:p>
          </table:table-cell>
          <table:table-cell office:value-type="float" office:value="-349" table:style-name="ce120">
            <text:p><text:s/>- 349</text:p>
          </table:table-cell>
          <table:table-cell office:value-type="float" office:value="-4.7257955314827358" table:style-name="ce121">
            <text:p>-4,7<text:s text:c="3"/></text:p>
          </table:table-cell>
          <table:table-cell office:value-type="float" office:value="-504" table:style-name="ce120">
            <text:p><text:s/>- 504</text:p>
          </table:table-cell>
          <table:table-cell office:value-type="float" office:value="-6.6843501326259949" table:style-name="ce121">
            <text:p>-6,7<text:s text:c="3"/></text:p>
          </table:table-cell>
          <table:table-cell table:style-name="ce6"/>
          <table:table-cell table:number-columns-repeated="16371"/>
        </table:table-row>
        <table:table-row table:style-name="ro34">
          <table:table-cell/>
          <table:table-cell office:value-type="string" table:style-name="ce184">
            <text:p>Fabricação de têxteis</text:p>
          </table:table-cell>
          <table:table-cell office:value-type="float" office:value="2976" table:style-name="ce116">
            <text:p>2 976</text:p>
          </table:table-cell>
          <table:table-cell office:value-type="float" office:value="0.92424082436318689" table:style-name="ce152">
            <text:p>0,9<text:s text:c="5"/></text:p>
          </table:table-cell>
          <table:table-cell office:value-type="float" office:value="3094" table:style-name="ce153">
            <text:p>3 094</text:p>
          </table:table-cell>
          <table:table-cell office:value-type="float" office:value="0.89759992109011677" table:style-name="ce154">
            <text:p>0,9<text:s text:c="5"/></text:p>
          </table:table-cell>
          <table:table-cell office:value-type="float" office:value="3343" table:style-name="ce118">
            <text:p>3 343</text:p>
          </table:table-cell>
          <table:table-cell office:value-type="float" office:value="0.93752541526795052" table:style-name="ce154">
            <text:p>0,9<text:s text:c="5"/></text:p>
          </table:table-cell>
          <table:table-cell office:value-type="float" office:value="-118" table:style-name="ce120">
            <text:p><text:s/>- 118</text:p>
          </table:table-cell>
          <table:table-cell office:value-type="float" office:value="-3.8138332255979317" table:style-name="ce121">
            <text:p>-3,8<text:s text:c="3"/></text:p>
          </table:table-cell>
          <table:table-cell office:value-type="float" office:value="-367" table:style-name="ce120">
            <text:p><text:s/>- 367</text:p>
          </table:table-cell>
          <table:table-cell office:value-type="float" office:value="-10.978163326353576" table:style-name="ce121">
            <text:p>-11,0<text:s text:c="3"/></text:p>
          </table:table-cell>
          <table:table-cell table:style-name="ce7"/>
          <table:table-cell table:number-columns-repeated="16371"/>
        </table:table-row>
        <table:table-row table:style-name="ro34">
          <table:table-cell/>
          <table:table-cell office:value-type="string" table:style-name="ce185">
            <text:p>Indústria do vestuário</text:p>
          </table:table-cell>
          <table:table-cell office:value-type="float" office:value="8466" table:style-name="ce116">
            <text:p>8 466</text:p>
          </table:table-cell>
          <table:table-cell office:value-type="float" office:value="2.6292415386622112" table:style-name="ce133">
            <text:p>2,6<text:s text:c="5"/></text:p>
          </table:table-cell>
          <table:table-cell office:value-type="float" office:value="8960" table:style-name="ce134">
            <text:p>8 960</text:p>
          </table:table-cell>
          <table:table-cell office:value-type="float" office:value="2.5993843868673068" table:style-name="ce135">
            <text:p>2,6<text:s text:c="5"/></text:p>
          </table:table-cell>
          <table:table-cell office:value-type="float" office:value="10571" table:style-name="ce118">
            <text:p>10 571</text:p>
          </table:table-cell>
          <table:table-cell office:value-type="float" office:value="2.9645770759190859" table:style-name="ce135">
            <text:p>3,0<text:s text:c="5"/></text:p>
          </table:table-cell>
          <table:table-cell office:value-type="float" office:value="-494" table:style-name="ce120">
            <text:p><text:s/>- 494</text:p>
          </table:table-cell>
          <table:table-cell office:value-type="float" office:value="-5.5133928571428568" table:style-name="ce121">
            <text:p>-5,5<text:s text:c="3"/></text:p>
          </table:table-cell>
          <table:table-cell office:value-type="float" office:value="-2105" table:style-name="ce120">
            <text:p><text:s/>-2 105</text:p>
          </table:table-cell>
          <table:table-cell office:value-type="float" office:value="-19.912969444707219" table:style-name="ce121">
            <text:p>-19,9<text:s text:c="3"/></text:p>
          </table:table-cell>
          <table:table-cell table:style-name="ce6"/>
          <table:table-cell table:number-columns-repeated="16371"/>
        </table:table-row>
        <table:table-row table:style-name="ro34">
          <table:table-cell/>
          <table:table-cell office:value-type="string" table:style-name="ce186">
            <text:p>Indústria do couro e dos produtos do couro</text:p>
          </table:table-cell>
          <table:table-cell office:value-type="float" office:value="3862" table:style-name="ce116">
            <text:p>3 862</text:p>
          </table:table-cell>
          <table:table-cell office:value-type="float" office:value="1.19940123107884" table:style-name="ce133">
            <text:p>1,2<text:s text:c="5"/></text:p>
          </table:table-cell>
          <table:table-cell office:value-type="float" office:value="4201" table:style-name="ce134">
            <text:p>4 201</text:p>
          </table:table-cell>
          <table:table-cell office:value-type="float" office:value="1.2187515412086558" table:style-name="ce135">
            <text:p>1,2<text:s text:c="5"/></text:p>
          </table:table-cell>
          <table:table-cell office:value-type="float" office:value="4697" table:style-name="ce118">
            <text:p>4 697</text:p>
          </table:table-cell>
          <table:table-cell office:value-type="float" office:value="1.317247046220031" table:style-name="ce135">
            <text:p>1,3<text:s text:c="5"/></text:p>
          </table:table-cell>
          <table:table-cell office:value-type="float" office:value="-339" table:style-name="ce120">
            <text:p><text:s/>- 339</text:p>
          </table:table-cell>
          <table:table-cell office:value-type="float" office:value="-8.0695072601761488" table:style-name="ce121">
            <text:p>-8,1<text:s text:c="3"/></text:p>
          </table:table-cell>
          <table:table-cell office:value-type="float" office:value="-835" table:style-name="ce120">
            <text:p><text:s/>- 835</text:p>
          </table:table-cell>
          <table:table-cell office:value-type="float" office:value="-17.777304662550563" table:style-name="ce121">
            <text:p>-17,8<text:s text:c="3"/></text:p>
          </table:table-cell>
          <table:table-cell table:style-name="ce6"/>
          <table:table-cell table:number-columns-repeated="16371"/>
        </table:table-row>
        <table:table-row table:style-name="ro34">
          <table:table-cell/>
          <table:table-cell office:value-type="string" table:style-name="ce186">
            <text:p>Indústria da madeira e da cortiça</text:p>
          </table:table-cell>
          <table:table-cell office:value-type="float" office:value="1911" table:style-name="ce116">
            <text:p>1 911</text:p>
          </table:table-cell>
          <table:table-cell office:value-type="float" office:value="0.5934893196767641" table:style-name="ce133">
            <text:p>0,6<text:s text:c="5"/></text:p>
          </table:table-cell>
          <table:table-cell office:value-type="float" office:value="2008" table:style-name="ce134">
            <text:p>2 008</text:p>
          </table:table-cell>
          <table:table-cell office:value-type="float" office:value="0.58254060812829822" table:style-name="ce135">
            <text:p>0,6<text:s text:c="5"/></text:p>
          </table:table-cell>
          <table:table-cell office:value-type="float" office:value="2131" table:style-name="ce118">
            <text:p>2 131</text:p>
          </table:table-cell>
          <table:table-cell office:value-type="float" office:value="0.59762688002871744" table:style-name="ce135">
            <text:p>0,6<text:s text:c="5"/></text:p>
          </table:table-cell>
          <table:table-cell office:value-type="float" office:value="-97" table:style-name="ce120">
            <text:p><text:s/>- 97</text:p>
          </table:table-cell>
          <table:table-cell office:value-type="float" office:value="-4.8306772908366531" table:style-name="ce121">
            <text:p>-4,8<text:s text:c="3"/></text:p>
          </table:table-cell>
          <table:table-cell office:value-type="float" office:value="-220" table:style-name="ce120">
            <text:p><text:s/>- 220</text:p>
          </table:table-cell>
          <table:table-cell office:value-type="float" office:value="-10.32379164711403" table:style-name="ce121">
            <text:p>-10,3<text:s text:c="3"/></text:p>
          </table:table-cell>
          <table:table-cell table:style-name="ce6"/>
          <table:table-cell table:number-columns-repeated="16371"/>
        </table:table-row>
        <table:table-row table:style-name="ro34">
          <table:table-cell/>
          <table:table-cell office:value-type="string" table:style-name="ce186">
            <text:p>Indústrias do papel, impressão e reprodução</text:p>
          </table:table-cell>
          <table:table-cell office:value-type="float" office:value="1299" table:style-name="ce116">
            <text:p>1 299</text:p>
          </table:table-cell>
          <table:table-cell office:value-type="float" office:value="0.40342366627949588" table:style-name="ce133">
            <text:p>0,4<text:s text:c="5"/></text:p>
          </table:table-cell>
          <table:table-cell office:value-type="float" office:value="1336" table:style-name="ce134">
            <text:p>1 336</text:p>
          </table:table-cell>
          <table:table-cell office:value-type="float" office:value="0.38758677911325018" table:style-name="ce135">
            <text:p>0,4<text:s text:c="5"/></text:p>
          </table:table-cell>
          <table:table-cell office:value-type="float" office:value="1400" table:style-name="ce118">
            <text:p>1 400</text:p>
          </table:table-cell>
          <table:table-cell office:value-type="float" office:value="0.39262207040835506" table:style-name="ce135">
            <text:p>0,4<text:s text:c="5"/></text:p>
          </table:table-cell>
          <table:table-cell office:value-type="float" office:value="-37" table:style-name="ce120">
            <text:p><text:s/>- 37</text:p>
          </table:table-cell>
          <table:table-cell office:value-type="float" office:value="-2.7694610778443112" table:style-name="ce121">
            <text:p>-2,8<text:s text:c="3"/></text:p>
          </table:table-cell>
          <table:table-cell office:value-type="float" office:value="-101" table:style-name="ce120">
            <text:p><text:s/>- 101</text:p>
          </table:table-cell>
          <table:table-cell office:value-type="float" office:value="-7.2142857142857144" table:style-name="ce121">
            <text:p>-7,2<text:s text:c="3"/></text:p>
          </table:table-cell>
          <table:table-cell table:style-name="ce6"/>
          <table:table-cell table:number-columns-repeated="16371"/>
        </table:table-row>
        <table:table-row table:style-name="ro34">
          <table:table-cell/>
          <table:table-cell office:value-type="string" table:style-name="ce186">
            <text:p>Fab. produtos petrolíferos, químicos, farmacêuticos, borracha e plástico</text:p>
          </table:table-cell>
          <table:table-cell office:value-type="float" office:value="2251" table:style-name="ce116">
            <text:p>2 251</text:p>
          </table:table-cell>
          <table:table-cell office:value-type="float" office:value="0.69908134934191324" table:style-name="ce133">
            <text:p>0,7<text:s text:c="5"/></text:p>
          </table:table-cell>
          <table:table-cell office:value-type="float" office:value="2326" table:style-name="ce134">
            <text:p>2 326</text:p>
          </table:table-cell>
          <table:table-cell office:value-type="float" office:value="0.67479554507291906" table:style-name="ce135">
            <text:p>0,7<text:s text:c="5"/></text:p>
          </table:table-cell>
          <table:table-cell office:value-type="float" office:value="2499" table:style-name="ce118">
            <text:p>2 499</text:p>
          </table:table-cell>
          <table:table-cell office:value-type="float" office:value="0.7008303956789137" table:style-name="ce135">
            <text:p>0,7<text:s text:c="5"/></text:p>
          </table:table-cell>
          <table:table-cell office:value-type="float" office:value="-75" table:style-name="ce120">
            <text:p><text:s/>- 75</text:p>
          </table:table-cell>
          <table:table-cell office:value-type="float" office:value="-3.224419604471195" table:style-name="ce121">
            <text:p>-3,2<text:s text:c="3"/></text:p>
          </table:table-cell>
          <table:table-cell office:value-type="float" office:value="-248" table:style-name="ce120">
            <text:p><text:s/>- 248</text:p>
          </table:table-cell>
          <table:table-cell office:value-type="float" office:value="-9.9239695878351331" table:style-name="ce121">
            <text:p>-9,9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86">
            <text:p>Fabricação de outros produtos minerais não metálicos</text:p>
          </table:table-cell>
          <table:table-cell office:value-type="float" office:value="1702" table:style-name="ce116">
            <text:p>1 702</text:p>
          </table:table-cell>
          <table:table-cell office:value-type="float" office:value="0.52858127791201082" table:style-name="ce133">
            <text:p>0,5<text:s text:c="5"/></text:p>
          </table:table-cell>
          <table:table-cell office:value-type="float" office:value="1747" table:style-name="ce134">
            <text:p>1 747</text:p>
          </table:table-cell>
          <table:table-cell office:value-type="float" office:value="0.50682193346620363" table:style-name="ce135">
            <text:p>0,5<text:s text:c="5"/></text:p>
          </table:table-cell>
          <table:table-cell office:value-type="float" office:value="1966" table:style-name="ce118">
            <text:p>1 966</text:p>
          </table:table-cell>
          <table:table-cell office:value-type="float" office:value="0.55135356458773277" table:style-name="ce135">
            <text:p>0,6<text:s text:c="5"/></text:p>
          </table:table-cell>
          <table:table-cell office:value-type="float" office:value="-45" table:style-name="ce120">
            <text:p><text:s/>- 45</text:p>
          </table:table-cell>
          <table:table-cell office:value-type="float" office:value="-2.5758443045220378" table:style-name="ce121">
            <text:p>-2,6<text:s text:c="3"/></text:p>
          </table:table-cell>
          <table:table-cell office:value-type="float" office:value="-264" table:style-name="ce120">
            <text:p><text:s/>- 264</text:p>
          </table:table-cell>
          <table:table-cell office:value-type="float" office:value="-13.428280773143438" table:style-name="ce121">
            <text:p>-13,4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86">
            <text:p>Indústria metalúrgica de base e fab. produtos metálicos</text:p>
          </table:table-cell>
          <table:table-cell office:value-type="float" office:value="3682" table:style-name="ce116">
            <text:p>3 682</text:p>
          </table:table-cell>
          <table:table-cell office:value-type="float" office:value="1.1434995683149376" table:style-name="ce133">
            <text:p>1,1<text:s text:c="5"/></text:p>
          </table:table-cell>
          <table:table-cell office:value-type="float" office:value="3775" table:style-name="ce134">
            <text:p>3 775</text:p>
          </table:table-cell>
          <table:table-cell office:value-type="float" office:value="1.0951647388866164" table:style-name="ce135">
            <text:p>1,1<text:s text:c="5"/></text:p>
          </table:table-cell>
          <table:table-cell office:value-type="float" office:value="4570" table:style-name="ce118">
            <text:p>4 570</text:p>
          </table:table-cell>
          <table:table-cell office:value-type="float" office:value="1.2816306155472732" table:style-name="ce135">
            <text:p>1,3<text:s text:c="5"/></text:p>
          </table:table-cell>
          <table:table-cell office:value-type="float" office:value="-93" table:style-name="ce120">
            <text:p><text:s/>- 93</text:p>
          </table:table-cell>
          <table:table-cell office:value-type="float" office:value="-2.4635761589403971" table:style-name="ce121">
            <text:p>-2,5<text:s text:c="3"/></text:p>
          </table:table-cell>
          <table:table-cell office:value-type="float" office:value="-888" table:style-name="ce120">
            <text:p><text:s/>- 888</text:p>
          </table:table-cell>
          <table:table-cell office:value-type="float" office:value="-19.431072210065643" table:style-name="ce121">
            <text:p>-19,4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86">
            <text:p>Fab. equipamento informático, elétrico, máquinas e equipamentos n.e.</text:p>
          </table:table-cell>
          <table:table-cell office:value-type="float" office:value="2357" table:style-name="ce116">
            <text:p>2 357</text:p>
          </table:table-cell>
          <table:table-cell office:value-type="float" office:value="0.73200121741398905" table:style-name="ce133">
            <text:p>0,7<text:s text:c="5"/></text:p>
          </table:table-cell>
          <table:table-cell office:value-type="float" office:value="2486" table:style-name="ce134">
            <text:p>2 486</text:p>
          </table:table-cell>
          <table:table-cell office:value-type="float" office:value="0.72121312340983523" table:style-name="ce135">
            <text:p>0,7<text:s text:c="5"/></text:p>
          </table:table-cell>
          <table:table-cell office:value-type="float" office:value="2945" table:style-name="ce118">
            <text:p>2 945</text:p>
          </table:table-cell>
          <table:table-cell office:value-type="float" office:value="0.8259085695375753" table:style-name="ce135">
            <text:p>0,8<text:s text:c="5"/></text:p>
          </table:table-cell>
          <table:table-cell office:value-type="float" office:value="-129" table:style-name="ce120">
            <text:p><text:s/>- 129</text:p>
          </table:table-cell>
          <table:table-cell office:value-type="float" office:value="-5.1890587288817374" table:style-name="ce121">
            <text:p>-5,2<text:s text:c="3"/></text:p>
          </table:table-cell>
          <table:table-cell office:value-type="float" office:value="-588" table:style-name="ce120">
            <text:p><text:s/>- 588</text:p>
          </table:table-cell>
          <table:table-cell office:value-type="float" office:value="-19.966044142614599" table:style-name="ce121">
            <text:p>-20,0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86">
            <text:p>Fab. veículos automóveis, componentes e outro equipa. de transporte</text:p>
          </table:table-cell>
          <table:table-cell office:value-type="float" office:value="2486" table:style-name="ce116">
            <text:p>2 486</text:p>
          </table:table-cell>
          <table:table-cell office:value-type="float" office:value="0.77206407572811919" table:style-name="ce133">
            <text:p>0,8<text:s text:c="5"/></text:p>
          </table:table-cell>
          <table:table-cell office:value-type="float" office:value="2563" table:style-name="ce134">
            <text:p>2 563</text:p>
          </table:table-cell>
          <table:table-cell office:value-type="float" office:value="0.74355158298447621" table:style-name="ce135">
            <text:p>0,7<text:s text:c="5"/></text:p>
          </table:table-cell>
          <table:table-cell office:value-type="float" office:value="2663" table:style-name="ce118">
            <text:p>2 663</text:p>
          </table:table-cell>
          <table:table-cell office:value-type="float" office:value="0.74682326678389244" table:style-name="ce135">
            <text:p>0,7<text:s text:c="5"/></text:p>
          </table:table-cell>
          <table:table-cell office:value-type="float" office:value="-77" table:style-name="ce120">
            <text:p><text:s/>- 77</text:p>
          </table:table-cell>
          <table:table-cell office:value-type="float" office:value="-3.0042918454935621" table:style-name="ce121">
            <text:p>-3,0<text:s text:c="3"/></text:p>
          </table:table-cell>
          <table:table-cell office:value-type="float" office:value="-177" table:style-name="ce120">
            <text:p><text:s/>- 177</text:p>
          </table:table-cell>
          <table:table-cell office:value-type="float" office:value="-6.6466391288021027" table:style-name="ce121">
            <text:p>-6,6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86">
            <text:p>Fab. mobiliário, repar. instal. máq. e equipa. e outras ind. transformadoras</text:p>
          </table:table-cell>
          <table:table-cell office:value-type="float" office:value="3733" table:style-name="ce116">
            <text:p>3 733</text:p>
          </table:table-cell>
          <table:table-cell office:value-type="float" office:value="1.15933837276471" table:style-name="ce133">
            <text:p>1,2<text:s text:c="5"/></text:p>
          </table:table-cell>
          <table:table-cell office:value-type="float" office:value="3912" table:style-name="ce134">
            <text:p>3 912</text:p>
          </table:table-cell>
          <table:table-cell office:value-type="float" office:value="1.1349097903376009" table:style-name="ce135">
            <text:p>1,1<text:s text:c="5"/></text:p>
          </table:table-cell>
          <table:table-cell office:value-type="float" office:value="4389" table:style-name="ce118">
            <text:p>4 389</text:p>
          </table:table-cell>
          <table:table-cell office:value-type="float" office:value="1.2308701907301929" table:style-name="ce135">
            <text:p>1,2<text:s text:c="5"/></text:p>
          </table:table-cell>
          <table:table-cell office:value-type="float" office:value="-179" table:style-name="ce120">
            <text:p><text:s/>- 179</text:p>
          </table:table-cell>
          <table:table-cell office:value-type="float" office:value="-4.575664621676891" table:style-name="ce121">
            <text:p>-4,6<text:s text:c="3"/></text:p>
          </table:table-cell>
          <table:table-cell office:value-type="float" office:value="-656" table:style-name="ce120">
            <text:p><text:s/>- 656</text:p>
          </table:table-cell>
          <table:table-cell office:value-type="float" office:value="-14.946457051720211" table:style-name="ce121">
            <text:p>-14,9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86">
            <text:p>Eletricidade, gás e água, saneamento, resíduos e despoluição</text:p>
          </table:table-cell>
          <table:table-cell office:value-type="float" office:value="1171" table:style-name="ce116">
            <text:p>1 171</text:p>
          </table:table-cell>
          <table:table-cell office:value-type="float" office:value="0.36367137275849859" table:style-name="ce133">
            <text:p>0,4<text:s text:c="5"/></text:p>
          </table:table-cell>
          <table:table-cell office:value-type="float" office:value="1243" table:style-name="ce134">
            <text:p>1 243</text:p>
          </table:table-cell>
          <table:table-cell office:value-type="float" office:value="0.36060656170491762" table:style-name="ce135">
            <text:p>0,4<text:s text:c="5"/></text:p>
          </table:table-cell>
          <table:table-cell office:value-type="float" office:value="1253" table:style-name="ce118">
            <text:p>1 253</text:p>
          </table:table-cell>
          <table:table-cell office:value-type="float" office:value="0.35139675301547768" table:style-name="ce135">
            <text:p>0,4<text:s text:c="5"/></text:p>
          </table:table-cell>
          <table:table-cell office:value-type="float" office:value="-72" table:style-name="ce120">
            <text:p><text:s/>- 72</text:p>
          </table:table-cell>
          <table:table-cell office:value-type="float" office:value="-5.7924376508447306" table:style-name="ce121">
            <text:p>-5,8<text:s text:c="3"/></text:p>
          </table:table-cell>
          <table:table-cell office:value-type="float" office:value="-82" table:style-name="ce120">
            <text:p><text:s/>- 82</text:p>
          </table:table-cell>
          <table:table-cell office:value-type="float" office:value="-6.5442936951316835" table:style-name="ce121">
            <text:p>-6,5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86">
            <text:p>Construção</text:p>
          </table:table-cell>
          <table:table-cell office:value-type="float" office:value="19856" table:style-name="ce116">
            <text:p>19 856</text:p>
          </table:table-cell>
          <table:table-cell office:value-type="float" office:value="6.1665745324447041" table:style-name="ce133">
            <text:p>6,2<text:s text:c="5"/></text:p>
          </table:table-cell>
          <table:table-cell office:value-type="float" office:value="20820" table:style-name="ce134">
            <text:p>20 820</text:p>
          </table:table-cell>
          <table:table-cell office:value-type="float" office:value="6.0400873810912188" table:style-name="ce135">
            <text:p>6,0<text:s text:c="5"/></text:p>
          </table:table-cell>
          <table:table-cell office:value-type="float" office:value="22927" table:style-name="ce118">
            <text:p>22 927</text:p>
          </table:table-cell>
          <table:table-cell office:value-type="float" office:value="6.4297472916088259" table:style-name="ce135">
            <text:p>6,4<text:s text:c="5"/></text:p>
          </table:table-cell>
          <table:table-cell office:value-type="float" office:value="-964" table:style-name="ce120">
            <text:p><text:s/>- 964</text:p>
          </table:table-cell>
          <table:table-cell office:value-type="float" office:value="-4.6301633045148893" table:style-name="ce121">
            <text:p>-4,6<text:s text:c="3"/></text:p>
          </table:table-cell>
          <table:table-cell office:value-type="float" office:value="-3071" table:style-name="ce120">
            <text:p><text:s/>-3 071</text:p>
          </table:table-cell>
          <table:table-cell office:value-type="float" office:value="-13.394687486369783" table:style-name="ce121">
            <text:p>-13,4<text:s text:c="3"/></text:p>
          </table:table-cell>
          <table:table-cell table:number-columns-repeated="16372" table:style-name="ce1"/>
        </table:table-row>
        <table:table-row table:style-name="ro10">
          <table:table-cell table:style-name="ce234"/>
          <table:table-cell office:value-type="string" table:style-name="ce182">
            <text:p>Serviços</text:p>
          </table:table-cell>
          <table:table-cell office:value-type="float" office:value="235786" table:style-name="ce127">
            <text:p>235 786</text:p>
          </table:table-cell>
          <table:table-cell office:value-type="float" office:value="73.226830313608332" table:style-name="ce128">
            <text:p>73,2<text:s text:c="5"/></text:p>
          </table:table-cell>
          <table:table-cell office:value-type="float" office:value="253999" table:style-name="ce129">
            <text:p>253 999</text:p>
          </table:table-cell>
          <table:table-cell office:value-type="float" office:value="73.687615499989846" table:style-name="ce130">
            <text:p>73,7<text:s text:c="5"/></text:p>
          </table:table-cell>
          <table:table-cell office:value-type="float" office:value="260181" table:style-name="ce129">
            <text:p>260 181</text:p>
          </table:table-cell>
          <table:table-cell office:value-type="float" office:value="72.966287786368724" table:style-name="ce130">
            <text:p>73,0<text:s text:c="5"/></text:p>
          </table:table-cell>
          <table:table-cell office:value-type="float" office:value="-18213" table:style-name="ce113">
            <text:p><text:s/>-18 213</text:p>
          </table:table-cell>
          <table:table-cell office:value-type="float" office:value="-7.1705006712624852" table:style-name="ce114">
            <text:p>-7,2<text:s text:c="3"/></text:p>
          </table:table-cell>
          <table:table-cell office:value-type="float" office:value="-24395" table:style-name="ce113">
            <text:p><text:s/>-24 395</text:p>
          </table:table-cell>
          <table:table-cell office:value-type="float" office:value="-9.376165054327565" table:style-name="ce114">
            <text:p>-9,4<text:s text:c="3"/></text:p>
          </table:table-cell>
          <table:table-cell table:number-columns-repeated="16372" table:style-name="ce234"/>
        </table:table-row>
        <table:table-row table:style-name="ro34">
          <table:table-cell/>
          <table:table-cell office:value-type="string" table:style-name="ce183">
            <text:p>Comércio, manut. repar. de veículos automóveis e motociclos</text:p>
          </table:table-cell>
          <table:table-cell office:value-type="float" office:value="4143" table:style-name="ce116">
            <text:p>4 143</text:p>
          </table:table-cell>
          <table:table-cell office:value-type="float" office:value="1.2866699379491542" table:style-name="ce133">
            <text:p>1,3<text:s text:c="5"/></text:p>
          </table:table-cell>
          <table:table-cell office:value-type="float" office:value="4330" table:style-name="ce134">
            <text:p>4 330</text:p>
          </table:table-cell>
          <table:table-cell office:value-type="float" office:value="1.2561757137427945" table:style-name="ce135">
            <text:p>1,3<text:s text:c="5"/></text:p>
          </table:table-cell>
          <table:table-cell office:value-type="float" office:value="4546" table:style-name="ce134">
            <text:p>4 546</text:p>
          </table:table-cell>
          <table:table-cell office:value-type="float" office:value="1.2748999514831301" table:style-name="ce135">
            <text:p>1,3<text:s text:c="5"/></text:p>
          </table:table-cell>
          <table:table-cell office:value-type="float" office:value="-187" table:style-name="ce120">
            <text:p><text:s/>- 187</text:p>
          </table:table-cell>
          <table:table-cell office:value-type="float" office:value="-4.318706697459584" table:style-name="ce121">
            <text:p>-4,3<text:s text:c="3"/></text:p>
          </table:table-cell>
          <table:table-cell office:value-type="float" office:value="-403" table:style-name="ce120">
            <text:p><text:s/>- 403</text:p>
          </table:table-cell>
          <table:table-cell office:value-type="float" office:value="-8.8649362076550808" table:style-name="ce121">
            <text:p>-8,9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83">
            <text:p>Comércio por grosso e a retalho</text:p>
          </table:table-cell>
          <table:table-cell office:value-type="float" office:value="35431" table:style-name="ce116">
            <text:p>35 431</text:p>
          </table:table-cell>
          <table:table-cell office:value-type="float" office:value="11.003621185487928" table:style-name="ce133">
            <text:p>11,0<text:s text:c="5"/></text:p>
          </table:table-cell>
          <table:table-cell office:value-type="float" office:value="37956" table:style-name="ce134">
            <text:p>37 956</text:p>
          </table:table-cell>
          <table:table-cell office:value-type="float" office:value="11.011410020974942" table:style-name="ce135">
            <text:p>11,0<text:s text:c="5"/></text:p>
          </table:table-cell>
          <table:table-cell office:value-type="float" office:value="38633" table:style-name="ce134">
            <text:p>38 633</text:p>
          </table:table-cell>
          <table:table-cell office:value-type="float" office:value="10.834406032918556" table:style-name="ce135">
            <text:p>10,8<text:s text:c="5"/></text:p>
          </table:table-cell>
          <table:table-cell office:value-type="float" office:value="-2525" table:style-name="ce120">
            <text:p><text:s/>-2 525</text:p>
          </table:table-cell>
          <table:table-cell office:value-type="float" office:value="-6.6524396669828221" table:style-name="ce121">
            <text:p>-6,7<text:s text:c="3"/></text:p>
          </table:table-cell>
          <table:table-cell office:value-type="float" office:value="-3202" table:style-name="ce120">
            <text:p><text:s/>-3 202</text:p>
          </table:table-cell>
          <table:table-cell office:value-type="float" office:value="-8.2882509771438926" table:style-name="ce121">
            <text:p>-8,3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6">
            <text:p>Transportes e armazenagem</text:p>
          </table:table-cell>
          <table:table-cell office:value-type="float" office:value="6487" table:style-name="ce116">
            <text:p>6 487</text:p>
          </table:table-cell>
          <table:table-cell office:value-type="float" office:value="2.0146338130524173" table:style-name="ce152">
            <text:p>2,0<text:s text:c="5"/></text:p>
          </table:table-cell>
          <table:table-cell office:value-type="float" office:value="7014" table:style-name="ce134">
            <text:p>7 014</text:p>
          </table:table-cell>
          <table:table-cell office:value-type="float" office:value="2.0348305903445634" table:style-name="ce154">
            <text:p>2,0<text:s text:c="5"/></text:p>
          </table:table-cell>
          <table:table-cell office:value-type="float" office:value="6944" table:style-name="ce134">
            <text:p>6 944</text:p>
          </table:table-cell>
          <table:table-cell office:value-type="float" office:value="1.9474054692254408" table:style-name="ce154">
            <text:p>1,9<text:s text:c="5"/></text:p>
          </table:table-cell>
          <table:table-cell office:value-type="float" office:value="-527" table:style-name="ce120">
            <text:p><text:s/>- 527</text:p>
          </table:table-cell>
          <table:table-cell office:value-type="float" office:value="-7.5135443398916451" table:style-name="ce121">
            <text:p>-7,5<text:s text:c="3"/></text:p>
          </table:table-cell>
          <table:table-cell office:value-type="float" office:value="-457" table:style-name="ce120">
            <text:p><text:s/>- 457</text:p>
          </table:table-cell>
          <table:table-cell office:value-type="float" office:value="-6.5812211981566824" table:style-name="ce121">
            <text:p>-6,6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6">
            <text:p>Alojamento, restauração e similares</text:p>
          </table:table-cell>
          <table:table-cell office:value-type="float" office:value="36029" table:style-name="ce116">
            <text:p>36 029</text:p>
          </table:table-cell>
          <table:table-cell office:value-type="float" office:value="11.189338931781338" table:style-name="ce133">
            <text:p>11,2<text:s text:c="5"/></text:p>
          </table:table-cell>
          <table:table-cell office:value-type="float" office:value="42646" table:style-name="ce134">
            <text:p>42 646</text:p>
          </table:table-cell>
          <table:table-cell office:value-type="float" office:value="12.372025285975798" table:style-name="ce135">
            <text:p>12,4<text:s text:c="5"/></text:p>
          </table:table-cell>
          <table:table-cell office:value-type="float" office:value="43667" table:style-name="ce134">
            <text:p>43 667</text:p>
          </table:table-cell>
          <table:table-cell office:value-type="float" office:value="12.246162820372598" table:style-name="ce135">
            <text:p>12,2<text:s text:c="5"/></text:p>
          </table:table-cell>
          <table:table-cell office:value-type="float" office:value="-6617" table:style-name="ce120">
            <text:p><text:s/>-6 617</text:p>
          </table:table-cell>
          <table:table-cell office:value-type="float" office:value="-15.516109365473902" table:style-name="ce121">
            <text:p>-15,5<text:s text:c="3"/></text:p>
          </table:table-cell>
          <table:table-cell office:value-type="float" office:value="-7638" table:style-name="ce120">
            <text:p><text:s/>-7 638</text:p>
          </table:table-cell>
          <table:table-cell office:value-type="float" office:value="-17.491469530766938" table:style-name="ce121">
            <text:p>-17,5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6">
            <text:p>Atividades de informação e de comunicação</text:p>
          </table:table-cell>
          <table:table-cell office:value-type="float" office:value="4059" table:style-name="ce116">
            <text:p>4 059</text:p>
          </table:table-cell>
          <table:table-cell office:value-type="float" office:value="1.2605824953259999" table:style-name="ce133">
            <text:p>1,3<text:s text:c="5"/></text:p>
          </table:table-cell>
          <table:table-cell office:value-type="float" office:value="4201" table:style-name="ce134">
            <text:p>4 201</text:p>
          </table:table-cell>
          <table:table-cell office:value-type="float" office:value="1.2187515412086558" table:style-name="ce135">
            <text:p>1,2<text:s text:c="5"/></text:p>
          </table:table-cell>
          <table:table-cell office:value-type="float" office:value="4504" table:style-name="ce134">
            <text:p>4 504</text:p>
          </table:table-cell>
          <table:table-cell office:value-type="float" office:value="1.2631212893708792" table:style-name="ce135">
            <text:p>1,3<text:s text:c="5"/></text:p>
          </table:table-cell>
          <table:table-cell office:value-type="float" office:value="-142" table:style-name="ce120">
            <text:p><text:s/>- 142</text:p>
          </table:table-cell>
          <table:table-cell office:value-type="float" office:value="-3.380147583908593" table:style-name="ce121">
            <text:p>-3,4<text:s text:c="3"/></text:p>
          </table:table-cell>
          <table:table-cell office:value-type="float" office:value="-445" table:style-name="ce120">
            <text:p><text:s/>- 445</text:p>
          </table:table-cell>
          <table:table-cell office:value-type="float" office:value="-9.8801065719360572" table:style-name="ce121">
            <text:p>-9,9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6">
            <text:p>Atividades financeiras e de seguros</text:p>
          </table:table-cell>
          <table:table-cell office:value-type="float" office:value="2548" table:style-name="ce116">
            <text:p>2 548</text:p>
          </table:table-cell>
          <table:table-cell office:value-type="float" office:value="0.79131909290235214" table:style-name="ce133">
            <text:p>0,8<text:s text:c="5"/></text:p>
          </table:table-cell>
          <table:table-cell office:value-type="float" office:value="2634" table:style-name="ce134">
            <text:p>2 634</text:p>
          </table:table-cell>
          <table:table-cell office:value-type="float" office:value="0.76414938337148286" table:style-name="ce135">
            <text:p>0,8<text:s text:c="5"/></text:p>
          </table:table-cell>
          <table:table-cell office:value-type="float" office:value="2675" table:style-name="ce134">
            <text:p>2 675</text:p>
          </table:table-cell>
          <table:table-cell office:value-type="float" office:value="0.750188598815964" table:style-name="ce135">
            <text:p>0,8<text:s text:c="5"/></text:p>
          </table:table-cell>
          <table:table-cell office:value-type="float" office:value="-86" table:style-name="ce120">
            <text:p><text:s/>- 86</text:p>
          </table:table-cell>
          <table:table-cell office:value-type="float" office:value="-3.2649962034927862" table:style-name="ce121">
            <text:p>-3,3<text:s text:c="3"/></text:p>
          </table:table-cell>
          <table:table-cell office:value-type="float" office:value="-127" table:style-name="ce120">
            <text:p><text:s/>- 127</text:p>
          </table:table-cell>
          <table:table-cell office:value-type="float" office:value="-4.7476635514018692" table:style-name="ce121">
            <text:p>-4,7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6">
            <text:p>Atividades imobiliárias, administrativas e dos serviços de apoio</text:p>
          </table:table-cell>
          <table:table-cell office:value-type="float" office:value="97567" table:style-name="ce116">
            <text:p>97 567</text:p>
          </table:table-cell>
          <table:table-cell office:value-type="float" office:value="30.300875171587048" table:style-name="ce133">
            <text:p>30,3<text:s text:c="5"/></text:p>
          </table:table-cell>
          <table:table-cell office:value-type="float" office:value="103051" table:style-name="ce134">
            <text:p>103 051</text:p>
          </table:table-cell>
          <table:table-cell office:value-type="float" office:value="29.896111657484692" table:style-name="ce135">
            <text:p>29,9<text:s text:c="5"/></text:p>
          </table:table-cell>
          <table:table-cell office:value-type="float" office:value="106052" table:style-name="ce134">
            <text:p>106 052</text:p>
          </table:table-cell>
          <table:table-cell office:value-type="float" office:value="29.741682722104901" table:style-name="ce135">
            <text:p>29,7<text:s text:c="5"/></text:p>
          </table:table-cell>
          <table:table-cell office:value-type="float" office:value="-5484" table:style-name="ce120">
            <text:p><text:s/>-5 484</text:p>
          </table:table-cell>
          <table:table-cell office:value-type="float" office:value="-5.3216368594191223" table:style-name="ce121">
            <text:p>-5,3<text:s text:c="3"/></text:p>
          </table:table-cell>
          <table:table-cell office:value-type="float" office:value="-8485" table:style-name="ce120">
            <text:p><text:s/>-8 485</text:p>
          </table:table-cell>
          <table:table-cell office:value-type="float" office:value="-8.0007920642703585" table:style-name="ce121">
            <text:p>-8,0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6">
            <text:p>Atividades de consultoria, científicas, técnicas e similares</text:p>
          </table:table-cell>
          <table:table-cell office:value-type="float" office:value="6440" table:style-name="ce116">
            <text:p>6 440</text:p>
          </table:table-cell>
          <table:table-cell office:value-type="float" office:value="2.0000372677751761" table:style-name="ce133">
            <text:p>2,0<text:s text:c="5"/></text:p>
          </table:table-cell>
          <table:table-cell office:value-type="float" office:value="6661" table:style-name="ce134">
            <text:p>6 661</text:p>
          </table:table-cell>
          <table:table-cell office:value-type="float" office:value="1.9324218081387421" table:style-name="ce135">
            <text:p>1,9<text:s text:c="5"/></text:p>
          </table:table-cell>
          <table:table-cell office:value-type="float" office:value="6716" table:style-name="ce134">
            <text:p>6 716</text:p>
          </table:table-cell>
          <table:table-cell office:value-type="float" office:value="1.88346416061608" table:style-name="ce135">
            <text:p>1,9<text:s text:c="5"/></text:p>
          </table:table-cell>
          <table:table-cell office:value-type="float" office:value="-221" table:style-name="ce120">
            <text:p><text:s/>- 221</text:p>
          </table:table-cell>
          <table:table-cell office:value-type="float" office:value="-3.3178201471250564" table:style-name="ce121">
            <text:p>-3,3<text:s text:c="3"/></text:p>
          </table:table-cell>
          <table:table-cell office:value-type="float" office:value="-276" table:style-name="ce120">
            <text:p><text:s/>- 276</text:p>
          </table:table-cell>
          <table:table-cell office:value-type="float" office:value="-4.10958904109589" table:style-name="ce121">
            <text:p>-4,1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6">
            <text:p>Admin. pública, educação, atividades de saúde e apoio social</text:p>
          </table:table-cell>
          <table:table-cell office:value-type="float" office:value="20954" table:style-name="ce116">
            <text:p>20 954</text:p>
          </table:table-cell>
          <table:table-cell office:value-type="float" office:value="6.5075746753045092" table:style-name="ce133">
            <text:p>6,5<text:s text:c="5"/></text:p>
          </table:table-cell>
          <table:table-cell office:value-type="float" office:value="21717" table:style-name="ce134">
            <text:p>21 717</text:p>
          </table:table-cell>
          <table:table-cell office:value-type="float" office:value="6.3003159296425553" table:style-name="ce135">
            <text:p>6,3<text:s text:c="5"/></text:p>
          </table:table-cell>
          <table:table-cell office:value-type="float" office:value="23106" table:style-name="ce134">
            <text:p>23 106</text:p>
          </table:table-cell>
          <table:table-cell office:value-type="float" office:value="6.4799468277538939" table:style-name="ce135">
            <text:p>6,5<text:s text:c="5"/></text:p>
          </table:table-cell>
          <table:table-cell office:value-type="float" office:value="-763" table:style-name="ce120">
            <text:p><text:s/>- 763</text:p>
          </table:table-cell>
          <table:table-cell office:value-type="float" office:value="-3.5133766173965095" table:style-name="ce121">
            <text:p>-3,5<text:s text:c="3"/></text:p>
          </table:table-cell>
          <table:table-cell office:value-type="float" office:value="-2152" table:style-name="ce120">
            <text:p><text:s/>-2 152</text:p>
          </table:table-cell>
          <table:table-cell office:value-type="float" office:value="-9.3135981996018344" table:style-name="ce121">
            <text:p>-9,3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6">
            <text:p>Outras atividades de serviços</text:p>
          </table:table-cell>
          <table:table-cell office:value-type="float" office:value="22128" table:style-name="ce116">
            <text:p>22 128</text:p>
          </table:table-cell>
          <table:table-cell office:value-type="float" office:value="6.872177742442406" table:style-name="ce133">
            <text:p>6,9<text:s text:c="5"/></text:p>
          </table:table-cell>
          <table:table-cell office:value-type="float" office:value="23789" table:style-name="ce134">
            <text:p>23 789</text:p>
          </table:table-cell>
          <table:table-cell office:value-type="float" office:value="6.9014235691056207" table:style-name="ce135">
            <text:p>6,9<text:s text:c="5"/></text:p>
          </table:table-cell>
          <table:table-cell office:value-type="float" office:value="23338" table:style-name="ce134">
            <text:p>23 338</text:p>
          </table:table-cell>
          <table:table-cell office:value-type="float" office:value="6.5450099137072781" table:style-name="ce135">
            <text:p>6,5<text:s text:c="5"/></text:p>
          </table:table-cell>
          <table:table-cell office:value-type="float" office:value="-1661" table:style-name="ce120">
            <text:p><text:s/>-1 661</text:p>
          </table:table-cell>
          <table:table-cell office:value-type="float" office:value="-6.9822186724956907" table:style-name="ce121">
            <text:p>-7,0<text:s text:c="3"/></text:p>
          </table:table-cell>
          <table:table-cell office:value-type="float" office:value="-1210" table:style-name="ce120">
            <text:p><text:s/>-1 210</text:p>
          </table:table-cell>
          <table:table-cell office:value-type="float" office:value="-5.1846773502442369" table:style-name="ce121">
            <text:p>-5,2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6">
            <text:p>Sem classificação</text:p>
          </table:table-cell>
          <table:table-cell office:value-type="float" office:value="8919" table:style-name="ce116">
            <text:p>8 919</text:p>
          </table:table-cell>
          <table:table-cell office:value-type="float" office:value="2.7699273899513654" table:style-name="ce133">
            <text:p>2,8<text:s text:c="5"/></text:p>
          </table:table-cell>
          <table:table-cell office:value-type="float" office:value="9471" table:style-name="ce134">
            <text:p>9 471</text:p>
          </table:table-cell>
          <table:table-cell office:value-type="float" office:value="2.7476305276808324" table:style-name="ce135">
            <text:p>2,7<text:s text:c="5"/></text:p>
          </table:table-cell>
          <table:table-cell office:value-type="float" office:value="8292" table:style-name="ce134">
            <text:p>8 292</text:p>
          </table:table-cell>
          <table:table-cell office:value-type="float" office:value="2.3254444341614855" table:style-name="ce135">
            <text:p>2,3<text:s text:c="5"/></text:p>
          </table:table-cell>
          <table:table-cell office:value-type="float" office:value="-552" table:style-name="ce120">
            <text:p><text:s/>- 552</text:p>
          </table:table-cell>
          <table:table-cell office:value-type="float" office:value="-5.8283180234399747" table:style-name="ce121">
            <text:p>-5,8<text:s text:c="3"/></text:p>
          </table:table-cell>
          <table:table-cell office:value-type="float" office:value="627" table:style-name="ce120">
            <text:p>+ 627</text:p>
          </table:table-cell>
          <table:table-cell office:value-type="float" office:value="7.5615050651230105" table:style-name="ce121">
            <text:p>+7,6<text:s text:c="3"/></text:p>
          </table:table-cell>
          <table:table-cell table:number-columns-repeated="16372"/>
        </table:table-row>
        <table:table-row table:style-name="ro21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16372"/>
        </table:table-row>
        <table:table-row table:style-name="ro19">
          <table:table-cell/>
          <table:table-cell office:value-type="string" table:style-name="ce284">
            <text:p><text:s text:c="4"/>(1) - Mês homólogo do ano anterior</text:p>
          </table:table-cell>
          <table:table-cell table:number-columns-repeated="7" table:style-name="ce1"/>
          <table:table-cell table:style-name="ce54"/>
          <table:table-cell table:style-name="ce45"/>
          <table:table-cell table:style-name="ce54"/>
          <table:table-cell table:number-columns-repeated="16372"/>
        </table:table-row>
        <table:table-row table:number-rows-repeated="2" table:style-name="ro19">
          <table:table-cell table:number-columns-repeated="16384"/>
        </table:table-row>
        <table:table-row table:style-name="ro19">
          <table:table-cell/>
          <table:table-cell table:number-columns-repeated="9" table:style-name="ce1"/>
          <table:table-cell table:style-name="ce285"/>
          <table:table-cell table:number-columns-repeated="16373" table:style-name="ce1"/>
        </table:table-row>
        <table:table-row table:number-rows-repeated="4" table:style-name="ro19">
          <table:table-cell table:number-columns-repeated="16384"/>
        </table:table-row>
        <table:table-row table:style-name="ro35">
          <table:table-cell table:number-columns-repeated="16384"/>
        </table:table-row>
        <table:table-row table:style-name="ro12">
          <table:table-cell table:number-columns-repeated="16384"/>
        </table:table-row>
        <table:table-row table:number-rows-repeated="4" table:style-name="ro19">
          <table:table-cell table:number-columns-repeated="16384"/>
        </table:table-row>
        <table:table-row table:style-name="ro24">
          <table:table-cell table:number-columns-repeated="16384"/>
        </table:table-row>
        <table:table-row table:number-rows-repeated="12" table:style-name="ro34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19">
          <table:table-cell table:number-columns-repeated="16384"/>
        </table:table-row>
        <table:table-row table:style-name="ro23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28" table:style-name="ro19">
          <table:table-cell table:number-columns-repeated="16384"/>
        </table:table-row>
        <table:table-row table:style-name="ro19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9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7">
        <table:table-column table:style-name="co10" table:default-cell-style-name="ce1" table:visibility="collapse"/>
        <table:table-column table:style-name="co48" table:default-cell-style-name="ce1"/>
        <table:table-column table:style-name="co17" table:default-cell-style-name="ce1"/>
        <table:table-column table:style-name="co49" table:default-cell-style-name="ce1"/>
        <table:table-column table:style-name="co35" table:default-cell-style-name="ce58"/>
        <table:table-column table:style-name="co7" table:default-cell-style-name="ce58"/>
        <table:table-column table:style-name="co5" table:default-cell-style-name="ce1"/>
        <table:table-column table:style-name="co7" table:default-cell-style-name="ce1"/>
        <table:table-column table:style-name="co1" table:default-cell-style-name="ce1"/>
        <table:table-column table:style-name="co49" table:default-cell-style-name="ce1"/>
        <table:table-column table:style-name="co50" table:default-cell-style-name="ce1"/>
        <table:table-column table:style-name="co49" table:default-cell-style-name="ce1"/>
        <table:table-column table:style-name="co20" table:default-cell-style-name="ce1"/>
        <table:table-column table:style-name="co46" table:default-cell-style-name="ce1"/>
        <table:table-column table:style-name="co20" table:number-columns-repeated="3" table:default-cell-style-name="ce1"/>
        <table:table-column table:style-name="co47" table:default-cell-style-name="ce1"/>
        <table:table-column table:style-name="co20" table:number-columns-repeated="16366" table:default-cell-style-name="ce1"/>
        <table:table-row table:style-name="ro19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61" draw:name="Picture 184" svg:x="0.08961in" svg:y="0.12321in" svg:width="2.59597in" svg:height="0.6680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5" draw:name="CaixaDeTexto 7" svg:x="0.57269in" svg:y="0.24887in" svg:width="1.98082in" svg:height="0.52682in">
                <draw:text-box>
                  <text:p text:style-name="a64" text:class-names="" text:cond-style-name=""><text:span text:style-name="a62" text:class-names="">JUNHO 2021</text:span><text:span text:style-name="a6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9">
          <table:table-cell/>
          <table:table-cell table:style-name="ce1">
            <draw:frame draw:z-index="1" draw:id="id18" draw:style-name="a60" draw:name="Text Box 122" svg:x="0.0336in" svg:y="0in" svg:width="0.94556in" svg:height="0.29552in">
              <draw:text-box>
                <text:p text:style-name="a57" text:class-names="" text:cond-style-name=""><text:span text:style-name="a54" text:class-names="">Página 9</text:span><text:span text:style-name="a55" text:class-names="">/14</text:span><text:span text:style-name="a56" text:class-names=""/></text:p>
                <text:p text:style-name="a59" text:class-names="" text:cond-style-name=""><text:span text:style-name="a58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9">
          <table:table-cell table:number-columns-repeated="16384"/>
        </table:table-row>
        <table:table-row table:style-name="ro20">
          <table:table-cell/>
          <table:table-cell office:value-type="string" table:style-name="ce159">
            <text:p><text:s/>Quadro 6 - OFERTAS DE EMPREGO, POR <text:s/>REGIÕES<text:s text:c="3"/></text:p>
          </table:table-cell>
          <table:table-cell table:number-columns-repeated="8" table:style-name="ce106"/>
          <table:table-cell table:number-columns-repeated="2" table:style-name="ce107"/>
          <table:table-cell table:number-columns-repeated="16372" table:style-name="ce1"/>
        </table:table-row>
        <table:table-row table:style-name="ro20">
          <table:table-cell/>
          <table:table-cell office:value-type="string" table:style-name="ce187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34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1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388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4">
          <table:table-cell/>
          <table:table-cell table:style-name="ce34"/>
          <table:table-cell office:value-type="string" table:style-name="ce178">
            <text:p>JUNHO 2021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MAI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JUNHO 2020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389">
            <text:p>Mês <text:s/>anterior</text:p>
          </table:table-cell>
          <table:covered-table-cell/>
          <table:table-cell office:value-type="string" table:number-columns-spanned="2" table:number-rows-spanned="1" table:style-name="ce390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34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 table:style-name="ce1"/>
        </table:table-row>
        <table:table-row table:style-name="ro32">
          <table:table-cell/>
          <table:table-cell table:style-name="ce261"/>
          <table:table-cell table:style-name="ce272"/>
          <table:table-cell table:style-name="ce262"/>
          <table:table-cell table:style-name="ce276"/>
          <table:table-cell table:style-name="ce263"/>
          <table:table-cell table:style-name="ce276"/>
          <table:table-cell table:style-name="ce263"/>
          <table:table-cell table:style-name="ce264"/>
          <table:table-cell table:number-columns-repeated="3" table:style-name="ce265"/>
          <table:table-cell table:style-name="ce16"/>
          <table:table-cell table:number-columns-repeated="16371" table:style-name="ce1"/>
        </table:table-row>
        <table:table-row table:style-name="ro33">
          <table:table-cell/>
          <table:table-cell office:value-type="string" table:style-name="ce266">
            <text:p>PORTUGAL</text:p>
          </table:table-cell>
          <table:table-cell office:value-type="float" office:value="24081" table:style-name="ce273">
            <text:p>24 081</text:p>
          </table:table-cell>
          <table:table-cell office:value-type="float" office:value="100" table:style-name="ce255">
            <text:p>100,0<text:s text:c="5"/></text:p>
          </table:table-cell>
          <table:table-cell office:value-type="float" office:value="21013" table:style-name="ce277">
            <text:p>21 013</text:p>
          </table:table-cell>
          <table:table-cell office:value-type="float" office:value="100" table:style-name="ce257">
            <text:p>100,0<text:s text:c="5"/></text:p>
          </table:table-cell>
          <table:table-cell office:value-type="float" office:value="11934" table:style-name="ce277">
            <text:p>11 934</text:p>
          </table:table-cell>
          <table:table-cell office:value-type="float" office:value="100" table:style-name="ce257">
            <text:p>100,0<text:s text:c="5"/></text:p>
          </table:table-cell>
          <table:table-cell office:value-type="float" office:value="3068" table:style-name="ce113">
            <text:p>+3 068</text:p>
          </table:table-cell>
          <table:table-cell office:value-type="float" office:value="14.600485413791461" table:style-name="ce114">
            <text:p>+14,6<text:s text:c="3"/></text:p>
          </table:table-cell>
          <table:table-cell office:value-type="float" office:value="12147" table:style-name="ce113">
            <text:p>+12 147</text:p>
          </table:table-cell>
          <table:table-cell office:value-type="float" office:value="101.78481649069883" table:style-name="ce114">
            <text:p>+101,8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80">
            <text:p>CONTINENTE</text:p>
          </table:table-cell>
          <table:table-cell office:value-type="float" office:value="23580" table:style-name="ce273">
            <text:p>23 580</text:p>
          </table:table-cell>
          <table:table-cell office:value-type="float" office:value="97.919521614550888" table:style-name="ce255">
            <text:p>97,9<text:s text:c="5"/></text:p>
          </table:table-cell>
          <table:table-cell office:value-type="float" office:value="20609" table:style-name="ce277">
            <text:p>20 609</text:p>
          </table:table-cell>
          <table:table-cell office:value-type="float" office:value="98.077380669109601" table:style-name="ce256">
            <text:p>98,1<text:s text:c="5"/></text:p>
          </table:table-cell>
          <table:table-cell office:value-type="float" office:value="11679" table:style-name="ce277">
            <text:p>11 679</text:p>
          </table:table-cell>
          <table:table-cell office:value-type="float" office:value="97.863247863247864" table:style-name="ce257">
            <text:p>97,9<text:s text:c="5"/></text:p>
          </table:table-cell>
          <table:table-cell office:value-type="float" office:value="2971" table:style-name="ce113">
            <text:p>+2 971</text:p>
          </table:table-cell>
          <table:table-cell office:value-type="float" office:value="14.416031830753553" table:style-name="ce114">
            <text:p>+14,4<text:s text:c="3"/></text:p>
          </table:table-cell>
          <table:table-cell office:value-type="float" office:value="11901" table:style-name="ce113">
            <text:p>+11 901</text:p>
          </table:table-cell>
          <table:table-cell office:value-type="float" office:value="101.90084767531467" table:style-name="ce114">
            <text:p>+101,9<text:s text:c="3"/></text:p>
          </table:table-cell>
          <table:table-cell table:style-name="ce1"/>
          <table:table-cell table:style-name="ce349"/>
          <table:table-cell table:number-columns-repeated="16370"/>
        </table:table-row>
        <table:table-row table:style-name="ro11">
          <table:table-cell/>
          <table:table-cell office:value-type="string" table:style-name="ce281">
            <text:p>Norte</text:p>
          </table:table-cell>
          <table:table-cell office:value-type="float" office:value="5038" table:style-name="ce274">
            <text:p>5 038</text:p>
          </table:table-cell>
          <table:table-cell office:value-type="float" office:value="20.921058095594034" table:style-name="ce258">
            <text:p>20,9<text:s text:c="5"/></text:p>
          </table:table-cell>
          <table:table-cell office:value-type="float" office:value="4604" table:style-name="ce278">
            <text:p>4 604</text:p>
          </table:table-cell>
          <table:table-cell office:value-type="float" office:value="21.91024603816685" table:style-name="ce259">
            <text:p>21,9<text:s text:c="5"/></text:p>
          </table:table-cell>
          <table:table-cell office:value-type="float" office:value="2418" table:style-name="ce278">
            <text:p>2 418</text:p>
          </table:table-cell>
          <table:table-cell office:value-type="float" office:value="20.261437908496731" table:style-name="ce260">
            <text:p>20,3<text:s text:c="5"/></text:p>
          </table:table-cell>
          <table:table-cell office:value-type="float" office:value="434" table:style-name="ce120">
            <text:p>+ 434</text:p>
          </table:table-cell>
          <table:table-cell office:value-type="float" office:value="9.4265855777584715" table:style-name="ce121">
            <text:p>+9,4<text:s text:c="3"/></text:p>
          </table:table-cell>
          <table:table-cell office:value-type="float" office:value="2620" table:style-name="ce120">
            <text:p>+2 620</text:p>
          </table:table-cell>
          <table:table-cell office:value-type="float" office:value="108.35401157981804" table:style-name="ce121">
            <text:p>+108,4<text:s text:c="3"/></text:p>
          </table:table-cell>
          <table:table-cell table:style-name="ce1"/>
          <table:table-cell table:style-name="ce349"/>
          <table:table-cell table:number-columns-repeated="16370"/>
        </table:table-row>
        <table:table-row table:style-name="ro4">
          <table:table-cell/>
          <table:table-cell office:value-type="string" table:style-name="ce281">
            <text:p>Centro</text:p>
          </table:table-cell>
          <table:table-cell office:value-type="float" office:value="5996" table:style-name="ce274">
            <text:p>5 996</text:p>
          </table:table-cell>
          <table:table-cell office:value-type="float" office:value="24.899298201901914" table:style-name="ce258">
            <text:p>24,9<text:s text:c="5"/></text:p>
          </table:table-cell>
          <table:table-cell office:value-type="float" office:value="5201" table:style-name="ce278">
            <text:p>5 201</text:p>
          </table:table-cell>
          <table:table-cell office:value-type="float" office:value="24.751344405844002" table:style-name="ce259">
            <text:p>24,8<text:s text:c="5"/></text:p>
          </table:table-cell>
          <table:table-cell office:value-type="float" office:value="3109" table:style-name="ce278">
            <text:p>3 109</text:p>
          </table:table-cell>
          <table:table-cell office:value-type="float" office:value="26.051617228087814" table:style-name="ce260">
            <text:p>26,1<text:s text:c="5"/></text:p>
          </table:table-cell>
          <table:table-cell office:value-type="float" office:value="795" table:style-name="ce120">
            <text:p>+ 795</text:p>
          </table:table-cell>
          <table:table-cell office:value-type="float" office:value="15.285522014997117" table:style-name="ce121">
            <text:p>+15,3<text:s text:c="3"/></text:p>
          </table:table-cell>
          <table:table-cell office:value-type="float" office:value="2887" table:style-name="ce120">
            <text:p>+2 887</text:p>
          </table:table-cell>
          <table:table-cell office:value-type="float" office:value="92.859440334512698" table:style-name="ce121">
            <text:p>+92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81">
            <text:p>Lisboa V. Tejo</text:p>
          </table:table-cell>
          <table:table-cell office:value-type="float" office:value="7893" table:style-name="ce274">
            <text:p>7 893</text:p>
          </table:table-cell>
          <table:table-cell office:value-type="float" office:value="32.776878036626385" table:style-name="ce258">
            <text:p>32,8<text:s text:c="5"/></text:p>
          </table:table-cell>
          <table:table-cell office:value-type="float" office:value="6866" table:style-name="ce278">
            <text:p>6 866</text:p>
          </table:table-cell>
          <table:table-cell office:value-type="float" office:value="32.675010707657165" table:style-name="ce259">
            <text:p>32,7<text:s text:c="5"/></text:p>
          </table:table-cell>
          <table:table-cell office:value-type="float" office:value="3932" table:style-name="ce278">
            <text:p>3 932</text:p>
          </table:table-cell>
          <table:table-cell office:value-type="float" office:value="32.947880006703535" table:style-name="ce260">
            <text:p>32,9<text:s text:c="5"/></text:p>
          </table:table-cell>
          <table:table-cell office:value-type="float" office:value="1027" table:style-name="ce120">
            <text:p>+1 027</text:p>
          </table:table-cell>
          <table:table-cell office:value-type="float" office:value="14.95776288960093" table:style-name="ce121">
            <text:p>+15,0<text:s text:c="3"/></text:p>
          </table:table-cell>
          <table:table-cell office:value-type="float" office:value="3961" table:style-name="ce120">
            <text:p>+3 961</text:p>
          </table:table-cell>
          <table:table-cell office:value-type="float" office:value="100.73753814852493" table:style-name="ce121">
            <text:p>+100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81">
            <text:p>Alentejo</text:p>
          </table:table-cell>
          <table:table-cell office:value-type="float" office:value="3429" table:style-name="ce274">
            <text:p>3 429</text:p>
          </table:table-cell>
          <table:table-cell office:value-type="float" office:value="14.239441883642707" table:style-name="ce258">
            <text:p>14,2<text:s text:c="5"/></text:p>
          </table:table-cell>
          <table:table-cell office:value-type="float" office:value="2883" table:style-name="ce278">
            <text:p>2 883</text:p>
          </table:table-cell>
          <table:table-cell office:value-type="float" office:value="13.720078046923334" table:style-name="ce259">
            <text:p>13,7<text:s text:c="5"/></text:p>
          </table:table-cell>
          <table:table-cell office:value-type="float" office:value="1855" table:style-name="ce278">
            <text:p>1 855</text:p>
          </table:table-cell>
          <table:table-cell office:value-type="float" office:value="15.543824367353778" table:style-name="ce260">
            <text:p>15,5<text:s text:c="5"/></text:p>
          </table:table-cell>
          <table:table-cell office:value-type="float" office:value="546" table:style-name="ce120">
            <text:p>+ 546</text:p>
          </table:table-cell>
          <table:table-cell office:value-type="float" office:value="18.938605619146724" table:style-name="ce121">
            <text:p>+18,9<text:s text:c="3"/></text:p>
          </table:table-cell>
          <table:table-cell office:value-type="float" office:value="1574" table:style-name="ce120">
            <text:p>+1 574</text:p>
          </table:table-cell>
          <table:table-cell office:value-type="float" office:value="84.851752021563343" table:style-name="ce121">
            <text:p>+84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81">
            <text:p>Algarve</text:p>
          </table:table-cell>
          <table:table-cell office:value-type="float" office:value="1224" table:style-name="ce274">
            <text:p>1 224</text:p>
          </table:table-cell>
          <table:table-cell office:value-type="float" office:value="5.0828453967858476" table:style-name="ce258">
            <text:p>5,1<text:s text:c="5"/></text:p>
          </table:table-cell>
          <table:table-cell office:value-type="float" office:value="1055" table:style-name="ce278">
            <text:p>1 055</text:p>
          </table:table-cell>
          <table:table-cell office:value-type="float" office:value="5.02070147051825" table:style-name="ce259">
            <text:p>5,0<text:s text:c="5"/></text:p>
          </table:table-cell>
          <table:table-cell office:value-type="float" office:value="365" table:style-name="ce278">
            <text:p><text:s/>365</text:p>
          </table:table-cell>
          <table:table-cell office:value-type="float" office:value="3.0584883526059996" table:style-name="ce260">
            <text:p>3,1<text:s text:c="5"/></text:p>
          </table:table-cell>
          <table:table-cell office:value-type="float" office:value="169" table:style-name="ce120">
            <text:p>+ 169</text:p>
          </table:table-cell>
          <table:table-cell office:value-type="float" office:value="16.018957345971565" table:style-name="ce121">
            <text:p>+16,0<text:s text:c="3"/></text:p>
          </table:table-cell>
          <table:table-cell office:value-type="float" office:value="859" table:style-name="ce120">
            <text:p>+ 859</text:p>
          </table:table-cell>
          <table:table-cell office:value-type="float" office:value="235.34246575342465" table:style-name="ce121">
            <text:p>+235,3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280">
            <text:p>REG.AUTÓNOMAS</text:p>
          </table:table-cell>
          <table:table-cell office:value-type="float" office:value="501" table:style-name="ce273">
            <text:p><text:s/>501</text:p>
          </table:table-cell>
          <table:table-cell office:value-type="float" office:value="2.0804783854491093" table:style-name="ce255">
            <text:p>2,1<text:s text:c="5"/></text:p>
          </table:table-cell>
          <table:table-cell office:value-type="float" office:value="404" table:style-name="ce277">
            <text:p><text:s/>404</text:p>
          </table:table-cell>
          <table:table-cell office:value-type="float" office:value="1.9226193308904012" table:style-name="ce256">
            <text:p>1,9<text:s text:c="5"/></text:p>
          </table:table-cell>
          <table:table-cell office:value-type="float" office:value="255" table:style-name="ce277">
            <text:p><text:s/>255</text:p>
          </table:table-cell>
          <table:table-cell office:value-type="float" office:value="2.1367521367521367" table:style-name="ce257">
            <text:p>2,1<text:s text:c="5"/></text:p>
          </table:table-cell>
          <table:table-cell office:value-type="float" office:value="97" table:style-name="ce113">
            <text:p>+ 97</text:p>
          </table:table-cell>
          <table:table-cell office:value-type="float" office:value="24.009900990099009" table:style-name="ce114">
            <text:p>+24,0<text:s text:c="3"/></text:p>
          </table:table-cell>
          <table:table-cell office:value-type="float" office:value="246" table:style-name="ce113">
            <text:p>+ 246</text:p>
          </table:table-cell>
          <table:table-cell office:value-type="float" office:value="96.470588235294116" table:style-name="ce114">
            <text:p>+96,5<text:s text:c="3"/></text:p>
          </table:table-cell>
          <table:table-cell table:number-columns-repeated="16372"/>
        </table:table-row>
        <table:table-row table:style-name="ro11">
          <table:table-cell/>
          <table:table-cell office:value-type="string" table:style-name="ce281">
            <text:p>Açores</text:p>
          </table:table-cell>
          <table:table-cell office:value-type="float" office:value="55" table:style-name="ce274">
            <text:p><text:s/>55</text:p>
          </table:table-cell>
          <table:table-cell office:value-type="float" office:value="0.22839583073792619" table:style-name="ce258">
            <text:p>0,2<text:s text:c="5"/></text:p>
          </table:table-cell>
          <table:table-cell office:value-type="float" office:value="40" table:style-name="ce278">
            <text:p><text:s/>40</text:p>
          </table:table-cell>
          <table:table-cell office:value-type="float" office:value="0.19035834959310902" table:style-name="ce259">
            <text:p>0,2<text:s text:c="5"/></text:p>
          </table:table-cell>
          <table:table-cell office:value-type="float" office:value="21" table:style-name="ce278">
            <text:p><text:s/>21</text:p>
          </table:table-cell>
          <table:table-cell office:value-type="float" office:value="0.17596782302664657" table:style-name="ce260">
            <text:p>0,2<text:s text:c="5"/></text:p>
          </table:table-cell>
          <table:table-cell office:value-type="float" office:value="15" table:style-name="ce120">
            <text:p>+ 15</text:p>
          </table:table-cell>
          <table:table-cell office:value-type="float" office:value="37.5" table:style-name="ce121">
            <text:p>+37,5<text:s text:c="3"/></text:p>
          </table:table-cell>
          <table:table-cell office:value-type="float" office:value="34" table:style-name="ce120">
            <text:p>+ 34</text:p>
          </table:table-cell>
          <table:table-cell office:value-type="float" office:value="161.9047619047619" table:style-name="ce121">
            <text:p>+161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81">
            <text:p>Madeira</text:p>
          </table:table-cell>
          <table:table-cell office:value-type="float" office:value="446" table:style-name="ce274">
            <text:p><text:s/>446</text:p>
          </table:table-cell>
          <table:table-cell office:value-type="float" office:value="1.852082554711183" table:style-name="ce258">
            <text:p>1,9<text:s text:c="5"/></text:p>
          </table:table-cell>
          <table:table-cell office:value-type="float" office:value="364" table:style-name="ce278">
            <text:p><text:s/>364</text:p>
          </table:table-cell>
          <table:table-cell office:value-type="float" office:value="1.732260981297292" table:style-name="ce259">
            <text:p>1,7<text:s text:c="5"/></text:p>
          </table:table-cell>
          <table:table-cell office:value-type="float" office:value="234" table:style-name="ce278">
            <text:p><text:s/>234</text:p>
          </table:table-cell>
          <table:table-cell office:value-type="float" office:value="1.9607843137254901" table:style-name="ce260">
            <text:p>2,0<text:s text:c="5"/></text:p>
          </table:table-cell>
          <table:table-cell office:value-type="float" office:value="82" table:style-name="ce120">
            <text:p>+ 82</text:p>
          </table:table-cell>
          <table:table-cell office:value-type="float" office:value="22.527472527472529" table:style-name="ce121">
            <text:p>+22,5<text:s text:c="3"/></text:p>
          </table:table-cell>
          <table:table-cell office:value-type="float" office:value="212" table:style-name="ce120">
            <text:p>+ 212</text:p>
          </table:table-cell>
          <table:table-cell office:value-type="float" office:value="90.598290598290603" table:style-name="ce121">
            <text:p>+90,6<text:s text:c="3"/></text:p>
          </table:table-cell>
          <table:table-cell table:number-columns-repeated="16372"/>
        </table:table-row>
        <table:table-row table:style-name="ro30">
          <table:table-cell/>
          <table:table-cell table:style-name="ce267"/>
          <table:table-cell table:style-name="ce275"/>
          <table:table-cell table:style-name="ce243"/>
          <table:table-cell table:style-name="ce279"/>
          <table:table-cell table:style-name="ce268"/>
          <table:table-cell table:style-name="ce279"/>
          <table:table-cell table:style-name="ce269"/>
          <table:table-cell table:style-name="ce270"/>
          <table:table-cell table:style-name="ce271"/>
          <table:table-cell table:style-name="ce270"/>
          <table:table-cell table:style-name="ce271"/>
          <table:table-cell table:number-columns-repeated="16372"/>
        </table:table-row>
        <table:table-row table:style-name="ro8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9">
          <table:table-cell table:number-columns-repeated="16384"/>
        </table:table-row>
        <table:table-row table:style-name="ro19">
          <table:table-cell/>
          <table:table-cell table:number-columns-repeated="11" table:style-name="ce13"/>
          <table:table-cell table:number-columns-repeated="16372"/>
        </table:table-row>
        <table:table-row table:style-name="ro20">
          <table:table-cell/>
          <table:table-cell office:value-type="string" table:style-name="ce159">
            <text:p><text:s/>Quadro 7 - DESEMPREGADOS <text:s/>INSCRITOS, <text:s text:c="2"/>POR <text:s/>REGIÕES<text:s text:c="3"/></text:p>
          </table:table-cell>
          <table:table-cell table:number-columns-repeated="10" table:style-name="ce106"/>
          <table:table-cell table:number-columns-repeated="16372"/>
        </table:table-row>
        <table:table-row table:style-name="ro20">
          <table:table-cell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19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9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388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12">
          <table:table-cell/>
          <table:table-cell table:style-name="ce28"/>
          <table:table-cell office:value-type="string" table:style-name="ce178">
            <text:p>JUNHO 2021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MAI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JUNHO 2020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389">
            <text:p>Mês <text:s/>anterior</text:p>
          </table:table-cell>
          <table:covered-table-cell/>
          <table:table-cell office:value-type="string" table:number-columns-spanned="2" table:number-rows-spanned="1" table:style-name="ce390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1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 table:style-name="ce1"/>
        </table:table-row>
        <table:table-row table:style-name="ro32">
          <table:table-cell/>
          <table:table-cell table:style-name="ce261"/>
          <table:table-cell table:style-name="ce272"/>
          <table:table-cell table:style-name="ce262"/>
          <table:table-cell table:style-name="ce276"/>
          <table:table-cell table:style-name="ce263"/>
          <table:table-cell table:style-name="ce276"/>
          <table:table-cell table:style-name="ce263"/>
          <table:table-cell table:style-name="ce264"/>
          <table:table-cell table:number-columns-repeated="3" table:style-name="ce265"/>
          <table:table-cell table:style-name="ce16"/>
          <table:table-cell table:number-columns-repeated="16371"/>
        </table:table-row>
        <table:table-row table:style-name="ro12">
          <table:table-cell/>
          <table:table-cell office:value-type="string" table:style-name="ce266">
            <text:p>PORTUGAL</text:p>
          </table:table-cell>
          <table:table-cell office:value-type="float" office:value="31617" table:style-name="ce273">
            <text:p>31 617</text:p>
          </table:table-cell>
          <table:table-cell office:value-type="float" office:value="100" table:style-name="ce255">
            <text:p>100,0<text:s text:c="5"/></text:p>
          </table:table-cell>
          <table:table-cell office:value-type="float" office:value="34083" table:style-name="ce277">
            <text:p>34 083</text:p>
          </table:table-cell>
          <table:table-cell office:value-type="float" office:value="99.999999999999986" table:style-name="ce256">
            <text:p>100,0<text:s text:c="5"/></text:p>
          </table:table-cell>
          <table:table-cell office:value-type="float" office:value="43151" table:style-name="ce277">
            <text:p>43 151</text:p>
          </table:table-cell>
          <table:table-cell office:value-type="float" office:value="100" table:style-name="ce257">
            <text:p>100,0<text:s text:c="5"/></text:p>
          </table:table-cell>
          <table:table-cell office:value-type="float" office:value="-2466" table:style-name="ce113">
            <text:p><text:s/>-2 466</text:p>
          </table:table-cell>
          <table:table-cell office:value-type="float" office:value="-7.2352785846316339" table:style-name="ce114">
            <text:p>-7,2<text:s text:c="3"/></text:p>
          </table:table-cell>
          <table:table-cell office:value-type="float" office:value="-11534" table:style-name="ce113">
            <text:p><text:s/>-11 534</text:p>
          </table:table-cell>
          <table:table-cell office:value-type="float" office:value="-26.729392134597113" table:style-name="ce114">
            <text:p>-26,7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80">
            <text:p>CONTINENTE</text:p>
          </table:table-cell>
          <table:table-cell office:value-type="float" office:value="29982" table:style-name="ce273">
            <text:p>29 982</text:p>
          </table:table-cell>
          <table:table-cell office:value-type="float" office:value="94.828731378688673" table:style-name="ce255">
            <text:p>94,8<text:s text:c="5"/></text:p>
          </table:table-cell>
          <table:table-cell office:value-type="float" office:value="32410" table:style-name="ce277">
            <text:p>32 410</text:p>
          </table:table-cell>
          <table:table-cell office:value-type="float" office:value="95.091394536865877" table:style-name="ce256">
            <text:p>95,1<text:s text:c="5"/></text:p>
          </table:table-cell>
          <table:table-cell office:value-type="float" office:value="40813" table:style-name="ce277">
            <text:p>40 813</text:p>
          </table:table-cell>
          <table:table-cell office:value-type="float" office:value="94.581817339111495" table:style-name="ce257">
            <text:p>94,6<text:s text:c="5"/></text:p>
          </table:table-cell>
          <table:table-cell office:value-type="float" office:value="-2428" table:style-name="ce113">
            <text:p><text:s/>-2 428</text:p>
          </table:table-cell>
          <table:table-cell office:value-type="float" office:value="-7.4915149645171253" table:style-name="ce114">
            <text:p>-7,5<text:s text:c="3"/></text:p>
          </table:table-cell>
          <table:table-cell office:value-type="float" office:value="-10831" table:style-name="ce113">
            <text:p><text:s/>-10 831</text:p>
          </table:table-cell>
          <table:table-cell office:value-type="float" office:value="-26.538112856197781" table:style-name="ce114">
            <text:p>-26,5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81">
            <text:p>Norte</text:p>
          </table:table-cell>
          <table:table-cell office:value-type="float" office:value="10848" table:style-name="ce274">
            <text:p>10 848</text:p>
          </table:table-cell>
          <table:table-cell office:value-type="float" office:value="34.310655659929786" table:style-name="ce258">
            <text:p>34,3<text:s text:c="5"/></text:p>
          </table:table-cell>
          <table:table-cell office:value-type="float" office:value="11703" table:style-name="ce278">
            <text:p>11 703</text:p>
          </table:table-cell>
          <table:table-cell office:value-type="float" office:value="34.336766129742102" table:style-name="ce259">
            <text:p>34,3<text:s text:c="5"/></text:p>
          </table:table-cell>
          <table:table-cell office:value-type="float" office:value="14372" table:style-name="ce278">
            <text:p>14 372</text:p>
          </table:table-cell>
          <table:table-cell office:value-type="float" office:value="33.306296493708146" table:style-name="ce260">
            <text:p>33,3<text:s text:c="5"/></text:p>
          </table:table-cell>
          <table:table-cell office:value-type="float" office:value="-855" table:style-name="ce120">
            <text:p><text:s/>- 855</text:p>
          </table:table-cell>
          <table:table-cell office:value-type="float" office:value="-7.3058190207639067" table:style-name="ce121">
            <text:p>-7,3<text:s text:c="3"/></text:p>
          </table:table-cell>
          <table:table-cell office:value-type="float" office:value="-3524" table:style-name="ce120">
            <text:p><text:s/>-3 524</text:p>
          </table:table-cell>
          <table:table-cell office:value-type="float" office:value="-24.519899805176731" table:style-name="ce121">
            <text:p>-24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81">
            <text:p>Centro</text:p>
          </table:table-cell>
          <table:table-cell office:value-type="float" office:value="4901" table:style-name="ce274">
            <text:p>4 901</text:p>
          </table:table-cell>
          <table:table-cell office:value-type="float" office:value="15.501154442230447" table:style-name="ce258">
            <text:p>15,5<text:s text:c="5"/></text:p>
          </table:table-cell>
          <table:table-cell office:value-type="float" office:value="5061" table:style-name="ce278">
            <text:p>5 061</text:p>
          </table:table-cell>
          <table:table-cell office:value-type="float" office:value="14.849044978434996" table:style-name="ce259">
            <text:p>14,8<text:s text:c="5"/></text:p>
          </table:table-cell>
          <table:table-cell office:value-type="float" office:value="5942" table:style-name="ce278">
            <text:p>5 942</text:p>
          </table:table-cell>
          <table:table-cell office:value-type="float" office:value="13.770248661676437" table:style-name="ce260">
            <text:p>13,8<text:s text:c="5"/></text:p>
          </table:table-cell>
          <table:table-cell office:value-type="float" office:value="-160" table:style-name="ce120">
            <text:p><text:s/>- 160</text:p>
          </table:table-cell>
          <table:table-cell office:value-type="float" office:value="-3.1614305473226634" table:style-name="ce121">
            <text:p>-3,2<text:s text:c="3"/></text:p>
          </table:table-cell>
          <table:table-cell office:value-type="float" office:value="-1041" table:style-name="ce120">
            <text:p><text:s/>-1 041</text:p>
          </table:table-cell>
          <table:table-cell office:value-type="float" office:value="-17.519353752945136" table:style-name="ce121">
            <text:p>-17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81">
            <text:p>Lisboa V. Tejo</text:p>
          </table:table-cell>
          <table:table-cell office:value-type="float" office:value="11256" table:style-name="ce274">
            <text:p>11 256</text:p>
          </table:table-cell>
          <table:table-cell office:value-type="float" office:value="35.601100673688208" table:style-name="ce258">
            <text:p>35,6<text:s text:c="5"/></text:p>
          </table:table-cell>
          <table:table-cell office:value-type="float" office:value="12501" table:style-name="ce278">
            <text:p>12 501</text:p>
          </table:table-cell>
          <table:table-cell office:value-type="float" office:value="36.678109321362555" table:style-name="ce259">
            <text:p>36,7<text:s text:c="5"/></text:p>
          </table:table-cell>
          <table:table-cell office:value-type="float" office:value="16116" table:style-name="ce278">
            <text:p>16 116</text:p>
          </table:table-cell>
          <table:table-cell office:value-type="float" office:value="37.347917777108293" table:style-name="ce260">
            <text:p>37,3<text:s text:c="5"/></text:p>
          </table:table-cell>
          <table:table-cell office:value-type="float" office:value="-1245" table:style-name="ce120">
            <text:p><text:s/>-1 245</text:p>
          </table:table-cell>
          <table:table-cell office:value-type="float" office:value="-9.9592032637389014" table:style-name="ce121">
            <text:p>-10,0<text:s text:c="3"/></text:p>
          </table:table-cell>
          <table:table-cell office:value-type="float" office:value="-4860" table:style-name="ce120">
            <text:p><text:s/>-4 860</text:p>
          </table:table-cell>
          <table:table-cell office:value-type="float" office:value="-30.15636634400596" table:style-name="ce121">
            <text:p>-30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81">
            <text:p>Alentejo</text:p>
          </table:table-cell>
          <table:table-cell office:value-type="float" office:value="1585" table:style-name="ce274">
            <text:p>1 585</text:p>
          </table:table-cell>
          <table:table-cell office:value-type="float" office:value="5.0131258500173956" table:style-name="ce258">
            <text:p>5,0<text:s text:c="5"/></text:p>
          </table:table-cell>
          <table:table-cell office:value-type="float" office:value="1517" table:style-name="ce278">
            <text:p>1 517</text:p>
          </table:table-cell>
          <table:table-cell office:value-type="float" office:value="4.4508992752985357" table:style-name="ce259">
            <text:p>4,5<text:s text:c="5"/></text:p>
          </table:table-cell>
          <table:table-cell office:value-type="float" office:value="1993" table:style-name="ce278">
            <text:p>1 993</text:p>
          </table:table-cell>
          <table:table-cell office:value-type="float" office:value="4.6186646891149685" table:style-name="ce260">
            <text:p>4,6<text:s text:c="5"/></text:p>
          </table:table-cell>
          <table:table-cell office:value-type="float" office:value="68" table:style-name="ce120">
            <text:p>+ 68</text:p>
          </table:table-cell>
          <table:table-cell office:value-type="float" office:value="4.4825313117996046" table:style-name="ce121">
            <text:p>+4,5<text:s text:c="3"/></text:p>
          </table:table-cell>
          <table:table-cell office:value-type="float" office:value="-408" table:style-name="ce120">
            <text:p><text:s/>- 408</text:p>
          </table:table-cell>
          <table:table-cell office:value-type="float" office:value="-20.471650777722029" table:style-name="ce121">
            <text:p>-20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81">
            <text:p>Algarve</text:p>
          </table:table-cell>
          <table:table-cell office:value-type="float" office:value="1392" table:style-name="ce274">
            <text:p>1 392</text:p>
          </table:table-cell>
          <table:table-cell office:value-type="float" office:value="4.4026947528228488" table:style-name="ce258">
            <text:p>4,4<text:s text:c="5"/></text:p>
          </table:table-cell>
          <table:table-cell office:value-type="float" office:value="1628" table:style-name="ce278">
            <text:p>1 628</text:p>
          </table:table-cell>
          <table:table-cell office:value-type="float" office:value="4.7765748320276966" table:style-name="ce259">
            <text:p>4,8<text:s text:c="5"/></text:p>
          </table:table-cell>
          <table:table-cell office:value-type="float" office:value="2390" table:style-name="ce278">
            <text:p>2 390</text:p>
          </table:table-cell>
          <table:table-cell office:value-type="float" office:value="5.53868971750365" table:style-name="ce260">
            <text:p>5,5<text:s text:c="5"/></text:p>
          </table:table-cell>
          <table:table-cell office:value-type="float" office:value="-236" table:style-name="ce120">
            <text:p><text:s/>- 236</text:p>
          </table:table-cell>
          <table:table-cell office:value-type="float" office:value="-14.496314496314497" table:style-name="ce121">
            <text:p>-14,5<text:s text:c="3"/></text:p>
          </table:table-cell>
          <table:table-cell office:value-type="float" office:value="-998" table:style-name="ce120">
            <text:p><text:s/>- 998</text:p>
          </table:table-cell>
          <table:table-cell office:value-type="float" office:value="-41.75732217573222" table:style-name="ce121">
            <text:p>-41,8<text:s text:c="3"/></text:p>
          </table:table-cell>
          <table:table-cell table:number-columns-repeated="16372" table:style-name="ce1"/>
        </table:table-row>
        <table:table-row table:style-name="ro37">
          <table:table-cell/>
          <table:table-cell office:value-type="string" table:style-name="ce280">
            <text:p>REG.AUTÓNOMAS</text:p>
          </table:table-cell>
          <table:table-cell office:value-type="float" office:value="1635" table:style-name="ce273">
            <text:p>1 635</text:p>
          </table:table-cell>
          <table:table-cell office:value-type="float" office:value="5.1712686213113201" table:style-name="ce255">
            <text:p>5,2<text:s text:c="5"/></text:p>
          </table:table-cell>
          <table:table-cell office:value-type="float" office:value="1673" table:style-name="ce277">
            <text:p>1 673</text:p>
          </table:table-cell>
          <table:table-cell office:value-type="float" office:value="4.9086054631341138" table:style-name="ce256">
            <text:p>4,9<text:s text:c="5"/></text:p>
          </table:table-cell>
          <table:table-cell office:value-type="float" office:value="2338" table:style-name="ce277">
            <text:p>2 338</text:p>
          </table:table-cell>
          <table:table-cell office:value-type="float" office:value="5.4181826608885073" table:style-name="ce257">
            <text:p>5,4<text:s text:c="5"/></text:p>
          </table:table-cell>
          <table:table-cell office:value-type="float" office:value="-38" table:style-name="ce113">
            <text:p><text:s/>- 38</text:p>
          </table:table-cell>
          <table:table-cell office:value-type="float" office:value="-2.2713687985654514" table:style-name="ce114">
            <text:p>-2,3<text:s text:c="3"/></text:p>
          </table:table-cell>
          <table:table-cell office:value-type="float" office:value="-703" table:style-name="ce113">
            <text:p><text:s/>- 703</text:p>
          </table:table-cell>
          <table:table-cell office:value-type="float" office:value="-30.068434559452523" table:style-name="ce114">
            <text:p>-30,1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81">
            <text:p>Açores</text:p>
          </table:table-cell>
          <table:table-cell office:value-type="float" office:value="810" table:style-name="ce274">
            <text:p><text:s/>810</text:p>
          </table:table-cell>
          <table:table-cell office:value-type="float" office:value="2.5619128949615715" table:style-name="ce258">
            <text:p>2,6<text:s text:c="5"/></text:p>
          </table:table-cell>
          <table:table-cell office:value-type="float" office:value="783" table:style-name="ce278">
            <text:p><text:s/>783</text:p>
          </table:table-cell>
          <table:table-cell office:value-type="float" office:value="2.2973329812516501" table:style-name="ce259">
            <text:p>2,3<text:s text:c="5"/></text:p>
          </table:table-cell>
          <table:table-cell office:value-type="float" office:value="1022" table:style-name="ce278">
            <text:p>1 022</text:p>
          </table:table-cell>
          <table:table-cell office:value-type="float" office:value="2.3684271511668329" table:style-name="ce260">
            <text:p>2,4<text:s text:c="5"/></text:p>
          </table:table-cell>
          <table:table-cell office:value-type="float" office:value="27" table:style-name="ce120">
            <text:p>+ 27</text:p>
          </table:table-cell>
          <table:table-cell office:value-type="float" office:value="3.4482758620689653" table:style-name="ce121">
            <text:p>+3,4<text:s text:c="3"/></text:p>
          </table:table-cell>
          <table:table-cell office:value-type="float" office:value="-212" table:style-name="ce120">
            <text:p><text:s/>- 212</text:p>
          </table:table-cell>
          <table:table-cell office:value-type="float" office:value="-20.743639921722114" table:style-name="ce121">
            <text:p>-20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81">
            <text:p>Madeira</text:p>
          </table:table-cell>
          <table:table-cell office:value-type="float" office:value="825" table:style-name="ce274">
            <text:p><text:s/>825</text:p>
          </table:table-cell>
          <table:table-cell office:value-type="float" office:value="2.6093557263497482" table:style-name="ce258">
            <text:p>2,6<text:s text:c="5"/></text:p>
          </table:table-cell>
          <table:table-cell office:value-type="float" office:value="890" table:style-name="ce278">
            <text:p><text:s/>890</text:p>
          </table:table-cell>
          <table:table-cell office:value-type="float" office:value="2.6112724818824633" table:style-name="ce259">
            <text:p>2,6<text:s text:c="5"/></text:p>
          </table:table-cell>
          <table:table-cell office:value-type="float" office:value="1316" table:style-name="ce278">
            <text:p>1 316</text:p>
          </table:table-cell>
          <table:table-cell office:value-type="float" office:value="3.0497555097216753" table:style-name="ce260">
            <text:p>3,0<text:s text:c="5"/></text:p>
          </table:table-cell>
          <table:table-cell office:value-type="float" office:value="-65" table:style-name="ce120">
            <text:p><text:s/>- 65</text:p>
          </table:table-cell>
          <table:table-cell office:value-type="float" office:value="-7.3033707865168536" table:style-name="ce121">
            <text:p>-7,3<text:s text:c="3"/></text:p>
          </table:table-cell>
          <table:table-cell office:value-type="float" office:value="-491" table:style-name="ce120">
            <text:p><text:s/>- 491</text:p>
          </table:table-cell>
          <table:table-cell office:value-type="float" office:value="-37.310030395136778" table:style-name="ce121">
            <text:p>-37,3<text:s text:c="3"/></text:p>
          </table:table-cell>
          <table:table-cell table:number-columns-repeated="16372" table:style-name="ce1"/>
        </table:table-row>
        <table:table-row table:style-name="ro31">
          <table:table-cell/>
          <table:table-cell table:style-name="ce267"/>
          <table:table-cell table:style-name="ce275"/>
          <table:table-cell table:style-name="ce243"/>
          <table:table-cell table:style-name="ce279"/>
          <table:table-cell table:style-name="ce268"/>
          <table:table-cell table:style-name="ce279"/>
          <table:table-cell table:style-name="ce269"/>
          <table:table-cell table:style-name="ce270"/>
          <table:table-cell table:style-name="ce271"/>
          <table:table-cell table:style-name="ce270"/>
          <table:table-cell table:style-name="ce271"/>
          <table:table-cell table:number-columns-repeated="16372" table:style-name="ce1"/>
        </table:table-row>
        <table:table-row table:style-name="ro34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3" table:style-name="ro34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2" table:style-name="ro8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25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27">
          <table:table-cell/>
          <table:table-cell table:number-columns-repeated="11" table:style-name="ce1"/>
          <table:table-cell table:number-columns-repeated="6" table:style-name="ce12"/>
          <table:table-cell table:number-columns-repeated="16366"/>
        </table:table-row>
        <table:table-row table:style-name="ro12">
          <table:table-cell/>
          <table:table-cell table:number-columns-repeated="11" table:style-name="ce1"/>
          <table:table-cell table:number-columns-repeated="6" table:style-name="ce12"/>
          <table:table-cell table:number-columns-repeated="16366"/>
        </table:table-row>
        <table:table-row table:style-name="ro19">
          <table:table-cell/>
          <table:table-cell table:style-name="ce86"/>
          <table:table-cell table:style-name="ce88"/>
          <table:table-cell table:style-name="ce89"/>
          <table:table-cell table:number-columns-repeated="4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6" table:style-name="ce12"/>
          <table:table-cell table:number-columns-repeated="16366"/>
        </table:table-row>
        <table:table-row table:style-name="ro19">
          <table:table-cell/>
          <table:table-cell table:number-columns-repeated="11" table:style-name="ce1"/>
          <table:table-cell table:number-columns-repeated="6" table:style-name="ce15"/>
          <table:table-cell table:number-columns-repeated="16366"/>
        </table:table-row>
        <table:table-row table:style-name="ro1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3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3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3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number-rows-repeated="5" table:style-name="ro3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3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3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number-rows-repeated="2" table:style-name="ro34">
          <table:table-cell/>
          <table:table-cell table:number-columns-repeated="3" table:style-name="ce1"/>
          <table:table-cell table:number-columns-repeated="2" table:style-name="ce58"/>
          <table:table-cell table:number-columns-repeated="7" table:style-name="ce1"/>
          <table:table-cell table:style-name="ce72"/>
          <table:table-cell table:style-name="ce82"/>
          <table:table-cell table:style-name="ce71"/>
          <table:table-cell table:style-name="ce73"/>
          <table:table-cell table:style-name="ce79"/>
          <table:table-cell table:style-name="ce78"/>
          <table:table-cell table:number-columns-repeated="16365"/>
        </table:table-row>
        <table:table-row table:style-name="ro13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style-name="ce1"/>
          <table:table-cell table:style-name="ce18"/>
          <table:table-cell table:number-columns-repeated="16370" table:style-name="ce1"/>
        </table:table-row>
        <table:table-row table:style-name="ro19">
          <table:table-cell table:number-columns-repeated="16384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3" table:style-name="ce44"/>
          <table:table-cell table:number-columns-repeated="16369" table:style-name="ce1"/>
        </table:table-row>
        <table:table-row table:style-name="ro8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3" table:style-name="ce44"/>
          <table:table-cell table:number-columns-repeated="16369" table:style-name="ce1"/>
        </table:table-row>
        <table:table-row table:number-rows-repeated="1048496" table:style-name="ro19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comentario-graf.$A$1"/>
        </table:named-expressions>
      </table:table>
      <table:table table:name="q8-9" table:style-name="ta8">
        <table:table-column table:style-name="co10" table:default-cell-style-name="ce1" table:visibility="collapse"/>
        <table:table-column table:style-name="co41" table:default-cell-style-name="ce1"/>
        <table:table-column table:style-name="co16" table:default-cell-style-name="ce1"/>
        <table:table-column table:style-name="co42" table:default-cell-style-name="ce1"/>
        <table:table-column table:style-name="co34" table:default-cell-style-name="ce58"/>
        <table:table-column table:style-name="co42" table:default-cell-style-name="ce58"/>
        <table:table-column table:style-name="co43" table:default-cell-style-name="ce1"/>
        <table:table-column table:style-name="co42" table:default-cell-style-name="ce1"/>
        <table:table-column table:style-name="co36" table:default-cell-style-name="ce1"/>
        <table:table-column table:style-name="co42" table:default-cell-style-name="ce1"/>
        <table:table-column table:style-name="co36" table:default-cell-style-name="ce1"/>
        <table:table-column table:style-name="co42" table:default-cell-style-name="ce1"/>
        <table:table-column table:style-name="co20" table:number-columns-repeated="16372" table:default-cell-style-name="ce1"/>
        <table:table-row table:style-name="ro19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73" draw:name="Picture 184" svg:x="0.07631in" svg:y="0.10768in" svg:width="2.7044in" svg:height="0.6624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7" draw:name="CaixaDeTexto 10" svg:x="0.57958in" svg:y="0.23229in" svg:width="2.06355in" svg:height="0.52241in">
                <draw:text-box>
                  <text:p text:style-name="a76" text:class-names="" text:cond-style-name=""><text:span text:style-name="a74" text:class-names="">JUNHO 2021</text:span><text:span text:style-name="a75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9">
          <table:table-cell/>
          <table:table-cell table:style-name="ce1">
            <draw:frame draw:z-index="1" draw:id="id22" draw:style-name="a72" draw:name="Text Box 122" svg:x="0in" svg:y="0in" svg:width="0.97917in" svg:height="0.31813in">
              <draw:text-box>
                <text:p text:style-name="a69" text:class-names="" text:cond-style-name=""><text:span text:style-name="a66" text:class-names="">Página 10</text:span><text:span text:style-name="a67" text:class-names="">/14</text:span><text:span text:style-name="a68" text:class-names=""/></text:p>
                <text:p text:style-name="a71" text:class-names="" text:cond-style-name=""><text:span text:style-name="a70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9">
          <table:table-cell/>
          <table:table-cell table:number-columns-repeated="11" table:style-name="ce13"/>
          <table:table-cell table:number-columns-repeated="6" table:style-name="ce12"/>
          <table:table-cell table:number-columns-repeated="16366"/>
        </table:table-row>
        <table:table-row table:style-name="ro20">
          <table:table-cell/>
          <table:table-cell office:value-type="string" table:style-name="ce159">
            <text:p><text:s/>Quadro 8 - OFERTAS DE EMPREGO RECEBIDAS, <text:s text:c="2"/>POR <text:s/>REGIÕES<text:s text:c="3"/></text:p>
          </table:table-cell>
          <table:table-cell table:number-columns-repeated="10" table:style-name="ce159"/>
          <table:table-cell table:number-columns-repeated="6" table:style-name="ce12"/>
          <table:table-cell table:number-columns-repeated="16366"/>
        </table:table-row>
        <table:table-row table:style-name="ro20">
          <table:table-cell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24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9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388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19">
          <table:table-cell/>
          <table:table-cell table:style-name="ce28"/>
          <table:table-cell office:value-type="string" table:style-name="ce178">
            <text:p>JUNHO 2021</text:p>
          </table:table-cell>
          <table:table-cell office:value-type="string" table:style-name="ce92">
            <text:p>%</text:p>
          </table:table-cell>
          <table:table-cell office:value-type="string" table:style-name="ce169">
            <text:p>MAIO 2021</text:p>
          </table:table-cell>
          <table:table-cell office:value-type="string" table:style-name="ce56">
            <text:p>%</text:p>
          </table:table-cell>
          <table:table-cell office:value-type="string" table:style-name="ce169">
            <text:p>JUNHO 2020</text:p>
          </table:table-cell>
          <table:table-cell office:value-type="string" table:style-name="ce56">
            <text:p>%</text:p>
          </table:table-cell>
          <table:table-cell office:value-type="string" table:number-columns-spanned="2" table:number-rows-spanned="1" table:style-name="ce389">
            <text:p>Mês <text:s/>anterior</text:p>
          </table:table-cell>
          <table:covered-table-cell/>
          <table:table-cell office:value-type="string" table:number-columns-spanned="2" table:number-rows-spanned="1" table:style-name="ce390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9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246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24">
          <table:table-cell/>
          <table:table-cell table:style-name="ce261"/>
          <table:table-cell table:style-name="ce272"/>
          <table:table-cell table:style-name="ce262"/>
          <table:table-cell table:style-name="ce276"/>
          <table:table-cell table:style-name="ce263"/>
          <table:table-cell table:style-name="ce276"/>
          <table:table-cell table:style-name="ce263"/>
          <table:table-cell table:style-name="ce264"/>
          <table:table-cell table:number-columns-repeated="3" table:style-name="ce265"/>
          <table:table-cell table:style-name="ce16"/>
          <table:table-cell table:number-columns-repeated="16371" table:style-name="ce1"/>
        </table:table-row>
        <table:table-row table:style-name="ro4">
          <table:table-cell/>
          <table:table-cell office:value-type="string" table:style-name="ce266">
            <text:p>PORTUGAL</text:p>
          </table:table-cell>
          <table:table-cell office:value-type="float" office:value="16186" table:style-name="ce273">
            <text:p>16 186</text:p>
          </table:table-cell>
          <table:table-cell office:value-type="float" office:value="100" table:style-name="ce255">
            <text:p>100,0<text:s text:c="5"/></text:p>
          </table:table-cell>
          <table:table-cell office:value-type="float" office:value="17563" table:style-name="ce277">
            <text:p>17 563</text:p>
          </table:table-cell>
          <table:table-cell office:value-type="float" office:value="99.999999999999986" table:style-name="ce257">
            <text:p>100,0<text:s text:c="5"/></text:p>
          </table:table-cell>
          <table:table-cell office:value-type="float" office:value="10328" table:style-name="ce277">
            <text:p>10 328</text:p>
          </table:table-cell>
          <table:table-cell office:value-type="float" office:value="100" table:style-name="ce257">
            <text:p>100,0<text:s text:c="5"/></text:p>
          </table:table-cell>
          <table:table-cell office:value-type="float" office:value="-1377" table:style-name="ce113">
            <text:p><text:s/>-1 377</text:p>
          </table:table-cell>
          <table:table-cell office:value-type="float" office:value="-7.8403461823150948" table:style-name="ce114">
            <text:p>-7,8<text:s text:c="3"/></text:p>
          </table:table-cell>
          <table:table-cell office:value-type="float" office:value="5858" table:style-name="ce113">
            <text:p>+5 858</text:p>
          </table:table-cell>
          <table:table-cell office:value-type="float" office:value="56.719597211463977" table:style-name="ce114">
            <text:p>+56,7<text:s text:c="3"/></text:p>
          </table:table-cell>
          <table:table-cell table:style-name="ce21"/>
          <table:table-cell table:style-name="ce12"/>
          <table:table-cell table:number-columns-repeated="2" table:style-name="ce84"/>
          <table:table-cell table:number-columns-repeated="2" table:style-name="ce17"/>
          <table:table-cell table:number-columns-repeated="16366"/>
        </table:table-row>
        <table:table-row table:style-name="ro36">
          <table:table-cell/>
          <table:table-cell office:value-type="string" table:style-name="ce280">
            <text:p>CONTINENTE</text:p>
          </table:table-cell>
          <table:table-cell office:value-type="float" office:value="15628" table:style-name="ce273">
            <text:p>15 628</text:p>
          </table:table-cell>
          <table:table-cell office:value-type="float" office:value="96.552576300506615" table:style-name="ce255">
            <text:p>96,6<text:s text:c="5"/></text:p>
          </table:table-cell>
          <table:table-cell office:value-type="float" office:value="17101" table:style-name="ce277">
            <text:p>17 101</text:p>
          </table:table-cell>
          <table:table-cell office:value-type="float" office:value="97.369469908330004" table:style-name="ce256">
            <text:p>97,4<text:s text:c="5"/></text:p>
          </table:table-cell>
          <table:table-cell office:value-type="float" office:value="10060" table:style-name="ce277">
            <text:p>10 060</text:p>
          </table:table-cell>
          <table:table-cell office:value-type="float" office:value="97.405112316034078" table:style-name="ce257">
            <text:p>97,4<text:s text:c="5"/></text:p>
          </table:table-cell>
          <table:table-cell office:value-type="float" office:value="-1473" table:style-name="ce113">
            <text:p><text:s/>-1 473</text:p>
          </table:table-cell>
          <table:table-cell office:value-type="float" office:value="-8.6135313724343607" table:style-name="ce114">
            <text:p>-8,6<text:s text:c="3"/></text:p>
          </table:table-cell>
          <table:table-cell office:value-type="float" office:value="5568" table:style-name="ce113">
            <text:p>+5 568</text:p>
          </table:table-cell>
          <table:table-cell office:value-type="float" office:value="55.347912524850898" table:style-name="ce114">
            <text:p>+55,3<text:s text:c="3"/></text:p>
          </table:table-cell>
          <table:table-cell table:style-name="ce19"/>
          <table:table-cell table:style-name="ce22"/>
          <table:table-cell table:number-columns-repeated="2" table:style-name="ce85"/>
          <table:table-cell table:number-columns-repeated="2" table:style-name="ce18"/>
          <table:table-cell table:number-columns-repeated="16366"/>
        </table:table-row>
        <table:table-row table:style-name="ro11">
          <table:table-cell/>
          <table:table-cell office:value-type="string" table:style-name="ce281">
            <text:p>Norte</text:p>
          </table:table-cell>
          <table:table-cell office:value-type="float" office:value="4638" table:style-name="ce274">
            <text:p>4 638</text:p>
          </table:table-cell>
          <table:table-cell office:value-type="float" office:value="28.654392685036452" table:style-name="ce258">
            <text:p>28,7<text:s text:c="5"/></text:p>
          </table:table-cell>
          <table:table-cell office:value-type="float" office:value="5006" table:style-name="ce278">
            <text:p>5 006</text:p>
          </table:table-cell>
          <table:table-cell office:value-type="float" office:value="28.503103114502075" table:style-name="ce259">
            <text:p>28,5<text:s text:c="5"/></text:p>
          </table:table-cell>
          <table:table-cell office:value-type="float" office:value="3793" table:style-name="ce278">
            <text:p>3 793</text:p>
          </table:table-cell>
          <table:table-cell office:value-type="float" office:value="36.72540666150271" table:style-name="ce260">
            <text:p>36,7<text:s text:c="5"/></text:p>
          </table:table-cell>
          <table:table-cell office:value-type="float" office:value="-368" table:style-name="ce120">
            <text:p><text:s/>- 368</text:p>
          </table:table-cell>
          <table:table-cell office:value-type="float" office:value="-7.3511785856971628" table:style-name="ce121">
            <text:p>-7,4<text:s text:c="3"/></text:p>
          </table:table-cell>
          <table:table-cell office:value-type="float" office:value="845" table:style-name="ce120">
            <text:p>+ 845</text:p>
          </table:table-cell>
          <table:table-cell office:value-type="float" office:value="22.277880305826521" table:style-name="ce121">
            <text:p>+22,3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281">
            <text:p>Centro</text:p>
          </table:table-cell>
          <table:table-cell office:value-type="float" office:value="3693" table:style-name="ce274">
            <text:p>3 693</text:p>
          </table:table-cell>
          <table:table-cell office:value-type="float" office:value="22.816013839120227" table:style-name="ce258">
            <text:p>22,8<text:s text:c="5"/></text:p>
          </table:table-cell>
          <table:table-cell office:value-type="float" office:value="3406" table:style-name="ce278">
            <text:p>3 406</text:p>
          </table:table-cell>
          <table:table-cell office:value-type="float" office:value="19.393042190969652" table:style-name="ce259">
            <text:p>19,4<text:s text:c="5"/></text:p>
          </table:table-cell>
          <table:table-cell office:value-type="float" office:value="2548" table:style-name="ce278">
            <text:p>2 548</text:p>
          </table:table-cell>
          <table:table-cell office:value-type="float" office:value="24.670797831138653" table:style-name="ce260">
            <text:p>24,7<text:s text:c="5"/></text:p>
          </table:table-cell>
          <table:table-cell office:value-type="float" office:value="287" table:style-name="ce120">
            <text:p>+ 287</text:p>
          </table:table-cell>
          <table:table-cell office:value-type="float" office:value="8.4263065179095715" table:style-name="ce121">
            <text:p>+8,4<text:s text:c="3"/></text:p>
          </table:table-cell>
          <table:table-cell office:value-type="float" office:value="1145" table:style-name="ce120">
            <text:p>+1 145</text:p>
          </table:table-cell>
          <table:table-cell office:value-type="float" office:value="44.937205651491361" table:style-name="ce121">
            <text:p>+44,9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281">
            <text:p>Lisboa V. Tejo</text:p>
          </table:table-cell>
          <table:table-cell office:value-type="float" office:value="4413" table:style-name="ce274">
            <text:p>4 413</text:p>
          </table:table-cell>
          <table:table-cell office:value-type="float" office:value="27.264302483627826" table:style-name="ce258">
            <text:p>27,3<text:s text:c="5"/></text:p>
          </table:table-cell>
          <table:table-cell office:value-type="float" office:value="4794" table:style-name="ce278">
            <text:p>4 794</text:p>
          </table:table-cell>
          <table:table-cell office:value-type="float" office:value="27.296020042134035" table:style-name="ce259">
            <text:p>27,3<text:s text:c="5"/></text:p>
          </table:table-cell>
          <table:table-cell office:value-type="float" office:value="2513" table:style-name="ce278">
            <text:p>2 513</text:p>
          </table:table-cell>
          <table:table-cell office:value-type="float" office:value="24.33191324554609" table:style-name="ce260">
            <text:p>24,3<text:s text:c="5"/></text:p>
          </table:table-cell>
          <table:table-cell office:value-type="float" office:value="-381" table:style-name="ce120">
            <text:p><text:s/>- 381</text:p>
          </table:table-cell>
          <table:table-cell office:value-type="float" office:value="-7.9474342928660828" table:style-name="ce121">
            <text:p>-7,9<text:s text:c="3"/></text:p>
          </table:table-cell>
          <table:table-cell office:value-type="float" office:value="1900" table:style-name="ce120">
            <text:p>+1 900</text:p>
          </table:table-cell>
          <table:table-cell office:value-type="float" office:value="75.606844409072821" table:style-name="ce121">
            <text:p>+75,6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281">
            <text:p>Alentejo</text:p>
          </table:table-cell>
          <table:table-cell office:value-type="float" office:value="1323" table:style-name="ce274">
            <text:p>1 323</text:p>
          </table:table-cell>
          <table:table-cell office:value-type="float" office:value="8.1737303842827131" table:style-name="ce258">
            <text:p>8,2<text:s text:c="5"/></text:p>
          </table:table-cell>
          <table:table-cell office:value-type="float" office:value="1846" table:style-name="ce278">
            <text:p>1 846</text:p>
          </table:table-cell>
          <table:table-cell office:value-type="float" office:value="10.510732790525537" table:style-name="ce259">
            <text:p>10,5<text:s text:c="5"/></text:p>
          </table:table-cell>
          <table:table-cell office:value-type="float" office:value="602" table:style-name="ce278">
            <text:p><text:s/>602</text:p>
          </table:table-cell>
          <table:table-cell office:value-type="float" office:value="5.8288148721920994" table:style-name="ce260">
            <text:p>5,8<text:s text:c="5"/></text:p>
          </table:table-cell>
          <table:table-cell office:value-type="float" office:value="-523" table:style-name="ce120">
            <text:p><text:s/>- 523</text:p>
          </table:table-cell>
          <table:table-cell office:value-type="float" office:value="-28.331527627302279" table:style-name="ce121">
            <text:p>-28,3<text:s text:c="3"/></text:p>
          </table:table-cell>
          <table:table-cell office:value-type="float" office:value="721" table:style-name="ce120">
            <text:p>+ 721</text:p>
          </table:table-cell>
          <table:table-cell office:value-type="float" office:value="119.76744186046511" table:style-name="ce121">
            <text:p>+119,8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281">
            <text:p>Algarve</text:p>
          </table:table-cell>
          <table:table-cell office:value-type="float" office:value="1561" table:style-name="ce274">
            <text:p>1 561</text:p>
          </table:table-cell>
          <table:table-cell office:value-type="float" office:value="9.6441369084393926" table:style-name="ce258">
            <text:p>9,6<text:s text:c="5"/></text:p>
          </table:table-cell>
          <table:table-cell office:value-type="float" office:value="2049" table:style-name="ce278">
            <text:p>2 049</text:p>
          </table:table-cell>
          <table:table-cell office:value-type="float" office:value="11.666571770198713" table:style-name="ce259">
            <text:p>11,7<text:s text:c="5"/></text:p>
          </table:table-cell>
          <table:table-cell office:value-type="float" office:value="604" table:style-name="ce278">
            <text:p><text:s/>604</text:p>
          </table:table-cell>
          <table:table-cell office:value-type="float" office:value="5.8481797056545313" table:style-name="ce260">
            <text:p>5,8<text:s text:c="5"/></text:p>
          </table:table-cell>
          <table:table-cell office:value-type="float" office:value="-488" table:style-name="ce120">
            <text:p><text:s/>- 488</text:p>
          </table:table-cell>
          <table:table-cell office:value-type="float" office:value="-23.816495851634944" table:style-name="ce121">
            <text:p>-23,8<text:s text:c="3"/></text:p>
          </table:table-cell>
          <table:table-cell office:value-type="float" office:value="957" table:style-name="ce120">
            <text:p>+ 957</text:p>
          </table:table-cell>
          <table:table-cell office:value-type="float" office:value="158.44370860927154" table:style-name="ce121">
            <text:p>+158,4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37">
          <table:table-cell/>
          <table:table-cell office:value-type="string" table:style-name="ce280">
            <text:p>REG.AUTÓNOMAS</text:p>
          </table:table-cell>
          <table:table-cell office:value-type="float" office:value="558" table:style-name="ce273">
            <text:p><text:s/>558</text:p>
          </table:table-cell>
          <table:table-cell office:value-type="float" office:value="3.4474236994933891" table:style-name="ce255">
            <text:p>3,4<text:s text:c="5"/></text:p>
          </table:table-cell>
          <table:table-cell office:value-type="float" office:value="462" table:style-name="ce277">
            <text:p><text:s/>462</text:p>
          </table:table-cell>
          <table:table-cell office:value-type="float" office:value="2.6305300916699879" table:style-name="ce256">
            <text:p>2,6<text:s text:c="5"/></text:p>
          </table:table-cell>
          <table:table-cell office:value-type="float" office:value="268" table:style-name="ce277">
            <text:p><text:s/>268</text:p>
          </table:table-cell>
          <table:table-cell office:value-type="float" office:value="2.5948876839659176" table:style-name="ce257">
            <text:p>2,6<text:s text:c="5"/></text:p>
          </table:table-cell>
          <table:table-cell office:value-type="float" office:value="96" table:style-name="ce113">
            <text:p>+ 96</text:p>
          </table:table-cell>
          <table:table-cell office:value-type="float" office:value="20.779220779220779" table:style-name="ce114">
            <text:p>+20,8<text:s text:c="3"/></text:p>
          </table:table-cell>
          <table:table-cell office:value-type="float" office:value="290" table:style-name="ce113">
            <text:p>+ 290</text:p>
          </table:table-cell>
          <table:table-cell office:value-type="float" office:value="108.20895522388059" table:style-name="ce114">
            <text:p>+108,2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11">
          <table:table-cell/>
          <table:table-cell office:value-type="string" table:style-name="ce281">
            <text:p>Açores</text:p>
          </table:table-cell>
          <table:table-cell office:value-type="float" office:value="321" table:style-name="ce274">
            <text:p><text:s/>321</text:p>
          </table:table-cell>
          <table:table-cell office:value-type="float" office:value="1.9831953540096381" table:style-name="ce258">
            <text:p>2,0<text:s text:c="5"/></text:p>
          </table:table-cell>
          <table:table-cell office:value-type="float" office:value="202" table:style-name="ce278">
            <text:p><text:s/>202</text:p>
          </table:table-cell>
          <table:table-cell office:value-type="float" office:value="1.1501451915959688" table:style-name="ce259">
            <text:p>1,2<text:s text:c="5"/></text:p>
          </table:table-cell>
          <table:table-cell office:value-type="float" office:value="167" table:style-name="ce278">
            <text:p><text:s/>167</text:p>
          </table:table-cell>
          <table:table-cell office:value-type="float" office:value="1.6169635941130907" table:style-name="ce260">
            <text:p>1,6<text:s text:c="5"/></text:p>
          </table:table-cell>
          <table:table-cell office:value-type="float" office:value="119" table:style-name="ce120">
            <text:p>+ 119</text:p>
          </table:table-cell>
          <table:table-cell office:value-type="float" office:value="58.910891089108908" table:style-name="ce121">
            <text:p>+58,9<text:s text:c="3"/></text:p>
          </table:table-cell>
          <table:table-cell office:value-type="float" office:value="154" table:style-name="ce120">
            <text:p>+ 154</text:p>
          </table:table-cell>
          <table:table-cell office:value-type="float" office:value="92.215568862275461" table:style-name="ce121">
            <text:p>+92,2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281">
            <text:p>Madeira</text:p>
          </table:table-cell>
          <table:table-cell office:value-type="float" office:value="237" table:style-name="ce274">
            <text:p><text:s/>237</text:p>
          </table:table-cell>
          <table:table-cell office:value-type="float" office:value="1.4642283454837515" table:style-name="ce258">
            <text:p>1,5<text:s text:c="5"/></text:p>
          </table:table-cell>
          <table:table-cell office:value-type="float" office:value="260" table:style-name="ce278">
            <text:p><text:s/>260</text:p>
          </table:table-cell>
          <table:table-cell office:value-type="float" office:value="1.4803849000740192" table:style-name="ce259">
            <text:p>1,5<text:s text:c="5"/></text:p>
          </table:table-cell>
          <table:table-cell office:value-type="float" office:value="101" table:style-name="ce278">
            <text:p><text:s/>101</text:p>
          </table:table-cell>
          <table:table-cell office:value-type="float" office:value="0.97792408985282719" table:style-name="ce260">
            <text:p>1,0<text:s text:c="5"/></text:p>
          </table:table-cell>
          <table:table-cell office:value-type="float" office:value="-23" table:style-name="ce120">
            <text:p><text:s/>- 23</text:p>
          </table:table-cell>
          <table:table-cell office:value-type="float" office:value="-8.8461538461538467" table:style-name="ce121">
            <text:p>-8,8<text:s text:c="3"/></text:p>
          </table:table-cell>
          <table:table-cell office:value-type="float" office:value="136" table:style-name="ce120">
            <text:p>+ 136</text:p>
          </table:table-cell>
          <table:table-cell office:value-type="float" office:value="134.65346534653466" table:style-name="ce121">
            <text:p>+134,7<text:s text:c="3"/></text:p>
          </table:table-cell>
          <table:table-cell table:style-name="ce19"/>
          <table:table-cell table:number-columns-repeated="3" table:style-name="ce1"/>
          <table:table-cell table:number-columns-repeated="2" table:style-name="ce19"/>
          <table:table-cell table:number-columns-repeated="16366"/>
        </table:table-row>
        <table:table-row table:style-name="ro13">
          <table:table-cell/>
          <table:table-cell table:style-name="ce267"/>
          <table:table-cell table:style-name="ce275"/>
          <table:table-cell table:style-name="ce243"/>
          <table:table-cell table:style-name="ce279"/>
          <table:table-cell table:style-name="ce268"/>
          <table:table-cell table:style-name="ce279"/>
          <table:table-cell table:style-name="ce269"/>
          <table:table-cell table:style-name="ce270"/>
          <table:table-cell table:style-name="ce271"/>
          <table:table-cell table:style-name="ce270"/>
          <table:table-cell table:style-name="ce271"/>
          <table:table-cell table:number-columns-repeated="3" table:style-name="ce19"/>
          <table:table-cell table:style-name="ce83"/>
          <table:table-cell table:number-columns-repeated="2" table:style-name="ce19"/>
          <table:table-cell table:number-columns-repeated="16366"/>
        </table:table-row>
        <table:table-row table:style-name="ro19">
          <table:table-cell/>
          <table:table-cell office:value-type="string" table:style-name="ce282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7" table:style-name="ro19">
          <table:table-cell table:number-columns-repeated="16384"/>
        </table:table-row>
        <table:table-row table:style-name="ro20">
          <table:table-cell/>
          <table:table-cell office:value-type="string" table:style-name="ce159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159"/>
          <table:table-cell office:value-type="string" table:style-name="ce162">
            <text:p>CONTINENTE</text:p>
          </table:table-cell>
          <table:table-cell table:style-name="ce162"/>
          <table:table-cell table:number-columns-repeated="16372" table:style-name="ce1"/>
        </table:table-row>
        <table:table-row table:style-name="ro20">
          <table:table-cell/>
          <table:table-cell office:value-type="string" table:style-name="ce187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24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9">
          <table:table-cell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376">
            <text:p>Variação</text:p>
          </table:table-cell>
          <table:covered-table-cell table:number-columns-repeated="3"/>
          <table:table-cell table:number-columns-repeated="6" table:style-name="ce12"/>
          <table:table-cell table:number-columns-repeated="16366"/>
        </table:table-row>
        <table:table-row table:style-name="ro19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8">
            <text:p>JUNHO 2021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MAI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JUNHO 2020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387">
            <text:p>Mês <text:s/>anterior</text:p>
          </table:table-cell>
          <table:covered-table-cell/>
          <table:table-cell office:value-type="string" table:number-columns-spanned="2" table:number-rows-spanned="1" table:style-name="ce378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9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15"/>
          <table:table-cell table:number-columns-repeated="16366"/>
        </table:table-row>
        <table:table-row table:style-name="ro30">
          <table:table-cell/>
          <table:table-cell table:style-name="ce28"/>
          <table:table-cell table:style-name="ce102"/>
          <table:table-cell table:style-name="ce249"/>
          <table:table-cell table:style-name="ce100"/>
          <table:table-cell table:style-name="ce251"/>
          <table:table-cell table:style-name="ce59"/>
          <table:table-cell table:style-name="ce253"/>
          <table:table-cell table:style-name="ce32"/>
          <table:table-cell table:style-name="ce29"/>
          <table:table-cell table:style-name="ce32"/>
          <table:table-cell table:style-name="ce29"/>
          <table:table-cell table:style-name="ce12"/>
          <table:table-cell table:number-columns-repeated="16371" table:style-name="ce1"/>
        </table:table-row>
        <table:table-row table:style-name="ro12">
          <table:table-cell/>
          <table:table-cell office:value-type="string" table:style-name="ce341">
            <text:p>Total</text:p>
          </table:table-cell>
          <table:table-cell office:value-type="float" office:value="15628" table:style-name="ce109">
            <text:p>15 628</text:p>
          </table:table-cell>
          <table:table-cell office:value-type="float" office:value="100" table:style-name="ce241">
            <text:p>100,0<text:s text:c="5"/></text:p>
          </table:table-cell>
          <table:table-cell office:value-type="float" office:value="17101" table:style-name="ce149">
            <text:p>17 101</text:p>
          </table:table-cell>
          <table:table-cell office:value-type="float" office:value="100" table:style-name="ce244">
            <text:p>100,0<text:s text:c="5"/></text:p>
          </table:table-cell>
          <table:table-cell office:value-type="float" office:value="10060" table:style-name="ce111">
            <text:p>10 060</text:p>
          </table:table-cell>
          <table:table-cell office:value-type="float" office:value="100" table:style-name="ce247">
            <text:p>100,0<text:s text:c="5"/></text:p>
          </table:table-cell>
          <table:table-cell office:value-type="float" office:value="-1473" table:style-name="ce113">
            <text:p><text:s/>-1 473</text:p>
          </table:table-cell>
          <table:table-cell office:value-type="float" office:value="-8.6135313724343607" table:style-name="ce114">
            <text:p>-8,6<text:s text:c="3"/></text:p>
          </table:table-cell>
          <table:table-cell office:value-type="float" office:value="5568" table:style-name="ce113">
            <text:p>+5 568</text:p>
          </table:table-cell>
          <table:table-cell office:value-type="float" office:value="55.347912524850898" table:style-name="ce114">
            <text:p>+55,3<text:s text:c="3"/></text:p>
          </table:table-cell>
          <table:table-cell table:number-columns-repeated="6" table:style-name="ce16"/>
          <table:table-cell table:number-columns-repeated="16366"/>
        </table:table-row>
        <table:table-row table:style-name="ro4">
          <table:table-cell/>
          <table:table-cell office:value-type="string" table:style-name="ce342">
            <text:p>1- Repres. do poder legislativo e de órgãos exec., dirigentes, dire. e gestores execu.</text:p>
          </table:table-cell>
          <table:table-cell office:value-type="float" office:value="108" table:style-name="ce116">
            <text:p><text:s/>108</text:p>
          </table:table-cell>
          <table:table-cell office:value-type="float" office:value="0.69106731507550556" table:style-name="ce242">
            <text:p>0,7<text:s text:c="5"/></text:p>
          </table:table-cell>
          <table:table-cell office:value-type="float" office:value="109" table:style-name="ce150">
            <text:p><text:s/>109</text:p>
          </table:table-cell>
          <table:table-cell office:value-type="float" office:value="0.63738962633764107" table:style-name="ce245">
            <text:p>0,6<text:s text:c="5"/></text:p>
          </table:table-cell>
          <table:table-cell office:value-type="float" office:value="30" table:style-name="ce118">
            <text:p><text:s/>30</text:p>
          </table:table-cell>
          <table:table-cell office:value-type="float" office:value="0.29821073558648109" table:style-name="ce248">
            <text:p>0,3<text:s text:c="5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0.91743119266055051" table:style-name="ce121">
            <text:p>-0,9<text:s text:c="3"/></text:p>
          </table:table-cell>
          <table:table-cell office:value-type="float" office:value="78" table:style-name="ce120">
            <text:p>+ 78</text:p>
          </table:table-cell>
          <table:table-cell office:value-type="float" office:value="260" table:style-name="ce121">
            <text:p>+260,0<text:s text:c="3"/></text:p>
          </table:table-cell>
          <table:table-cell table:style-name="ce21"/>
          <table:table-cell table:style-name="ce12"/>
          <table:table-cell table:number-columns-repeated="2" table:style-name="ce84"/>
          <table:table-cell table:number-columns-repeated="2" table:style-name="ce17"/>
          <table:table-cell table:number-columns-repeated="16366"/>
        </table:table-row>
        <table:table-row table:style-name="ro4">
          <table:table-cell/>
          <table:table-cell office:value-type="string" table:style-name="ce342">
            <text:p>2- Especialistas das atividades intelectuais e científicas</text:p>
          </table:table-cell>
          <table:table-cell office:value-type="float" office:value="974" table:style-name="ce116">
            <text:p><text:s/>974</text:p>
          </table:table-cell>
          <table:table-cell office:value-type="float" office:value="6.232403378551318" table:style-name="ce242">
            <text:p>6,2<text:s text:c="5"/></text:p>
          </table:table-cell>
          <table:table-cell office:value-type="float" office:value="999" table:style-name="ce150">
            <text:p><text:s/>999</text:p>
          </table:table-cell>
          <table:table-cell office:value-type="float" office:value="5.8417636395532426" table:style-name="ce245">
            <text:p>5,8<text:s text:c="5"/></text:p>
          </table:table-cell>
          <table:table-cell office:value-type="float" office:value="858" table:style-name="ce118">
            <text:p><text:s/>858</text:p>
          </table:table-cell>
          <table:table-cell office:value-type="float" office:value="8.5288270377733593" table:style-name="ce248">
            <text:p>8,5<text:s text:c="5"/></text:p>
          </table:table-cell>
          <table:table-cell office:value-type="float" office:value="-25" table:style-name="ce120">
            <text:p><text:s/>- 25</text:p>
          </table:table-cell>
          <table:table-cell office:value-type="float" office:value="-2.5025025025025025" table:style-name="ce121">
            <text:p>-2,5<text:s text:c="3"/></text:p>
          </table:table-cell>
          <table:table-cell office:value-type="float" office:value="116" table:style-name="ce120">
            <text:p>+ 116</text:p>
          </table:table-cell>
          <table:table-cell office:value-type="float" office:value="13.519813519813519" table:style-name="ce121">
            <text:p>+13,5<text:s text:c="3"/></text:p>
          </table:table-cell>
          <table:table-cell table:style-name="ce19"/>
          <table:table-cell table:style-name="ce22"/>
          <table:table-cell table:number-columns-repeated="2" table:style-name="ce85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342">
            <text:p>3- Técnicos e profissões de nível intermédio</text:p>
          </table:table-cell>
          <table:table-cell office:value-type="float" office:value="1068" table:style-name="ce116">
            <text:p>1 068</text:p>
          </table:table-cell>
          <table:table-cell office:value-type="float" office:value="6.8338878935244427" table:style-name="ce242">
            <text:p>6,8<text:s text:c="5"/></text:p>
          </table:table-cell>
          <table:table-cell office:value-type="float" office:value="1003" table:style-name="ce150">
            <text:p>1 003</text:p>
          </table:table-cell>
          <table:table-cell office:value-type="float" office:value="5.8651540845564583" table:style-name="ce245">
            <text:p>5,9<text:s text:c="5"/></text:p>
          </table:table-cell>
          <table:table-cell office:value-type="float" office:value="559" table:style-name="ce118">
            <text:p><text:s/>559</text:p>
          </table:table-cell>
          <table:table-cell office:value-type="float" office:value="5.5566600397614314" table:style-name="ce248">
            <text:p>5,6<text:s text:c="5"/></text:p>
          </table:table-cell>
          <table:table-cell office:value-type="float" office:value="65" table:style-name="ce120">
            <text:p>+ 65</text:p>
          </table:table-cell>
          <table:table-cell office:value-type="float" office:value="6.4805583250249255" table:style-name="ce121">
            <text:p>+6,5<text:s text:c="3"/></text:p>
          </table:table-cell>
          <table:table-cell office:value-type="float" office:value="509" table:style-name="ce120">
            <text:p>+ 509</text:p>
          </table:table-cell>
          <table:table-cell office:value-type="float" office:value="91.055456171735244" table:style-name="ce121">
            <text:p>+91,1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343">
            <text:p>4- Pessoal administrativo</text:p>
          </table:table-cell>
          <table:table-cell office:value-type="float" office:value="1347" table:style-name="ce116">
            <text:p>1 347</text:p>
          </table:table-cell>
          <table:table-cell office:value-type="float" office:value="8.6191451241361658" table:style-name="ce242">
            <text:p>8,6<text:s text:c="5"/></text:p>
          </table:table-cell>
          <table:table-cell office:value-type="float" office:value="1388" table:style-name="ce150">
            <text:p>1 388</text:p>
          </table:table-cell>
          <table:table-cell office:value-type="float" office:value="8.1164844161160161" table:style-name="ce245">
            <text:p>8,1<text:s text:c="5"/></text:p>
          </table:table-cell>
          <table:table-cell office:value-type="float" office:value="600" table:style-name="ce118">
            <text:p><text:s/>600</text:p>
          </table:table-cell>
          <table:table-cell office:value-type="float" office:value="5.964214711729622" table:style-name="ce248">
            <text:p>6,0<text:s text:c="5"/></text:p>
          </table:table-cell>
          <table:table-cell office:value-type="float" office:value="-41" table:style-name="ce120">
            <text:p><text:s/>- 41</text:p>
          </table:table-cell>
          <table:table-cell office:value-type="float" office:value="-2.9538904899135447" table:style-name="ce121">
            <text:p>-3,0<text:s text:c="3"/></text:p>
          </table:table-cell>
          <table:table-cell office:value-type="float" office:value="747" table:style-name="ce120">
            <text:p>+ 747</text:p>
          </table:table-cell>
          <table:table-cell office:value-type="float" office:value="124.50000000000001" table:style-name="ce121">
            <text:p>+124,5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344">
            <text:p>5- Trabalhadores dos serviços pessoais, de proteção e segurança e vendedores</text:p>
          </table:table-cell>
          <table:table-cell office:value-type="float" office:value="4016" table:style-name="ce116">
            <text:p>4 016</text:p>
          </table:table-cell>
          <table:table-cell office:value-type="float" office:value="25.69746608651139" table:style-name="ce242">
            <text:p>25,7<text:s text:c="5"/></text:p>
          </table:table-cell>
          <table:table-cell office:value-type="float" office:value="3912" table:style-name="ce150">
            <text:p>3 912</text:p>
          </table:table-cell>
          <table:table-cell office:value-type="float" office:value="22.875855213145428" table:style-name="ce245">
            <text:p>22,9<text:s text:c="5"/></text:p>
          </table:table-cell>
          <table:table-cell office:value-type="float" office:value="1477" table:style-name="ce118">
            <text:p>1 477</text:p>
          </table:table-cell>
          <table:table-cell office:value-type="float" office:value="14.681908548707753" table:style-name="ce248">
            <text:p>14,7<text:s text:c="5"/></text:p>
          </table:table-cell>
          <table:table-cell office:value-type="float" office:value="104" table:style-name="ce120">
            <text:p>+ 104</text:p>
          </table:table-cell>
          <table:table-cell office:value-type="float" office:value="2.6584867075664622" table:style-name="ce121">
            <text:p>+2,7<text:s text:c="3"/></text:p>
          </table:table-cell>
          <table:table-cell office:value-type="float" office:value="2539" table:style-name="ce120">
            <text:p>+2 539</text:p>
          </table:table-cell>
          <table:table-cell office:value-type="float" office:value="171.90250507786052" table:style-name="ce121">
            <text:p>+171,9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342">
            <text:p>6- Agricultores e trabalhadores qualificados da agricultura, da pesca e da floresta</text:p>
          </table:table-cell>
          <table:table-cell office:value-type="float" office:value="389" table:style-name="ce116">
            <text:p><text:s/>389</text:p>
          </table:table-cell>
          <table:table-cell office:value-type="float" office:value="2.4891220885589966" table:style-name="ce242">
            <text:p>2,5<text:s text:c="5"/></text:p>
          </table:table-cell>
          <table:table-cell office:value-type="float" office:value="638" table:style-name="ce150">
            <text:p><text:s/>638</text:p>
          </table:table-cell>
          <table:table-cell office:value-type="float" office:value="3.7307759780129817" table:style-name="ce245">
            <text:p>3,7<text:s text:c="5"/></text:p>
          </table:table-cell>
          <table:table-cell office:value-type="float" office:value="687" table:style-name="ce118">
            <text:p><text:s/>687</text:p>
          </table:table-cell>
          <table:table-cell office:value-type="float" office:value="6.8290258449304169" table:style-name="ce248">
            <text:p>6,8<text:s text:c="5"/></text:p>
          </table:table-cell>
          <table:table-cell office:value-type="float" office:value="-249" table:style-name="ce120">
            <text:p><text:s/>- 249</text:p>
          </table:table-cell>
          <table:table-cell office:value-type="float" office:value="-39.028213166144198" table:style-name="ce121">
            <text:p>-39,0<text:s text:c="3"/></text:p>
          </table:table-cell>
          <table:table-cell office:value-type="float" office:value="-298" table:style-name="ce120">
            <text:p><text:s/>- 298</text:p>
          </table:table-cell>
          <table:table-cell office:value-type="float" office:value="-43.377001455604073" table:style-name="ce121">
            <text:p>-43,4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342">
            <text:p>7- Trabalhadores qualificados da indústria, construção e artífices</text:p>
          </table:table-cell>
          <table:table-cell office:value-type="float" office:value="2076" table:style-name="ce116">
            <text:p>2 076</text:p>
          </table:table-cell>
          <table:table-cell office:value-type="float" office:value="13.283849500895828" table:style-name="ce242">
            <text:p>13,3<text:s text:c="5"/></text:p>
          </table:table-cell>
          <table:table-cell office:value-type="float" office:value="2623" table:style-name="ce150">
            <text:p>2 623</text:p>
          </table:table-cell>
          <table:table-cell office:value-type="float" office:value="15.338284310859013" table:style-name="ce245">
            <text:p>15,3<text:s text:c="5"/></text:p>
          </table:table-cell>
          <table:table-cell office:value-type="float" office:value="1627" table:style-name="ce118">
            <text:p>1 627</text:p>
          </table:table-cell>
          <table:table-cell office:value-type="float" office:value="16.172962226640159" table:style-name="ce248">
            <text:p>16,2<text:s text:c="5"/></text:p>
          </table:table-cell>
          <table:table-cell office:value-type="float" office:value="-547" table:style-name="ce120">
            <text:p><text:s/>- 547</text:p>
          </table:table-cell>
          <table:table-cell office:value-type="float" office:value="-20.853983987800227" table:style-name="ce121">
            <text:p>-20,9<text:s text:c="3"/></text:p>
          </table:table-cell>
          <table:table-cell office:value-type="float" office:value="449" table:style-name="ce120">
            <text:p>+ 449</text:p>
          </table:table-cell>
          <table:table-cell office:value-type="float" office:value="27.596803933620162" table:style-name="ce121">
            <text:p>+27,6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345">
            <text:p>8- Operadores de instalações e máquinas e trabalhadores da montagem</text:p>
          </table:table-cell>
          <table:table-cell office:value-type="float" office:value="1346" table:style-name="ce116">
            <text:p>1 346</text:p>
          </table:table-cell>
          <table:table-cell office:value-type="float" office:value="8.612746352700281" table:style-name="ce242">
            <text:p>8,6<text:s text:c="5"/></text:p>
          </table:table-cell>
          <table:table-cell office:value-type="float" office:value="1617" table:style-name="ce150">
            <text:p>1 617</text:p>
          </table:table-cell>
          <table:table-cell office:value-type="float" office:value="9.455587392550143" table:style-name="ce245">
            <text:p>9,5<text:s text:c="5"/></text:p>
          </table:table-cell>
          <table:table-cell office:value-type="float" office:value="1027" table:style-name="ce118">
            <text:p>1 027</text:p>
          </table:table-cell>
          <table:table-cell office:value-type="float" office:value="10.208747514910536" table:style-name="ce248">
            <text:p>10,2<text:s text:c="5"/></text:p>
          </table:table-cell>
          <table:table-cell office:value-type="float" office:value="-271" table:style-name="ce120">
            <text:p><text:s/>- 271</text:p>
          </table:table-cell>
          <table:table-cell office:value-type="float" office:value="-16.75943104514533" table:style-name="ce121">
            <text:p>-16,8<text:s text:c="3"/></text:p>
          </table:table-cell>
          <table:table-cell office:value-type="float" office:value="319" table:style-name="ce120">
            <text:p>+ 319</text:p>
          </table:table-cell>
          <table:table-cell office:value-type="float" office:value="31.061343719571568" table:style-name="ce121">
            <text:p>+31,1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344">
            <text:p>9- Trabalhadores não qualificados</text:p>
          </table:table-cell>
          <table:table-cell office:value-type="float" office:value="4299" table:style-name="ce116">
            <text:p>4 299</text:p>
          </table:table-cell>
          <table:table-cell office:value-type="float" office:value="27.508318402866649" table:style-name="ce242">
            <text:p>27,5<text:s text:c="5"/></text:p>
          </table:table-cell>
          <table:table-cell office:value-type="float" office:value="4805" table:style-name="ce150">
            <text:p>4 805</text:p>
          </table:table-cell>
          <table:table-cell office:value-type="float" office:value="28.097772060113446" table:style-name="ce245">
            <text:p>28,1<text:s text:c="5"/></text:p>
          </table:table-cell>
          <table:table-cell office:value-type="float" office:value="3194" table:style-name="ce118">
            <text:p>3 194</text:p>
          </table:table-cell>
          <table:table-cell office:value-type="float" office:value="31.749502982107359" table:style-name="ce248">
            <text:p>31,7<text:s text:c="5"/></text:p>
          </table:table-cell>
          <table:table-cell office:value-type="float" office:value="-506" table:style-name="ce120">
            <text:p><text:s/>- 506</text:p>
          </table:table-cell>
          <table:table-cell office:value-type="float" office:value="-10.530697190426638" table:style-name="ce121">
            <text:p>-10,5<text:s text:c="3"/></text:p>
          </table:table-cell>
          <table:table-cell office:value-type="float" office:value="1105" table:style-name="ce120">
            <text:p>+1 105</text:p>
          </table:table-cell>
          <table:table-cell office:value-type="float" office:value="34.596117720726362" table:style-name="ce121">
            <text:p>+34,6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344">
            <text:p>0- Profissões das Forças Armadas</text:p>
          </table:table-cell>
          <table:table-cell office:value-type="float" office:value="5" table:style-name="ce116">
            <text:p><text:s/>5</text:p>
          </table:table-cell>
          <table:table-cell office:value-type="float" office:value="3.1993857179421555E-2" table:style-name="ce242">
            <text:p>0,0<text:s text:c="5"/></text:p>
          </table:table-cell>
          <table:table-cell office:value-type="float" office:value="7" table:style-name="ce150">
            <text:p><text:s/>7</text:p>
          </table:table-cell>
          <table:table-cell office:value-type="float" office:value="4.0933278755628327E-2" table:style-name="ce245">
            <text:p>0,0<text:s text:c="5"/></text:p>
          </table:table-cell>
          <table:table-cell office:value-type="float" office:value="1" table:style-name="ce118">
            <text:p><text:s/>1</text:p>
          </table:table-cell>
          <table:table-cell office:value-type="float" office:value="9.9403578528827041E-3" table:style-name="ce248">
            <text:p>0,0<text:s text:c="5"/></text:p>
          </table:table-cell>
          <table:table-cell office:value-type="float" office:value="-2" table:style-name="ce120">
            <text:p><text:s/>- 2</text:p>
          </table:table-cell>
          <table:table-cell office:value-type="float" office:value="-28.571428571428569" table:style-name="ce121">
            <text:p>-28,6<text:s text:c="3"/></text:p>
          </table:table-cell>
          <table:table-cell office:value-type="float" office:value="4" table:style-name="ce120">
            <text:p>+ 4</text:p>
          </table:table-cell>
          <table:table-cell office:value-type="string" table:style-name="ce350">
            <text:p>-</text:p>
          </table:table-cell>
          <table:table-cell table:number-columns-repeated="6" table:style-name="ce19"/>
          <table:table-cell table:number-columns-repeated="16366"/>
        </table:table-row>
        <table:table-row table:style-name="ro4">
          <table:table-cell/>
          <table:table-cell office:value-type="string" table:style-name="ce344">
            <text:p><text:s text:c="5"/>Outros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242">
            <text:p>0,0<text:s text:c="5"/></text:p>
          </table:table-cell>
          <table:table-cell office:value-type="float" office:value="0" table:style-name="ce150">
            <text:p><text:s/>0</text:p>
          </table:table-cell>
          <table:table-cell office:value-type="float" office:value="0" table:style-name="ce245">
            <text:p>0,0<text:s text:c="5"/></text:p>
          </table:table-cell>
          <table:table-cell office:value-type="float" office:value="0" table:style-name="ce118">
            <text:p><text:s/>0</text:p>
          </table:table-cell>
          <table:table-cell office:value-type="float" office:value="0" table:style-name="ce248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359">
            <text:p>-</text:p>
          </table:table-cell>
          <table:table-cell office:value-type="float" office:value="0" table:style-name="ce120">
            <text:p>+ 0</text:p>
          </table:table-cell>
          <table:table-cell office:value-type="string" table:style-name="ce351">
            <text:p>-</text:p>
          </table:table-cell>
          <table:table-cell table:number-columns-repeated="6" table:style-name="ce19"/>
          <table:table-cell table:number-columns-repeated="16366"/>
        </table:table-row>
        <table:table-row table:style-name="ro19">
          <table:table-cell/>
          <table:table-cell table:style-name="ce179"/>
          <table:table-cell table:style-name="ce156"/>
          <table:table-cell table:style-name="ce250"/>
          <table:table-cell table:style-name="ce157"/>
          <table:table-cell table:style-name="ce252"/>
          <table:table-cell table:style-name="ce158"/>
          <table:table-cell table:style-name="ce254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19">
          <table:table-cell/>
          <table:table-cell office:value-type="string" table:style-name="ce283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9">
          <table:table-cell table:number-columns-repeated="16384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2"/>
          <table:table-cell table:number-columns-repeated="16366"/>
        </table:table-row>
        <table:table-row table:style-name="ro19">
          <table:table-cell/>
          <table:table-cell table:number-columns-repeated="3" table:style-name="ce1"/>
          <table:table-cell table:style-name="ce58"/>
          <table:table-cell table:number-columns-repeated="3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6" table:style-name="ce12"/>
          <table:table-cell table:number-columns-repeated="16366"/>
        </table:table-row>
        <table:table-row table:style-name="ro19">
          <table:table-cell/>
          <table:table-cell table:number-columns-repeated="3" table:style-name="ce1"/>
          <table:table-cell table:style-name="ce58"/>
          <table:table-cell table:number-columns-repeated="7" table:style-name="ce1"/>
          <table:table-cell table:number-columns-repeated="6" table:style-name="ce15"/>
          <table:table-cell table:number-columns-repeated="16366"/>
        </table:table-row>
        <table:table-row table:style-name="ro1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1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1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1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number-rows-repeated="3" table:style-name="ro1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9"/>
          <table:table-cell table:number-columns-repeated="16366"/>
        </table:table-row>
        <table:table-row table:style-name="ro3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9"/>
          <table:table-cell table:number-columns-repeated="16366"/>
        </table:table-row>
        <table:table-row table:style-name="ro19">
          <table:table-cell table:number-columns-repeated="16384"/>
        </table:table-row>
        <table:table-row table:style-name="ro19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 table:style-name="ce1"/>
        </table:table-row>
        <table:table-row table:number-rows-repeated="1048501" table:style-name="ro19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7">
        <table:table-column table:style-name="co10" table:default-cell-style-name="ce1" table:visibility="collapse"/>
        <table:table-column table:style-name="co44" table:default-cell-style-name="ce1"/>
        <table:table-column table:style-name="co3" table:default-cell-style-name="ce1"/>
        <table:table-column table:style-name="co45" table:default-cell-style-name="ce1"/>
        <table:table-column table:style-name="co16" table:default-cell-style-name="ce1"/>
        <table:table-column table:style-name="co38" table:default-cell-style-name="ce1"/>
        <table:table-column table:style-name="co5" table:default-cell-style-name="ce1"/>
        <table:table-column table:style-name="co38" table:default-cell-style-name="ce1"/>
        <table:table-column table:style-name="co1" table:default-cell-style-name="ce1"/>
        <table:table-column table:style-name="co37" table:default-cell-style-name="ce1"/>
        <table:table-column table:style-name="co38" table:default-cell-style-name="ce1"/>
        <table:table-column table:style-name="co7" table:default-cell-style-name="ce1"/>
        <table:table-column table:style-name="co20" table:default-cell-style-name="ce1"/>
        <table:table-column table:style-name="co46" table:default-cell-style-name="ce1"/>
        <table:table-column table:style-name="co20" table:number-columns-repeated="3" table:default-cell-style-name="ce1"/>
        <table:table-column table:style-name="co47" table:default-cell-style-name="ce1"/>
        <table:table-column table:style-name="co20" table:number-columns-repeated="16366" table:default-cell-style-name="ce1"/>
        <table:table-row table:style-name="ro19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92" draw:name="Picture 184" svg:x="0.22917in" svg:y="0.16667in" svg:width="2.33832in" svg:height="0.6653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6" draw:name="CaixaDeTexto 21" svg:x="0.66431in" svg:y="0.29183in" svg:width="1.78422in" svg:height="0.5247in">
                <draw:text-box>
                  <text:p text:style-name="a95" text:class-names="" text:cond-style-name=""><text:span text:style-name="a93" text:class-names="">JUNHO 2021</text:span><text:span text:style-name="a9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9">
          <table:table-cell/>
          <table:table-cell table:style-name="ce1">
            <draw:frame draw:z-index="1" draw:id="id26" draw:style-name="a84" draw:name="Text Box 122" svg:x="0in" svg:y="0in" svg:width="0.97917in" svg:height="0.32049in">
              <draw:text-box>
                <text:p text:style-name="a81" text:class-names="" text:cond-style-name=""><text:span text:style-name="a78" text:class-names="">Página 11</text:span><text:span text:style-name="a79" text:class-names="">/14</text:span><text:span text:style-name="a80" text:class-names=""/></text:p>
                <text:p text:style-name="a83" text:class-names="" text:cond-style-name=""><text:span text:style-name="a82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9">
          <table:table-cell table:style-name="ce1"/>
          <table:table-cell table:number-columns-repeated="11" table:style-name="ce13"/>
          <table:table-cell table:number-columns-repeated="6" table:style-name="ce12"/>
          <table:table-cell table:number-columns-repeated="16366" table:style-name="ce1"/>
        </table:table-row>
        <table:table-row table:style-name="ro19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0">
          <table:table-cell table:style-name="ce26"/>
          <table:table-cell office:value-type="string" table:style-name="ce159">
            <text:p>Quadro 10 - OFERTAS DE EMPREGO <text:s/>RECEBIDAS, <text:s text:c="3"/>POR ATIVIDADE ECONÓMICA</text:p>
          </table:table-cell>
          <table:table-cell table:number-columns-repeated="8" table:style-name="ce159"/>
          <table:table-cell office:value-type="string" table:number-columns-spanned="2" table:number-rows-spanned="1" table:style-name="ce375">
            <text:p>CONTINENTE</text:p>
          </table:table-cell>
          <table:covered-table-cell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20">
          <table:table-cell table:style-name="ce26"/>
          <table:table-cell office:value-type="string" table:style-name="ce2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4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19">
          <table:table-cell table:style-name="ce1"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376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 table:style-name="ce1"/>
        </table:table-row>
        <table:table-row table:style-name="ro19">
          <table:table-cell table:style-name="ce1"/>
          <table:table-cell office:value-type="string" table:style-name="ce28">
            <text:p>CAE <text:s/>Rev.3</text:p>
          </table:table-cell>
          <table:table-cell office:value-type="string" table:style-name="ce178">
            <text:p>JUNHO 2021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MAI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JUNHO 2020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387">
            <text:p>Mês <text:s/>anterior</text:p>
          </table:table-cell>
          <table:covered-table-cell/>
          <table:table-cell office:value-type="string" table:number-columns-spanned="2" table:number-rows-spanned="1" table:style-name="ce378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 table:style-name="ce1"/>
        </table:table-row>
        <table:table-row table:style-name="ro19">
          <table:table-cell table:style-name="ce1"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16"/>
          <table:table-cell table:number-columns-repeated="16366" table:style-name="ce1"/>
        </table:table-row>
        <table:table-row table:style-name="ro32">
          <table:table-cell table:style-name="ce1"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6" table:style-name="ce16"/>
          <table:table-cell table:number-columns-repeated="16366" table:style-name="ce1"/>
        </table:table-row>
        <table:table-row table:style-name="ro38">
          <table:table-cell table:style-name="ce1"/>
          <table:table-cell office:value-type="string" table:style-name="ce180">
            <text:p><text:s text:c="2"/>Total</text:p>
          </table:table-cell>
          <table:table-cell office:value-type="float" office:value="15628" table:style-name="ce109">
            <text:p>15 628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17101" table:style-name="ce111">
            <text:p>17 101</text:p>
          </table:table-cell>
          <table:table-cell office:value-type="float" office:value="100.00000000000001" table:style-name="ce112">
            <text:p>100,0<text:s text:c="5"/></text:p>
          </table:table-cell>
          <table:table-cell office:value-type="float" office:value="10060" table:style-name="ce111">
            <text:p>10 060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1473" table:style-name="ce113">
            <text:p><text:s/>-1 473</text:p>
          </table:table-cell>
          <table:table-cell office:value-type="float" office:value="-8.6135313724343607" table:style-name="ce114">
            <text:p>-8,6<text:s text:c="3"/></text:p>
          </table:table-cell>
          <table:table-cell office:value-type="float" office:value="5568" table:style-name="ce113">
            <text:p>+5 568</text:p>
          </table:table-cell>
          <table:table-cell office:value-type="float" office:value="55.347912524850898" table:style-name="ce114">
            <text:p>+55,3<text:s text:c="3"/></text:p>
          </table:table-cell>
          <table:table-cell table:style-name="ce21"/>
          <table:table-cell table:style-name="ce1"/>
          <table:table-cell table:number-columns-repeated="4" table:style-name="ce17"/>
          <table:table-cell table:number-columns-repeated="16366" table:style-name="ce1"/>
        </table:table-row>
        <table:table-row table:style-name="ro38">
          <table:table-cell table:style-name="ce1"/>
          <table:table-cell office:value-type="string" table:style-name="ce181">
            <text:p>Agricultura, produção animal, caça, floresta e pesca</text:p>
          </table:table-cell>
          <table:table-cell office:value-type="float" office:value="442" table:style-name="ce109">
            <text:p><text:s/>442</text:p>
          </table:table-cell>
          <table:table-cell office:value-type="float" office:value="2.828256974660865" table:style-name="ce110">
            <text:p>2,8<text:s text:c="5"/></text:p>
          </table:table-cell>
          <table:table-cell office:value-type="float" office:value="631" table:style-name="ce111">
            <text:p><text:s/>631</text:p>
          </table:table-cell>
          <table:table-cell office:value-type="float" office:value="3.6898426992573534" table:style-name="ce112">
            <text:p>3,7<text:s text:c="5"/></text:p>
          </table:table-cell>
          <table:table-cell office:value-type="float" office:value="718" table:style-name="ce111">
            <text:p><text:s/>718</text:p>
          </table:table-cell>
          <table:table-cell office:value-type="float" office:value="7.1371769383697812" table:style-name="ce112">
            <text:p>7,1<text:s text:c="5"/></text:p>
          </table:table-cell>
          <table:table-cell office:value-type="float" office:value="-189" table:style-name="ce113">
            <text:p><text:s/>- 189</text:p>
          </table:table-cell>
          <table:table-cell office:value-type="float" office:value="-29.952456418383516" table:style-name="ce114">
            <text:p>-30,0<text:s text:c="3"/></text:p>
          </table:table-cell>
          <table:table-cell office:value-type="float" office:value="-276" table:style-name="ce113">
            <text:p><text:s/>- 276</text:p>
          </table:table-cell>
          <table:table-cell office:value-type="float" office:value="-38.440111420612816" table:style-name="ce114">
            <text:p>-38,4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33">
          <table:table-cell table:style-name="ce1"/>
          <table:table-cell office:value-type="string" table:style-name="ce182">
            <text:p>Indústria, energia e água e construção</text:p>
          </table:table-cell>
          <table:table-cell office:value-type="float" office:value="3740" table:style-name="ce127">
            <text:p>3 740</text:p>
          </table:table-cell>
          <table:table-cell office:value-type="float" office:value="23.93140517020732" table:style-name="ce128">
            <text:p>23,9<text:s text:c="5"/></text:p>
          </table:table-cell>
          <table:table-cell office:value-type="float" office:value="4114" table:style-name="ce111">
            <text:p>4 114</text:p>
          </table:table-cell>
          <table:table-cell office:value-type="float" office:value="24.057072685807849" table:style-name="ce112">
            <text:p>24,1<text:s text:c="5"/></text:p>
          </table:table-cell>
          <table:table-cell office:value-type="float" office:value="2414" table:style-name="ce111">
            <text:p>2 414</text:p>
          </table:table-cell>
          <table:table-cell office:value-type="float" office:value="23.996023856858848" table:style-name="ce112">
            <text:p>24,0<text:s text:c="5"/></text:p>
          </table:table-cell>
          <table:table-cell office:value-type="float" office:value="-374" table:style-name="ce113">
            <text:p><text:s/>- 374</text:p>
          </table:table-cell>
          <table:table-cell office:value-type="float" office:value="-9.0909090909090917" table:style-name="ce114">
            <text:p>-9,1<text:s text:c="3"/></text:p>
          </table:table-cell>
          <table:table-cell office:value-type="float" office:value="1326" table:style-name="ce113">
            <text:p>+1 326</text:p>
          </table:table-cell>
          <table:table-cell office:value-type="float" office:value="54.929577464788736" table:style-name="ce114">
            <text:p>+54,9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38">
          <table:table-cell table:style-name="ce1"/>
          <table:table-cell office:value-type="string" table:style-name="ce183">
            <text:p>Indústrias extrativas</text:p>
          </table:table-cell>
          <table:table-cell office:value-type="float" office:value="17" table:style-name="ce116">
            <text:p><text:s/>17</text:p>
          </table:table-cell>
          <table:table-cell office:value-type="float" office:value="0.10877911441003327" table:style-name="ce117">
            <text:p>0,1<text:s text:c="5"/></text:p>
          </table:table-cell>
          <table:table-cell office:value-type="float" office:value="29" table:style-name="ce118">
            <text:p><text:s/>29</text:p>
          </table:table-cell>
          <table:table-cell office:value-type="float" office:value="0.16958072627331736" table:style-name="ce119">
            <text:p>0,2<text:s text:c="5"/></text:p>
          </table:table-cell>
          <table:table-cell office:value-type="float" office:value="16" table:style-name="ce118">
            <text:p><text:s/>16</text:p>
          </table:table-cell>
          <table:table-cell office:value-type="float" office:value="0.15904572564612326" table:style-name="ce119">
            <text:p>0,2<text:s text:c="5"/></text:p>
          </table:table-cell>
          <table:table-cell office:value-type="float" office:value="-12" table:style-name="ce120">
            <text:p><text:s/>- 12</text:p>
          </table:table-cell>
          <table:table-cell office:value-type="float" office:value="-41.379310344827587" table:style-name="ce121">
            <text:p>-41,4<text:s text:c="3"/></text:p>
          </table:table-cell>
          <table:table-cell office:value-type="float" office:value="1" table:style-name="ce120">
            <text:p>+ 1</text:p>
          </table:table-cell>
          <table:table-cell office:value-type="float" office:value="6.25" table:style-name="ce121">
            <text:p>+6,3<text:s text:c="3"/></text:p>
          </table:table-cell>
          <table:table-cell table:style-name="ce20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38">
          <table:table-cell/>
          <table:table-cell office:value-type="string" table:style-name="ce184">
            <text:p>Indústrias alimentares das bebidas e do tabaco</text:p>
          </table:table-cell>
          <table:table-cell office:value-type="float" office:value="587" table:style-name="ce116">
            <text:p><text:s/>587</text:p>
          </table:table-cell>
          <table:table-cell office:value-type="float" office:value="3.7560788328640902" table:style-name="ce117">
            <text:p>3,8<text:s text:c="5"/></text:p>
          </table:table-cell>
          <table:table-cell office:value-type="float" office:value="451" table:style-name="ce118">
            <text:p><text:s/>451</text:p>
          </table:table-cell>
          <table:table-cell office:value-type="float" office:value="2.6372726741126251" table:style-name="ce119">
            <text:p>2,6<text:s text:c="5"/></text:p>
          </table:table-cell>
          <table:table-cell office:value-type="float" office:value="240" table:style-name="ce118">
            <text:p><text:s/>240</text:p>
          </table:table-cell>
          <table:table-cell office:value-type="float" office:value="2.3856858846918487" table:style-name="ce119">
            <text:p>2,4<text:s text:c="5"/></text:p>
          </table:table-cell>
          <table:table-cell office:value-type="float" office:value="136" table:style-name="ce120">
            <text:p>+ 136</text:p>
          </table:table-cell>
          <table:table-cell office:value-type="float" office:value="30.155210643015522" table:style-name="ce121">
            <text:p>+30,2<text:s text:c="3"/></text:p>
          </table:table-cell>
          <table:table-cell office:value-type="float" office:value="347" table:style-name="ce120">
            <text:p>+ 347</text:p>
          </table:table-cell>
          <table:table-cell office:value-type="float" office:value="144.58333333333334" table:style-name="ce121">
            <text:p>+144,6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38">
          <table:table-cell/>
          <table:table-cell office:value-type="string" table:style-name="ce184">
            <text:p>Fabricação de têxteis</text:p>
          </table:table-cell>
          <table:table-cell office:value-type="float" office:value="143" table:style-name="ce116">
            <text:p><text:s/>143</text:p>
          </table:table-cell>
          <table:table-cell office:value-type="float" office:value="0.91502431533145634" table:style-name="ce152">
            <text:p>0,9<text:s text:c="5"/></text:p>
          </table:table-cell>
          <table:table-cell office:value-type="float" office:value="131" table:style-name="ce153">
            <text:p><text:s/>131</text:p>
          </table:table-cell>
          <table:table-cell office:value-type="float" office:value="0.76603707385533004" table:style-name="ce154">
            <text:p>0,8<text:s text:c="5"/></text:p>
          </table:table-cell>
          <table:table-cell office:value-type="float" office:value="57" table:style-name="ce118">
            <text:p><text:s/>57</text:p>
          </table:table-cell>
          <table:table-cell office:value-type="float" office:value="0.56660039761431413" table:style-name="ce154">
            <text:p>0,6<text:s text:c="5"/></text:p>
          </table:table-cell>
          <table:table-cell office:value-type="float" office:value="12" table:style-name="ce120">
            <text:p>+ 12</text:p>
          </table:table-cell>
          <table:table-cell office:value-type="float" office:value="9.1603053435114496" table:style-name="ce121">
            <text:p>+9,2<text:s text:c="3"/></text:p>
          </table:table-cell>
          <table:table-cell office:value-type="float" office:value="86" table:style-name="ce120">
            <text:p>+ 86</text:p>
          </table:table-cell>
          <table:table-cell office:value-type="float" office:value="150.87719298245614" table:style-name="ce121">
            <text:p>+150,9<text:s text:c="3"/></text:p>
          </table:table-cell>
          <table:table-cell table:style-name="ce20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38">
          <table:table-cell/>
          <table:table-cell office:value-type="string" table:style-name="ce185">
            <text:p>Indústria do vestuário</text:p>
          </table:table-cell>
          <table:table-cell office:value-type="float" office:value="347" table:style-name="ce116">
            <text:p><text:s/>347</text:p>
          </table:table-cell>
          <table:table-cell office:value-type="float" office:value="2.2203736882518554" table:style-name="ce133">
            <text:p>2,2<text:s text:c="5"/></text:p>
          </table:table-cell>
          <table:table-cell office:value-type="float" office:value="413" table:style-name="ce134">
            <text:p><text:s/>413</text:p>
          </table:table-cell>
          <table:table-cell office:value-type="float" office:value="2.4150634465820713" table:style-name="ce135">
            <text:p>2,4<text:s text:c="5"/></text:p>
          </table:table-cell>
          <table:table-cell office:value-type="float" office:value="349" table:style-name="ce118">
            <text:p><text:s/>349</text:p>
          </table:table-cell>
          <table:table-cell office:value-type="float" office:value="3.4691848906560638" table:style-name="ce135">
            <text:p>3,5<text:s text:c="5"/></text:p>
          </table:table-cell>
          <table:table-cell office:value-type="float" office:value="-66" table:style-name="ce120">
            <text:p><text:s/>- 66</text:p>
          </table:table-cell>
          <table:table-cell office:value-type="float" office:value="-15.980629539951574" table:style-name="ce121">
            <text:p>-16,0<text:s text:c="3"/></text:p>
          </table:table-cell>
          <table:table-cell office:value-type="float" office:value="-2" table:style-name="ce120">
            <text:p><text:s/>- 2</text:p>
          </table:table-cell>
          <table:table-cell office:value-type="float" office:value="-0.57306590257879653" table:style-name="ce121">
            <text:p>-0,6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38">
          <table:table-cell/>
          <table:table-cell office:value-type="string" table:style-name="ce186">
            <text:p>Indústria do couro e dos produtos do couro</text:p>
          </table:table-cell>
          <table:table-cell office:value-type="float" office:value="259" table:style-name="ce116">
            <text:p><text:s/>259</text:p>
          </table:table-cell>
          <table:table-cell office:value-type="float" office:value="1.6572818018940363" table:style-name="ce133">
            <text:p>1,7<text:s text:c="5"/></text:p>
          </table:table-cell>
          <table:table-cell office:value-type="float" office:value="306" table:style-name="ce134">
            <text:p><text:s/>306</text:p>
          </table:table-cell>
          <table:table-cell office:value-type="float" office:value="1.7893690427460383" table:style-name="ce135">
            <text:p>1,8<text:s text:c="5"/></text:p>
          </table:table-cell>
          <table:table-cell office:value-type="float" office:value="128" table:style-name="ce118">
            <text:p><text:s/>128</text:p>
          </table:table-cell>
          <table:table-cell office:value-type="float" office:value="1.2723658051689861" table:style-name="ce135">
            <text:p>1,3<text:s text:c="5"/></text:p>
          </table:table-cell>
          <table:table-cell office:value-type="float" office:value="-47" table:style-name="ce120">
            <text:p><text:s/>- 47</text:p>
          </table:table-cell>
          <table:table-cell office:value-type="float" office:value="-15.359477124183007" table:style-name="ce121">
            <text:p>-15,4<text:s text:c="3"/></text:p>
          </table:table-cell>
          <table:table-cell office:value-type="float" office:value="131" table:style-name="ce120">
            <text:p>+ 131</text:p>
          </table:table-cell>
          <table:table-cell office:value-type="float" office:value="102.34375" table:style-name="ce121">
            <text:p>+102,3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38">
          <table:table-cell/>
          <table:table-cell office:value-type="string" table:style-name="ce186">
            <text:p>Indústria da madeira e da cortiça</text:p>
          </table:table-cell>
          <table:table-cell office:value-type="float" office:value="95" table:style-name="ce116">
            <text:p><text:s/>95</text:p>
          </table:table-cell>
          <table:table-cell office:value-type="float" office:value="0.60788328640900946" table:style-name="ce133">
            <text:p>0,6<text:s text:c="5"/></text:p>
          </table:table-cell>
          <table:table-cell office:value-type="float" office:value="129" table:style-name="ce134">
            <text:p><text:s/>129</text:p>
          </table:table-cell>
          <table:table-cell office:value-type="float" office:value="0.754341851353722" table:style-name="ce135">
            <text:p>0,8<text:s text:c="5"/></text:p>
          </table:table-cell>
          <table:table-cell office:value-type="float" office:value="47" table:style-name="ce118">
            <text:p><text:s/>47</text:p>
          </table:table-cell>
          <table:table-cell office:value-type="float" office:value="0.46719681908548705" table:style-name="ce135">
            <text:p>0,5<text:s text:c="5"/></text:p>
          </table:table-cell>
          <table:table-cell office:value-type="float" office:value="-34" table:style-name="ce120">
            <text:p><text:s/>- 34</text:p>
          </table:table-cell>
          <table:table-cell office:value-type="float" office:value="-26.356589147286826" table:style-name="ce121">
            <text:p>-26,4<text:s text:c="3"/></text:p>
          </table:table-cell>
          <table:table-cell office:value-type="float" office:value="48" table:style-name="ce120">
            <text:p>+ 48</text:p>
          </table:table-cell>
          <table:table-cell office:value-type="float" office:value="102.12765957446808" table:style-name="ce121">
            <text:p>+102,1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38">
          <table:table-cell/>
          <table:table-cell office:value-type="string" table:style-name="ce186">
            <text:p>Indústrias do papel, impressão e reprodução</text:p>
          </table:table-cell>
          <table:table-cell office:value-type="float" office:value="76" table:style-name="ce116">
            <text:p><text:s/>76</text:p>
          </table:table-cell>
          <table:table-cell office:value-type="float" office:value="0.48630662912720762" table:style-name="ce133">
            <text:p>0,5<text:s text:c="5"/></text:p>
          </table:table-cell>
          <table:table-cell office:value-type="float" office:value="50" table:style-name="ce134">
            <text:p><text:s/>50</text:p>
          </table:table-cell>
          <table:table-cell office:value-type="float" office:value="0.29238056254020234" table:style-name="ce135">
            <text:p>0,3<text:s text:c="5"/></text:p>
          </table:table-cell>
          <table:table-cell office:value-type="float" office:value="21" table:style-name="ce118">
            <text:p><text:s/>21</text:p>
          </table:table-cell>
          <table:table-cell office:value-type="float" office:value="0.20874751491053678" table:style-name="ce135">
            <text:p>0,2<text:s text:c="5"/></text:p>
          </table:table-cell>
          <table:table-cell office:value-type="float" office:value="26" table:style-name="ce120">
            <text:p>+ 26</text:p>
          </table:table-cell>
          <table:table-cell office:value-type="float" office:value="52" table:style-name="ce121">
            <text:p>+52,0<text:s text:c="3"/></text:p>
          </table:table-cell>
          <table:table-cell office:value-type="float" office:value="55" table:style-name="ce120">
            <text:p>+ 55</text:p>
          </table:table-cell>
          <table:table-cell office:value-type="float" office:value="261.90476190476193" table:style-name="ce121">
            <text:p>+261,9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38">
          <table:table-cell/>
          <table:table-cell office:value-type="string" table:style-name="ce186">
            <text:p>Fab. produtos petrolíferos, químicos, farmacêuticos, borracha e plástico</text:p>
          </table:table-cell>
          <table:table-cell office:value-type="float" office:value="77" table:style-name="ce116">
            <text:p><text:s/>77</text:p>
          </table:table-cell>
          <table:table-cell office:value-type="float" office:value="0.49270540056309187" table:style-name="ce133">
            <text:p>0,5<text:s text:c="5"/></text:p>
          </table:table-cell>
          <table:table-cell office:value-type="float" office:value="119" table:style-name="ce134">
            <text:p><text:s/>119</text:p>
          </table:table-cell>
          <table:table-cell office:value-type="float" office:value="0.69586573884568148" table:style-name="ce135">
            <text:p>0,7<text:s text:c="5"/></text:p>
          </table:table-cell>
          <table:table-cell office:value-type="float" office:value="60" table:style-name="ce118">
            <text:p><text:s/>60</text:p>
          </table:table-cell>
          <table:table-cell office:value-type="float" office:value="0.59642147117296218" table:style-name="ce135">
            <text:p>0,6<text:s text:c="5"/></text:p>
          </table:table-cell>
          <table:table-cell office:value-type="float" office:value="-42" table:style-name="ce120">
            <text:p><text:s/>- 42</text:p>
          </table:table-cell>
          <table:table-cell office:value-type="float" office:value="-35.294117647058826" table:style-name="ce121">
            <text:p>-35,3<text:s text:c="3"/></text:p>
          </table:table-cell>
          <table:table-cell office:value-type="float" office:value="17" table:style-name="ce120">
            <text:p>+ 17</text:p>
          </table:table-cell>
          <table:table-cell office:value-type="float" office:value="28.333333333333332" table:style-name="ce121">
            <text:p>+28,3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38">
          <table:table-cell/>
          <table:table-cell office:value-type="string" table:style-name="ce186">
            <text:p>Fabricação de outros produtos minerais não metálicos</text:p>
          </table:table-cell>
          <table:table-cell office:value-type="float" office:value="117" table:style-name="ce116">
            <text:p><text:s/>117</text:p>
          </table:table-cell>
          <table:table-cell office:value-type="float" office:value="0.74865625799846436" table:style-name="ce133">
            <text:p>0,7<text:s text:c="5"/></text:p>
          </table:table-cell>
          <table:table-cell office:value-type="float" office:value="130" table:style-name="ce134">
            <text:p><text:s/>130</text:p>
          </table:table-cell>
          <table:table-cell office:value-type="float" office:value="0.76018946260452602" table:style-name="ce135">
            <text:p>0,8<text:s text:c="5"/></text:p>
          </table:table-cell>
          <table:table-cell office:value-type="float" office:value="58" table:style-name="ce118">
            <text:p><text:s/>58</text:p>
          </table:table-cell>
          <table:table-cell office:value-type="float" office:value="0.57654075546719685" table:style-name="ce135">
            <text:p>0,6<text:s text:c="5"/></text:p>
          </table:table-cell>
          <table:table-cell office:value-type="float" office:value="-13" table:style-name="ce120">
            <text:p><text:s/>- 13</text:p>
          </table:table-cell>
          <table:table-cell office:value-type="float" office:value="-10" table:style-name="ce121">
            <text:p>-10,0<text:s text:c="3"/></text:p>
          </table:table-cell>
          <table:table-cell office:value-type="float" office:value="59" table:style-name="ce120">
            <text:p>+ 59</text:p>
          </table:table-cell>
          <table:table-cell office:value-type="float" office:value="101.72413793103448" table:style-name="ce121">
            <text:p>+101,7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38">
          <table:table-cell/>
          <table:table-cell office:value-type="string" table:style-name="ce186">
            <text:p>Indústria metalúrgica de base e fab. produtos metálicos</text:p>
          </table:table-cell>
          <table:table-cell office:value-type="float" office:value="265" table:style-name="ce116">
            <text:p><text:s/>265</text:p>
          </table:table-cell>
          <table:table-cell office:value-type="float" office:value="1.6956744305093423" table:style-name="ce133">
            <text:p>1,7<text:s text:c="5"/></text:p>
          </table:table-cell>
          <table:table-cell office:value-type="float" office:value="248" table:style-name="ce134">
            <text:p><text:s/>248</text:p>
          </table:table-cell>
          <table:table-cell office:value-type="float" office:value="1.4502075901994034" table:style-name="ce135">
            <text:p>1,5<text:s text:c="5"/></text:p>
          </table:table-cell>
          <table:table-cell office:value-type="float" office:value="187" table:style-name="ce118">
            <text:p><text:s/>187</text:p>
          </table:table-cell>
          <table:table-cell office:value-type="float" office:value="1.8588469184890655" table:style-name="ce135">
            <text:p>1,9<text:s text:c="5"/></text:p>
          </table:table-cell>
          <table:table-cell office:value-type="float" office:value="17" table:style-name="ce120">
            <text:p>+ 17</text:p>
          </table:table-cell>
          <table:table-cell office:value-type="float" office:value="6.854838709677419" table:style-name="ce121">
            <text:p>+6,9<text:s text:c="3"/></text:p>
          </table:table-cell>
          <table:table-cell office:value-type="float" office:value="78" table:style-name="ce120">
            <text:p>+ 78</text:p>
          </table:table-cell>
          <table:table-cell office:value-type="float" office:value="41.711229946524064" table:style-name="ce121">
            <text:p>+41,7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38">
          <table:table-cell/>
          <table:table-cell office:value-type="string" table:style-name="ce186">
            <text:p>Fab. equipamento informático, elétrico, máquinas e equipamentos n.e.</text:p>
          </table:table-cell>
          <table:table-cell office:value-type="float" office:value="96" table:style-name="ce116">
            <text:p><text:s/>96</text:p>
          </table:table-cell>
          <table:table-cell office:value-type="float" office:value="0.61428205784489376" table:style-name="ce133">
            <text:p>0,6<text:s text:c="5"/></text:p>
          </table:table-cell>
          <table:table-cell office:value-type="float" office:value="95" table:style-name="ce134">
            <text:p><text:s/>95</text:p>
          </table:table-cell>
          <table:table-cell office:value-type="float" office:value="0.55552306882638436" table:style-name="ce135">
            <text:p>0,6<text:s text:c="5"/></text:p>
          </table:table-cell>
          <table:table-cell office:value-type="float" office:value="73" table:style-name="ce118">
            <text:p><text:s/>73</text:p>
          </table:table-cell>
          <table:table-cell office:value-type="float" office:value="0.72564612326043743" table:style-name="ce135">
            <text:p>0,7<text:s text:c="5"/></text:p>
          </table:table-cell>
          <table:table-cell office:value-type="float" office:value="1" table:style-name="ce120">
            <text:p>+ 1</text:p>
          </table:table-cell>
          <table:table-cell office:value-type="float" office:value="1.0526315789473684" table:style-name="ce121">
            <text:p>+1,1<text:s text:c="3"/></text:p>
          </table:table-cell>
          <table:table-cell office:value-type="float" office:value="23" table:style-name="ce120">
            <text:p>+ 23</text:p>
          </table:table-cell>
          <table:table-cell office:value-type="float" office:value="31.506849315068493" table:style-name="ce121">
            <text:p>+31,5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38">
          <table:table-cell/>
          <table:table-cell office:value-type="string" table:style-name="ce186">
            <text:p>Fab. veículos automóveis, componentes e outro equipa. de transporte</text:p>
          </table:table-cell>
          <table:table-cell office:value-type="float" office:value="44" table:style-name="ce116">
            <text:p><text:s/>44</text:p>
          </table:table-cell>
          <table:table-cell office:value-type="float" office:value="0.28154594317890963" table:style-name="ce133">
            <text:p>0,3<text:s text:c="5"/></text:p>
          </table:table-cell>
          <table:table-cell office:value-type="float" office:value="61" table:style-name="ce134">
            <text:p><text:s/>61</text:p>
          </table:table-cell>
          <table:table-cell office:value-type="float" office:value="0.35670428629904682" table:style-name="ce135">
            <text:p>0,4<text:s text:c="5"/></text:p>
          </table:table-cell>
          <table:table-cell office:value-type="float" office:value="39" table:style-name="ce118">
            <text:p><text:s/>39</text:p>
          </table:table-cell>
          <table:table-cell office:value-type="float" office:value="0.38767395626242546" table:style-name="ce135">
            <text:p>0,4<text:s text:c="5"/></text:p>
          </table:table-cell>
          <table:table-cell office:value-type="float" office:value="-17" table:style-name="ce120">
            <text:p><text:s/>- 17</text:p>
          </table:table-cell>
          <table:table-cell office:value-type="float" office:value="-27.868852459016392" table:style-name="ce121">
            <text:p>-27,9<text:s text:c="3"/></text:p>
          </table:table-cell>
          <table:table-cell office:value-type="float" office:value="5" table:style-name="ce120">
            <text:p>+ 5</text:p>
          </table:table-cell>
          <table:table-cell office:value-type="float" office:value="12.820512820512819" table:style-name="ce121">
            <text:p>+12,8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38">
          <table:table-cell/>
          <table:table-cell office:value-type="string" table:style-name="ce186">
            <text:p>Fab. mobiliário, repar. instal. máq. e equipa. e outras ind. transformadoras</text:p>
          </table:table-cell>
          <table:table-cell office:value-type="float" office:value="299" table:style-name="ce116">
            <text:p><text:s/>299</text:p>
          </table:table-cell>
          <table:table-cell office:value-type="float" office:value="1.9132326593294089" table:style-name="ce133">
            <text:p>1,9<text:s text:c="5"/></text:p>
          </table:table-cell>
          <table:table-cell office:value-type="float" office:value="312" table:style-name="ce134">
            <text:p><text:s/>312</text:p>
          </table:table-cell>
          <table:table-cell office:value-type="float" office:value="1.8244547102508626" table:style-name="ce135">
            <text:p>1,8<text:s text:c="5"/></text:p>
          </table:table-cell>
          <table:table-cell office:value-type="float" office:value="160" table:style-name="ce118">
            <text:p><text:s/>160</text:p>
          </table:table-cell>
          <table:table-cell office:value-type="float" office:value="1.5904572564612325" table:style-name="ce135">
            <text:p>1,6<text:s text:c="5"/></text:p>
          </table:table-cell>
          <table:table-cell office:value-type="float" office:value="-13" table:style-name="ce120">
            <text:p><text:s/>- 13</text:p>
          </table:table-cell>
          <table:table-cell office:value-type="float" office:value="-4.1666666666666661" table:style-name="ce121">
            <text:p>-4,2<text:s text:c="3"/></text:p>
          </table:table-cell>
          <table:table-cell office:value-type="float" office:value="139" table:style-name="ce120">
            <text:p>+ 139</text:p>
          </table:table-cell>
          <table:table-cell office:value-type="float" office:value="86.875" table:style-name="ce121">
            <text:p>+86,9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38">
          <table:table-cell/>
          <table:table-cell office:value-type="string" table:style-name="ce186">
            <text:p>Eletricidade, gás e água, saneamento, resíduos e despoluição</text:p>
          </table:table-cell>
          <table:table-cell office:value-type="float" office:value="76" table:style-name="ce116">
            <text:p><text:s/>76</text:p>
          </table:table-cell>
          <table:table-cell office:value-type="float" office:value="0.48630662912720762" table:style-name="ce133">
            <text:p>0,5<text:s text:c="5"/></text:p>
          </table:table-cell>
          <table:table-cell office:value-type="float" office:value="93" table:style-name="ce134">
            <text:p><text:s/>93</text:p>
          </table:table-cell>
          <table:table-cell office:value-type="float" office:value="0.54382784632477632" table:style-name="ce135">
            <text:p>0,5<text:s text:c="5"/></text:p>
          </table:table-cell>
          <table:table-cell office:value-type="float" office:value="124" table:style-name="ce118">
            <text:p><text:s/>124</text:p>
          </table:table-cell>
          <table:table-cell office:value-type="float" office:value="1.2326043737574552" table:style-name="ce135">
            <text:p>1,2<text:s text:c="5"/></text:p>
          </table:table-cell>
          <table:table-cell office:value-type="float" office:value="-17" table:style-name="ce120">
            <text:p><text:s/>- 17</text:p>
          </table:table-cell>
          <table:table-cell office:value-type="float" office:value="-18.27956989247312" table:style-name="ce121">
            <text:p>-18,3<text:s text:c="3"/></text:p>
          </table:table-cell>
          <table:table-cell office:value-type="float" office:value="-48" table:style-name="ce120">
            <text:p><text:s/>- 48</text:p>
          </table:table-cell>
          <table:table-cell office:value-type="float" office:value="-38.70967741935484" table:style-name="ce121">
            <text:p>-38,7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38">
          <table:table-cell/>
          <table:table-cell office:value-type="string" table:style-name="ce186">
            <text:p>Construção</text:p>
          </table:table-cell>
          <table:table-cell office:value-type="float" office:value="1242" table:style-name="ce116">
            <text:p>1 242</text:p>
          </table:table-cell>
          <table:table-cell office:value-type="float" office:value="7.9472741233683131" table:style-name="ce133">
            <text:p>7,9<text:s text:c="5"/></text:p>
          </table:table-cell>
          <table:table-cell office:value-type="float" office:value="1547" table:style-name="ce134">
            <text:p>1 547</text:p>
          </table:table-cell>
          <table:table-cell office:value-type="float" office:value="9.0462546049938606" table:style-name="ce135">
            <text:p>9,0<text:s text:c="5"/></text:p>
          </table:table-cell>
          <table:table-cell office:value-type="float" office:value="855" table:style-name="ce118">
            <text:p><text:s/>855</text:p>
          </table:table-cell>
          <table:table-cell office:value-type="float" office:value="8.499005964214712" table:style-name="ce135">
            <text:p>8,5<text:s text:c="5"/></text:p>
          </table:table-cell>
          <table:table-cell office:value-type="float" office:value="-305" table:style-name="ce120">
            <text:p><text:s/>- 305</text:p>
          </table:table-cell>
          <table:table-cell office:value-type="float" office:value="-19.715578539107952" table:style-name="ce121">
            <text:p>-19,7<text:s text:c="3"/></text:p>
          </table:table-cell>
          <table:table-cell office:value-type="float" office:value="387" table:style-name="ce120">
            <text:p>+ 387</text:p>
          </table:table-cell>
          <table:table-cell office:value-type="float" office:value="45.263157894736842" table:style-name="ce121">
            <text:p>+45,3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33">
          <table:table-cell/>
          <table:table-cell office:value-type="string" table:style-name="ce182">
            <text:p>Serviços</text:p>
          </table:table-cell>
          <table:table-cell office:value-type="float" office:value="11446" table:style-name="ce127">
            <text:p>11 446</text:p>
          </table:table-cell>
          <table:table-cell office:value-type="float" office:value="73.240337855131813" table:style-name="ce128">
            <text:p>73,2<text:s text:c="5"/></text:p>
          </table:table-cell>
          <table:table-cell office:value-type="float" office:value="12356" table:style-name="ce129">
            <text:p>12 356</text:p>
          </table:table-cell>
          <table:table-cell office:value-type="float" office:value="72.253084614934806" table:style-name="ce130">
            <text:p>72,3<text:s text:c="5"/></text:p>
          </table:table-cell>
          <table:table-cell office:value-type="float" office:value="6928" table:style-name="ce129">
            <text:p>6 928</text:p>
          </table:table-cell>
          <table:table-cell office:value-type="float" office:value="68.866799204771368" table:style-name="ce130">
            <text:p>68,9<text:s text:c="5"/></text:p>
          </table:table-cell>
          <table:table-cell office:value-type="float" office:value="-910" table:style-name="ce113">
            <text:p><text:s/>- 910</text:p>
          </table:table-cell>
          <table:table-cell office:value-type="float" office:value="-7.364842991259307" table:style-name="ce114">
            <text:p>-7,4<text:s text:c="3"/></text:p>
          </table:table-cell>
          <table:table-cell office:value-type="float" office:value="4518" table:style-name="ce113">
            <text:p>+4 518</text:p>
          </table:table-cell>
          <table:table-cell office:value-type="float" office:value="65.213625866050805" table:style-name="ce114">
            <text:p>+65,2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38">
          <table:table-cell/>
          <table:table-cell office:value-type="string" table:style-name="ce183">
            <text:p>Comércio, manut. repar. de veículos automóveis e motociclos</text:p>
          </table:table-cell>
          <table:table-cell office:value-type="float" office:value="299" table:style-name="ce116">
            <text:p><text:s/>299</text:p>
          </table:table-cell>
          <table:table-cell office:value-type="float" office:value="1.9132326593294089" table:style-name="ce133">
            <text:p>1,9<text:s text:c="5"/></text:p>
          </table:table-cell>
          <table:table-cell office:value-type="float" office:value="249" table:style-name="ce134">
            <text:p><text:s/>249</text:p>
          </table:table-cell>
          <table:table-cell office:value-type="float" office:value="1.4560552014502075" table:style-name="ce135">
            <text:p>1,5<text:s text:c="5"/></text:p>
          </table:table-cell>
          <table:table-cell office:value-type="float" office:value="132" table:style-name="ce134">
            <text:p><text:s/>132</text:p>
          </table:table-cell>
          <table:table-cell office:value-type="float" office:value="1.312127236580517" table:style-name="ce135">
            <text:p>1,3<text:s text:c="5"/></text:p>
          </table:table-cell>
          <table:table-cell office:value-type="float" office:value="50" table:style-name="ce120">
            <text:p>+ 50</text:p>
          </table:table-cell>
          <table:table-cell office:value-type="float" office:value="20.080321285140563" table:style-name="ce121">
            <text:p>+20,1<text:s text:c="3"/></text:p>
          </table:table-cell>
          <table:table-cell office:value-type="float" office:value="167" table:style-name="ce120">
            <text:p>+ 167</text:p>
          </table:table-cell>
          <table:table-cell office:value-type="float" office:value="126.51515151515152" table:style-name="ce121">
            <text:p>+126,5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38">
          <table:table-cell/>
          <table:table-cell office:value-type="string" table:style-name="ce183">
            <text:p>Comércio por grosso e a retalho</text:p>
          </table:table-cell>
          <table:table-cell office:value-type="float" office:value="1914" table:style-name="ce116">
            <text:p>1 914</text:p>
          </table:table-cell>
          <table:table-cell office:value-type="float" office:value="12.24724852828257" table:style-name="ce133">
            <text:p>12,2<text:s text:c="5"/></text:p>
          </table:table-cell>
          <table:table-cell office:value-type="float" office:value="1820" table:style-name="ce134">
            <text:p>1 820</text:p>
          </table:table-cell>
          <table:table-cell office:value-type="float" office:value="10.642652476463365" table:style-name="ce135">
            <text:p>10,6<text:s text:c="5"/></text:p>
          </table:table-cell>
          <table:table-cell office:value-type="float" office:value="1039" table:style-name="ce134">
            <text:p>1 039</text:p>
          </table:table-cell>
          <table:table-cell office:value-type="float" office:value="10.328031809145129" table:style-name="ce135">
            <text:p>10,3<text:s text:c="5"/></text:p>
          </table:table-cell>
          <table:table-cell office:value-type="float" office:value="94" table:style-name="ce120">
            <text:p>+ 94</text:p>
          </table:table-cell>
          <table:table-cell office:value-type="float" office:value="5.1648351648351642" table:style-name="ce121">
            <text:p>+5,2<text:s text:c="3"/></text:p>
          </table:table-cell>
          <table:table-cell office:value-type="float" office:value="875" table:style-name="ce120">
            <text:p>+ 875</text:p>
          </table:table-cell>
          <table:table-cell office:value-type="float" office:value="84.215591915303179" table:style-name="ce121">
            <text:p>+84,2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38">
          <table:table-cell/>
          <table:table-cell office:value-type="string" table:style-name="ce186">
            <text:p>Transportes e armazenagem</text:p>
          </table:table-cell>
          <table:table-cell office:value-type="float" office:value="317" table:style-name="ce116">
            <text:p><text:s/>317</text:p>
          </table:table-cell>
          <table:table-cell office:value-type="float" office:value="2.0284105451753263" table:style-name="ce152">
            <text:p>2,0<text:s text:c="5"/></text:p>
          </table:table-cell>
          <table:table-cell office:value-type="float" office:value="465" table:style-name="ce134">
            <text:p><text:s/>465</text:p>
          </table:table-cell>
          <table:table-cell office:value-type="float" office:value="2.7191392316238816" table:style-name="ce154">
            <text:p>2,7<text:s text:c="5"/></text:p>
          </table:table-cell>
          <table:table-cell office:value-type="float" office:value="158" table:style-name="ce134">
            <text:p><text:s/>158</text:p>
          </table:table-cell>
          <table:table-cell office:value-type="float" office:value="1.570576540755467" table:style-name="ce154">
            <text:p>1,6<text:s text:c="5"/></text:p>
          </table:table-cell>
          <table:table-cell office:value-type="float" office:value="-148" table:style-name="ce120">
            <text:p><text:s/>- 148</text:p>
          </table:table-cell>
          <table:table-cell office:value-type="float" office:value="-31.827956989247312" table:style-name="ce121">
            <text:p>-31,8<text:s text:c="3"/></text:p>
          </table:table-cell>
          <table:table-cell office:value-type="float" office:value="159" table:style-name="ce120">
            <text:p>+ 159</text:p>
          </table:table-cell>
          <table:table-cell office:value-type="float" office:value="100.63291139240506" table:style-name="ce121">
            <text:p>+100,6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38">
          <table:table-cell/>
          <table:table-cell office:value-type="string" table:style-name="ce186">
            <text:p>Alojamento, restauração e similares</text:p>
          </table:table-cell>
          <table:table-cell office:value-type="float" office:value="2958" table:style-name="ce116">
            <text:p>2 958</text:p>
          </table:table-cell>
          <table:table-cell office:value-type="float" office:value="18.927565907345787" table:style-name="ce133">
            <text:p>18,9<text:s text:c="5"/></text:p>
          </table:table-cell>
          <table:table-cell office:value-type="float" office:value="3704" table:style-name="ce134">
            <text:p>3 704</text:p>
          </table:table-cell>
          <table:table-cell office:value-type="float" office:value="21.65955207297819" table:style-name="ce135">
            <text:p>21,7<text:s text:c="5"/></text:p>
          </table:table-cell>
          <table:table-cell office:value-type="float" office:value="773" table:style-name="ce134">
            <text:p><text:s/>773</text:p>
          </table:table-cell>
          <table:table-cell office:value-type="float" office:value="7.6838966202783299" table:style-name="ce135">
            <text:p>7,7<text:s text:c="5"/></text:p>
          </table:table-cell>
          <table:table-cell office:value-type="float" office:value="-746" table:style-name="ce120">
            <text:p><text:s/>- 746</text:p>
          </table:table-cell>
          <table:table-cell office:value-type="float" office:value="-20.140388768898486" table:style-name="ce121">
            <text:p>-20,1<text:s text:c="3"/></text:p>
          </table:table-cell>
          <table:table-cell office:value-type="float" office:value="2185" table:style-name="ce120">
            <text:p>+2 185</text:p>
          </table:table-cell>
          <table:table-cell office:value-type="float" office:value="282.66494178525227" table:style-name="ce121">
            <text:p>+282,7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38">
          <table:table-cell/>
          <table:table-cell office:value-type="string" table:style-name="ce186">
            <text:p>Atividades de informação e de comunicação</text:p>
          </table:table-cell>
          <table:table-cell office:value-type="float" office:value="241" table:style-name="ce116">
            <text:p><text:s/>241</text:p>
          </table:table-cell>
          <table:table-cell office:value-type="float" office:value="1.5421039160481189" table:style-name="ce133">
            <text:p>1,5<text:s text:c="5"/></text:p>
          </table:table-cell>
          <table:table-cell office:value-type="float" office:value="212" table:style-name="ce134">
            <text:p><text:s/>212</text:p>
          </table:table-cell>
          <table:table-cell office:value-type="float" office:value="1.2396935851704578" table:style-name="ce135">
            <text:p>1,2<text:s text:c="5"/></text:p>
          </table:table-cell>
          <table:table-cell office:value-type="float" office:value="173" table:style-name="ce134">
            <text:p><text:s/>173</text:p>
          </table:table-cell>
          <table:table-cell office:value-type="float" office:value="1.7196819085487078" table:style-name="ce135">
            <text:p>1,7<text:s text:c="5"/></text:p>
          </table:table-cell>
          <table:table-cell office:value-type="float" office:value="29" table:style-name="ce120">
            <text:p>+ 29</text:p>
          </table:table-cell>
          <table:table-cell office:value-type="float" office:value="13.679245283018867" table:style-name="ce121">
            <text:p>+13,7<text:s text:c="3"/></text:p>
          </table:table-cell>
          <table:table-cell office:value-type="float" office:value="68" table:style-name="ce120">
            <text:p>+ 68</text:p>
          </table:table-cell>
          <table:table-cell office:value-type="float" office:value="39.306358381502889" table:style-name="ce121">
            <text:p>+39,3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38">
          <table:table-cell/>
          <table:table-cell office:value-type="string" table:style-name="ce186">
            <text:p>Atividades financeiras e de seguros</text:p>
          </table:table-cell>
          <table:table-cell office:value-type="float" office:value="43" table:style-name="ce116">
            <text:p><text:s/>43</text:p>
          </table:table-cell>
          <table:table-cell office:value-type="float" office:value="0.27514717174302533" table:style-name="ce133">
            <text:p>0,3<text:s text:c="5"/></text:p>
          </table:table-cell>
          <table:table-cell office:value-type="float" office:value="48" table:style-name="ce134">
            <text:p><text:s/>48</text:p>
          </table:table-cell>
          <table:table-cell office:value-type="float" office:value="0.28068534003859424" table:style-name="ce135">
            <text:p>0,3<text:s text:c="5"/></text:p>
          </table:table-cell>
          <table:table-cell office:value-type="float" office:value="28" table:style-name="ce134">
            <text:p><text:s/>28</text:p>
          </table:table-cell>
          <table:table-cell office:value-type="float" office:value="0.27833001988071571" table:style-name="ce135">
            <text:p>0,3<text:s text:c="5"/></text:p>
          </table:table-cell>
          <table:table-cell office:value-type="float" office:value="-5" table:style-name="ce120">
            <text:p><text:s/>- 5</text:p>
          </table:table-cell>
          <table:table-cell office:value-type="float" office:value="-10.416666666666668" table:style-name="ce121">
            <text:p>-10,4<text:s text:c="3"/></text:p>
          </table:table-cell>
          <table:table-cell office:value-type="float" office:value="15" table:style-name="ce120">
            <text:p>+ 15</text:p>
          </table:table-cell>
          <table:table-cell office:value-type="float" office:value="53.571428571428569" table:style-name="ce121">
            <text:p>+53,6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38">
          <table:table-cell/>
          <table:table-cell office:value-type="string" table:style-name="ce186">
            <text:p>Atividades imobiliárias, administrativas e dos serviços de apoio</text:p>
          </table:table-cell>
          <table:table-cell office:value-type="float" office:value="2708" table:style-name="ce116">
            <text:p>2 708</text:p>
          </table:table-cell>
          <table:table-cell office:value-type="float" office:value="17.327873048374713" table:style-name="ce133">
            <text:p>17,3<text:s text:c="5"/></text:p>
          </table:table-cell>
          <table:table-cell office:value-type="float" office:value="3583" table:style-name="ce134">
            <text:p>3 583</text:p>
          </table:table-cell>
          <table:table-cell office:value-type="float" office:value="20.9519911116309" table:style-name="ce135">
            <text:p>21,0<text:s text:c="5"/></text:p>
          </table:table-cell>
          <table:table-cell office:value-type="float" office:value="2962" table:style-name="ce134">
            <text:p>2 962</text:p>
          </table:table-cell>
          <table:table-cell office:value-type="float" office:value="29.443339960238568" table:style-name="ce135">
            <text:p>29,4<text:s text:c="5"/></text:p>
          </table:table-cell>
          <table:table-cell office:value-type="float" office:value="-875" table:style-name="ce120">
            <text:p><text:s/>- 875</text:p>
          </table:table-cell>
          <table:table-cell office:value-type="float" office:value="-24.420876360591684" table:style-name="ce121">
            <text:p>-24,4<text:s text:c="3"/></text:p>
          </table:table-cell>
          <table:table-cell office:value-type="float" office:value="-254" table:style-name="ce120">
            <text:p><text:s/>- 254</text:p>
          </table:table-cell>
          <table:table-cell office:value-type="float" office:value="-8.5752869682646864" table:style-name="ce121">
            <text:p>-8,6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38">
          <table:table-cell/>
          <table:table-cell office:value-type="string" table:style-name="ce186">
            <text:p>Atividades de consultoria, científicas, técnicas e similares</text:p>
          </table:table-cell>
          <table:table-cell office:value-type="float" office:value="614" table:style-name="ce116">
            <text:p><text:s/>614</text:p>
          </table:table-cell>
          <table:table-cell office:value-type="float" office:value="3.9288456616329666" table:style-name="ce133">
            <text:p>3,9<text:s text:c="5"/></text:p>
          </table:table-cell>
          <table:table-cell office:value-type="float" office:value="791" table:style-name="ce134">
            <text:p><text:s/>791</text:p>
          </table:table-cell>
          <table:table-cell office:value-type="float" office:value="4.6254604993860005" table:style-name="ce135">
            <text:p>4,6<text:s text:c="5"/></text:p>
          </table:table-cell>
          <table:table-cell office:value-type="float" office:value="737" table:style-name="ce134">
            <text:p><text:s/>737</text:p>
          </table:table-cell>
          <table:table-cell office:value-type="float" office:value="7.3260437375745528" table:style-name="ce135">
            <text:p>7,3<text:s text:c="5"/></text:p>
          </table:table-cell>
          <table:table-cell office:value-type="float" office:value="-177" table:style-name="ce120">
            <text:p><text:s/>- 177</text:p>
          </table:table-cell>
          <table:table-cell office:value-type="float" office:value="-22.376738305941846" table:style-name="ce121">
            <text:p>-22,4<text:s text:c="3"/></text:p>
          </table:table-cell>
          <table:table-cell office:value-type="float" office:value="-123" table:style-name="ce120">
            <text:p><text:s/>- 123</text:p>
          </table:table-cell>
          <table:table-cell office:value-type="float" office:value="-16.689280868385346" table:style-name="ce121">
            <text:p>-16,7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38">
          <table:table-cell/>
          <table:table-cell office:value-type="string" table:style-name="ce186">
            <text:p>Admin. pública, educação, atividades de saúde e apoio social</text:p>
          </table:table-cell>
          <table:table-cell office:value-type="float" office:value="1707" table:style-name="ce116">
            <text:p>1 707</text:p>
          </table:table-cell>
          <table:table-cell office:value-type="float" office:value="10.922702841054518" table:style-name="ce133">
            <text:p>10,9<text:s text:c="5"/></text:p>
          </table:table-cell>
          <table:table-cell office:value-type="float" office:value="1074" table:style-name="ce134">
            <text:p>1 074</text:p>
          </table:table-cell>
          <table:table-cell office:value-type="float" office:value="6.2803344833635464" table:style-name="ce135">
            <text:p>6,3<text:s text:c="5"/></text:p>
          </table:table-cell>
          <table:table-cell office:value-type="float" office:value="725" table:style-name="ce134">
            <text:p><text:s/>725</text:p>
          </table:table-cell>
          <table:table-cell office:value-type="float" office:value="7.2067594433399602" table:style-name="ce135">
            <text:p>7,2<text:s text:c="5"/></text:p>
          </table:table-cell>
          <table:table-cell office:value-type="float" office:value="633" table:style-name="ce120">
            <text:p>+ 633</text:p>
          </table:table-cell>
          <table:table-cell office:value-type="float" office:value="58.938547486033521" table:style-name="ce121">
            <text:p>+58,9<text:s text:c="3"/></text:p>
          </table:table-cell>
          <table:table-cell office:value-type="float" office:value="982" table:style-name="ce120">
            <text:p>+ 982</text:p>
          </table:table-cell>
          <table:table-cell office:value-type="float" office:value="135.44827586206895" table:style-name="ce121">
            <text:p>+135,4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6">
            <text:p>Outras atividades de serviços</text:p>
          </table:table-cell>
          <table:table-cell office:value-type="float" office:value="645" table:style-name="ce116">
            <text:p><text:s/>645</text:p>
          </table:table-cell>
          <table:table-cell office:value-type="float" office:value="4.1272075761453797" table:style-name="ce133">
            <text:p>4,1<text:s text:c="5"/></text:p>
          </table:table-cell>
          <table:table-cell office:value-type="float" office:value="410" table:style-name="ce134">
            <text:p><text:s/>410</text:p>
          </table:table-cell>
          <table:table-cell office:value-type="float" office:value="2.3975206128296591" table:style-name="ce135">
            <text:p>2,4<text:s text:c="5"/></text:p>
          </table:table-cell>
          <table:table-cell office:value-type="float" office:value="201" table:style-name="ce134">
            <text:p><text:s/>201</text:p>
          </table:table-cell>
          <table:table-cell office:value-type="float" office:value="1.9980119284294235" table:style-name="ce135">
            <text:p>2,0<text:s text:c="5"/></text:p>
          </table:table-cell>
          <table:table-cell office:value-type="float" office:value="235" table:style-name="ce120">
            <text:p>+ 235</text:p>
          </table:table-cell>
          <table:table-cell office:value-type="float" office:value="57.317073170731703" table:style-name="ce121">
            <text:p>+57,3<text:s text:c="3"/></text:p>
          </table:table-cell>
          <table:table-cell office:value-type="float" office:value="444" table:style-name="ce120">
            <text:p>+ 444</text:p>
          </table:table-cell>
          <table:table-cell office:value-type="float" office:value="220.8955223880597" table:style-name="ce121">
            <text:p>+220,9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6">
            <text:p>Sem classificação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350">
            <text:p>-</text:p>
          </table:table-cell>
          <table:table-cell office:value-type="float" office:value="0" table:style-name="ce120">
            <text:p>+ 0</text:p>
          </table:table-cell>
          <table:table-cell office:value-type="string" table:style-name="ce350">
            <text:p>-</text:p>
          </table:table-cell>
          <table:table-cell table:style-name="ce1"/>
          <table:table-cell table:style-name="ce20"/>
          <table:table-cell table:style-name="ce70"/>
          <table:table-cell table:number-columns-repeated="16369" table:style-name="ce1"/>
        </table:table-row>
        <table:table-row table:style-name="ro24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2" table:style-name="ce1"/>
          <table:table-cell table:style-name="ce70"/>
          <table:table-cell table:number-columns-repeated="16369" table:style-name="ce1"/>
        </table:table-row>
        <table:table-row table:style-name="ro19">
          <table:table-cell/>
          <table:table-cell office:value-type="string" table:style-name="ce284">
            <text:p><text:s text:c="4"/>(1) - Mês homólogo do ano anterior</text:p>
          </table:table-cell>
          <table:table-cell table:style-name="ce1">
            <draw:g draw:z-index="2" draw:name="Chart 108" draw:id="id30">
              <svg:title/>
              <svg:desc/>
              <draw:frame draw:id="id27" draw:style-name="a87" draw:name="Text Box 1" svg:x="0.00288in" svg:y="0.20833in" svg:width="0in" svg:height="0in">
                <draw:text-box>
                  <text:p text:style-name="a86" text:class-names="" text:cond-style-name=""><text:span text:style-name="a85" text:class-names=""/></text:p>
                </draw:text-box>
                <svg:title/>
                <svg:desc/>
              </draw:frame>
              <draw:frame draw:id="id28" draw:style-name="a90" draw:name="Text Box 2" svg:x="5.41276in" svg:y="6.13891in" svg:width="0in" svg:height="0in">
                <draw:text-box>
                  <text:p text:style-name="a89" text:class-names="" text:cond-style-name=""><text:span text:style-name="a88" text:class-names=""/></text:p>
                </draw:text-box>
                <svg:title/>
                <svg:desc/>
              </draw:frame>
              <draw:custom-shape svg:x="5.42739in" svg:y="5.0089in" svg:width="0.06566in" svg:height="0.20928in" draw:id="id29" draw:style-name="a91" draw:name="Text Box 3">
                <svg:title/>
                <svg:desc/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number-rows-repeated="2" table:style-name="ro19">
          <table:table-cell table:number-columns-repeated="16384"/>
        </table:table-row>
        <table:table-row table:style-name="ro19">
          <table:table-cell/>
          <table:table-cell table:number-columns-repeated="9" table:style-name="ce1"/>
          <table:table-cell table:style-name="ce285"/>
          <table:table-cell table:number-columns-repeated="16373" table:style-name="ce1"/>
        </table:table-row>
        <table:table-row table:number-rows-repeated="4" table:style-name="ro19">
          <table:table-cell table:number-columns-repeated="16384"/>
        </table:table-row>
        <table:table-row table:style-name="ro35">
          <table:table-cell table:number-columns-repeated="12" table:style-name="ce1"/>
          <table:table-cell table:number-columns-repeated="6" table:style-name="ce12"/>
          <table:table-cell table:number-columns-repeated="16366" table:style-name="ce1"/>
        </table:table-row>
        <table:table-row table:style-name="ro10">
          <table:table-cell table:style-name="ce26"/>
          <table:table-cell table:number-columns-repeated="12" table:style-name="ce1"/>
          <table:table-cell table:number-columns-repeated="5" table:style-name="ce12"/>
          <table:table-cell table:number-columns-repeated="16366" table:style-name="ce1"/>
        </table:table-row>
        <table:table-row table:style-name="ro19">
          <table:table-cell table:number-columns-repeated="12" table:style-name="ce1"/>
          <table:table-cell table:number-columns-repeated="6" table:style-name="ce12"/>
          <table:table-cell table:number-columns-repeated="16366" table:style-name="ce1"/>
        </table:table-row>
        <table:table-row table:number-rows-repeated="2" table:style-name="ro28">
          <table:table-cell table:number-columns-repeated="12" table:style-name="ce1"/>
          <table:table-cell table:number-columns-repeated="6" table:style-name="ce15"/>
          <table:table-cell table:number-columns-repeated="16366" table:style-name="ce1"/>
        </table:table-row>
        <table:table-row table:style-name="ro28">
          <table:table-cell table:number-columns-repeated="12" table:style-name="ce1"/>
          <table:table-cell table:number-columns-repeated="6" table:style-name="ce16"/>
          <table:table-cell table:number-columns-repeated="16366" table:style-name="ce1"/>
        </table:table-row>
        <table:table-row table:style-name="ro13">
          <table:table-cell table:number-columns-repeated="12" table:style-name="ce1"/>
          <table:table-cell table:number-columns-repeated="6" table:style-name="ce16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9"/>
          <table:table-cell table:style-name="ce12"/>
          <table:table-cell table:number-columns-repeated="4" table:style-name="ce17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4">
          <table:table-cell table:number-columns-repeated="12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3" table:style-name="ro4">
          <table:table-cell table:number-columns-repeated="12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3" table:style-name="ro4">
          <table:table-cell table:number-columns-repeated="12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4">
          <table:table-cell table:number-columns-repeated="12"/>
          <table:table-cell table:style-name="ce1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2" table:style-name="ro4">
          <table:table-cell table:number-columns-repeated="12"/>
          <table:table-cell table:style-name="ce1"/>
          <table:table-cell table:style-name="ce72"/>
          <table:table-cell table:style-name="ce82"/>
          <table:table-cell table:style-name="ce71"/>
          <table:table-cell table:style-name="ce73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31">
          <table:table-cell table:number-columns-repeated="12"/>
          <table:table-cell table:style-name="ce1"/>
          <table:table-cell table:style-name="ce18"/>
          <table:table-cell table:number-columns-repeated="16370" table:style-name="ce1"/>
        </table:table-row>
        <table:table-row table:style-name="ro19">
          <table:table-cell table:number-columns-repeated="16384"/>
        </table:table-row>
        <table:table-row table:style-name="ro23">
          <table:table-cell table:number-columns-repeated="12"/>
          <table:table-cell table:number-columns-repeated="16372" table:style-name="ce1"/>
        </table:table-row>
        <table:table-row table:style-name="ro4">
          <table:table-cell table:number-columns-repeated="12"/>
          <table:table-cell table:style-name="ce1"/>
          <table:table-cell table:number-columns-repeated="2" table:style-name="ce44"/>
          <table:table-cell table:number-columns-repeated="16369" table:style-name="ce1"/>
        </table:table-row>
        <table:table-row table:style-name="ro19">
          <table:table-cell table:number-columns-repeated="12"/>
          <table:table-cell table:style-name="ce1"/>
          <table:table-cell table:number-columns-repeated="2" table:style-name="ce44"/>
          <table:table-cell table:number-columns-repeated="16369" table:style-name="ce1"/>
        </table:table-row>
        <table:table-row table:number-rows-repeated="1048501" table:style-name="ro19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9">
        <table:table-column table:style-name="co40" table:default-cell-style-name="ce1" table:visibility="collapse"/>
        <table:table-column table:style-name="co51" table:default-cell-style-name="ce1"/>
        <table:table-column table:style-name="co17" table:default-cell-style-name="ce1"/>
        <table:table-column table:style-name="co6" table:default-cell-style-name="ce1"/>
        <table:table-column table:style-name="co17" table:default-cell-style-name="ce58"/>
        <table:table-column table:style-name="co38" table:default-cell-style-name="ce58"/>
        <table:table-column table:style-name="co5" table:default-cell-style-name="ce1"/>
        <table:table-column table:style-name="co38" table:default-cell-style-name="ce1"/>
        <table:table-column table:style-name="co1" table:default-cell-style-name="ce1"/>
        <table:table-column table:style-name="co7" table:default-cell-style-name="ce1"/>
        <table:table-column table:style-name="co38" table:default-cell-style-name="ce1"/>
        <table:table-column table:style-name="co7" table:default-cell-style-name="ce1"/>
        <table:table-column table:style-name="co20" table:number-columns-repeated="16372" table:default-cell-style-name="ce1"/>
        <table:table-row table:style-name="ro19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104" draw:name="Picture 184" svg:x="0.03511in" svg:y="0.17556in" svg:width="2.60549in" svg:height="0.6793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8" draw:name="CaixaDeTexto 11" svg:x="0.51997in" svg:y="0.30336in" svg:width="1.98808in" svg:height="0.53575in">
                <draw:text-box>
                  <text:p text:style-name="a107" text:class-names="" text:cond-style-name=""><text:span text:style-name="a105" text:class-names="">JUNHO 2021</text:span><text:span text:style-name="a10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9">
          <table:table-cell/>
          <table:table-cell table:style-name="ce1">
            <draw:frame draw:z-index="1" draw:id="id34" draw:style-name="a103" draw:name="Text Box 122" svg:x="0in" svg:y="0in" svg:width="0.97917in" svg:height="0.32063in">
              <draw:text-box>
                <text:p text:style-name="a100" text:class-names="" text:cond-style-name=""><text:span text:style-name="a97" text:class-names="">Página 12</text:span><text:span text:style-name="a98" text:class-names="">/14</text:span><text:span text:style-name="a99" text:class-names=""/></text:p>
                <text:p text:style-name="a102" text:class-names="" text:cond-style-name=""><text:span text:style-name="a10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9">
          <table:table-cell table:style-name="ce1"/>
          <table:table-cell table:number-columns-repeated="11" table:style-name="ce13"/>
          <table:table-cell table:number-columns-repeated="5" table:style-name="ce12"/>
          <table:table-cell table:number-columns-repeated="16367"/>
        </table:table-row>
        <table:table-row table:style-name="ro19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0">
          <table:table-cell table:style-name="ce26"/>
          <table:table-cell office:value-type="string" table:style-name="ce159">
            <text:p><text:s/>Quadro 11 - <text:s/>COLOCAÇÕES EFETUADAS, <text:s text:c="2"/>POR <text:s/>REGIÕES<text:s text:c="3"/></text:p>
          </table:table-cell>
          <table:table-cell table:number-columns-repeated="10" table:style-name="ce106"/>
          <table:table-cell table:number-columns-repeated="16372" table:style-name="ce1"/>
        </table:table-row>
        <table:table-row table:style-name="ro20">
          <table:table-cell table:style-name="ce26"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4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9">
          <table:table-cell table:style-name="ce1"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388">
            <text:p>Variação</text:p>
          </table:table-cell>
          <table:covered-table-cell table:number-columns-repeated="3"/>
          <table:table-cell table:number-columns-repeated="3" table:style-name="ce15"/>
          <table:table-cell table:number-columns-repeated="16369" table:style-name="ce1"/>
        </table:table-row>
        <table:table-row table:style-name="ro19">
          <table:table-cell table:style-name="ce1"/>
          <table:table-cell table:style-name="ce28"/>
          <table:table-cell office:value-type="string" table:style-name="ce178">
            <text:p>JUNHO 2021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MAI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JUNHO 2020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389">
            <text:p>Mês <text:s/>anterior</text:p>
          </table:table-cell>
          <table:covered-table-cell/>
          <table:table-cell office:value-type="string" table:number-columns-spanned="2" table:number-rows-spanned="1" table:style-name="ce390">
            <text:p>Mês <text:s/>homólogo<text:span text:style-name="T2">(1)<text:s/></text:span></text:p>
          </table:table-cell>
          <table:covered-table-cell/>
          <table:table-cell table:number-columns-repeated="3" table:style-name="ce15"/>
          <table:table-cell table:number-columns-repeated="16369" table:style-name="ce1"/>
        </table:table-row>
        <table:table-row table:style-name="ro19">
          <table:table-cell table:style-name="ce1"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3" table:style-name="ce16"/>
          <table:table-cell table:number-columns-repeated="16369" table:style-name="ce1"/>
        </table:table-row>
        <table:table-row table:style-name="ro24">
          <table:table-cell table:style-name="ce1"/>
          <table:table-cell table:style-name="ce261"/>
          <table:table-cell table:style-name="ce272"/>
          <table:table-cell table:style-name="ce262"/>
          <table:table-cell table:style-name="ce276"/>
          <table:table-cell table:style-name="ce263"/>
          <table:table-cell table:style-name="ce276"/>
          <table:table-cell table:style-name="ce263"/>
          <table:table-cell table:style-name="ce264"/>
          <table:table-cell table:number-columns-repeated="3" table:style-name="ce265"/>
          <table:table-cell table:style-name="ce16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style-name="ce266">
            <text:p>PORTUGAL</text:p>
          </table:table-cell>
          <table:table-cell office:value-type="float" office:value="9686" table:style-name="ce273">
            <text:p>9 686</text:p>
          </table:table-cell>
          <table:table-cell office:value-type="float" office:value="100" table:style-name="ce255">
            <text:p>100,0<text:s text:c="5"/></text:p>
          </table:table-cell>
          <table:table-cell office:value-type="float" office:value="10123" table:style-name="ce277">
            <text:p>10 123</text:p>
          </table:table-cell>
          <table:table-cell office:value-type="float" office:value="100" table:style-name="ce256">
            <text:p>100,0<text:s text:c="5"/></text:p>
          </table:table-cell>
          <table:table-cell office:value-type="float" office:value="7709" table:style-name="ce277">
            <text:p>7 709</text:p>
          </table:table-cell>
          <table:table-cell office:value-type="float" office:value="99.999999999999986" table:style-name="ce257">
            <text:p>100,0<text:s text:c="5"/></text:p>
          </table:table-cell>
          <table:table-cell office:value-type="float" office:value="-437" table:style-name="ce113">
            <text:p><text:s/>- 437</text:p>
          </table:table-cell>
          <table:table-cell office:value-type="float" office:value="-4.3169021041193325" table:style-name="ce114">
            <text:p>-4,3<text:s text:c="3"/></text:p>
          </table:table-cell>
          <table:table-cell office:value-type="float" office:value="1977" table:style-name="ce113">
            <text:p>+1 977</text:p>
          </table:table-cell>
          <table:table-cell office:value-type="float" office:value="25.64534959138669" table:style-name="ce114">
            <text:p>+25,6<text:s text:c="3"/></text:p>
          </table:table-cell>
          <table:table-cell table:style-name="ce12"/>
          <table:table-cell table:number-columns-repeated="2" table:style-name="ce17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80">
            <text:p>CONTINENTE</text:p>
          </table:table-cell>
          <table:table-cell office:value-type="float" office:value="9314" table:style-name="ce273">
            <text:p>9 314</text:p>
          </table:table-cell>
          <table:table-cell office:value-type="float" office:value="96.159405327276488" table:style-name="ce255">
            <text:p>96,2<text:s text:c="5"/></text:p>
          </table:table-cell>
          <table:table-cell office:value-type="float" office:value="9840" table:style-name="ce277">
            <text:p>9 840</text:p>
          </table:table-cell>
          <table:table-cell office:value-type="float" office:value="97.204386051565734" table:style-name="ce256">
            <text:p>97,2<text:s text:c="5"/></text:p>
          </table:table-cell>
          <table:table-cell office:value-type="float" office:value="7513" table:style-name="ce277">
            <text:p>7 513</text:p>
          </table:table-cell>
          <table:table-cell office:value-type="float" office:value="97.457517187702678" table:style-name="ce257">
            <text:p>97,5<text:s text:c="5"/></text:p>
          </table:table-cell>
          <table:table-cell office:value-type="float" office:value="-526" table:style-name="ce113">
            <text:p><text:s/>- 526</text:p>
          </table:table-cell>
          <table:table-cell office:value-type="float" office:value="-5.3455284552845521" table:style-name="ce114">
            <text:p>-5,3<text:s text:c="3"/></text:p>
          </table:table-cell>
          <table:table-cell office:value-type="float" office:value="1801" table:style-name="ce113">
            <text:p>+1 801</text:p>
          </table:table-cell>
          <table:table-cell office:value-type="float" office:value="23.971782244110209" table:style-name="ce114">
            <text:p>+24,0<text:s text:c="3"/></text:p>
          </table:table-cell>
          <table:table-cell table:style-name="ce22"/>
          <table:table-cell table:number-columns-repeated="2" table:style-name="ce18"/>
          <table:table-cell table:number-columns-repeated="16369" table:style-name="ce1"/>
        </table:table-row>
        <table:table-row table:style-name="ro39">
          <table:table-cell table:style-name="ce1"/>
          <table:table-cell office:value-type="string" table:style-name="ce281">
            <text:p>Norte</text:p>
          </table:table-cell>
          <table:table-cell office:value-type="float" office:value="3155" table:style-name="ce274">
            <text:p>3 155</text:p>
          </table:table-cell>
          <table:table-cell office:value-type="float" office:value="32.572785463555647" table:style-name="ce258">
            <text:p>32,6<text:s text:c="5"/></text:p>
          </table:table-cell>
          <table:table-cell office:value-type="float" office:value="3516" table:style-name="ce278">
            <text:p>3 516</text:p>
          </table:table-cell>
          <table:table-cell office:value-type="float" office:value="34.732786723303363" table:style-name="ce259">
            <text:p>34,7<text:s text:c="5"/></text:p>
          </table:table-cell>
          <table:table-cell office:value-type="float" office:value="3153" table:style-name="ce278">
            <text:p>3 153</text:p>
          </table:table-cell>
          <table:table-cell office:value-type="float" office:value="40.900246465170582" table:style-name="ce260">
            <text:p>40,9<text:s text:c="5"/></text:p>
          </table:table-cell>
          <table:table-cell office:value-type="float" office:value="-361" table:style-name="ce120">
            <text:p><text:s/>- 361</text:p>
          </table:table-cell>
          <table:table-cell office:value-type="float" office:value="-10.267349260523321" table:style-name="ce121">
            <text:p>-10,3<text:s text:c="3"/></text:p>
          </table:table-cell>
          <table:table-cell office:value-type="float" office:value="2" table:style-name="ce120">
            <text:p>+ 2</text:p>
          </table:table-cell>
          <table:table-cell office:value-type="float" office:value="6.3431652394544874E-2" table:style-name="ce121">
            <text:p>+0,1<text:s text:c="3"/></text:p>
          </table:table-cell>
          <table:table-cell table:style-name="ce22"/>
          <table:table-cell table:number-columns-repeated="2" table:style-name="ce18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281">
            <text:p>Centro</text:p>
          </table:table-cell>
          <table:table-cell office:value-type="float" office:value="2230" table:style-name="ce274">
            <text:p>2 230</text:p>
          </table:table-cell>
          <table:table-cell office:value-type="float" office:value="23.022919677885607" table:style-name="ce258">
            <text:p>23,0<text:s text:c="5"/></text:p>
          </table:table-cell>
          <table:table-cell office:value-type="float" office:value="1996" table:style-name="ce278">
            <text:p>1 996</text:p>
          </table:table-cell>
          <table:table-cell office:value-type="float" office:value="19.717475056801341" table:style-name="ce259">
            <text:p>19,7<text:s text:c="5"/></text:p>
          </table:table-cell>
          <table:table-cell office:value-type="float" office:value="1960" table:style-name="ce278">
            <text:p>1 960</text:p>
          </table:table-cell>
          <table:table-cell office:value-type="float" office:value="25.424828122973146" table:style-name="ce260">
            <text:p>25,4<text:s text:c="5"/></text:p>
          </table:table-cell>
          <table:table-cell office:value-type="float" office:value="234" table:style-name="ce120">
            <text:p>+ 234</text:p>
          </table:table-cell>
          <table:table-cell office:value-type="float" office:value="11.723446893787576" table:style-name="ce121">
            <text:p>+11,7<text:s text:c="3"/></text:p>
          </table:table-cell>
          <table:table-cell office:value-type="float" office:value="270" table:style-name="ce120">
            <text:p>+ 270</text:p>
          </table:table-cell>
          <table:table-cell office:value-type="float" office:value="13.77551020408163" table:style-name="ce121">
            <text:p>+13,8<text:s text:c="3"/></text:p>
          </table:table-cell>
          <table:table-cell table:style-name="ce20"/>
          <table:table-cell table:number-columns-repeated="2" table:style-name="ce18"/>
          <table:table-cell table:number-columns-repeated="16369" table:style-name="ce1"/>
        </table:table-row>
        <table:table-row table:style-name="ro4">
          <table:table-cell/>
          <table:table-cell office:value-type="string" table:style-name="ce281">
            <text:p>Lisboa V. Tejo</text:p>
          </table:table-cell>
          <table:table-cell office:value-type="float" office:value="2240" table:style-name="ce274">
            <text:p>2 240</text:p>
          </table:table-cell>
          <table:table-cell office:value-type="float" office:value="23.126161470163122" table:style-name="ce258">
            <text:p>23,1<text:s text:c="5"/></text:p>
          </table:table-cell>
          <table:table-cell office:value-type="float" office:value="2376" table:style-name="ce278">
            <text:p>2 376</text:p>
          </table:table-cell>
          <table:table-cell office:value-type="float" office:value="23.471302973426848" table:style-name="ce259">
            <text:p>23,5<text:s text:c="5"/></text:p>
          </table:table-cell>
          <table:table-cell office:value-type="float" office:value="1544" table:style-name="ce278">
            <text:p>1 544</text:p>
          </table:table-cell>
          <table:table-cell office:value-type="float" office:value="20.028538072382929" table:style-name="ce260">
            <text:p>20,0<text:s text:c="5"/></text:p>
          </table:table-cell>
          <table:table-cell office:value-type="float" office:value="-136" table:style-name="ce120">
            <text:p><text:s/>- 136</text:p>
          </table:table-cell>
          <table:table-cell office:value-type="float" office:value="-5.7239057239057241" table:style-name="ce121">
            <text:p>-5,7<text:s text:c="3"/></text:p>
          </table:table-cell>
          <table:table-cell office:value-type="float" office:value="696" table:style-name="ce120">
            <text:p>+ 696</text:p>
          </table:table-cell>
          <table:table-cell office:value-type="float" office:value="45.077720207253883" table:style-name="ce121">
            <text:p>+45,1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4">
          <table:table-cell/>
          <table:table-cell office:value-type="string" table:style-name="ce281">
            <text:p>Alentejo</text:p>
          </table:table-cell>
          <table:table-cell office:value-type="float" office:value="465" table:style-name="ce274">
            <text:p><text:s/>465</text:p>
          </table:table-cell>
          <table:table-cell office:value-type="float" office:value="4.8007433409043978" table:style-name="ce258">
            <text:p>4,8<text:s text:c="5"/></text:p>
          </table:table-cell>
          <table:table-cell office:value-type="float" office:value="448" table:style-name="ce278">
            <text:p><text:s/>448</text:p>
          </table:table-cell>
          <table:table-cell office:value-type="float" office:value="4.425565543811123" table:style-name="ce259">
            <text:p>4,4<text:s text:c="5"/></text:p>
          </table:table-cell>
          <table:table-cell office:value-type="float" office:value="380" table:style-name="ce278">
            <text:p><text:s/>380</text:p>
          </table:table-cell>
          <table:table-cell office:value-type="float" office:value="4.9293034115968348" table:style-name="ce260">
            <text:p>4,9<text:s text:c="5"/></text:p>
          </table:table-cell>
          <table:table-cell office:value-type="float" office:value="17" table:style-name="ce120">
            <text:p>+ 17</text:p>
          </table:table-cell>
          <table:table-cell office:value-type="float" office:value="3.7946428571428568" table:style-name="ce121">
            <text:p>+3,8<text:s text:c="3"/></text:p>
          </table:table-cell>
          <table:table-cell office:value-type="float" office:value="85" table:style-name="ce120">
            <text:p>+ 85</text:p>
          </table:table-cell>
          <table:table-cell office:value-type="float" office:value="22.368421052631579" table:style-name="ce121">
            <text:p>+22,4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4">
          <table:table-cell/>
          <table:table-cell office:value-type="string" table:style-name="ce281">
            <text:p>Algarve</text:p>
          </table:table-cell>
          <table:table-cell office:value-type="float" office:value="1224" table:style-name="ce274">
            <text:p>1 224</text:p>
          </table:table-cell>
          <table:table-cell office:value-type="float" office:value="12.636795374767706" table:style-name="ce258">
            <text:p>12,6<text:s text:c="5"/></text:p>
          </table:table-cell>
          <table:table-cell office:value-type="float" office:value="1504" table:style-name="ce278">
            <text:p>1 504</text:p>
          </table:table-cell>
          <table:table-cell office:value-type="float" office:value="14.857255754223056" table:style-name="ce259">
            <text:p>14,9<text:s text:c="5"/></text:p>
          </table:table-cell>
          <table:table-cell office:value-type="float" office:value="476" table:style-name="ce278">
            <text:p><text:s/>476</text:p>
          </table:table-cell>
          <table:table-cell office:value-type="float" office:value="6.1746011155791933" table:style-name="ce260">
            <text:p>6,2<text:s text:c="5"/></text:p>
          </table:table-cell>
          <table:table-cell office:value-type="float" office:value="-280" table:style-name="ce120">
            <text:p><text:s/>- 280</text:p>
          </table:table-cell>
          <table:table-cell office:value-type="float" office:value="-18.617021276595743" table:style-name="ce121">
            <text:p>-18,6<text:s text:c="3"/></text:p>
          </table:table-cell>
          <table:table-cell office:value-type="float" office:value="748" table:style-name="ce120">
            <text:p>+ 748</text:p>
          </table:table-cell>
          <table:table-cell office:value-type="float" office:value="157.14285714285714" table:style-name="ce121">
            <text:p>+157,1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40">
          <table:table-cell/>
          <table:table-cell office:value-type="string" table:style-name="ce280">
            <text:p>REG.AUTÓNOMAS</text:p>
          </table:table-cell>
          <table:table-cell office:value-type="float" office:value="372" table:style-name="ce273">
            <text:p><text:s/>372</text:p>
          </table:table-cell>
          <table:table-cell office:value-type="float" office:value="3.8405946727235185" table:style-name="ce255">
            <text:p>3,8<text:s text:c="5"/></text:p>
          </table:table-cell>
          <table:table-cell office:value-type="float" office:value="283" table:style-name="ce277">
            <text:p><text:s/>283</text:p>
          </table:table-cell>
          <table:table-cell office:value-type="float" office:value="2.7956139484342586" table:style-name="ce256">
            <text:p>2,8<text:s text:c="5"/></text:p>
          </table:table-cell>
          <table:table-cell office:value-type="float" office:value="196" table:style-name="ce277">
            <text:p><text:s/>196</text:p>
          </table:table-cell>
          <table:table-cell office:value-type="float" office:value="2.5424828122973149" table:style-name="ce257">
            <text:p>2,5<text:s text:c="5"/></text:p>
          </table:table-cell>
          <table:table-cell office:value-type="float" office:value="89" table:style-name="ce113">
            <text:p>+ 89</text:p>
          </table:table-cell>
          <table:table-cell office:value-type="float" office:value="31.448763250883395" table:style-name="ce114">
            <text:p>+31,4<text:s text:c="3"/></text:p>
          </table:table-cell>
          <table:table-cell office:value-type="float" office:value="176" table:style-name="ce113">
            <text:p>+ 176</text:p>
          </table:table-cell>
          <table:table-cell office:value-type="float" office:value="89.795918367346943" table:style-name="ce114">
            <text:p>+89,8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11">
          <table:table-cell/>
          <table:table-cell office:value-type="string" table:style-name="ce281">
            <text:p>Açores</text:p>
          </table:table-cell>
          <table:table-cell office:value-type="float" office:value="257" table:style-name="ce274">
            <text:p><text:s/>257</text:p>
          </table:table-cell>
          <table:table-cell office:value-type="float" office:value="2.6533140615321082" table:style-name="ce258">
            <text:p>2,7<text:s text:c="5"/></text:p>
          </table:table-cell>
          <table:table-cell office:value-type="float" office:value="169" table:style-name="ce278">
            <text:p><text:s/>169</text:p>
          </table:table-cell>
          <table:table-cell office:value-type="float" office:value="1.6694655734466066" table:style-name="ce259">
            <text:p>1,7<text:s text:c="5"/></text:p>
          </table:table-cell>
          <table:table-cell office:value-type="float" office:value="134" table:style-name="ce278">
            <text:p><text:s/>134</text:p>
          </table:table-cell>
          <table:table-cell office:value-type="float" office:value="1.7382280451420418" table:style-name="ce260">
            <text:p>1,7<text:s text:c="5"/></text:p>
          </table:table-cell>
          <table:table-cell office:value-type="float" office:value="88" table:style-name="ce120">
            <text:p>+ 88</text:p>
          </table:table-cell>
          <table:table-cell office:value-type="float" office:value="52.071005917159766" table:style-name="ce121">
            <text:p>+52,1<text:s text:c="3"/></text:p>
          </table:table-cell>
          <table:table-cell office:value-type="float" office:value="123" table:style-name="ce120">
            <text:p>+ 123</text:p>
          </table:table-cell>
          <table:table-cell office:value-type="float" office:value="91.791044776119406" table:style-name="ce121">
            <text:p>+91,8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4">
          <table:table-cell/>
          <table:table-cell office:value-type="string" table:style-name="ce281">
            <text:p>Madeira</text:p>
          </table:table-cell>
          <table:table-cell office:value-type="float" office:value="115" table:style-name="ce274">
            <text:p><text:s/>115</text:p>
          </table:table-cell>
          <table:table-cell office:value-type="float" office:value="1.1872806111914103" table:style-name="ce258">
            <text:p>1,2<text:s text:c="5"/></text:p>
          </table:table-cell>
          <table:table-cell office:value-type="float" office:value="114" table:style-name="ce278">
            <text:p><text:s/>114</text:p>
          </table:table-cell>
          <table:table-cell office:value-type="float" office:value="1.126148374987652" table:style-name="ce259">
            <text:p>1,1<text:s text:c="5"/></text:p>
          </table:table-cell>
          <table:table-cell office:value-type="float" office:value="62" table:style-name="ce278">
            <text:p><text:s/>62</text:p>
          </table:table-cell>
          <table:table-cell office:value-type="float" office:value="0.80425476715527311" table:style-name="ce260">
            <text:p>0,8<text:s text:c="5"/></text:p>
          </table:table-cell>
          <table:table-cell office:value-type="float" office:value="1" table:style-name="ce120">
            <text:p>+ 1</text:p>
          </table:table-cell>
          <table:table-cell office:value-type="float" office:value="0.8771929824561403" table:style-name="ce121">
            <text:p>+0,9<text:s text:c="3"/></text:p>
          </table:table-cell>
          <table:table-cell office:value-type="float" office:value="53" table:style-name="ce120">
            <text:p>+ 53</text:p>
          </table:table-cell>
          <table:table-cell office:value-type="float" office:value="85.483870967741936" table:style-name="ce121">
            <text:p>+85,5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38">
          <table:table-cell/>
          <table:table-cell table:style-name="ce267"/>
          <table:table-cell table:style-name="ce275"/>
          <table:table-cell table:style-name="ce243"/>
          <table:table-cell table:style-name="ce279"/>
          <table:table-cell table:style-name="ce268"/>
          <table:table-cell table:style-name="ce279"/>
          <table:table-cell table:style-name="ce269"/>
          <table:table-cell table:style-name="ce270"/>
          <table:table-cell table:style-name="ce271"/>
          <table:table-cell table:style-name="ce270"/>
          <table:table-cell table:style-name="ce271"/>
          <table:table-cell table:number-columns-repeated="16372" table:style-name="ce1"/>
        </table:table-row>
        <table:table-row table:style-name="ro38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7" table:style-name="ro38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20">
          <table:table-cell/>
          <table:table-cell office:value-type="string" table:style-name="ce159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106"/>
          <table:table-cell office:value-type="string" table:style-name="ce107">
            <text:p>CONTINENTE</text:p>
          </table:table-cell>
          <table:table-cell table:style-name="ce107"/>
          <table:table-cell table:number-columns-repeated="16372" table:style-name="ce1"/>
        </table:table-row>
        <table:table-row table:style-name="ro20">
          <table:table-cell/>
          <table:table-cell office:value-type="string" table:style-name="ce39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/>
        </table:table-row>
        <table:table-row table:style-name="ro4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/>
        </table:table-row>
        <table:table-row table:style-name="ro38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388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38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8">
            <text:p>JUNHO 2021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MAI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JUNHO 2020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389">
            <text:p>Mês <text:s/>anterior</text:p>
          </table:table-cell>
          <table:covered-table-cell/>
          <table:table-cell office:value-type="string" table:number-columns-spanned="2" table:number-rows-spanned="1" table:style-name="ce390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38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/>
        </table:table-row>
        <table:table-row table:style-name="ro13">
          <table:table-cell/>
          <table:table-cell table:style-name="ce28"/>
          <table:table-cell table:style-name="ce102"/>
          <table:table-cell table:style-name="ce103"/>
          <table:table-cell table:style-name="ce100"/>
          <table:table-cell table:style-name="ce64"/>
          <table:table-cell table:style-name="ce59"/>
          <table:table-cell table:style-name="ce61"/>
          <table:table-cell table:style-name="ce238"/>
          <table:table-cell table:style-name="ce239"/>
          <table:table-cell table:style-name="ce238"/>
          <table:table-cell table:style-name="ce29"/>
          <table:table-cell table:number-columns-repeated="16372"/>
        </table:table-row>
        <table:table-row table:style-name="ro34">
          <table:table-cell/>
          <table:table-cell office:value-type="string" table:style-name="ce35">
            <text:p>Total</text:p>
          </table:table-cell>
          <table:table-cell office:value-type="float" office:value="9314" table:style-name="ce109">
            <text:p>9 314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9840" table:style-name="ce149">
            <text:p>9 840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7513" table:style-name="ce111">
            <text:p>7 513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526" table:style-name="ce235">
            <text:p><text:s/>- 526</text:p>
          </table:table-cell>
          <table:table-cell office:value-type="float" office:value="-5.3455284552845521" table:style-name="ce114">
            <text:p>-5,3<text:s text:c="3"/></text:p>
          </table:table-cell>
          <table:table-cell office:value-type="float" office:value="1801" table:style-name="ce235">
            <text:p>+1 801</text:p>
          </table:table-cell>
          <table:table-cell office:value-type="float" office:value="23.971782244110209" table:style-name="ce114">
            <text:p>+24,0<text:s text:c="3"/></text:p>
          </table:table-cell>
          <table:table-cell table:number-columns-repeated="16372"/>
        </table:table-row>
        <table:table-row table:style-name="ro41">
          <table:table-cell/>
          <table:table-cell office:value-type="string" table:style-name="ce41">
            <text:p>1- Repres. do poder legislativo e de órgãos exec., dirigentes, dire. e gestores execu.</text:p>
          </table:table-cell>
          <table:table-cell office:value-type="float" office:value="60" table:style-name="ce116">
            <text:p><text:s/>60</text:p>
          </table:table-cell>
          <table:table-cell office:value-type="float" office:value="0.64419153961777964" table:style-name="ce117">
            <text:p>0,6<text:s text:c="5"/></text:p>
          </table:table-cell>
          <table:table-cell office:value-type="float" office:value="62" table:style-name="ce150">
            <text:p><text:s/>62</text:p>
          </table:table-cell>
          <table:table-cell office:value-type="float" office:value="0.63008130081300817" table:style-name="ce151">
            <text:p>0,6<text:s text:c="5"/></text:p>
          </table:table-cell>
          <table:table-cell office:value-type="float" office:value="10" table:style-name="ce118">
            <text:p><text:s/>10</text:p>
          </table:table-cell>
          <table:table-cell office:value-type="float" office:value="0.1331026221216558" table:style-name="ce119">
            <text:p>0,1<text:s text:c="5"/></text:p>
          </table:table-cell>
          <table:table-cell office:value-type="float" office:value="-2" table:style-name="ce236">
            <text:p><text:s/>- 2</text:p>
          </table:table-cell>
          <table:table-cell office:value-type="float" office:value="-3.225806451612903" table:style-name="ce121">
            <text:p>-3,2<text:s text:c="3"/></text:p>
          </table:table-cell>
          <table:table-cell office:value-type="float" office:value="50" table:style-name="ce236">
            <text:p>+ 50</text:p>
          </table:table-cell>
          <table:table-cell office:value-type="float" office:value="500" table:style-name="ce121">
            <text:p>+500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1">
            <text:p>2- Especialistas das atividades intelectuais e científicas</text:p>
          </table:table-cell>
          <table:table-cell office:value-type="float" office:value="664" table:style-name="ce116">
            <text:p><text:s/>664</text:p>
          </table:table-cell>
          <table:table-cell office:value-type="float" office:value="7.1290530384367612" table:style-name="ce117">
            <text:p>7,1<text:s text:c="5"/></text:p>
          </table:table-cell>
          <table:table-cell office:value-type="float" office:value="545" table:style-name="ce150">
            <text:p><text:s/>545</text:p>
          </table:table-cell>
          <table:table-cell office:value-type="float" office:value="5.5386178861788622" table:style-name="ce151">
            <text:p>5,5<text:s text:c="5"/></text:p>
          </table:table-cell>
          <table:table-cell office:value-type="float" office:value="602" table:style-name="ce118">
            <text:p><text:s/>602</text:p>
          </table:table-cell>
          <table:table-cell office:value-type="float" office:value="8.0127778517236798" table:style-name="ce119">
            <text:p>8,0<text:s text:c="5"/></text:p>
          </table:table-cell>
          <table:table-cell office:value-type="float" office:value="119" table:style-name="ce236">
            <text:p>+ 119</text:p>
          </table:table-cell>
          <table:table-cell office:value-type="float" office:value="21.834862385321102" table:style-name="ce121">
            <text:p>+21,8<text:s text:c="3"/></text:p>
          </table:table-cell>
          <table:table-cell office:value-type="float" office:value="62" table:style-name="ce236">
            <text:p>+ 62</text:p>
          </table:table-cell>
          <table:table-cell office:value-type="float" office:value="10.299003322259136" table:style-name="ce121">
            <text:p>+10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1">
            <text:p>3- Técnicos e profissões de nível intermédio</text:p>
          </table:table-cell>
          <table:table-cell office:value-type="float" office:value="578" table:style-name="ce116">
            <text:p><text:s/>578</text:p>
          </table:table-cell>
          <table:table-cell office:value-type="float" office:value="6.2057118316512776" table:style-name="ce117">
            <text:p>6,2<text:s text:c="5"/></text:p>
          </table:table-cell>
          <table:table-cell office:value-type="float" office:value="594" table:style-name="ce150">
            <text:p><text:s/>594</text:p>
          </table:table-cell>
          <table:table-cell office:value-type="float" office:value="6.0365853658536581" table:style-name="ce151">
            <text:p>6,0<text:s text:c="5"/></text:p>
          </table:table-cell>
          <table:table-cell office:value-type="float" office:value="293" table:style-name="ce118">
            <text:p><text:s/>293</text:p>
          </table:table-cell>
          <table:table-cell office:value-type="float" office:value="3.8999068281645148" table:style-name="ce119">
            <text:p>3,9<text:s text:c="5"/></text:p>
          </table:table-cell>
          <table:table-cell office:value-type="float" office:value="-16" table:style-name="ce236">
            <text:p><text:s/>- 16</text:p>
          </table:table-cell>
          <table:table-cell office:value-type="float" office:value="-2.6936026936026933" table:style-name="ce121">
            <text:p>-2,7<text:s text:c="3"/></text:p>
          </table:table-cell>
          <table:table-cell office:value-type="float" office:value="285" table:style-name="ce236">
            <text:p>+ 285</text:p>
          </table:table-cell>
          <table:table-cell office:value-type="float" office:value="97.269624573378849" table:style-name="ce121">
            <text:p>+97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">
            <text:p>4- Pessoal administrativo</text:p>
          </table:table-cell>
          <table:table-cell office:value-type="float" office:value="989" table:style-name="ce116">
            <text:p><text:s/>989</text:p>
          </table:table-cell>
          <table:table-cell office:value-type="float" office:value="10.618423878033068" table:style-name="ce117">
            <text:p>10,6<text:s text:c="5"/></text:p>
          </table:table-cell>
          <table:table-cell office:value-type="float" office:value="959" table:style-name="ce150">
            <text:p><text:s/>959</text:p>
          </table:table-cell>
          <table:table-cell office:value-type="float" office:value="9.7459349593495936" table:style-name="ce151">
            <text:p>9,7<text:s text:c="5"/></text:p>
          </table:table-cell>
          <table:table-cell office:value-type="float" office:value="438" table:style-name="ce118">
            <text:p><text:s/>438</text:p>
          </table:table-cell>
          <table:table-cell office:value-type="float" office:value="5.8298948489285243" table:style-name="ce119">
            <text:p>5,8<text:s text:c="5"/></text:p>
          </table:table-cell>
          <table:table-cell office:value-type="float" office:value="30" table:style-name="ce236">
            <text:p>+ 30</text:p>
          </table:table-cell>
          <table:table-cell office:value-type="float" office:value="3.1282586027111576" table:style-name="ce121">
            <text:p>+3,1<text:s text:c="3"/></text:p>
          </table:table-cell>
          <table:table-cell office:value-type="float" office:value="551" table:style-name="ce236">
            <text:p>+ 551</text:p>
          </table:table-cell>
          <table:table-cell office:value-type="float" office:value="125.79908675799088" table:style-name="ce121">
            <text:p>+125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6">
            <text:p>5- Trabalhadores dos serviços pessoais, de proteção e segurança e vendedores</text:p>
          </table:table-cell>
          <table:table-cell office:value-type="float" office:value="2201" table:style-name="ce116">
            <text:p>2 201</text:p>
          </table:table-cell>
          <table:table-cell office:value-type="float" office:value="23.631092978312218" table:style-name="ce117">
            <text:p>23,6<text:s text:c="5"/></text:p>
          </table:table-cell>
          <table:table-cell office:value-type="float" office:value="2300" table:style-name="ce150">
            <text:p>2 300</text:p>
          </table:table-cell>
          <table:table-cell office:value-type="float" office:value="23.373983739837399" table:style-name="ce151">
            <text:p>23,4<text:s text:c="5"/></text:p>
          </table:table-cell>
          <table:table-cell office:value-type="float" office:value="1097" table:style-name="ce118">
            <text:p>1 097</text:p>
          </table:table-cell>
          <table:table-cell office:value-type="float" office:value="14.601357646745642" table:style-name="ce119">
            <text:p>14,6<text:s text:c="5"/></text:p>
          </table:table-cell>
          <table:table-cell office:value-type="float" office:value="-99" table:style-name="ce236">
            <text:p><text:s/>- 99</text:p>
          </table:table-cell>
          <table:table-cell office:value-type="float" office:value="-4.3043478260869561" table:style-name="ce121">
            <text:p>-4,3<text:s text:c="3"/></text:p>
          </table:table-cell>
          <table:table-cell office:value-type="float" office:value="1104" table:style-name="ce236">
            <text:p>+1 104</text:p>
          </table:table-cell>
          <table:table-cell office:value-type="float" office:value="100.63810391978123" table:style-name="ce121">
            <text:p>+100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1">
            <text:p>6- Agricultores e trabalhadores qualificados da agricultura, da pesca e da floresta</text:p>
          </table:table-cell>
          <table:table-cell office:value-type="float" office:value="237" table:style-name="ce116">
            <text:p><text:s/>237</text:p>
          </table:table-cell>
          <table:table-cell office:value-type="float" office:value="2.5445565814902298" table:style-name="ce117">
            <text:p>2,5<text:s text:c="5"/></text:p>
          </table:table-cell>
          <table:table-cell office:value-type="float" office:value="412" table:style-name="ce150">
            <text:p><text:s/>412</text:p>
          </table:table-cell>
          <table:table-cell office:value-type="float" office:value="4.1869918699186996" table:style-name="ce151">
            <text:p>4,2<text:s text:c="5"/></text:p>
          </table:table-cell>
          <table:table-cell office:value-type="float" office:value="677" table:style-name="ce118">
            <text:p><text:s/>677</text:p>
          </table:table-cell>
          <table:table-cell office:value-type="float" office:value="9.0110475176360971" table:style-name="ce119">
            <text:p>9,0<text:s text:c="5"/></text:p>
          </table:table-cell>
          <table:table-cell office:value-type="float" office:value="-175" table:style-name="ce236">
            <text:p><text:s/>- 175</text:p>
          </table:table-cell>
          <table:table-cell office:value-type="float" office:value="-42.475728155339802" table:style-name="ce121">
            <text:p>-42,5<text:s text:c="3"/></text:p>
          </table:table-cell>
          <table:table-cell office:value-type="float" office:value="-440" table:style-name="ce236">
            <text:p><text:s/>- 440</text:p>
          </table:table-cell>
          <table:table-cell office:value-type="float" office:value="-64.992614475627775" table:style-name="ce121">
            <text:p>-65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1">
            <text:p>7- Trabalhadores qualificados da indústria, construção e artífices</text:p>
          </table:table-cell>
          <table:table-cell office:value-type="float" office:value="928" table:style-name="ce116">
            <text:p><text:s/>928</text:p>
          </table:table-cell>
          <table:table-cell office:value-type="float" office:value="9.9634958127549922" table:style-name="ce117">
            <text:p>10,0<text:s text:c="5"/></text:p>
          </table:table-cell>
          <table:table-cell office:value-type="float" office:value="1170" table:style-name="ce150">
            <text:p>1 170</text:p>
          </table:table-cell>
          <table:table-cell office:value-type="float" office:value="11.890243902439025" table:style-name="ce151">
            <text:p>11,9<text:s text:c="5"/></text:p>
          </table:table-cell>
          <table:table-cell office:value-type="float" office:value="921" table:style-name="ce118">
            <text:p><text:s/>921</text:p>
          </table:table-cell>
          <table:table-cell office:value-type="float" office:value="12.2587514974045" table:style-name="ce119">
            <text:p>12,3<text:s text:c="5"/></text:p>
          </table:table-cell>
          <table:table-cell office:value-type="float" office:value="-242" table:style-name="ce236">
            <text:p><text:s/>- 242</text:p>
          </table:table-cell>
          <table:table-cell office:value-type="float" office:value="-20.683760683760681" table:style-name="ce121">
            <text:p>-20,7<text:s text:c="3"/></text:p>
          </table:table-cell>
          <table:table-cell office:value-type="float" office:value="7" table:style-name="ce236">
            <text:p>+ 7</text:p>
          </table:table-cell>
          <table:table-cell office:value-type="float" office:value="0.76004343105320304" table:style-name="ce121">
            <text:p>+0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7">
            <text:p>8- Operadores de instalações e máquinas e trabalhadores da montagem</text:p>
          </table:table-cell>
          <table:table-cell office:value-type="float" office:value="785" table:style-name="ce116">
            <text:p><text:s/>785</text:p>
          </table:table-cell>
          <table:table-cell office:value-type="float" office:value="8.4281726433326174" table:style-name="ce117">
            <text:p>8,4<text:s text:c="5"/></text:p>
          </table:table-cell>
          <table:table-cell office:value-type="float" office:value="1000" table:style-name="ce150">
            <text:p>1 000</text:p>
          </table:table-cell>
          <table:table-cell office:value-type="float" office:value="10.16260162601626" table:style-name="ce151">
            <text:p>10,2<text:s text:c="5"/></text:p>
          </table:table-cell>
          <table:table-cell office:value-type="float" office:value="774" table:style-name="ce118">
            <text:p><text:s/>774</text:p>
          </table:table-cell>
          <table:table-cell office:value-type="float" office:value="10.302142952216158" table:style-name="ce119">
            <text:p>10,3<text:s text:c="5"/></text:p>
          </table:table-cell>
          <table:table-cell office:value-type="float" office:value="-215" table:style-name="ce236">
            <text:p><text:s/>- 215</text:p>
          </table:table-cell>
          <table:table-cell office:value-type="float" office:value="-21.5" table:style-name="ce121">
            <text:p>-21,5<text:s text:c="3"/></text:p>
          </table:table-cell>
          <table:table-cell office:value-type="float" office:value="11" table:style-name="ce236">
            <text:p>+ 11</text:p>
          </table:table-cell>
          <table:table-cell office:value-type="float" office:value="1.421188630490956" table:style-name="ce121">
            <text:p>+1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6">
            <text:p>9- Trabalhadores não qualificados</text:p>
          </table:table-cell>
          <table:table-cell office:value-type="float" office:value="2866" table:style-name="ce116">
            <text:p>2 866</text:p>
          </table:table-cell>
          <table:table-cell office:value-type="float" office:value="30.770882542409279" table:style-name="ce117">
            <text:p>30,8<text:s text:c="5"/></text:p>
          </table:table-cell>
          <table:table-cell office:value-type="float" office:value="2792" table:style-name="ce150">
            <text:p>2 792</text:p>
          </table:table-cell>
          <table:table-cell office:value-type="float" office:value="28.373983739837399" table:style-name="ce151">
            <text:p>28,4<text:s text:c="5"/></text:p>
          </table:table-cell>
          <table:table-cell office:value-type="float" office:value="2701" table:style-name="ce118">
            <text:p>2 701</text:p>
          </table:table-cell>
          <table:table-cell office:value-type="float" office:value="35.95101823505923" table:style-name="ce119">
            <text:p>36,0<text:s text:c="5"/></text:p>
          </table:table-cell>
          <table:table-cell office:value-type="float" office:value="74" table:style-name="ce236">
            <text:p>+ 74</text:p>
          </table:table-cell>
          <table:table-cell office:value-type="float" office:value="2.6504297994269339" table:style-name="ce121">
            <text:p>+2,7<text:s text:c="3"/></text:p>
          </table:table-cell>
          <table:table-cell office:value-type="float" office:value="165" table:style-name="ce236">
            <text:p>+ 165</text:p>
          </table:table-cell>
          <table:table-cell office:value-type="float" office:value="6.1088485746019998" table:style-name="ce121">
            <text:p>+6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6">
            <text:p>0- Profissões das Forças Armadas</text:p>
          </table:table-cell>
          <table:table-cell office:value-type="float" office:value="6" table:style-name="ce116">
            <text:p><text:s/>6</text:p>
          </table:table-cell>
          <table:table-cell office:value-type="float" office:value="6.441915396177797E-2" table:style-name="ce117">
            <text:p>0,1<text:s text:c="5"/></text:p>
          </table:table-cell>
          <table:table-cell office:value-type="float" office:value="6" table:style-name="ce150">
            <text:p><text:s/>6</text:p>
          </table:table-cell>
          <table:table-cell office:value-type="float" office:value="6.097560975609756E-2" table:style-name="ce151">
            <text:p>0,1<text:s text:c="5"/></text:p>
          </table:table-cell>
          <table:table-cell office:value-type="float" office:value="0" table:style-name="ce118">
            <text:p><text:s/>0</text:p>
          </table:table-cell>
          <table:table-cell office:value-type="float" office:value="0" table:style-name="ce119">
            <text:p>0,0<text:s text:c="5"/></text:p>
          </table:table-cell>
          <table:table-cell office:value-type="float" office:value="0" table:style-name="ce236">
            <text:p>+ 0</text:p>
          </table:table-cell>
          <table:table-cell office:value-type="float" office:value="0" table:style-name="ce121">
            <text:p>+0,0<text:s text:c="3"/></text:p>
          </table:table-cell>
          <table:table-cell office:value-type="float" office:value="6" table:style-name="ce236">
            <text:p>+ 6</text:p>
          </table:table-cell>
          <table:table-cell office:value-type="string" table:style-name="ce121">
            <text:p>-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6">
            <text:p><text:s text:c="5"/>Outros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17">
            <text:p>0,0<text:s text:c="5"/></text:p>
          </table:table-cell>
          <table:table-cell office:value-type="float" office:value="0" table:style-name="ce150">
            <text:p><text:s/>0</text:p>
          </table:table-cell>
          <table:table-cell office:value-type="float" office:value="0" table:style-name="ce151">
            <text:p>0,0<text:s text:c="5"/></text:p>
          </table:table-cell>
          <table:table-cell office:value-type="float" office:value="0" table:style-name="ce118">
            <text:p><text:s/>0</text:p>
          </table:table-cell>
          <table:table-cell office:value-type="float" office:value="0" table:style-name="ce119">
            <text:p>0,0<text:s text:c="5"/></text:p>
          </table:table-cell>
          <table:table-cell office:value-type="float" office:value="0" table:style-name="ce236">
            <text:p>+ 0</text:p>
          </table:table-cell>
          <table:table-cell office:value-type="string" table:style-name="ce121">
            <text:p>-</text:p>
          </table:table-cell>
          <table:table-cell office:value-type="float" office:value="0" table:style-name="ce236">
            <text:p>+ 0</text:p>
          </table:table-cell>
          <table:table-cell office:value-type="string" table:style-name="ce121">
            <text:p>-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43"/>
          <table:table-cell table:style-name="ce104"/>
          <table:table-cell table:style-name="ce105"/>
          <table:table-cell table:style-name="ce101"/>
          <table:table-cell table:style-name="ce63"/>
          <table:table-cell table:style-name="ce60"/>
          <table:table-cell table:style-name="ce62"/>
          <table:table-cell table:style-name="ce237"/>
          <table:table-cell table:style-name="ce240"/>
          <table:table-cell table:style-name="ce237"/>
          <table:table-cell table:style-name="ce30"/>
          <table:table-cell table:number-columns-repeated="16372" table:style-name="ce1"/>
        </table:table-row>
        <table:table-row table:style-name="ro19">
          <table:table-cell/>
          <table:table-cell office:value-type="string" table:style-name="ce86">
            <text:p><text:s text:c="4"/>(1) - Mês homólogo do ano anterior</text:p>
          </table:table-cell>
          <table:table-cell table:style-name="ce88"/>
          <table:table-cell table:style-name="ce89"/>
          <table:table-cell table:number-columns-repeated="4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number-rows-repeated="3" table:style-name="ro19">
          <table:table-cell table:number-columns-repeated="16384"/>
        </table:table-row>
        <table:table-row table:style-name="ro38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2"/>
          <table:table-cell table:number-columns-repeated="16367"/>
        </table:table-row>
        <table:table-row table:style-name="ro31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2"/>
          <table:table-cell table:number-columns-repeated="16367"/>
        </table:table-row>
        <table:table-row table:style-name="ro28">
          <table:table-cell/>
          <table:table-cell table:number-columns-repeated="11" table:style-name="ce1"/>
          <table:table-cell table:number-columns-repeated="5" table:style-name="ce15"/>
          <table:table-cell table:number-columns-repeated="16367"/>
        </table:table-row>
        <table:table-row table:style-name="ro28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5"/>
          <table:table-cell table:number-columns-repeated="16367"/>
        </table:table-row>
        <table:table-row table:number-rows-repeated="2" table:style-name="ro28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6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2"/>
          <table:table-cell table:number-columns-repeated="4" table:style-name="ce18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number-columns-repeated="4" table:style-name="ce18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4" table:style-name="ce18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9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number-columns-repeated="4" table:style-name="ce19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31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 table:style-name="ce1"/>
        </table:table-row>
        <table:table-row table:number-rows-repeated="2" table:style-name="ro19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1048498" table:style-name="ro19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10">
        <table:table-column table:style-name="co10" table:default-cell-style-name="ce1" table:visibility="collapse"/>
        <table:table-column table:style-name="co44" table:default-cell-style-name="ce1"/>
        <table:table-column table:style-name="co3" table:default-cell-style-name="ce1"/>
        <table:table-column table:style-name="co45" table:default-cell-style-name="ce1"/>
        <table:table-column table:style-name="co16" table:default-cell-style-name="ce1"/>
        <table:table-column table:style-name="co38" table:default-cell-style-name="ce1"/>
        <table:table-column table:style-name="co5" table:default-cell-style-name="ce1"/>
        <table:table-column table:style-name="co38" table:default-cell-style-name="ce1"/>
        <table:table-column table:style-name="co1" table:default-cell-style-name="ce1"/>
        <table:table-column table:style-name="co52" table:default-cell-style-name="ce1"/>
        <table:table-column table:style-name="co38" table:default-cell-style-name="ce1"/>
        <table:table-column table:style-name="co7" table:default-cell-style-name="ce1"/>
        <table:table-column table:style-name="co20" table:number-columns-repeated="16372" table:default-cell-style-name="ce1"/>
        <table:table-row table:style-name="ro19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9" draw:name="Picture 184" svg:x="0.24225in" svg:y="0.10901in" svg:width="2.53519in" svg:height="0.6586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23" draw:name="CaixaDeTexto 15" svg:x="0.71402in" svg:y="0.23291in" svg:width="1.93444in" svg:height="0.51942in">
                <draw:text-box>
                  <text:p text:style-name="a122" text:class-names="" text:cond-style-name=""><text:span text:style-name="a120" text:class-names="">JUNHO 2021</text:span><text:span text:style-name="a121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8" draw:name="CaixaDeTexto 7" svg:x="0.53658in" svg:y="0.12989in" svg:width="1.52323in" svg:height="0.31476in">
              <draw:text-box>
                <text:p text:style-name="a117" text:class-names="" text:cond-style-name=""><text:span text:style-name="a11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9">
          <table:table-cell/>
          <table:table-cell table:style-name="ce1">
            <draw:frame draw:z-index="1" draw:id="id38" draw:style-name="a115" draw:name="Text Box 122" svg:x="0in" svg:y="0in" svg:width="0.97917in" svg:height="0.32292in">
              <draw:text-box>
                <text:p text:style-name="a112" text:class-names="" text:cond-style-name=""><text:span text:style-name="a109" text:class-names="">Página 13</text:span><text:span text:style-name="a110" text:class-names="">/14</text:span><text:span text:style-name="a111" text:class-names=""/></text:p>
                <text:p text:style-name="a114" text:class-names="" text:cond-style-name=""><text:span text:style-name="a11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9">
          <table:table-cell table:style-name="ce1"/>
          <table:table-cell table:number-columns-repeated="11" table:style-name="ce13"/>
          <table:table-cell table:number-columns-repeated="3" table:style-name="ce12"/>
          <table:table-cell table:number-columns-repeated="16369"/>
        </table:table-row>
        <table:table-row table:style-name="ro19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0">
          <table:table-cell table:style-name="ce26"/>
          <table:table-cell office:value-type="string" table:style-name="ce159">
            <text:p>Quadro 13 <text:s/>- <text:s/>COLOCAÇÕES EFETUADAS, <text:s text:c="2"/>POR <text:s/>ATIVIDADE <text:s/>ECONÓMICA</text:p>
          </table:table-cell>
          <table:table-cell table:number-columns-repeated="8" table:style-name="ce159"/>
          <table:table-cell office:value-type="string" table:number-columns-spanned="2" table:number-rows-spanned="1" table:style-name="ce375">
            <text:p>CONTINENTE</text:p>
          </table:table-cell>
          <table:covered-table-cell/>
          <table:table-cell table:number-columns-repeated="16372" table:style-name="ce1"/>
        </table:table-row>
        <table:table-row table:style-name="ro20">
          <table:table-cell table:style-name="ce26"/>
          <table:table-cell office:value-type="string" table:style-name="ce2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4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4">
          <table:table-cell table:style-name="ce1"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376">
            <text:p>Variação</text:p>
          </table:table-cell>
          <table:covered-table-cell table:number-columns-repeated="3"/>
          <table:table-cell table:number-columns-repeated="3" table:style-name="ce15"/>
          <table:table-cell table:number-columns-repeated="16369"/>
        </table:table-row>
        <table:table-row table:style-name="ro19">
          <table:table-cell table:style-name="ce1"/>
          <table:table-cell office:value-type="string" table:style-name="ce28">
            <text:p>CAE <text:s/>Rev.3</text:p>
          </table:table-cell>
          <table:table-cell office:value-type="string" table:style-name="ce178">
            <text:p>JUNHO 2021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MAI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JUNHO 2020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387">
            <text:p>Mês <text:s/>anterior</text:p>
          </table:table-cell>
          <table:covered-table-cell/>
          <table:table-cell office:value-type="string" table:number-columns-spanned="2" table:number-rows-spanned="1" table:style-name="ce378">
            <text:p>Mês <text:s/>homólogo<text:span text:style-name="T2">(1)<text:s/></text:span></text:p>
          </table:table-cell>
          <table:covered-table-cell/>
          <table:table-cell table:number-columns-repeated="3" table:style-name="ce15"/>
          <table:table-cell table:number-columns-repeated="16369"/>
        </table:table-row>
        <table:table-row table:style-name="ro19">
          <table:table-cell table:style-name="ce1"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3" table:style-name="ce16"/>
          <table:table-cell table:number-columns-repeated="16369"/>
        </table:table-row>
        <table:table-row table:style-name="ro32">
          <table:table-cell table:style-name="ce1"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3" table:style-name="ce16"/>
          <table:table-cell table:number-columns-repeated="16369"/>
        </table:table-row>
        <table:table-row table:style-name="ro38">
          <table:table-cell table:style-name="ce1"/>
          <table:table-cell office:value-type="string" table:style-name="ce180">
            <text:p><text:s text:c="2"/>Total</text:p>
          </table:table-cell>
          <table:table-cell office:value-type="float" office:value="9314" table:style-name="ce109">
            <text:p>9 314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9840" table:style-name="ce111">
            <text:p>9 840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7513" table:style-name="ce111">
            <text:p>7 513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526" table:style-name="ce113">
            <text:p><text:s/>- 526</text:p>
          </table:table-cell>
          <table:table-cell office:value-type="float" office:value="-5.3455284552845521" table:style-name="ce114">
            <text:p>-5,3<text:s text:c="3"/></text:p>
          </table:table-cell>
          <table:table-cell office:value-type="float" office:value="1801" table:style-name="ce113">
            <text:p>+1 801</text:p>
          </table:table-cell>
          <table:table-cell office:value-type="float" office:value="23.971782244110209" table:style-name="ce114">
            <text:p>+24,0<text:s text:c="3"/></text:p>
          </table:table-cell>
          <table:table-cell table:style-name="ce12"/>
          <table:table-cell table:number-columns-repeated="2" table:style-name="ce17"/>
          <table:table-cell table:number-columns-repeated="16369"/>
        </table:table-row>
        <table:table-row table:style-name="ro8">
          <table:table-cell table:style-name="ce1"/>
          <table:table-cell office:value-type="string" table:style-name="ce181">
            <text:p>Agricultura, produção animal, caça, floresta e pesca</text:p>
          </table:table-cell>
          <table:table-cell office:value-type="float" office:value="301" table:style-name="ce109">
            <text:p><text:s/>301</text:p>
          </table:table-cell>
          <table:table-cell office:value-type="float" office:value="3.2316942237491952" table:style-name="ce110">
            <text:p>3,2<text:s text:c="5"/></text:p>
          </table:table-cell>
          <table:table-cell office:value-type="float" office:value="459" table:style-name="ce111">
            <text:p><text:s/>459</text:p>
          </table:table-cell>
          <table:table-cell office:value-type="float" office:value="4.6646341463414638" table:style-name="ce112">
            <text:p>4,7<text:s text:c="5"/></text:p>
          </table:table-cell>
          <table:table-cell office:value-type="float" office:value="697" table:style-name="ce111">
            <text:p><text:s/>697</text:p>
          </table:table-cell>
          <table:table-cell office:value-type="float" office:value="9.2772527618794101" table:style-name="ce112">
            <text:p>9,3<text:s text:c="5"/></text:p>
          </table:table-cell>
          <table:table-cell office:value-type="float" office:value="-158" table:style-name="ce113">
            <text:p><text:s/>- 158</text:p>
          </table:table-cell>
          <table:table-cell office:value-type="float" office:value="-34.42265795206972" table:style-name="ce114">
            <text:p>-34,4<text:s text:c="3"/></text:p>
          </table:table-cell>
          <table:table-cell office:value-type="float" office:value="-396" table:style-name="ce113">
            <text:p><text:s/>- 396</text:p>
          </table:table-cell>
          <table:table-cell office:value-type="float" office:value="-56.814921090387372" table:style-name="ce114">
            <text:p>-56,8<text:s text:c="3"/></text:p>
          </table:table-cell>
          <table:table-cell table:style-name="ce22"/>
          <table:table-cell table:number-columns-repeated="2" table:style-name="ce18"/>
          <table:table-cell table:number-columns-repeated="16369"/>
        </table:table-row>
        <table:table-row table:style-name="ro37">
          <table:table-cell table:style-name="ce1"/>
          <table:table-cell office:value-type="string" table:style-name="ce182">
            <text:p>Indústria, energia e água e construção</text:p>
          </table:table-cell>
          <table:table-cell office:value-type="float" office:value="1823" table:style-name="ce127">
            <text:p>1 823</text:p>
          </table:table-cell>
          <table:table-cell office:value-type="float" office:value="19.572686278720205" table:style-name="ce128">
            <text:p>19,6<text:s text:c="5"/></text:p>
          </table:table-cell>
          <table:table-cell office:value-type="float" office:value="2163" table:style-name="ce111">
            <text:p>2 163</text:p>
          </table:table-cell>
          <table:table-cell office:value-type="float" office:value="21.98170731707317" table:style-name="ce112">
            <text:p>22,0<text:s text:c="5"/></text:p>
          </table:table-cell>
          <table:table-cell office:value-type="float" office:value="1471" table:style-name="ce111">
            <text:p>1 471</text:p>
          </table:table-cell>
          <table:table-cell office:value-type="float" office:value="19.579395714095568" table:style-name="ce112">
            <text:p>19,6<text:s text:c="5"/></text:p>
          </table:table-cell>
          <table:table-cell office:value-type="float" office:value="-340" table:style-name="ce113">
            <text:p><text:s/>- 340</text:p>
          </table:table-cell>
          <table:table-cell office:value-type="float" office:value="-15.718908922792419" table:style-name="ce114">
            <text:p>-15,7<text:s text:c="3"/></text:p>
          </table:table-cell>
          <table:table-cell office:value-type="float" office:value="352" table:style-name="ce113">
            <text:p>+ 352</text:p>
          </table:table-cell>
          <table:table-cell office:value-type="float" office:value="23.929299796057105" table:style-name="ce114">
            <text:p>+23,9<text:s text:c="3"/></text:p>
          </table:table-cell>
          <table:table-cell table:style-name="ce22"/>
          <table:table-cell table:number-columns-repeated="2" table:style-name="ce18"/>
          <table:table-cell table:number-columns-repeated="16369"/>
        </table:table-row>
        <table:table-row table:style-name="ro38">
          <table:table-cell table:style-name="ce1"/>
          <table:table-cell office:value-type="string" table:style-name="ce183">
            <text:p>Indústrias extrativas</text:p>
          </table:table-cell>
          <table:table-cell office:value-type="float" office:value="10" table:style-name="ce116">
            <text:p><text:s/>10</text:p>
          </table:table-cell>
          <table:table-cell office:value-type="float" office:value="0.1073652566029633" table:style-name="ce117">
            <text:p>0,1<text:s text:c="5"/></text:p>
          </table:table-cell>
          <table:table-cell office:value-type="float" office:value="19" table:style-name="ce118">
            <text:p><text:s/>19</text:p>
          </table:table-cell>
          <table:table-cell office:value-type="float" office:value="0.19308943089430894" table:style-name="ce119">
            <text:p>0,2<text:s text:c="5"/></text:p>
          </table:table-cell>
          <table:table-cell office:value-type="float" office:value="7" table:style-name="ce118">
            <text:p><text:s/>7</text:p>
          </table:table-cell>
          <table:table-cell office:value-type="float" office:value="9.317183548515906E-2" table:style-name="ce119">
            <text:p>0,1<text:s text:c="5"/></text:p>
          </table:table-cell>
          <table:table-cell office:value-type="float" office:value="-9" table:style-name="ce120">
            <text:p><text:s/>- 9</text:p>
          </table:table-cell>
          <table:table-cell office:value-type="float" office:value="-47.368421052631575" table:style-name="ce121">
            <text:p>-47,4<text:s text:c="3"/></text:p>
          </table:table-cell>
          <table:table-cell office:value-type="float" office:value="3" table:style-name="ce120">
            <text:p>+ 3</text:p>
          </table:table-cell>
          <table:table-cell office:value-type="float" office:value="42.857142857142854" table:style-name="ce121">
            <text:p>+42,9<text:s text:c="3"/></text:p>
          </table:table-cell>
          <table:table-cell table:style-name="ce20"/>
          <table:table-cell table:number-columns-repeated="2" table:style-name="ce18"/>
          <table:table-cell table:number-columns-repeated="16369"/>
        </table:table-row>
        <table:table-row table:style-name="ro38">
          <table:table-cell/>
          <table:table-cell office:value-type="string" table:style-name="ce184">
            <text:p>Indústrias alimentares das bebidas e do tabaco</text:p>
          </table:table-cell>
          <table:table-cell office:value-type="float" office:value="206" table:style-name="ce116">
            <text:p><text:s/>206</text:p>
          </table:table-cell>
          <table:table-cell office:value-type="float" office:value="2.2117242860210435" table:style-name="ce117">
            <text:p>2,2<text:s text:c="5"/></text:p>
          </table:table-cell>
          <table:table-cell office:value-type="float" office:value="309" table:style-name="ce118">
            <text:p><text:s/>309</text:p>
          </table:table-cell>
          <table:table-cell office:value-type="float" office:value="3.1402439024390243" table:style-name="ce119">
            <text:p>3,1<text:s text:c="5"/></text:p>
          </table:table-cell>
          <table:table-cell office:value-type="float" office:value="126" table:style-name="ce118">
            <text:p><text:s/>126</text:p>
          </table:table-cell>
          <table:table-cell office:value-type="float" office:value="1.6770930387328631" table:style-name="ce119">
            <text:p>1,7<text:s text:c="5"/></text:p>
          </table:table-cell>
          <table:table-cell office:value-type="float" office:value="-103" table:style-name="ce120">
            <text:p><text:s/>- 103</text:p>
          </table:table-cell>
          <table:table-cell office:value-type="float" office:value="-33.333333333333329" table:style-name="ce121">
            <text:p>-33,3<text:s text:c="3"/></text:p>
          </table:table-cell>
          <table:table-cell office:value-type="float" office:value="80" table:style-name="ce120">
            <text:p>+ 80</text:p>
          </table:table-cell>
          <table:table-cell office:value-type="float" office:value="63.492063492063487" table:style-name="ce121">
            <text:p>+63,5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38">
          <table:table-cell/>
          <table:table-cell office:value-type="string" table:style-name="ce184">
            <text:p>Fabricação de têxteis</text:p>
          </table:table-cell>
          <table:table-cell office:value-type="float" office:value="84" table:style-name="ce116">
            <text:p><text:s/>84</text:p>
          </table:table-cell>
          <table:table-cell office:value-type="float" office:value="0.90186815546489163" table:style-name="ce152">
            <text:p>0,9<text:s text:c="5"/></text:p>
          </table:table-cell>
          <table:table-cell office:value-type="float" office:value="83" table:style-name="ce153">
            <text:p><text:s/>83</text:p>
          </table:table-cell>
          <table:table-cell office:value-type="float" office:value="0.84349593495934949" table:style-name="ce154">
            <text:p>0,8<text:s text:c="5"/></text:p>
          </table:table-cell>
          <table:table-cell office:value-type="float" office:value="34" table:style-name="ce118">
            <text:p><text:s/>34</text:p>
          </table:table-cell>
          <table:table-cell office:value-type="float" office:value="0.45254891521362972" table:style-name="ce154">
            <text:p>0,5<text:s text:c="5"/></text:p>
          </table:table-cell>
          <table:table-cell office:value-type="float" office:value="1" table:style-name="ce120">
            <text:p>+ 1</text:p>
          </table:table-cell>
          <table:table-cell office:value-type="float" office:value="1.2048192771084338" table:style-name="ce121">
            <text:p>+1,2<text:s text:c="3"/></text:p>
          </table:table-cell>
          <table:table-cell office:value-type="float" office:value="50" table:style-name="ce120">
            <text:p>+ 50</text:p>
          </table:table-cell>
          <table:table-cell office:value-type="float" office:value="147.05882352941177" table:style-name="ce121">
            <text:p>+147,1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38">
          <table:table-cell/>
          <table:table-cell office:value-type="string" table:style-name="ce185">
            <text:p>Indústria do vestuário</text:p>
          </table:table-cell>
          <table:table-cell office:value-type="float" office:value="244" table:style-name="ce116">
            <text:p><text:s/>244</text:p>
          </table:table-cell>
          <table:table-cell office:value-type="float" office:value="2.619712261112304" table:style-name="ce133">
            <text:p>2,6<text:s text:c="5"/></text:p>
          </table:table-cell>
          <table:table-cell office:value-type="float" office:value="280" table:style-name="ce134">
            <text:p><text:s/>280</text:p>
          </table:table-cell>
          <table:table-cell office:value-type="float" office:value="2.8455284552845526" table:style-name="ce135">
            <text:p>2,8<text:s text:c="5"/></text:p>
          </table:table-cell>
          <table:table-cell office:value-type="float" office:value="251" table:style-name="ce118">
            <text:p><text:s/>251</text:p>
          </table:table-cell>
          <table:table-cell office:value-type="float" office:value="3.3408758152535607" table:style-name="ce135">
            <text:p>3,3<text:s text:c="5"/></text:p>
          </table:table-cell>
          <table:table-cell office:value-type="float" office:value="-36" table:style-name="ce120">
            <text:p><text:s/>- 36</text:p>
          </table:table-cell>
          <table:table-cell office:value-type="float" office:value="-12.857142857142856" table:style-name="ce121">
            <text:p>-12,9<text:s text:c="3"/></text:p>
          </table:table-cell>
          <table:table-cell office:value-type="float" office:value="-7" table:style-name="ce120">
            <text:p><text:s/>- 7</text:p>
          </table:table-cell>
          <table:table-cell office:value-type="float" office:value="-2.788844621513944" table:style-name="ce121">
            <text:p>-2,8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38">
          <table:table-cell/>
          <table:table-cell office:value-type="string" table:style-name="ce186">
            <text:p>Indústria do couro e dos produtos do couro</text:p>
          </table:table-cell>
          <table:table-cell office:value-type="float" office:value="195" table:style-name="ce116">
            <text:p><text:s/>195</text:p>
          </table:table-cell>
          <table:table-cell office:value-type="float" office:value="2.0936225037577838" table:style-name="ce133">
            <text:p>2,1<text:s text:c="5"/></text:p>
          </table:table-cell>
          <table:table-cell office:value-type="float" office:value="191" table:style-name="ce134">
            <text:p><text:s/>191</text:p>
          </table:table-cell>
          <table:table-cell office:value-type="float" office:value="1.9410569105691056" table:style-name="ce135">
            <text:p>1,9<text:s text:c="5"/></text:p>
          </table:table-cell>
          <table:table-cell office:value-type="float" office:value="108" table:style-name="ce118">
            <text:p><text:s/>108</text:p>
          </table:table-cell>
          <table:table-cell office:value-type="float" office:value="1.4375083189138826" table:style-name="ce135">
            <text:p>1,4<text:s text:c="5"/></text:p>
          </table:table-cell>
          <table:table-cell office:value-type="float" office:value="4" table:style-name="ce120">
            <text:p>+ 4</text:p>
          </table:table-cell>
          <table:table-cell office:value-type="float" office:value="2.0942408376963351" table:style-name="ce121">
            <text:p>+2,1<text:s text:c="3"/></text:p>
          </table:table-cell>
          <table:table-cell office:value-type="float" office:value="87" table:style-name="ce120">
            <text:p>+ 87</text:p>
          </table:table-cell>
          <table:table-cell office:value-type="float" office:value="80.555555555555557" table:style-name="ce121">
            <text:p>+80,6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38">
          <table:table-cell/>
          <table:table-cell office:value-type="string" table:style-name="ce186">
            <text:p>Indústria da madeira e da cortiça</text:p>
          </table:table-cell>
          <table:table-cell office:value-type="float" office:value="30" table:style-name="ce116">
            <text:p><text:s/>30</text:p>
          </table:table-cell>
          <table:table-cell office:value-type="float" office:value="0.32209576980888982" table:style-name="ce133">
            <text:p>0,3<text:s text:c="5"/></text:p>
          </table:table-cell>
          <table:table-cell office:value-type="float" office:value="36" table:style-name="ce134">
            <text:p><text:s/>36</text:p>
          </table:table-cell>
          <table:table-cell office:value-type="float" office:value="0.36585365853658541" table:style-name="ce135">
            <text:p>0,4<text:s text:c="5"/></text:p>
          </table:table-cell>
          <table:table-cell office:value-type="float" office:value="30" table:style-name="ce118">
            <text:p><text:s/>30</text:p>
          </table:table-cell>
          <table:table-cell office:value-type="float" office:value="0.3993078663649674" table:style-name="ce135">
            <text:p>0,4<text:s text:c="5"/></text:p>
          </table:table-cell>
          <table:table-cell office:value-type="float" office:value="-6" table:style-name="ce120">
            <text:p><text:s/>- 6</text:p>
          </table:table-cell>
          <table:table-cell office:value-type="float" office:value="-16.666666666666664" table:style-name="ce121">
            <text:p>-16,7<text:s text:c="3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121">
            <text:p>+0,0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38">
          <table:table-cell/>
          <table:table-cell office:value-type="string" table:style-name="ce186">
            <text:p>Indústrias do papel, impressão e reprodução</text:p>
          </table:table-cell>
          <table:table-cell office:value-type="float" office:value="43" table:style-name="ce116">
            <text:p><text:s/>43</text:p>
          </table:table-cell>
          <table:table-cell office:value-type="float" office:value="0.46167060339274207" table:style-name="ce133">
            <text:p>0,5<text:s text:c="5"/></text:p>
          </table:table-cell>
          <table:table-cell office:value-type="float" office:value="37" table:style-name="ce134">
            <text:p><text:s/>37</text:p>
          </table:table-cell>
          <table:table-cell office:value-type="float" office:value="0.37601626016260165" table:style-name="ce135">
            <text:p>0,4<text:s text:c="5"/></text:p>
          </table:table-cell>
          <table:table-cell office:value-type="float" office:value="13" table:style-name="ce118">
            <text:p><text:s/>13</text:p>
          </table:table-cell>
          <table:table-cell office:value-type="float" office:value="0.17303340875815254" table:style-name="ce135">
            <text:p>0,2<text:s text:c="5"/></text:p>
          </table:table-cell>
          <table:table-cell office:value-type="float" office:value="6" table:style-name="ce120">
            <text:p>+ 6</text:p>
          </table:table-cell>
          <table:table-cell office:value-type="float" office:value="16.216216216216218" table:style-name="ce121">
            <text:p>+16,2<text:s text:c="3"/></text:p>
          </table:table-cell>
          <table:table-cell office:value-type="float" office:value="30" table:style-name="ce120">
            <text:p>+ 30</text:p>
          </table:table-cell>
          <table:table-cell office:value-type="float" office:value="230.76923076923075" table:style-name="ce121">
            <text:p>+230,8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38">
          <table:table-cell/>
          <table:table-cell office:value-type="string" table:style-name="ce186">
            <text:p>Fab. produtos petrolíferos, químicos, farmacêuticos, borracha e plástico</text:p>
          </table:table-cell>
          <table:table-cell office:value-type="float" office:value="53" table:style-name="ce116">
            <text:p><text:s/>53</text:p>
          </table:table-cell>
          <table:table-cell office:value-type="float" office:value="0.56903585999570538" table:style-name="ce133">
            <text:p>0,6<text:s text:c="5"/></text:p>
          </table:table-cell>
          <table:table-cell office:value-type="float" office:value="80" table:style-name="ce134">
            <text:p><text:s/>80</text:p>
          </table:table-cell>
          <table:table-cell office:value-type="float" office:value="0.81300813008130091" table:style-name="ce135">
            <text:p>0,8<text:s text:c="5"/></text:p>
          </table:table-cell>
          <table:table-cell office:value-type="float" office:value="44" table:style-name="ce118">
            <text:p><text:s/>44</text:p>
          </table:table-cell>
          <table:table-cell office:value-type="float" office:value="0.58565153733528552" table:style-name="ce135">
            <text:p>0,6<text:s text:c="5"/></text:p>
          </table:table-cell>
          <table:table-cell office:value-type="float" office:value="-27" table:style-name="ce120">
            <text:p><text:s/>- 27</text:p>
          </table:table-cell>
          <table:table-cell office:value-type="float" office:value="-33.75" table:style-name="ce121">
            <text:p>-33,8<text:s text:c="3"/></text:p>
          </table:table-cell>
          <table:table-cell office:value-type="float" office:value="9" table:style-name="ce120">
            <text:p>+ 9</text:p>
          </table:table-cell>
          <table:table-cell office:value-type="float" office:value="20.454545454545457" table:style-name="ce121">
            <text:p>+20,5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6">
            <text:p>Fabricação de outros produtos minerais não metálicos</text:p>
          </table:table-cell>
          <table:table-cell office:value-type="float" office:value="66" table:style-name="ce116">
            <text:p><text:s/>66</text:p>
          </table:table-cell>
          <table:table-cell office:value-type="float" office:value="0.70861069357955764" table:style-name="ce133">
            <text:p>0,7<text:s text:c="5"/></text:p>
          </table:table-cell>
          <table:table-cell office:value-type="float" office:value="85" table:style-name="ce134">
            <text:p><text:s/>85</text:p>
          </table:table-cell>
          <table:table-cell office:value-type="float" office:value="0.86382113821138218" table:style-name="ce135">
            <text:p>0,9<text:s text:c="5"/></text:p>
          </table:table-cell>
          <table:table-cell office:value-type="float" office:value="41" table:style-name="ce118">
            <text:p><text:s/>41</text:p>
          </table:table-cell>
          <table:table-cell office:value-type="float" office:value="0.54572075069878878" table:style-name="ce135">
            <text:p>0,5<text:s text:c="5"/></text:p>
          </table:table-cell>
          <table:table-cell office:value-type="float" office:value="-19" table:style-name="ce120">
            <text:p><text:s/>- 19</text:p>
          </table:table-cell>
          <table:table-cell office:value-type="float" office:value="-22.352941176470591" table:style-name="ce121">
            <text:p>-22,4<text:s text:c="3"/></text:p>
          </table:table-cell>
          <table:table-cell office:value-type="float" office:value="25" table:style-name="ce120">
            <text:p>+ 25</text:p>
          </table:table-cell>
          <table:table-cell office:value-type="float" office:value="60.975609756097562" table:style-name="ce121">
            <text:p>+61,0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6">
            <text:p>Indústria metalúrgica de base e fab. produtos metálicos</text:p>
          </table:table-cell>
          <table:table-cell office:value-type="float" office:value="139" table:style-name="ce116">
            <text:p><text:s/>139</text:p>
          </table:table-cell>
          <table:table-cell office:value-type="float" office:value="1.4923770667811895" table:style-name="ce133">
            <text:p>1,5<text:s text:c="5"/></text:p>
          </table:table-cell>
          <table:table-cell office:value-type="float" office:value="186" table:style-name="ce134">
            <text:p><text:s/>186</text:p>
          </table:table-cell>
          <table:table-cell office:value-type="float" office:value="1.8902439024390243" table:style-name="ce135">
            <text:p>1,9<text:s text:c="5"/></text:p>
          </table:table-cell>
          <table:table-cell office:value-type="float" office:value="153" table:style-name="ce118">
            <text:p><text:s/>153</text:p>
          </table:table-cell>
          <table:table-cell office:value-type="float" office:value="2.0364701184613336" table:style-name="ce135">
            <text:p>2,0<text:s text:c="5"/></text:p>
          </table:table-cell>
          <table:table-cell office:value-type="float" office:value="-47" table:style-name="ce120">
            <text:p><text:s/>- 47</text:p>
          </table:table-cell>
          <table:table-cell office:value-type="float" office:value="-25.268817204301076" table:style-name="ce121">
            <text:p>-25,3<text:s text:c="3"/></text:p>
          </table:table-cell>
          <table:table-cell office:value-type="float" office:value="-14" table:style-name="ce120">
            <text:p><text:s/>- 14</text:p>
          </table:table-cell>
          <table:table-cell office:value-type="float" office:value="-9.1503267973856204" table:style-name="ce121">
            <text:p>-9,2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6">
            <text:p>Fab. equipamento informático, elétrico, máquinas e equipamentos n.e.</text:p>
          </table:table-cell>
          <table:table-cell office:value-type="float" office:value="75" table:style-name="ce116">
            <text:p><text:s/>75</text:p>
          </table:table-cell>
          <table:table-cell office:value-type="float" office:value="0.80523942452222463" table:style-name="ce133">
            <text:p>0,8<text:s text:c="5"/></text:p>
          </table:table-cell>
          <table:table-cell office:value-type="float" office:value="59" table:style-name="ce134">
            <text:p><text:s/>59</text:p>
          </table:table-cell>
          <table:table-cell office:value-type="float" office:value="0.59959349593495936" table:style-name="ce135">
            <text:p>0,6<text:s text:c="5"/></text:p>
          </table:table-cell>
          <table:table-cell office:value-type="float" office:value="36" table:style-name="ce118">
            <text:p><text:s/>36</text:p>
          </table:table-cell>
          <table:table-cell office:value-type="float" office:value="0.47916943963796088" table:style-name="ce135">
            <text:p>0,5<text:s text:c="5"/></text:p>
          </table:table-cell>
          <table:table-cell office:value-type="float" office:value="16" table:style-name="ce120">
            <text:p>+ 16</text:p>
          </table:table-cell>
          <table:table-cell office:value-type="float" office:value="27.118644067796609" table:style-name="ce121">
            <text:p>+27,1<text:s text:c="3"/></text:p>
          </table:table-cell>
          <table:table-cell office:value-type="float" office:value="39" table:style-name="ce120">
            <text:p>+ 39</text:p>
          </table:table-cell>
          <table:table-cell office:value-type="float" office:value="108.33333333333333" table:style-name="ce121">
            <text:p>+108,3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6">
            <text:p>Fab. veículos automóveis, componentes e outro equipa. de transporte</text:p>
          </table:table-cell>
          <table:table-cell office:value-type="float" office:value="38" table:style-name="ce116">
            <text:p><text:s/>38</text:p>
          </table:table-cell>
          <table:table-cell office:value-type="float" office:value="0.40798797509126045" table:style-name="ce133">
            <text:p>0,4<text:s text:c="5"/></text:p>
          </table:table-cell>
          <table:table-cell office:value-type="float" office:value="49" table:style-name="ce134">
            <text:p><text:s/>49</text:p>
          </table:table-cell>
          <table:table-cell office:value-type="float" office:value="0.49796747967479676" table:style-name="ce135">
            <text:p>0,5<text:s text:c="5"/></text:p>
          </table:table-cell>
          <table:table-cell office:value-type="float" office:value="35" table:style-name="ce118">
            <text:p><text:s/>35</text:p>
          </table:table-cell>
          <table:table-cell office:value-type="float" office:value="0.4658591774257953" table:style-name="ce135">
            <text:p>0,5<text:s text:c="5"/></text:p>
          </table:table-cell>
          <table:table-cell office:value-type="float" office:value="-11" table:style-name="ce120">
            <text:p><text:s/>- 11</text:p>
          </table:table-cell>
          <table:table-cell office:value-type="float" office:value="-22.448979591836736" table:style-name="ce121">
            <text:p>-22,4<text:s text:c="3"/></text:p>
          </table:table-cell>
          <table:table-cell office:value-type="float" office:value="3" table:style-name="ce120">
            <text:p>+ 3</text:p>
          </table:table-cell>
          <table:table-cell office:value-type="float" office:value="8.5714285714285712" table:style-name="ce121">
            <text:p>+8,6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6">
            <text:p>Fab. mobiliário, repar. instal. máq. e equipa. e outras ind. transformadoras</text:p>
          </table:table-cell>
          <table:table-cell office:value-type="float" office:value="184" table:style-name="ce116">
            <text:p><text:s/>184</text:p>
          </table:table-cell>
          <table:table-cell office:value-type="float" office:value="1.9755207214945243" table:style-name="ce133">
            <text:p>2,0<text:s text:c="5"/></text:p>
          </table:table-cell>
          <table:table-cell office:value-type="float" office:value="172" table:style-name="ce134">
            <text:p><text:s/>172</text:p>
          </table:table-cell>
          <table:table-cell office:value-type="float" office:value="1.7479674796747966" table:style-name="ce135">
            <text:p>1,7<text:s text:c="5"/></text:p>
          </table:table-cell>
          <table:table-cell office:value-type="float" office:value="108" table:style-name="ce118">
            <text:p><text:s/>108</text:p>
          </table:table-cell>
          <table:table-cell office:value-type="float" office:value="1.4375083189138826" table:style-name="ce135">
            <text:p>1,4<text:s text:c="5"/></text:p>
          </table:table-cell>
          <table:table-cell office:value-type="float" office:value="12" table:style-name="ce120">
            <text:p>+ 12</text:p>
          </table:table-cell>
          <table:table-cell office:value-type="float" office:value="6.9767441860465116" table:style-name="ce121">
            <text:p>+7,0<text:s text:c="3"/></text:p>
          </table:table-cell>
          <table:table-cell office:value-type="float" office:value="76" table:style-name="ce120">
            <text:p>+ 76</text:p>
          </table:table-cell>
          <table:table-cell office:value-type="float" office:value="70.370370370370367" table:style-name="ce121">
            <text:p>+70,4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6">
            <text:p>Eletricidade, gás e água, saneamento, resíduos e despoluição</text:p>
          </table:table-cell>
          <table:table-cell office:value-type="float" office:value="45" table:style-name="ce116">
            <text:p><text:s/>45</text:p>
          </table:table-cell>
          <table:table-cell office:value-type="float" office:value="0.48314365471333481" table:style-name="ce133">
            <text:p>0,5<text:s text:c="5"/></text:p>
          </table:table-cell>
          <table:table-cell office:value-type="float" office:value="44" table:style-name="ce134">
            <text:p><text:s/>44</text:p>
          </table:table-cell>
          <table:table-cell office:value-type="float" office:value="0.44715447154471549" table:style-name="ce135">
            <text:p>0,4<text:s text:c="5"/></text:p>
          </table:table-cell>
          <table:table-cell office:value-type="float" office:value="67" table:style-name="ce118">
            <text:p><text:s/>67</text:p>
          </table:table-cell>
          <table:table-cell office:value-type="float" office:value="0.89178756821509386" table:style-name="ce135">
            <text:p>0,9<text:s text:c="5"/></text:p>
          </table:table-cell>
          <table:table-cell office:value-type="float" office:value="1" table:style-name="ce120">
            <text:p>+ 1</text:p>
          </table:table-cell>
          <table:table-cell office:value-type="float" office:value="2.2727272727272729" table:style-name="ce121">
            <text:p>+2,3<text:s text:c="3"/></text:p>
          </table:table-cell>
          <table:table-cell office:value-type="float" office:value="-22" table:style-name="ce120">
            <text:p><text:s/>- 22</text:p>
          </table:table-cell>
          <table:table-cell office:value-type="float" office:value="-32.835820895522389" table:style-name="ce121">
            <text:p>-32,8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6">
            <text:p>Construção</text:p>
          </table:table-cell>
          <table:table-cell office:value-type="float" office:value="411" table:style-name="ce116">
            <text:p><text:s/>411</text:p>
          </table:table-cell>
          <table:table-cell office:value-type="float" office:value="4.4127120463817908" table:style-name="ce133">
            <text:p>4,4<text:s text:c="5"/></text:p>
          </table:table-cell>
          <table:table-cell office:value-type="float" office:value="533" table:style-name="ce134">
            <text:p><text:s/>533</text:p>
          </table:table-cell>
          <table:table-cell office:value-type="float" office:value="5.416666666666667" table:style-name="ce135">
            <text:p>5,4<text:s text:c="5"/></text:p>
          </table:table-cell>
          <table:table-cell office:value-type="float" office:value="418" table:style-name="ce118">
            <text:p><text:s/>418</text:p>
          </table:table-cell>
          <table:table-cell office:value-type="float" office:value="5.5636896046852122" table:style-name="ce135">
            <text:p>5,6<text:s text:c="5"/></text:p>
          </table:table-cell>
          <table:table-cell office:value-type="float" office:value="-122" table:style-name="ce120">
            <text:p><text:s/>- 122</text:p>
          </table:table-cell>
          <table:table-cell office:value-type="float" office:value="-22.889305816135082" table:style-name="ce121">
            <text:p>-22,9<text:s text:c="3"/></text:p>
          </table:table-cell>
          <table:table-cell office:value-type="float" office:value="-7" table:style-name="ce120">
            <text:p><text:s/>- 7</text:p>
          </table:table-cell>
          <table:table-cell office:value-type="float" office:value="-1.6746411483253589" table:style-name="ce121">
            <text:p>-1,7<text:s text:c="3"/></text:p>
          </table:table-cell>
          <table:table-cell table:number-columns-repeated="16372" table:style-name="ce1"/>
        </table:table-row>
        <table:table-row table:style-name="ro37">
          <table:table-cell/>
          <table:table-cell office:value-type="string" table:style-name="ce182">
            <text:p>Serviços</text:p>
          </table:table-cell>
          <table:table-cell office:value-type="float" office:value="7190" table:style-name="ce127">
            <text:p>7 190</text:p>
          </table:table-cell>
          <table:table-cell office:value-type="float" office:value="77.1956194975306" table:style-name="ce128">
            <text:p>77,2<text:s text:c="5"/></text:p>
          </table:table-cell>
          <table:table-cell office:value-type="float" office:value="7218" table:style-name="ce129">
            <text:p>7 218</text:p>
          </table:table-cell>
          <table:table-cell office:value-type="float" office:value="73.353658536585371" table:style-name="ce130">
            <text:p>73,4<text:s text:c="5"/></text:p>
          </table:table-cell>
          <table:table-cell office:value-type="float" office:value="5345" table:style-name="ce129">
            <text:p>5 345</text:p>
          </table:table-cell>
          <table:table-cell office:value-type="float" office:value="71.143351524025022" table:style-name="ce130">
            <text:p>71,1<text:s text:c="5"/></text:p>
          </table:table-cell>
          <table:table-cell office:value-type="float" office:value="-28" table:style-name="ce113">
            <text:p><text:s/>- 28</text:p>
          </table:table-cell>
          <table:table-cell office:value-type="float" office:value="-0.38791909116098644" table:style-name="ce114">
            <text:p>-0,4<text:s text:c="3"/></text:p>
          </table:table-cell>
          <table:table-cell office:value-type="float" office:value="1845" table:style-name="ce113">
            <text:p>+1 845</text:p>
          </table:table-cell>
          <table:table-cell office:value-type="float" office:value="34.518241347053319" table:style-name="ce114">
            <text:p>+34,5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3">
            <text:p>Comércio, manut. repar. de veículos automóveis e motociclos</text:p>
          </table:table-cell>
          <table:table-cell office:value-type="float" office:value="156" table:style-name="ce116">
            <text:p><text:s/>156</text:p>
          </table:table-cell>
          <table:table-cell office:value-type="float" office:value="1.6748980030062273" table:style-name="ce133">
            <text:p>1,7<text:s text:c="5"/></text:p>
          </table:table-cell>
          <table:table-cell office:value-type="float" office:value="134" table:style-name="ce134">
            <text:p><text:s/>134</text:p>
          </table:table-cell>
          <table:table-cell office:value-type="float" office:value="1.3617886178861789" table:style-name="ce135">
            <text:p>1,4<text:s text:c="5"/></text:p>
          </table:table-cell>
          <table:table-cell office:value-type="float" office:value="70" table:style-name="ce134">
            <text:p><text:s/>70</text:p>
          </table:table-cell>
          <table:table-cell office:value-type="float" office:value="0.9317183548515906" table:style-name="ce135">
            <text:p>0,9<text:s text:c="5"/></text:p>
          </table:table-cell>
          <table:table-cell office:value-type="float" office:value="22" table:style-name="ce120">
            <text:p>+ 22</text:p>
          </table:table-cell>
          <table:table-cell office:value-type="float" office:value="16.417910447761194" table:style-name="ce121">
            <text:p>+16,4<text:s text:c="3"/></text:p>
          </table:table-cell>
          <table:table-cell office:value-type="float" office:value="86" table:style-name="ce120">
            <text:p>+ 86</text:p>
          </table:table-cell>
          <table:table-cell office:value-type="float" office:value="122.85714285714286" table:style-name="ce121">
            <text:p>+122,9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3">
            <text:p>Comércio por grosso e a retalho</text:p>
          </table:table-cell>
          <table:table-cell office:value-type="float" office:value="1185" table:style-name="ce116">
            <text:p>1 185</text:p>
          </table:table-cell>
          <table:table-cell office:value-type="float" office:value="12.722782907451149" table:style-name="ce133">
            <text:p>12,7<text:s text:c="5"/></text:p>
          </table:table-cell>
          <table:table-cell office:value-type="float" office:value="1202" table:style-name="ce134">
            <text:p>1 202</text:p>
          </table:table-cell>
          <table:table-cell office:value-type="float" office:value="12.215447154471546" table:style-name="ce135">
            <text:p>12,2<text:s text:c="5"/></text:p>
          </table:table-cell>
          <table:table-cell office:value-type="float" office:value="753" table:style-name="ce134">
            <text:p><text:s/>753</text:p>
          </table:table-cell>
          <table:table-cell office:value-type="float" office:value="10.022627445760682" table:style-name="ce135">
            <text:p>10,0<text:s text:c="5"/></text:p>
          </table:table-cell>
          <table:table-cell office:value-type="float" office:value="-17" table:style-name="ce120">
            <text:p><text:s/>- 17</text:p>
          </table:table-cell>
          <table:table-cell office:value-type="float" office:value="-1.4143094841930115" table:style-name="ce121">
            <text:p>-1,4<text:s text:c="3"/></text:p>
          </table:table-cell>
          <table:table-cell office:value-type="float" office:value="432" table:style-name="ce120">
            <text:p>+ 432</text:p>
          </table:table-cell>
          <table:table-cell office:value-type="float" office:value="57.370517928286858" table:style-name="ce121">
            <text:p>+57,4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6">
            <text:p>Transportes e armazenagem</text:p>
          </table:table-cell>
          <table:table-cell office:value-type="float" office:value="188" table:style-name="ce116">
            <text:p><text:s/>188</text:p>
          </table:table-cell>
          <table:table-cell office:value-type="float" office:value="2.0184668241357095" table:style-name="ce152">
            <text:p>2,0<text:s text:c="5"/></text:p>
          </table:table-cell>
          <table:table-cell office:value-type="float" office:value="248" table:style-name="ce134">
            <text:p><text:s/>248</text:p>
          </table:table-cell>
          <table:table-cell office:value-type="float" office:value="2.5203252032520327" table:style-name="ce154">
            <text:p>2,5<text:s text:c="5"/></text:p>
          </table:table-cell>
          <table:table-cell office:value-type="float" office:value="73" table:style-name="ce134">
            <text:p><text:s/>73</text:p>
          </table:table-cell>
          <table:table-cell office:value-type="float" office:value="0.97164914148808734" table:style-name="ce154">
            <text:p>1,0<text:s text:c="5"/></text:p>
          </table:table-cell>
          <table:table-cell office:value-type="float" office:value="-60" table:style-name="ce120">
            <text:p><text:s/>- 60</text:p>
          </table:table-cell>
          <table:table-cell office:value-type="float" office:value="-24.193548387096776" table:style-name="ce121">
            <text:p>-24,2<text:s text:c="3"/></text:p>
          </table:table-cell>
          <table:table-cell office:value-type="float" office:value="115" table:style-name="ce120">
            <text:p>+ 115</text:p>
          </table:table-cell>
          <table:table-cell office:value-type="float" office:value="157.53424657534248" table:style-name="ce121">
            <text:p>+157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86">
            <text:p>Alojamento, restauração e similares</text:p>
          </table:table-cell>
          <table:table-cell office:value-type="float" office:value="1809" table:style-name="ce116">
            <text:p>1 809</text:p>
          </table:table-cell>
          <table:table-cell office:value-type="float" office:value="19.422374919476056" table:style-name="ce133">
            <text:p>19,4<text:s text:c="5"/></text:p>
          </table:table-cell>
          <table:table-cell office:value-type="float" office:value="2004" table:style-name="ce134">
            <text:p>2 004</text:p>
          </table:table-cell>
          <table:table-cell office:value-type="float" office:value="20.365853658536583" table:style-name="ce135">
            <text:p>20,4<text:s text:c="5"/></text:p>
          </table:table-cell>
          <table:table-cell office:value-type="float" office:value="483" table:style-name="ce134">
            <text:p><text:s/>483</text:p>
          </table:table-cell>
          <table:table-cell office:value-type="float" office:value="6.4288566484759748" table:style-name="ce135">
            <text:p>6,4<text:s text:c="5"/></text:p>
          </table:table-cell>
          <table:table-cell office:value-type="float" office:value="-195" table:style-name="ce120">
            <text:p><text:s/>- 195</text:p>
          </table:table-cell>
          <table:table-cell office:value-type="float" office:value="-9.7305389221556897" table:style-name="ce121">
            <text:p>-9,7<text:s text:c="3"/></text:p>
          </table:table-cell>
          <table:table-cell office:value-type="float" office:value="1326" table:style-name="ce120">
            <text:p>+1 326</text:p>
          </table:table-cell>
          <table:table-cell office:value-type="float" office:value="274.53416149068323" table:style-name="ce121">
            <text:p>+274,5<text:s text:c="3"/></text:p>
          </table:table-cell>
          <table:table-cell table:number-columns-repeated="16372"/>
        </table:table-row>
        <table:table-row table:style-name="ro38">
          <table:table-cell/>
          <table:table-cell office:value-type="string" table:style-name="ce186">
            <text:p>Atividades de informação e de comunicação</text:p>
          </table:table-cell>
          <table:table-cell office:value-type="float" office:value="167" table:style-name="ce116">
            <text:p><text:s/>167</text:p>
          </table:table-cell>
          <table:table-cell office:value-type="float" office:value="1.792999785269487" table:style-name="ce133">
            <text:p>1,8<text:s text:c="5"/></text:p>
          </table:table-cell>
          <table:table-cell office:value-type="float" office:value="123" table:style-name="ce134">
            <text:p><text:s/>123</text:p>
          </table:table-cell>
          <table:table-cell office:value-type="float" office:value="1.25" table:style-name="ce135">
            <text:p>1,3<text:s text:c="5"/></text:p>
          </table:table-cell>
          <table:table-cell office:value-type="float" office:value="117" table:style-name="ce134">
            <text:p><text:s/>117</text:p>
          </table:table-cell>
          <table:table-cell office:value-type="float" office:value="1.5573006788233728" table:style-name="ce135">
            <text:p>1,6<text:s text:c="5"/></text:p>
          </table:table-cell>
          <table:table-cell office:value-type="float" office:value="44" table:style-name="ce120">
            <text:p>+ 44</text:p>
          </table:table-cell>
          <table:table-cell office:value-type="float" office:value="35.772357723577237" table:style-name="ce121">
            <text:p>+35,8<text:s text:c="3"/></text:p>
          </table:table-cell>
          <table:table-cell office:value-type="float" office:value="50" table:style-name="ce120">
            <text:p>+ 50</text:p>
          </table:table-cell>
          <table:table-cell office:value-type="float" office:value="42.735042735042732" table:style-name="ce121">
            <text:p>+42,7<text:s text:c="3"/></text:p>
          </table:table-cell>
          <table:table-cell table:number-columns-repeated="16372"/>
        </table:table-row>
        <table:table-row table:style-name="ro38">
          <table:table-cell/>
          <table:table-cell office:value-type="string" table:style-name="ce186">
            <text:p>Atividades financeiras e de seguros</text:p>
          </table:table-cell>
          <table:table-cell office:value-type="float" office:value="41" table:style-name="ce116">
            <text:p><text:s/>41</text:p>
          </table:table-cell>
          <table:table-cell office:value-type="float" office:value="0.44019755207214945" table:style-name="ce133">
            <text:p>0,4<text:s text:c="5"/></text:p>
          </table:table-cell>
          <table:table-cell office:value-type="float" office:value="38" table:style-name="ce134">
            <text:p><text:s/>38</text:p>
          </table:table-cell>
          <table:table-cell office:value-type="float" office:value="0.38617886178861788" table:style-name="ce135">
            <text:p>0,4<text:s text:c="5"/></text:p>
          </table:table-cell>
          <table:table-cell office:value-type="float" office:value="28" table:style-name="ce134">
            <text:p><text:s/>28</text:p>
          </table:table-cell>
          <table:table-cell office:value-type="float" office:value="0.37268734194063624" table:style-name="ce135">
            <text:p>0,4<text:s text:c="5"/></text:p>
          </table:table-cell>
          <table:table-cell office:value-type="float" office:value="3" table:style-name="ce120">
            <text:p>+ 3</text:p>
          </table:table-cell>
          <table:table-cell office:value-type="float" office:value="7.8947368421052628" table:style-name="ce121">
            <text:p>+7,9<text:s text:c="3"/></text:p>
          </table:table-cell>
          <table:table-cell office:value-type="float" office:value="13" table:style-name="ce120">
            <text:p>+ 13</text:p>
          </table:table-cell>
          <table:table-cell office:value-type="float" office:value="46.428571428571431" table:style-name="ce121">
            <text:p>+46,4<text:s text:c="3"/></text:p>
          </table:table-cell>
          <table:table-cell table:number-columns-repeated="16372"/>
        </table:table-row>
        <table:table-row table:style-name="ro38">
          <table:table-cell/>
          <table:table-cell office:value-type="string" table:style-name="ce186">
            <text:p>Atividades imobiliárias, administrativas e dos serviços de apoio</text:p>
          </table:table-cell>
          <table:table-cell office:value-type="float" office:value="1974" table:style-name="ce116">
            <text:p>1 974</text:p>
          </table:table-cell>
          <table:table-cell office:value-type="float" office:value="21.193901653424952" table:style-name="ce133">
            <text:p>21,2<text:s text:c="5"/></text:p>
          </table:table-cell>
          <table:table-cell office:value-type="float" office:value="2129" table:style-name="ce134">
            <text:p>2 129</text:p>
          </table:table-cell>
          <table:table-cell office:value-type="float" office:value="21.636178861788618" table:style-name="ce135">
            <text:p>21,6<text:s text:c="5"/></text:p>
          </table:table-cell>
          <table:table-cell office:value-type="float" office:value="2607" table:style-name="ce134">
            <text:p>2 607</text:p>
          </table:table-cell>
          <table:table-cell office:value-type="float" office:value="34.699853587115662" table:style-name="ce135">
            <text:p>34,7<text:s text:c="5"/></text:p>
          </table:table-cell>
          <table:table-cell office:value-type="float" office:value="-155" table:style-name="ce120">
            <text:p><text:s/>- 155</text:p>
          </table:table-cell>
          <table:table-cell office:value-type="float" office:value="-7.2804133395960546" table:style-name="ce121">
            <text:p>-7,3<text:s text:c="3"/></text:p>
          </table:table-cell>
          <table:table-cell office:value-type="float" office:value="-633" table:style-name="ce120">
            <text:p><text:s/>- 633</text:p>
          </table:table-cell>
          <table:table-cell office:value-type="float" office:value="-24.280782508630612" table:style-name="ce121">
            <text:p>-24,3<text:s text:c="3"/></text:p>
          </table:table-cell>
          <table:table-cell table:number-columns-repeated="16372"/>
        </table:table-row>
        <table:table-row table:style-name="ro38">
          <table:table-cell/>
          <table:table-cell office:value-type="string" table:style-name="ce186">
            <text:p>Atividades de consultoria, científicas, técnicas e similares</text:p>
          </table:table-cell>
          <table:table-cell office:value-type="float" office:value="456" table:style-name="ce116">
            <text:p><text:s/>456</text:p>
          </table:table-cell>
          <table:table-cell office:value-type="float" office:value="4.8958557010951251" table:style-name="ce133">
            <text:p>4,9<text:s text:c="5"/></text:p>
          </table:table-cell>
          <table:table-cell office:value-type="float" office:value="407" table:style-name="ce134">
            <text:p><text:s/>407</text:p>
          </table:table-cell>
          <table:table-cell office:value-type="float" office:value="4.1361788617886175" table:style-name="ce135">
            <text:p>4,1<text:s text:c="5"/></text:p>
          </table:table-cell>
          <table:table-cell office:value-type="float" office:value="534" table:style-name="ce134">
            <text:p><text:s/>534</text:p>
          </table:table-cell>
          <table:table-cell office:value-type="float" office:value="7.10768002129642" table:style-name="ce135">
            <text:p>7,1<text:s text:c="5"/></text:p>
          </table:table-cell>
          <table:table-cell office:value-type="float" office:value="49" table:style-name="ce120">
            <text:p>+ 49</text:p>
          </table:table-cell>
          <table:table-cell office:value-type="float" office:value="12.039312039312039" table:style-name="ce121">
            <text:p>+12,0<text:s text:c="3"/></text:p>
          </table:table-cell>
          <table:table-cell office:value-type="float" office:value="-78" table:style-name="ce120">
            <text:p><text:s/>- 78</text:p>
          </table:table-cell>
          <table:table-cell office:value-type="float" office:value="-14.606741573033707" table:style-name="ce121">
            <text:p>-14,6<text:s text:c="3"/></text:p>
          </table:table-cell>
          <table:table-cell table:number-columns-repeated="16372"/>
        </table:table-row>
        <table:table-row table:style-name="ro38">
          <table:table-cell/>
          <table:table-cell office:value-type="string" table:style-name="ce186">
            <text:p>Admin. pública, educação, atividades de saúde e apoio social</text:p>
          </table:table-cell>
          <table:table-cell office:value-type="float" office:value="849" table:style-name="ce116">
            <text:p><text:s/>849</text:p>
          </table:table-cell>
          <table:table-cell office:value-type="float" office:value="9.1153102855915833" table:style-name="ce133">
            <text:p>9,1<text:s text:c="5"/></text:p>
          </table:table-cell>
          <table:table-cell office:value-type="float" office:value="691" table:style-name="ce134">
            <text:p><text:s/>691</text:p>
          </table:table-cell>
          <table:table-cell office:value-type="float" office:value="7.0223577235772359" table:style-name="ce135">
            <text:p>7,0<text:s text:c="5"/></text:p>
          </table:table-cell>
          <table:table-cell office:value-type="float" office:value="547" table:style-name="ce134">
            <text:p><text:s/>547</text:p>
          </table:table-cell>
          <table:table-cell office:value-type="float" office:value="7.2807134300545719" table:style-name="ce135">
            <text:p>7,3<text:s text:c="5"/></text:p>
          </table:table-cell>
          <table:table-cell office:value-type="float" office:value="158" table:style-name="ce120">
            <text:p>+ 158</text:p>
          </table:table-cell>
          <table:table-cell office:value-type="float" office:value="22.865412445730826" table:style-name="ce121">
            <text:p>+22,9<text:s text:c="3"/></text:p>
          </table:table-cell>
          <table:table-cell office:value-type="float" office:value="302" table:style-name="ce120">
            <text:p>+ 302</text:p>
          </table:table-cell>
          <table:table-cell office:value-type="float" office:value="55.210237659963433" table:style-name="ce121">
            <text:p>+55,2<text:s text:c="3"/></text:p>
          </table:table-cell>
          <table:table-cell table:number-columns-repeated="16372"/>
        </table:table-row>
        <table:table-row table:style-name="ro38">
          <table:table-cell/>
          <table:table-cell office:value-type="string" table:style-name="ce186">
            <text:p>Outras atividades de serviços</text:p>
          </table:table-cell>
          <table:table-cell office:value-type="float" office:value="365" table:style-name="ce116">
            <text:p><text:s/>365</text:p>
          </table:table-cell>
          <table:table-cell office:value-type="float" office:value="3.9188318660081602" table:style-name="ce133">
            <text:p>3,9<text:s text:c="5"/></text:p>
          </table:table-cell>
          <table:table-cell office:value-type="float" office:value="242" table:style-name="ce134">
            <text:p><text:s/>242</text:p>
          </table:table-cell>
          <table:table-cell office:value-type="float" office:value="2.4593495934959351" table:style-name="ce135">
            <text:p>2,5<text:s text:c="5"/></text:p>
          </table:table-cell>
          <table:table-cell office:value-type="float" office:value="133" table:style-name="ce134">
            <text:p><text:s/>133</text:p>
          </table:table-cell>
          <table:table-cell office:value-type="float" office:value="1.770264874218022" table:style-name="ce135">
            <text:p>1,8<text:s text:c="5"/></text:p>
          </table:table-cell>
          <table:table-cell office:value-type="float" office:value="123" table:style-name="ce120">
            <text:p>+ 123</text:p>
          </table:table-cell>
          <table:table-cell office:value-type="float" office:value="50.826446280991732" table:style-name="ce121">
            <text:p>+50,8<text:s text:c="3"/></text:p>
          </table:table-cell>
          <table:table-cell office:value-type="float" office:value="232" table:style-name="ce120">
            <text:p>+ 232</text:p>
          </table:table-cell>
          <table:table-cell office:value-type="float" office:value="174.4360902255639" table:style-name="ce121">
            <text:p>+174,4<text:s text:c="3"/></text:p>
          </table:table-cell>
          <table:table-cell table:number-columns-repeated="16372"/>
        </table:table-row>
        <table:table-row table:style-name="ro38">
          <table:table-cell/>
          <table:table-cell office:value-type="string" table:style-name="ce186">
            <text:p>Sem classificação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350">
            <text:p>-</text:p>
          </table:table-cell>
          <table:table-cell office:value-type="float" office:value="0" table:style-name="ce120">
            <text:p>+ 0</text:p>
          </table:table-cell>
          <table:table-cell office:value-type="string" table:style-name="ce350">
            <text:p>-</text:p>
          </table:table-cell>
          <table:table-cell table:number-columns-repeated="16372"/>
        </table:table-row>
        <table:table-row table:style-name="ro24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143"/>
          <table:table-cell table:number-columns-repeated="16372"/>
        </table:table-row>
        <table:table-row table:style-name="ro19">
          <table:table-cell/>
          <table:table-cell office:value-type="string" table:style-name="ce284">
            <text:p><text:s text:c="4"/>(1) - Mês homólogo do ano anterior</text:p>
          </table:table-cell>
          <table:table-cell table:number-columns-repeated="7" table:style-name="ce1"/>
          <table:table-cell table:style-name="ce54"/>
          <table:table-cell table:style-name="ce45"/>
          <table:table-cell table:style-name="ce54"/>
          <table:table-cell table:number-columns-repeated="16372"/>
        </table:table-row>
        <table:table-row table:number-rows-repeated="2" table:style-name="ro19">
          <table:table-cell table:number-columns-repeated="16384"/>
        </table:table-row>
        <table:table-row table:style-name="ro19">
          <table:table-cell/>
          <table:table-cell table:number-columns-repeated="9" table:style-name="ce1"/>
          <table:table-cell table:style-name="ce285"/>
          <table:table-cell table:number-columns-repeated="16373" table:style-name="ce1"/>
        </table:table-row>
        <table:table-row table:style-name="ro19">
          <table:table-cell/>
          <table:table-cell table:number-columns-repeated="3" table:style-name="ce1"/>
          <table:table-cell table:style-name="ce69"/>
          <table:table-cell table:number-columns-repeated="16379" table:style-name="ce1"/>
        </table:table-row>
        <table:table-row table:number-rows-repeated="3" table:style-name="ro19">
          <table:table-cell table:number-columns-repeated="16384"/>
        </table:table-row>
        <table:table-row table:style-name="ro35">
          <table:table-cell table:number-columns-repeated="12" table:style-name="ce1"/>
          <table:table-cell table:number-columns-repeated="3" table:style-name="ce12"/>
          <table:table-cell table:number-columns-repeated="16369"/>
        </table:table-row>
        <table:table-row table:style-name="ro12">
          <table:table-cell table:style-name="ce26"/>
          <table:table-cell table:number-columns-repeated="16383" table:style-name="ce1"/>
        </table:table-row>
        <table:table-row table:style-name="ro19">
          <table:table-cell table:number-columns-repeated="12" table:style-name="ce1"/>
          <table:table-cell table:number-columns-repeated="3" table:style-name="ce12"/>
          <table:table-cell table:number-columns-repeated="16369"/>
        </table:table-row>
        <table:table-row table:number-rows-repeated="2" table:style-name="ro28">
          <table:table-cell table:number-columns-repeated="12" table:style-name="ce1"/>
          <table:table-cell table:number-columns-repeated="3" table:style-name="ce15"/>
          <table:table-cell table:number-columns-repeated="16369"/>
        </table:table-row>
        <table:table-row table:number-rows-repeated="2" table:style-name="ro28">
          <table:table-cell table:number-columns-repeated="12" table:style-name="ce1"/>
          <table:table-cell table:number-columns-repeated="3" table:style-name="ce16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22"/>
          <table:table-cell table:number-columns-repeated="2" table:style-name="ce18"/>
          <table:table-cell table:number-columns-repeated="16369"/>
        </table:table-row>
        <table:table-row table:style-name="ro4">
          <table:table-cell table:number-columns-repeated="12" table:style-name="ce1"/>
          <table:table-cell table:style-name="ce20"/>
          <table:table-cell table:number-columns-repeated="2" table:style-name="ce18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4">
          <table:table-cell table:number-columns-repeated="12" table:style-name="ce1"/>
          <table:table-cell table:number-columns-repeated="3" table:style-name="ce19"/>
          <table:table-cell table:number-columns-repeated="16369"/>
        </table:table-row>
        <table:table-row table:number-rows-repeated="2" table:style-name="ro4">
          <table:table-cell table:number-columns-repeated="12"/>
          <table:table-cell table:number-columns-repeated="3" table:style-name="ce19"/>
          <table:table-cell table:number-columns-repeated="16369"/>
        </table:table-row>
        <table:table-row table:style-name="ro4">
          <table:table-cell table:number-columns-repeated="12"/>
          <table:table-cell table:style-name="ce20"/>
          <table:table-cell table:number-columns-repeated="2" table:style-name="ce19"/>
          <table:table-cell table:number-columns-repeated="16369"/>
        </table:table-row>
        <table:table-row table:number-rows-repeated="3" table:style-name="ro4">
          <table:table-cell table:number-columns-repeated="12"/>
          <table:table-cell table:number-columns-repeated="16372" table:style-name="ce1"/>
        </table:table-row>
        <table:table-row table:style-name="ro31">
          <table:table-cell table:number-columns-repeated="12"/>
          <table:table-cell table:number-columns-repeated="16372" table:style-name="ce1"/>
        </table:table-row>
        <table:table-row table:number-rows-repeated="2" table:style-name="ro19">
          <table:table-cell table:number-columns-repeated="16384"/>
        </table:table-row>
        <table:table-row table:style-name="ro4">
          <table:table-cell table:number-columns-repeated="12"/>
          <table:table-cell table:number-columns-repeated="16372" table:style-name="ce1"/>
        </table:table-row>
        <table:table-row table:number-rows-repeated="1048502" table:style-name="ro19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comentario-graf.$A$1"/>
        </table:named-expressions>
      </table:table>
      <table:named-expressions>
        <table:named-expression table:name="Desemprego_registado" table:expression="of:=[.#REF!]" table:base-cell-address="comentario-graf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8">
      <number:number number:decimal-places="1" number:min-integer-digits="1"/>
      <number:text>     </number:text>
    </number:number-style>
    <number:number-style style:name="N39P0">
      <number:text>+</number:text>
      <number:number number:decimal-places="1" number:min-integer-digits="1"/>
      <number:text>   </number:text>
    </number:number-style>
    <number:number-style style:name="N39">
      <number:text>-</number:text>
      <number:number number:decimal-places="1" number:min-integer-digits="1"/>
      <number:text>   </number:text>
      <style:map style:condition="value()&gt;=0" style:apply-style-name="N39P0"/>
    </number:number-style>
    <number:number-style style:name="N40">
      <number:number number:decimal-places="0" number:min-integer-digits="1">
        <number:embedded-text number:position="3"> </number:embedded-text>
      </number:number>
    </number:number-style>
    <number:number-style style:name="N41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41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41P0"/>
    </number:number-style>
    <number:number-style style:name="N42">
      <number:number number:decimal-places="1" number:min-integer-digits="1"/>
      <number:text>    </number:text>
    </number:number-style>
    <number:number-style style:name="N43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4P0">
      <number:text>+</number:text>
      <number:number number:decimal-places="1" number:min-integer-digits="1"/>
      <number:text>             </number:text>
    </number:number-style>
    <number:number-style style:name="N44">
      <number:text>-</number:text>
      <number:number number:decimal-places="1" number:min-integer-digits="1"/>
      <number:text>             </number:text>
      <style:map style:condition="value()&gt;=0" style:apply-style-name="N44P0"/>
    </number:number-style>
    <number:number-style style:name="N45">
      <number:number number:decimal-places="0" number:min-integer-digits="1">
        <number:embedded-text number:position="3"> </number:embedded-text>
      </number:number>
    </number:number-style>
    <number:number-style style:name="N46">
      <number:number number:decimal-places="1" number:min-integer-digits="1" number:grouping="true"/>
    </number:number-style>
    <number:number-style style:name="N47P0">
      <number:number number:decimal-places="0" number:min-integer-digits="1"/>
    </number:number-style>
    <number:number-style style:name="N47P1">
      <number:text>-</number:text>
      <number:number number:decimal-places="0" number:min-integer-digits="1"/>
    </number:number-style>
    <number:text-style style:name="N47">
      <number:text>/</number:text>
      <style:map style:condition="value()&gt;0" style:apply-style-name="N47P0"/>
      <style:map style:condition="value()&lt;0" style:apply-style-name="N47P1"/>
    </number:text-style>
    <style:style style:name="Euro" style:family="table-cell" style:data-style-name="N34"/>
    <style:style style:name="Euro_32_2" style:display-name="Euro 2" style:family="table-cell" style:data-style-name="N34"/>
    <style:style style:name="Euro_32_2_32_2" style:display-name="Euro 2 2" style:family="table-cell" style:data-style-name="N34"/>
    <style:style style:name="Euro_32_3" style:display-name="Euro 3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9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8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1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9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10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Emília Josué;Ana Paula Brito</meta:initial-creator>
    <dc:creator>João Alface</dc:creator>
    <meta:creation-date>2014-01-15T09:56:08Z</meta:creation-date>
    <dc:date>2021-07-15T12:49:46Z</dc:date>
    <meta:print-date>2021-07-07T12:13:29Z</meta:print-date>
  </office:meta>
</office:document-meta>
</file>